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09-29 11:14:41</text:p>
          </table:table-cell>
          <table:table-cell office:value-type="float" office:value="14579532" calcext:value-type="float">
            <text:p>145795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800020" calcext:value-type="float">
            <text:p>6800020</text:p>
          </table:table-cell>
          <table:table-cell office:value-type="float" office:value="31160" calcext:value-type="float">
            <text:p>31160</text:p>
          </table:table-cell>
          <table:table-cell office:value-type="float" office:value="12516" calcext:value-type="float">
            <text:p>12516</text:p>
          </table:table-cell>
          <table:table-cell office:value-type="float" office:value="18644" calcext:value-type="float">
            <text:p>18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18" calcext:value-type="float">
            <text:p>1518</text:p>
          </table:table-cell>
          <table:table-cell office:value-type="float" office:value="4480" calcext:value-type="float">
            <text:p>4480</text:p>
          </table:table-cell>
          <table:table-cell office:value-type="float" office:value="3053" calcext:value-type="float">
            <text:p>3053</text:p>
          </table:table-cell>
          <table:table-cell office:value-type="float" office:value="384" calcext:value-type="float">
            <text:p>384</text:p>
          </table:table-cell>
          <table:table-cell office:value-type="float" office:value="254" calcext:value-type="float">
            <text:p>254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9 11:14:42</text:p>
          </table:table-cell>
          <table:table-cell office:value-type="float" office:value="14546080" calcext:value-type="float">
            <text:p>1454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2764" calcext:value-type="float">
            <text:p>7412764</text:p>
          </table:table-cell>
          <table:table-cell office:value-type="float" office:value="73092" calcext:value-type="float">
            <text:p>73092</text:p>
          </table:table-cell>
          <table:table-cell office:value-type="float" office:value="44696" calcext:value-type="float">
            <text:p>44696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423" calcext:value-type="float">
            <text:p>542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9200" calcext:value-type="float">
            <text:p>19200</text:p>
          </table:table-cell>
          <table:table-cell office:value-type="float" office:value="18549" calcext:value-type="float">
            <text:p>18549</text:p>
          </table:table-cell>
          <table:table-cell office:value-type="float" office:value="2048" calcext:value-type="float">
            <text:p>2048</text:p>
          </table:table-cell>
          <table:table-cell office:value-type="float" office:value="1921" calcext:value-type="float">
            <text:p>1921</text:p>
          </table:table-cell>
          <table:table-cell office:value-type="float" office:value="32000" calcext:value-type="float">
            <text:p>320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3</text:p>
          </table:table-cell>
          <table:table-cell office:value-type="float" office:value="14546080" calcext:value-type="float">
            <text:p>1454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2764" calcext:value-type="float">
            <text:p>7412764</text:p>
          </table:table-cell>
          <table:table-cell office:value-type="float" office:value="73092" calcext:value-type="float">
            <text:p>73092</text:p>
          </table:table-cell>
          <table:table-cell office:value-type="float" office:value="44696" calcext:value-type="float">
            <text:p>4469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9200" calcext:value-type="float">
            <text:p>19200</text:p>
          </table:table-cell>
          <table:table-cell office:value-type="float" office:value="18549" calcext:value-type="float">
            <text:p>18549</text:p>
          </table:table-cell>
          <table:table-cell office:value-type="float" office:value="2048" calcext:value-type="float">
            <text:p>2048</text:p>
          </table:table-cell>
          <table:table-cell office:value-type="float" office:value="1921" calcext:value-type="float">
            <text:p>1921</text:p>
          </table:table-cell>
          <table:table-cell office:value-type="float" office:value="32000" calcext:value-type="float">
            <text:p>320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4</text:p>
          </table:table-cell>
          <table:table-cell office:value-type="float" office:value="14546088" calcext:value-type="float">
            <text:p>1454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2764" calcext:value-type="float">
            <text:p>7412764</text:p>
          </table:table-cell>
          <table:table-cell office:value-type="float" office:value="73092" calcext:value-type="float">
            <text:p>73092</text:p>
          </table:table-cell>
          <table:table-cell office:value-type="float" office:value="44696" calcext:value-type="float">
            <text:p>4469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9200" calcext:value-type="float">
            <text:p>19200</text:p>
          </table:table-cell>
          <table:table-cell office:value-type="float" office:value="18549" calcext:value-type="float">
            <text:p>18549</text:p>
          </table:table-cell>
          <table:table-cell office:value-type="float" office:value="2048" calcext:value-type="float">
            <text:p>2048</text:p>
          </table:table-cell>
          <table:table-cell office:value-type="float" office:value="1921" calcext:value-type="float">
            <text:p>1921</text:p>
          </table:table-cell>
          <table:table-cell office:value-type="float" office:value="32000" calcext:value-type="float">
            <text:p>320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5</text:p>
          </table:table-cell>
          <table:table-cell office:value-type="float" office:value="14546088" calcext:value-type="float">
            <text:p>14546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2764" calcext:value-type="float">
            <text:p>7412764</text:p>
          </table:table-cell>
          <table:table-cell office:value-type="float" office:value="73092" calcext:value-type="float">
            <text:p>73092</text:p>
          </table:table-cell>
          <table:table-cell office:value-type="float" office:value="44696" calcext:value-type="float">
            <text:p>4469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9200" calcext:value-type="float">
            <text:p>19200</text:p>
          </table:table-cell>
          <table:table-cell office:value-type="float" office:value="18549" calcext:value-type="float">
            <text:p>18549</text:p>
          </table:table-cell>
          <table:table-cell office:value-type="float" office:value="2048" calcext:value-type="float">
            <text:p>2048</text:p>
          </table:table-cell>
          <table:table-cell office:value-type="float" office:value="1921" calcext:value-type="float">
            <text:p>1921</text:p>
          </table:table-cell>
          <table:table-cell office:value-type="float" office:value="32000" calcext:value-type="float">
            <text:p>3200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6</text:p>
          </table:table-cell>
          <table:table-cell office:value-type="float" office:value="14445776" calcext:value-type="float">
            <text:p>14445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57820" calcext:value-type="float">
            <text:p>7457820</text:p>
          </table:table-cell>
          <table:table-cell office:value-type="float" office:value="173340" calcext:value-type="float">
            <text:p>173340</text:p>
          </table:table-cell>
          <table:table-cell office:value-type="float" office:value="144944" calcext:value-type="float">
            <text:p>144944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360" calcext:value-type="float">
            <text:p>15360</text:p>
          </table:table-cell>
          <table:table-cell office:value-type="float" office:value="9018" calcext:value-type="float">
            <text:p>9018</text:p>
          </table:table-cell>
          <table:table-cell office:value-type="float" office:value="72780" calcext:value-type="float">
            <text:p>72780</text:p>
          </table:table-cell>
          <table:table-cell office:value-type="float" office:value="66688" calcext:value-type="float">
            <text:p>66688</text:p>
          </table:table-cell>
          <table:table-cell office:value-type="float" office:value="9804" calcext:value-type="float">
            <text:p>9804</text:p>
          </table:table-cell>
          <table:table-cell office:value-type="float" office:value="4822" calcext:value-type="float">
            <text:p>4822</text:p>
          </table:table-cell>
          <table:table-cell office:value-type="float" office:value="115328" calcext:value-type="float">
            <text:p>115328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41" calcext:value-type="float">
            <text:p>4041</text:p>
          </table:table-cell>
          <table:table-cell office:value-type="float" office:value="208" calcext:value-type="float">
            <text:p>208</text:p>
          </table:table-cell>
          <table:table-cell office:value-type="float" office:value="6819" calcext:value-type="float">
            <text:p>6819</text:p>
          </table:table-cell>
          <table:table-cell office:value-type="float" office:value="3830" calcext:value-type="float">
            <text:p>3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7</text:p>
          </table:table-cell>
          <table:table-cell office:value-type="float" office:value="14267096" calcext:value-type="float">
            <text:p>14267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8172" calcext:value-type="float">
            <text:p>7558172</text:p>
          </table:table-cell>
          <table:table-cell office:value-type="float" office:value="351972" calcext:value-type="float">
            <text:p>351972</text:p>
          </table:table-cell>
          <table:table-cell office:value-type="float" office:value="323576" calcext:value-type="float">
            <text:p>323576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296" calcext:value-type="float">
            <text:p>55296</text:p>
          </table:table-cell>
          <table:table-cell office:value-type="float" office:value="23536" calcext:value-type="float">
            <text:p>23536</text:p>
          </table:table-cell>
          <table:table-cell office:value-type="float" office:value="190148" calcext:value-type="float">
            <text:p>190148</text:p>
          </table:table-cell>
          <table:table-cell office:value-type="float" office:value="172163" calcext:value-type="float">
            <text:p>172163</text:p>
          </table:table-cell>
          <table:table-cell office:value-type="float" office:value="26564" calcext:value-type="float">
            <text:p>26564</text:p>
          </table:table-cell>
          <table:table-cell office:value-type="float" office:value="11181" calcext:value-type="float">
            <text:p>11181</text:p>
          </table:table-cell>
          <table:table-cell office:value-type="float" office:value="284616" calcext:value-type="float">
            <text:p>28461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2431" calcext:value-type="float">
            <text:p>12431</text:p>
          </table:table-cell>
          <table:table-cell office:value-type="float" office:value="208" calcext:value-type="float">
            <text:p>208</text:p>
          </table:table-cell>
          <table:table-cell office:value-type="float" office:value="15209" calcext:value-type="float">
            <text:p>15209</text:p>
          </table:table-cell>
          <table:table-cell office:value-type="float" office:value="8390" calcext:value-type="float">
            <text:p>8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8</text:p>
          </table:table-cell>
          <table:table-cell office:value-type="float" office:value="14078244" calcext:value-type="float">
            <text:p>14078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8156" calcext:value-type="float">
            <text:p>7728156</text:p>
          </table:table-cell>
          <table:table-cell office:value-type="float" office:value="540372" calcext:value-type="float">
            <text:p>540372</text:p>
          </table:table-cell>
          <table:table-cell office:value-type="float" office:value="511976" calcext:value-type="float">
            <text:p>511976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7584" calcext:value-type="float">
            <text:p>67584</text:p>
          </table:table-cell>
          <table:table-cell office:value-type="float" office:value="44863" calcext:value-type="float">
            <text:p>44863</text:p>
          </table:table-cell>
          <table:table-cell office:value-type="float" office:value="312260" calcext:value-type="float">
            <text:p>312260</text:p>
          </table:table-cell>
          <table:table-cell office:value-type="float" office:value="281840" calcext:value-type="float">
            <text:p>281840</text:p>
          </table:table-cell>
          <table:table-cell office:value-type="float" office:value="43972" calcext:value-type="float">
            <text:p>43972</text:p>
          </table:table-cell>
          <table:table-cell office:value-type="float" office:value="17793" calcext:value-type="float">
            <text:p>17793</text:p>
          </table:table-cell>
          <table:table-cell office:value-type="float" office:value="433820" calcext:value-type="float">
            <text:p>4338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57" calcext:value-type="float">
            <text:p>21157</text:p>
          </table:table-cell>
          <table:table-cell office:value-type="float" office:value="208" calcext:value-type="float">
            <text:p>208</text:p>
          </table:table-cell>
          <table:table-cell office:value-type="float" office:value="23935" calcext:value-type="float">
            <text:p>23935</text:p>
          </table:table-cell>
          <table:table-cell office:value-type="float" office:value="8726" calcext:value-type="float">
            <text:p>8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49</text:p>
          </table:table-cell>
          <table:table-cell office:value-type="float" office:value="13902412" calcext:value-type="float">
            <text:p>13902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30556" calcext:value-type="float">
            <text:p>7830556</text:p>
          </table:table-cell>
          <table:table-cell office:value-type="float" office:value="716112" calcext:value-type="float">
            <text:p>716112</text:p>
          </table:table-cell>
          <table:table-cell office:value-type="float" office:value="687716" calcext:value-type="float">
            <text:p>687716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4928" calcext:value-type="float">
            <text:p>124928</text:p>
          </table:table-cell>
          <table:table-cell office:value-type="float" office:value="59190" calcext:value-type="float">
            <text:p>59190</text:p>
          </table:table-cell>
          <table:table-cell office:value-type="float" office:value="431684" calcext:value-type="float">
            <text:p>431684</text:p>
          </table:table-cell>
          <table:table-cell office:value-type="float" office:value="389104" calcext:value-type="float">
            <text:p>389104</text:p>
          </table:table-cell>
          <table:table-cell office:value-type="float" office:value="60996" calcext:value-type="float">
            <text:p>60996</text:p>
          </table:table-cell>
          <table:table-cell office:value-type="float" office:value="24259" calcext:value-type="float">
            <text:p>24259</text:p>
          </table:table-cell>
          <table:table-cell office:value-type="float" office:value="433820" calcext:value-type="float">
            <text:p>43382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9690" calcext:value-type="float">
            <text:p>29690</text:p>
          </table:table-cell>
          <table:table-cell office:value-type="float" office:value="208" calcext:value-type="float">
            <text:p>208</text:p>
          </table:table-cell>
          <table:table-cell office:value-type="float" office:value="32468" calcext:value-type="float">
            <text:p>32468</text:p>
          </table:table-cell>
          <table:table-cell office:value-type="float" office:value="8533" calcext:value-type="float">
            <text:p>8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0</text:p>
          </table:table-cell>
          <table:table-cell office:value-type="float" office:value="13721588" calcext:value-type="float">
            <text:p>13721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8492" calcext:value-type="float">
            <text:p>7998492</text:p>
          </table:table-cell>
          <table:table-cell office:value-type="float" office:value="895984" calcext:value-type="float">
            <text:p>895984</text:p>
          </table:table-cell>
          <table:table-cell office:value-type="float" office:value="867588" calcext:value-type="float">
            <text:p>867588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85838" calcext:value-type="float">
            <text:p>85838</text:p>
          </table:table-cell>
          <table:table-cell office:value-type="float" office:value="550268" calcext:value-type="float">
            <text:p>550268</text:p>
          </table:table-cell>
          <table:table-cell office:value-type="float" office:value="495399" calcext:value-type="float">
            <text:p>495399</text:p>
          </table:table-cell>
          <table:table-cell office:value-type="float" office:value="77952" calcext:value-type="float">
            <text:p>77952</text:p>
          </table:table-cell>
          <table:table-cell office:value-type="float" office:value="30667" calcext:value-type="float">
            <text:p>30667</text:p>
          </table:table-cell>
          <table:table-cell office:value-type="float" office:value="727888" calcext:value-type="float">
            <text:p>7278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8145" calcext:value-type="float">
            <text:p>38145</text:p>
          </table:table-cell>
          <table:table-cell office:value-type="float" office:value="208" calcext:value-type="float">
            <text:p>208</text:p>
          </table:table-cell>
          <table:table-cell office:value-type="float" office:value="40923" calcext:value-type="float">
            <text:p>40923</text:p>
          </table:table-cell>
          <table:table-cell office:value-type="float" office:value="8455" calcext:value-type="float">
            <text:p>8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1</text:p>
          </table:table-cell>
          <table:table-cell office:value-type="float" office:value="13683096" calcext:value-type="float">
            <text:p>13683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2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3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4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5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6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7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8</text:p>
          </table:table-cell>
          <table:table-cell office:value-type="float" office:value="13682940" calcext:value-type="float">
            <text:p>13682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4080" calcext:value-type="float">
            <text:p>934080</text:p>
          </table:table-cell>
          <table:table-cell office:value-type="float" office:value="905684" calcext:value-type="float">
            <text:p>90568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9808" calcext:value-type="float">
            <text:p>119808</text:p>
          </table:table-cell>
          <table:table-cell office:value-type="float" office:value="42062" calcext:value-type="float">
            <text:p>42062</text:p>
          </table:table-cell>
          <table:table-cell office:value-type="float" office:value="578940" calcext:value-type="float">
            <text:p>578940</text:p>
          </table:table-cell>
          <table:table-cell office:value-type="float" office:value="521369" calcext:value-type="float">
            <text:p>521369</text:p>
          </table:table-cell>
          <table:table-cell office:value-type="float" office:value="82048" calcext:value-type="float">
            <text:p>82048</text:p>
          </table:table-cell>
          <table:table-cell office:value-type="float" office:value="32233" calcext:value-type="float">
            <text:p>32233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4:59</text:p>
          </table:table-cell>
          <table:table-cell office:value-type="float" office:value="13684432" calcext:value-type="float">
            <text:p>13684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6" calcext:value-type="float">
            <text:p>420806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5:00</text:p>
          </table:table-cell>
          <table:table-cell office:value-type="float" office:value="13684432" calcext:value-type="float">
            <text:p>13684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6" calcext:value-type="float">
            <text:p>420806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1</text:p>
          </table:table-cell>
          <table:table-cell office:value-type="float" office:value="13684436" calcext:value-type="float">
            <text:p>1368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6" calcext:value-type="float">
            <text:p>420806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2</text:p>
          </table:table-cell>
          <table:table-cell office:value-type="float" office:value="13684436" calcext:value-type="float">
            <text:p>1368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6" calcext:value-type="float">
            <text:p>420806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3</text:p>
          </table:table-cell>
          <table:table-cell office:value-type="float" office:value="13679492" calcext:value-type="float">
            <text:p>1367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7" calcext:value-type="float">
            <text:p>420807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4</text:p>
          </table:table-cell>
          <table:table-cell office:value-type="float" office:value="13679492" calcext:value-type="float">
            <text:p>1367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7" calcext:value-type="float">
            <text:p>420807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5</text:p>
          </table:table-cell>
          <table:table-cell office:value-type="float" office:value="13679492" calcext:value-type="float">
            <text:p>1367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7" calcext:value-type="float">
            <text:p>420807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6</text:p>
          </table:table-cell>
          <table:table-cell office:value-type="float" office:value="13679492" calcext:value-type="float">
            <text:p>1367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32504" calcext:value-type="float">
            <text:p>932504</text:p>
          </table:table-cell>
          <table:table-cell office:value-type="float" office:value="904108" calcext:value-type="float">
            <text:p>90410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940" calcext:value-type="float">
            <text:p>578940</text:p>
          </table:table-cell>
          <table:table-cell office:value-type="float" office:value="420807" calcext:value-type="float">
            <text:p>420807</text:p>
          </table:table-cell>
          <table:table-cell office:value-type="float" office:value="82048" calcext:value-type="float">
            <text:p>82048</text:p>
          </table:table-cell>
          <table:table-cell office:value-type="float" office:value="26171" calcext:value-type="float">
            <text:p>26171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7</text:p>
          </table:table-cell>
          <table:table-cell office:value-type="float" office:value="13708268" calcext:value-type="float">
            <text:p>13708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4" calcext:value-type="float">
            <text:p>320244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5:08</text:p>
          </table:table-cell>
          <table:table-cell office:value-type="float" office:value="13708268" calcext:value-type="float">
            <text:p>13708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4" calcext:value-type="float">
            <text:p>320244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09</text:p>
          </table:table-cell>
          <table:table-cell office:value-type="float" office:value="13708268" calcext:value-type="float">
            <text:p>13708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4" calcext:value-type="float">
            <text:p>320244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0</text:p>
          </table:table-cell>
          <table:table-cell office:value-type="float" office:value="13708272" calcext:value-type="float">
            <text:p>1370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4" calcext:value-type="float">
            <text:p>320244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1</text:p>
          </table:table-cell>
          <table:table-cell office:value-type="float" office:value="13708272" calcext:value-type="float">
            <text:p>1370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6" calcext:value-type="float">
            <text:p>320246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2</text:p>
          </table:table-cell>
          <table:table-cell office:value-type="float" office:value="13708272" calcext:value-type="float">
            <text:p>1370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6" calcext:value-type="float">
            <text:p>320246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3</text:p>
          </table:table-cell>
          <table:table-cell office:value-type="float" office:value="13708272" calcext:value-type="float">
            <text:p>1370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6" calcext:value-type="float">
            <text:p>320246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4</text:p>
          </table:table-cell>
          <table:table-cell office:value-type="float" office:value="13708272" calcext:value-type="float">
            <text:p>1370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903860" calcext:value-type="float">
            <text:p>903860</text:p>
          </table:table-cell>
          <table:table-cell office:value-type="float" office:value="875464" calcext:value-type="float">
            <text:p>875464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78940" calcext:value-type="float">
            <text:p>578940</text:p>
          </table:table-cell>
          <table:table-cell office:value-type="float" office:value="320246" calcext:value-type="float">
            <text:p>320246</text:p>
          </table:table-cell>
          <table:table-cell office:value-type="float" office:value="82048" calcext:value-type="float">
            <text:p>82048</text:p>
          </table:table-cell>
          <table:table-cell office:value-type="float" office:value="20108" calcext:value-type="float">
            <text:p>20108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5</text:p>
          </table:table-cell>
          <table:table-cell office:value-type="float" office:value="13729320" calcext:value-type="float">
            <text:p>1372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3" calcext:value-type="float">
            <text:p>219683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5:16</text:p>
          </table:table-cell>
          <table:table-cell office:value-type="float" office:value="13729320" calcext:value-type="float">
            <text:p>1372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3" calcext:value-type="float">
            <text:p>219683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7</text:p>
          </table:table-cell>
          <table:table-cell office:value-type="float" office:value="13729480" calcext:value-type="float">
            <text:p>13729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3" calcext:value-type="float">
            <text:p>219683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8</text:p>
          </table:table-cell>
          <table:table-cell office:value-type="float" office:value="13729480" calcext:value-type="float">
            <text:p>13729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3" calcext:value-type="float">
            <text:p>219683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19</text:p>
          </table:table-cell>
          <table:table-cell office:value-type="float" office:value="13729480" calcext:value-type="float">
            <text:p>13729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4" calcext:value-type="float">
            <text:p>219684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0</text:p>
          </table:table-cell>
          <table:table-cell office:value-type="float" office:value="13729480" calcext:value-type="float">
            <text:p>13729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4" calcext:value-type="float">
            <text:p>219684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1</text:p>
          </table:table-cell>
          <table:table-cell office:value-type="float" office:value="13729480" calcext:value-type="float">
            <text:p>13729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4" calcext:value-type="float">
            <text:p>219684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2</text:p>
          </table:table-cell>
          <table:table-cell office:value-type="float" office:value="13729480" calcext:value-type="float">
            <text:p>13729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2684" calcext:value-type="float">
            <text:p>882684</text:p>
          </table:table-cell>
          <table:table-cell office:value-type="float" office:value="854288" calcext:value-type="float">
            <text:p>854288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9376" calcext:value-type="float">
            <text:p>19376</text:p>
          </table:table-cell>
          <table:table-cell office:value-type="float" office:value="578940" calcext:value-type="float">
            <text:p>578940</text:p>
          </table:table-cell>
          <table:table-cell office:value-type="float" office:value="219684" calcext:value-type="float">
            <text:p>219684</text:p>
          </table:table-cell>
          <table:table-cell office:value-type="float" office:value="82048" calcext:value-type="float">
            <text:p>82048</text:p>
          </table:table-cell>
          <table:table-cell office:value-type="float" office:value="14046" calcext:value-type="float">
            <text:p>14046</text:p>
          </table:table-cell>
          <table:table-cell office:value-type="float" office:value="964900" calcext:value-type="float">
            <text:p>9649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3</text:p>
          </table:table-cell>
          <table:table-cell office:value-type="float" office:value="13758080" calcext:value-type="float">
            <text:p>13758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5:24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5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6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7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8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29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0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1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2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3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4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5</text:p>
          </table:table-cell>
          <table:table-cell office:value-type="float" office:value="13758124" calcext:value-type="float">
            <text:p>1375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6</text:p>
          </table:table-cell>
          <table:table-cell office:value-type="float" office:value="13758128" calcext:value-type="float">
            <text:p>13758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7</text:p>
          </table:table-cell>
          <table:table-cell office:value-type="float" office:value="13758128" calcext:value-type="float">
            <text:p>13758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8</text:p>
          </table:table-cell>
          <table:table-cell office:value-type="float" office:value="13758128" calcext:value-type="float">
            <text:p>13758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39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0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1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2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3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4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5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6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7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8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49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0</text:p>
          </table:table-cell>
          <table:table-cell office:value-type="float" office:value="13758272" calcext:value-type="float">
            <text:p>13758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1</text:p>
          </table:table-cell>
          <table:table-cell office:value-type="float" office:value="13727448" calcext:value-type="float">
            <text:p>13727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2</text:p>
          </table:table-cell>
          <table:table-cell office:value-type="float" office:value="13727540" calcext:value-type="float">
            <text:p>13727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3</text:p>
          </table:table-cell>
          <table:table-cell office:value-type="float" office:value="13727540" calcext:value-type="float">
            <text:p>13727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4</text:p>
          </table:table-cell>
          <table:table-cell office:value-type="float" office:value="13727664" calcext:value-type="float">
            <text:p>13727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5</text:p>
          </table:table-cell>
          <table:table-cell office:value-type="float" office:value="13727540" calcext:value-type="float">
            <text:p>137275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6</text:p>
          </table:table-cell>
          <table:table-cell office:value-type="float" office:value="13726924" calcext:value-type="float">
            <text:p>13726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7</text:p>
          </table:table-cell>
          <table:table-cell office:value-type="float" office:value="13726676" calcext:value-type="float">
            <text:p>13726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8</text:p>
          </table:table-cell>
          <table:table-cell office:value-type="float" office:value="13726676" calcext:value-type="float">
            <text:p>13726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5:59</text:p>
          </table:table-cell>
          <table:table-cell office:value-type="float" office:value="13727072" calcext:value-type="float">
            <text:p>137270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0</text:p>
          </table:table-cell>
          <table:table-cell office:value-type="float" office:value="13728684" calcext:value-type="float">
            <text:p>13728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1</text:p>
          </table:table-cell>
          <table:table-cell office:value-type="float" office:value="13728792" calcext:value-type="float">
            <text:p>13728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2</text:p>
          </table:table-cell>
          <table:table-cell office:value-type="float" office:value="13728792" calcext:value-type="float">
            <text:p>13728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3</text:p>
          </table:table-cell>
          <table:table-cell office:value-type="float" office:value="13728792" calcext:value-type="float">
            <text:p>13728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4</text:p>
          </table:table-cell>
          <table:table-cell office:value-type="float" office:value="13728792" calcext:value-type="float">
            <text:p>13728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5</text:p>
          </table:table-cell>
          <table:table-cell office:value-type="float" office:value="13728792" calcext:value-type="float">
            <text:p>13728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6</text:p>
          </table:table-cell>
          <table:table-cell office:value-type="float" office:value="13757236" calcext:value-type="float">
            <text:p>13757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7</text:p>
          </table:table-cell>
          <table:table-cell office:value-type="float" office:value="13757236" calcext:value-type="float">
            <text:p>13757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8</text:p>
          </table:table-cell>
          <table:table-cell office:value-type="float" office:value="13757980" calcext:value-type="float">
            <text:p>13757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09</text:p>
          </table:table-cell>
          <table:table-cell office:value-type="float" office:value="13757980" calcext:value-type="float">
            <text:p>13757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0</text:p>
          </table:table-cell>
          <table:table-cell office:value-type="float" office:value="13757980" calcext:value-type="float">
            <text:p>13757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1</text:p>
          </table:table-cell>
          <table:table-cell office:value-type="float" office:value="13758732" calcext:value-type="float">
            <text:p>1375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2</text:p>
          </table:table-cell>
          <table:table-cell office:value-type="float" office:value="13758732" calcext:value-type="float">
            <text:p>1375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3</text:p>
          </table:table-cell>
          <table:table-cell office:value-type="float" office:value="13758732" calcext:value-type="float">
            <text:p>1375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4</text:p>
          </table:table-cell>
          <table:table-cell office:value-type="float" office:value="13758732" calcext:value-type="float">
            <text:p>1375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5</text:p>
          </table:table-cell>
          <table:table-cell office:value-type="float" office:value="13758732" calcext:value-type="float">
            <text:p>13758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6</text:p>
          </table:table-cell>
          <table:table-cell office:value-type="float" office:value="13758700" calcext:value-type="float">
            <text:p>13758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7</text:p>
          </table:table-cell>
          <table:table-cell office:value-type="float" office:value="13758700" calcext:value-type="float">
            <text:p>13758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8</text:p>
          </table:table-cell>
          <table:table-cell office:value-type="float" office:value="13758700" calcext:value-type="float">
            <text:p>13758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19</text:p>
          </table:table-cell>
          <table:table-cell office:value-type="float" office:value="13758700" calcext:value-type="float">
            <text:p>13758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0</text:p>
          </table:table-cell>
          <table:table-cell office:value-type="float" office:value="13758332" calcext:value-type="float">
            <text:p>13758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1</text:p>
          </table:table-cell>
          <table:table-cell office:value-type="float" office:value="13758328" calcext:value-type="float">
            <text:p>13758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2</text:p>
          </table:table-cell>
          <table:table-cell office:value-type="float" office:value="13758348" calcext:value-type="float">
            <text:p>13758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3</text:p>
          </table:table-cell>
          <table:table-cell office:value-type="float" office:value="13758348" calcext:value-type="float">
            <text:p>13758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4</text:p>
          </table:table-cell>
          <table:table-cell office:value-type="float" office:value="13758348" calcext:value-type="float">
            <text:p>13758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5</text:p>
          </table:table-cell>
          <table:table-cell office:value-type="float" office:value="13758348" calcext:value-type="float">
            <text:p>13758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6</text:p>
          </table:table-cell>
          <table:table-cell office:value-type="float" office:value="13758348" calcext:value-type="float">
            <text:p>13758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7" calcext:value-type="float">
            <text:p>11647</text:p>
          </table:table-cell>
          <table:table-cell office:value-type="float" office:value="579196" calcext:value-type="float">
            <text:p>579196</text:p>
          </table:table-cell>
          <table:table-cell office:value-type="float" office:value="119122" calcext:value-type="float">
            <text:p>119122</text:p>
          </table:table-cell>
          <table:table-cell office:value-type="float" office:value="82048" calcext:value-type="float">
            <text:p>82048</text:p>
          </table:table-cell>
          <table:table-cell office:value-type="float" office:value="7983" calcext:value-type="float">
            <text:p>798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7</text:p>
          </table:table-cell>
          <table:table-cell office:value-type="float" office:value="13758316" calcext:value-type="float">
            <text:p>1375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072" calcext:value-type="float">
            <text:p>854072</text:p>
          </table:table-cell>
          <table:table-cell office:value-type="float" office:value="825676" calcext:value-type="float">
            <text:p>825676</text:p>
          </table:table-cell>
          <table:table-cell office:value-type="float" office:value="28396" calcext:value-type="float">
            <text:p>2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9494" calcext:value-type="float">
            <text:p>19494</text:p>
          </table:table-cell>
          <table:table-cell office:value-type="float" office:value="579196" calcext:value-type="float">
            <text:p>579196</text:p>
          </table:table-cell>
          <table:table-cell office:value-type="float" office:value="135336" calcext:value-type="float">
            <text:p>135336</text:p>
          </table:table-cell>
          <table:table-cell office:value-type="float" office:value="82048" calcext:value-type="float">
            <text:p>82048</text:p>
          </table:table-cell>
          <table:table-cell office:value-type="float" office:value="8961" calcext:value-type="float">
            <text:p>8961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9501" calcext:value-type="float">
            <text:p>9501</text:p>
          </table:table-cell>
          <table:table-cell office:value-type="float" office:value="208" calcext:value-type="float">
            <text:p>208</text:p>
          </table:table-cell>
          <table:table-cell office:value-type="float" office:value="12279" calcext:value-type="float">
            <text:p>12279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8</text:p>
          </table:table-cell>
          <table:table-cell office:value-type="float" office:value="13758316" calcext:value-type="float">
            <text:p>13758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54328" calcext:value-type="float">
            <text:p>854328</text:p>
          </table:table-cell>
          <table:table-cell office:value-type="float" office:value="825928" calcext:value-type="float">
            <text:p>825928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22825" calcext:value-type="float">
            <text:p>22825</text:p>
          </table:table-cell>
          <table:table-cell office:value-type="float" office:value="579196" calcext:value-type="float">
            <text:p>579196</text:p>
          </table:table-cell>
          <table:table-cell office:value-type="float" office:value="253874" calcext:value-type="float">
            <text:p>253874</text:p>
          </table:table-cell>
          <table:table-cell office:value-type="float" office:value="82048" calcext:value-type="float">
            <text:p>82048</text:p>
          </table:table-cell>
          <table:table-cell office:value-type="float" office:value="16106" calcext:value-type="float">
            <text:p>16106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8931" calcext:value-type="float">
            <text:p>18931</text:p>
          </table:table-cell>
          <table:table-cell office:value-type="float" office:value="208" calcext:value-type="float">
            <text:p>208</text:p>
          </table:table-cell>
          <table:table-cell office:value-type="float" office:value="21708" calcext:value-type="float">
            <text:p>21708</text:p>
          </table:table-cell>
          <table:table-cell office:value-type="float" office:value="9429" calcext:value-type="float">
            <text:p>9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29</text:p>
          </table:table-cell>
          <table:table-cell office:value-type="float" office:value="13746668" calcext:value-type="float">
            <text:p>13746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67076" calcext:value-type="float">
            <text:p>867076</text:p>
          </table:table-cell>
          <table:table-cell office:value-type="float" office:value="838676" calcext:value-type="float">
            <text:p>838676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3248" calcext:value-type="float">
            <text:p>53248</text:p>
          </table:table-cell>
          <table:table-cell office:value-type="float" office:value="41223" calcext:value-type="float">
            <text:p>41223</text:p>
          </table:table-cell>
          <table:table-cell office:value-type="float" office:value="579196" calcext:value-type="float">
            <text:p>579196</text:p>
          </table:table-cell>
          <table:table-cell office:value-type="float" office:value="367183" calcext:value-type="float">
            <text:p>367183</text:p>
          </table:table-cell>
          <table:table-cell office:value-type="float" office:value="82048" calcext:value-type="float">
            <text:p>82048</text:p>
          </table:table-cell>
          <table:table-cell office:value-type="float" office:value="22938" calcext:value-type="float">
            <text:p>22938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7945" calcext:value-type="float">
            <text:p>27945</text:p>
          </table:table-cell>
          <table:table-cell office:value-type="float" office:value="208" calcext:value-type="float">
            <text:p>208</text:p>
          </table:table-cell>
          <table:table-cell office:value-type="float" office:value="30723" calcext:value-type="float">
            <text:p>30723</text:p>
          </table:table-cell>
          <table:table-cell office:value-type="float" office:value="9015" calcext:value-type="float">
            <text:p>9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0</text:p>
          </table:table-cell>
          <table:table-cell office:value-type="float" office:value="13728812" calcext:value-type="float">
            <text:p>13728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3068" calcext:value-type="float">
            <text:p>8023068</text:p>
          </table:table-cell>
          <table:table-cell office:value-type="float" office:value="885180" calcext:value-type="float">
            <text:p>885180</text:p>
          </table:table-cell>
          <table:table-cell office:value-type="float" office:value="856780" calcext:value-type="float">
            <text:p>856780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5094" calcext:value-type="float">
            <text:p>45094</text:p>
          </table:table-cell>
          <table:table-cell office:value-type="float" office:value="579196" calcext:value-type="float">
            <text:p>579196</text:p>
          </table:table-cell>
          <table:table-cell office:value-type="float" office:value="477475" calcext:value-type="float">
            <text:p>477475</text:p>
          </table:table-cell>
          <table:table-cell office:value-type="float" office:value="82048" calcext:value-type="float">
            <text:p>82048</text:p>
          </table:table-cell>
          <table:table-cell office:value-type="float" office:value="29587" calcext:value-type="float">
            <text:p>29587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6719" calcext:value-type="float">
            <text:p>36719</text:p>
          </table:table-cell>
          <table:table-cell office:value-type="float" office:value="208" calcext:value-type="float">
            <text:p>208</text:p>
          </table:table-cell>
          <table:table-cell office:value-type="float" office:value="39497" calcext:value-type="float">
            <text:p>39497</text:p>
          </table:table-cell>
          <table:table-cell office:value-type="float" office:value="8774" calcext:value-type="float">
            <text:p>8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1</text:p>
          </table:table-cell>
          <table:table-cell office:value-type="float" office:value="13609524" calcext:value-type="float">
            <text:p>13609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88604" calcext:value-type="float">
            <text:p>8088604</text:p>
          </table:table-cell>
          <table:table-cell office:value-type="float" office:value="1004408" calcext:value-type="float">
            <text:p>1004408</text:p>
          </table:table-cell>
          <table:table-cell office:value-type="float" office:value="976008" calcext:value-type="float">
            <text:p>976008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69917" calcext:value-type="float">
            <text:p>69917</text:p>
          </table:table-cell>
          <table:table-cell office:value-type="float" office:value="655100" calcext:value-type="float">
            <text:p>655100</text:p>
          </table:table-cell>
          <table:table-cell office:value-type="float" office:value="589541" calcext:value-type="float">
            <text:p>589541</text:p>
          </table:table-cell>
          <table:table-cell office:value-type="float" office:value="92928" calcext:value-type="float">
            <text:p>92928</text:p>
          </table:table-cell>
          <table:table-cell office:value-type="float" office:value="36343" calcext:value-type="float">
            <text:p>36343</text:p>
          </table:table-cell>
          <table:table-cell office:value-type="float" office:value="965328" calcext:value-type="float">
            <text:p>96532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5635" calcext:value-type="float">
            <text:p>45635</text:p>
          </table:table-cell>
          <table:table-cell office:value-type="float" office:value="208" calcext:value-type="float">
            <text:p>208</text:p>
          </table:table-cell>
          <table:table-cell office:value-type="float" office:value="48413" calcext:value-type="float">
            <text:p>48413</text:p>
          </table:table-cell>
          <table:table-cell office:value-type="float" office:value="8916" calcext:value-type="float">
            <text:p>8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2</text:p>
          </table:table-cell>
          <table:table-cell office:value-type="float" office:value="13563260" calcext:value-type="float">
            <text:p>13563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3</text:p>
          </table:table-cell>
          <table:table-cell office:value-type="float" office:value="13563260" calcext:value-type="float">
            <text:p>13563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4</text:p>
          </table:table-cell>
          <table:table-cell office:value-type="float" office:value="13563284" calcext:value-type="float">
            <text:p>13563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5</text:p>
          </table:table-cell>
          <table:table-cell office:value-type="float" office:value="13563288" calcext:value-type="float">
            <text:p>1356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6</text:p>
          </table:table-cell>
          <table:table-cell office:value-type="float" office:value="13563288" calcext:value-type="float">
            <text:p>1356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7</text:p>
          </table:table-cell>
          <table:table-cell office:value-type="float" office:value="13563288" calcext:value-type="float">
            <text:p>1356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8</text:p>
          </table:table-cell>
          <table:table-cell office:value-type="float" office:value="13563288" calcext:value-type="float">
            <text:p>1356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39</text:p>
          </table:table-cell>
          <table:table-cell office:value-type="float" office:value="13563288" calcext:value-type="float">
            <text:p>13563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096" calcext:value-type="float">
            <text:p>1051096</text:p>
          </table:table-cell>
          <table:table-cell office:value-type="float" office:value="1022696" calcext:value-type="float">
            <text:p>1022696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9716" calcext:value-type="float">
            <text:p>49716</text:p>
          </table:table-cell>
          <table:table-cell office:value-type="float" office:value="691196" calcext:value-type="float">
            <text:p>691196</text:p>
          </table:table-cell>
          <table:table-cell office:value-type="float" office:value="621935" calcext:value-type="float">
            <text:p>621935</text:p>
          </table:table-cell>
          <table:table-cell office:value-type="float" office:value="98048" calcext:value-type="float">
            <text:p>98048</text:p>
          </table:table-cell>
          <table:table-cell office:value-type="float" office:value="38296" calcext:value-type="float">
            <text:p>3829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0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6:41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2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3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4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6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7</text:p>
          </table:table-cell>
          <table:table-cell office:value-type="float" office:value="13562916" calcext:value-type="float">
            <text:p>1356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8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42154" calcext:value-type="float">
            <text:p>42154</text:p>
          </table:table-cell>
          <table:table-cell office:value-type="float" office:value="691196" calcext:value-type="float">
            <text:p>691196</text:p>
          </table:table-cell>
          <table:table-cell office:value-type="float" office:value="521374" calcext:value-type="float">
            <text:p>521374</text:p>
          </table:table-cell>
          <table:table-cell office:value-type="float" office:value="98048" calcext:value-type="float">
            <text:p>98048</text:p>
          </table:table-cell>
          <table:table-cell office:value-type="float" office:value="32233" calcext:value-type="float">
            <text:p>32233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49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6:50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1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2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3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4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5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6</text:p>
          </table:table-cell>
          <table:table-cell office:value-type="float" office:value="13562928" calcext:value-type="float">
            <text:p>13562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51360" calcext:value-type="float">
            <text:p>1051360</text:p>
          </table:table-cell>
          <table:table-cell office:value-type="float" office:value="1022960" calcext:value-type="float">
            <text:p>102296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1376" calcext:value-type="float">
            <text:p>101376</text:p>
          </table:table-cell>
          <table:table-cell office:value-type="float" office:value="34591" calcext:value-type="float">
            <text:p>34591</text:p>
          </table:table-cell>
          <table:table-cell office:value-type="float" office:value="691196" calcext:value-type="float">
            <text:p>691196</text:p>
          </table:table-cell>
          <table:table-cell office:value-type="float" office:value="420812" calcext:value-type="float">
            <text:p>420812</text:p>
          </table:table-cell>
          <table:table-cell office:value-type="float" office:value="98048" calcext:value-type="float">
            <text:p>98048</text:p>
          </table:table-cell>
          <table:table-cell office:value-type="float" office:value="26171" calcext:value-type="float">
            <text:p>2617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7</text:p>
          </table:table-cell>
          <table:table-cell office:value-type="float" office:value="13571856" calcext:value-type="float">
            <text:p>1357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6:58</text:p>
          </table:table-cell>
          <table:table-cell office:value-type="float" office:value="13571704" calcext:value-type="float">
            <text:p>1357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6:59</text:p>
          </table:table-cell>
          <table:table-cell office:value-type="float" office:value="13571704" calcext:value-type="float">
            <text:p>1357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0</text:p>
          </table:table-cell>
          <table:table-cell office:value-type="float" office:value="13571704" calcext:value-type="float">
            <text:p>1357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1</text:p>
          </table:table-cell>
          <table:table-cell office:value-type="float" office:value="13571704" calcext:value-type="float">
            <text:p>13571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2</text:p>
          </table:table-cell>
          <table:table-cell office:value-type="float" office:value="13569552" calcext:value-type="float">
            <text:p>13569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3</text:p>
          </table:table-cell>
          <table:table-cell office:value-type="float" office:value="13569676" calcext:value-type="float">
            <text:p>13569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4</text:p>
          </table:table-cell>
          <table:table-cell office:value-type="float" office:value="13569676" calcext:value-type="float">
            <text:p>13569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42192" calcext:value-type="float">
            <text:p>1042192</text:p>
          </table:table-cell>
          <table:table-cell office:value-type="float" office:value="1013792" calcext:value-type="float">
            <text:p>1013792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691196" calcext:value-type="float">
            <text:p>691196</text:p>
          </table:table-cell>
          <table:table-cell office:value-type="float" office:value="320249" calcext:value-type="float">
            <text:p>320249</text:p>
          </table:table-cell>
          <table:table-cell office:value-type="float" office:value="98048" calcext:value-type="float">
            <text:p>98048</text:p>
          </table:table-cell>
          <table:table-cell office:value-type="float" office:value="20108" calcext:value-type="float">
            <text:p>20108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5</text:p>
          </table:table-cell>
          <table:table-cell office:value-type="float" office:value="13596456" calcext:value-type="float">
            <text:p>13596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7:06</text:p>
          </table:table-cell>
          <table:table-cell office:value-type="float" office:value="13596708" calcext:value-type="float">
            <text:p>1359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7</text:p>
          </table:table-cell>
          <table:table-cell office:value-type="float" office:value="13596708" calcext:value-type="float">
            <text:p>1359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8</text:p>
          </table:table-cell>
          <table:table-cell office:value-type="float" office:value="13596716" calcext:value-type="float">
            <text:p>1359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09</text:p>
          </table:table-cell>
          <table:table-cell office:value-type="float" office:value="13596716" calcext:value-type="float">
            <text:p>1359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10</text:p>
          </table:table-cell>
          <table:table-cell office:value-type="float" office:value="13596716" calcext:value-type="float">
            <text:p>1359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11</text:p>
          </table:table-cell>
          <table:table-cell office:value-type="float" office:value="13596716" calcext:value-type="float">
            <text:p>1359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12</text:p>
          </table:table-cell>
          <table:table-cell office:value-type="float" office:value="13596968" calcext:value-type="float">
            <text:p>13596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19324" calcext:value-type="float">
            <text:p>8119324</text:p>
          </table:table-cell>
          <table:table-cell office:value-type="float" office:value="1015088" calcext:value-type="float">
            <text:p>1015088</text:p>
          </table:table-cell>
          <table:table-cell office:value-type="float" office:value="986688" calcext:value-type="float">
            <text:p>986688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691196" calcext:value-type="float">
            <text:p>691196</text:p>
          </table:table-cell>
          <table:table-cell office:value-type="float" office:value="219687" calcext:value-type="float">
            <text:p>219687</text:p>
          </table:table-cell>
          <table:table-cell office:value-type="float" office:value="98048" calcext:value-type="float">
            <text:p>98048</text:p>
          </table:table-cell>
          <table:table-cell office:value-type="float" office:value="14046" calcext:value-type="float">
            <text:p>14046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7:13" calcext:value-type="date">
            <text:p>09/29/19 11:17 AM</text:p>
          </table:table-cell>
          <table:table-cell office:value-type="float" office:value="14216944" calcext:value-type="float">
            <text:p>14216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7932" calcext:value-type="float">
            <text:p>7547932</text:p>
          </table:table-cell>
          <table:table-cell office:value-type="float" office:value="393792" calcext:value-type="float">
            <text:p>393792</text:p>
          </table:table-cell>
          <table:table-cell office:value-type="float" office:value="365392" calcext:value-type="float">
            <text:p>365392</text:p>
          </table:table-cell>
          <table:table-cell office:value-type="float" office:value="28400" calcext:value-type="float">
            <text:p>28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3831" calcext:value-type="float">
            <text:p>383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8562" calcext:value-type="float">
            <text:p>18562</text:p>
          </table:table-cell>
          <table:table-cell office:value-type="float" office:value="98048" calcext:value-type="float">
            <text:p>98048</text:p>
          </table:table-cell>
          <table:table-cell office:value-type="float" office:value="1921" calcext:value-type="float">
            <text:p>1921</text:p>
          </table:table-cell>
          <table:table-cell office:value-type="float" office:value="1151996" calcext:value-type="float">
            <text:p>115199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09-29T11:17:14" calcext:value-type="date">
            <text:p>09/29/19 11:17 AM</text:p>
          </table:table-cell>
          <table:table-cell office:value-type="float" office:value="14222216" calcext:value-type="float">
            <text:p>1422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7932" calcext:value-type="float">
            <text:p>7547932</text:p>
          </table:table-cell>
          <table:table-cell office:value-type="float" office:value="390600" calcext:value-type="float">
            <text:p>390600</text:p>
          </table:table-cell>
          <table:table-cell office:value-type="float" office:value="362200" calcext:value-type="float">
            <text:p>36220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3" calcext:value-type="float">
            <text:p>3933</text:p>
          </table:table-cell>
          <table:table-cell office:value-type="float" office:value="119808" calcext:value-type="float">
            <text:p>119808</text:p>
          </table:table-cell>
          <table:table-cell office:value-type="float" office:value="18562" calcext:value-type="float">
            <text:p>18562</text:p>
          </table:table-cell>
          <table:table-cell office:value-type="float" office:value="98048" calcext:value-type="float">
            <text:p>98048</text:p>
          </table:table-cell>
          <table:table-cell office:value-type="float" office:value="1921" calcext:value-type="float">
            <text:p>1921</text:p>
          </table:table-cell>
          <table:table-cell office:value-type="float" office:value="1076736" calcext:value-type="float">
            <text:p>107673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7:15" calcext:value-type="date">
            <text:p>09/29/19 11:17 AM</text:p>
          </table:table-cell>
          <table:table-cell office:value-type="float" office:value="14222216" calcext:value-type="float">
            <text:p>1422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7932" calcext:value-type="float">
            <text:p>7547932</text:p>
          </table:table-cell>
          <table:table-cell office:value-type="float" office:value="390600" calcext:value-type="float">
            <text:p>390600</text:p>
          </table:table-cell>
          <table:table-cell office:value-type="float" office:value="362200" calcext:value-type="float">
            <text:p>36220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3" calcext:value-type="float">
            <text:p>3933</text:p>
          </table:table-cell>
          <table:table-cell office:value-type="float" office:value="119808" calcext:value-type="float">
            <text:p>119808</text:p>
          </table:table-cell>
          <table:table-cell office:value-type="float" office:value="18562" calcext:value-type="float">
            <text:p>18562</text:p>
          </table:table-cell>
          <table:table-cell office:value-type="float" office:value="98048" calcext:value-type="float">
            <text:p>98048</text:p>
          </table:table-cell>
          <table:table-cell office:value-type="float" office:value="1921" calcext:value-type="float">
            <text:p>1921</text:p>
          </table:table-cell>
          <table:table-cell office:value-type="float" office:value="1076736" calcext:value-type="float">
            <text:p>107673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7:16" calcext:value-type="date">
            <text:p>09/29/19 11:17 AM</text:p>
          </table:table-cell>
          <table:table-cell office:value-type="float" office:value="14222216" calcext:value-type="float">
            <text:p>1422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7932" calcext:value-type="float">
            <text:p>7547932</text:p>
          </table:table-cell>
          <table:table-cell office:value-type="float" office:value="390600" calcext:value-type="float">
            <text:p>390600</text:p>
          </table:table-cell>
          <table:table-cell office:value-type="float" office:value="362200" calcext:value-type="float">
            <text:p>36220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3" calcext:value-type="float">
            <text:p>3933</text:p>
          </table:table-cell>
          <table:table-cell office:value-type="float" office:value="119808" calcext:value-type="float">
            <text:p>119808</text:p>
          </table:table-cell>
          <table:table-cell office:value-type="float" office:value="18562" calcext:value-type="float">
            <text:p>18562</text:p>
          </table:table-cell>
          <table:table-cell office:value-type="float" office:value="98048" calcext:value-type="float">
            <text:p>98048</text:p>
          </table:table-cell>
          <table:table-cell office:value-type="float" office:value="1921" calcext:value-type="float">
            <text:p>1921</text:p>
          </table:table-cell>
          <table:table-cell office:value-type="float" office:value="1076736" calcext:value-type="float">
            <text:p>107673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7:17" calcext:value-type="date">
            <text:p>09/29/19 11:17 AM</text:p>
          </table:table-cell>
          <table:table-cell office:value-type="float" office:value="14222216" calcext:value-type="float">
            <text:p>14222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7932" calcext:value-type="float">
            <text:p>7547932</text:p>
          </table:table-cell>
          <table:table-cell office:value-type="float" office:value="390600" calcext:value-type="float">
            <text:p>390600</text:p>
          </table:table-cell>
          <table:table-cell office:value-type="float" office:value="362200" calcext:value-type="float">
            <text:p>362200</text:p>
          </table:table-cell>
          <table:table-cell office:value-type="float" office:value="28400" calcext:value-type="float">
            <text:p>284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3" calcext:value-type="float">
            <text:p>3933</text:p>
          </table:table-cell>
          <table:table-cell office:value-type="float" office:value="119808" calcext:value-type="float">
            <text:p>119808</text:p>
          </table:table-cell>
          <table:table-cell office:value-type="float" office:value="18562" calcext:value-type="float">
            <text:p>18562</text:p>
          </table:table-cell>
          <table:table-cell office:value-type="float" office:value="98048" calcext:value-type="float">
            <text:p>98048</text:p>
          </table:table-cell>
          <table:table-cell office:value-type="float" office:value="1921" calcext:value-type="float">
            <text:p>1921</text:p>
          </table:table-cell>
          <table:table-cell office:value-type="float" office:value="1076736" calcext:value-type="float">
            <text:p>1076736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9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defa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19-09-29 11:17:17</text:p>
          </table:table-cell>
          <table:table-cell office:value-type="float" office:value="14575352" calcext:value-type="float">
            <text:p>14575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865132" calcext:value-type="float">
            <text:p>6865132</text:p>
          </table:table-cell>
          <table:table-cell office:value-type="float" office:value="31468" calcext:value-type="float">
            <text:p>31468</text:p>
          </table:table-cell>
          <table:table-cell office:value-type="float" office:value="12356" calcext:value-type="float">
            <text:p>12356</text:p>
          </table:table-cell>
          <table:table-cell office:value-type="float" office:value="19112" calcext:value-type="float">
            <text:p>191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18" calcext:value-type="float">
            <text:p>1518</text:p>
          </table:table-cell>
          <table:table-cell office:value-type="float" office:value="3072" calcext:value-type="float">
            <text:p>3072</text:p>
          </table:table-cell>
          <table:table-cell office:value-type="float" office:value="3069" calcext:value-type="float">
            <text:p>3069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9-09-29 11:17:18</text:p>
          </table:table-cell>
          <table:table-cell office:value-type="float" office:value="14542248" calcext:value-type="float">
            <text:p>14542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1920" calcext:value-type="float">
            <text:p>7351920</text:p>
          </table:table-cell>
          <table:table-cell office:value-type="float" office:value="73304" calcext:value-type="float">
            <text:p>73304</text:p>
          </table:table-cell>
          <table:table-cell office:value-type="float" office:value="45264" calcext:value-type="float">
            <text:p>45264</text:p>
          </table:table-cell>
          <table:table-cell office:value-type="float" office:value="28040" calcext:value-type="float">
            <text:p>28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89" calcext:value-type="float">
            <text:p>538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80" calcext:value-type="float">
            <text:p>18880</text:p>
          </table:table-cell>
          <table:table-cell office:value-type="float" office:value="19219" calcext:value-type="float">
            <text:p>19219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31488" calcext:value-type="float">
            <text:p>314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19</text:p>
          </table:table-cell>
          <table:table-cell office:value-type="float" office:value="14542248" calcext:value-type="float">
            <text:p>14542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1920" calcext:value-type="float">
            <text:p>7351920</text:p>
          </table:table-cell>
          <table:table-cell office:value-type="float" office:value="73304" calcext:value-type="float">
            <text:p>73304</text:p>
          </table:table-cell>
          <table:table-cell office:value-type="float" office:value="45264" calcext:value-type="float">
            <text:p>45264</text:p>
          </table:table-cell>
          <table:table-cell office:value-type="float" office:value="28040" calcext:value-type="float">
            <text:p>28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80" calcext:value-type="float">
            <text:p>18880</text:p>
          </table:table-cell>
          <table:table-cell office:value-type="float" office:value="19219" calcext:value-type="float">
            <text:p>19219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31488" calcext:value-type="float">
            <text:p>314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0</text:p>
          </table:table-cell>
          <table:table-cell office:value-type="float" office:value="14542248" calcext:value-type="float">
            <text:p>14542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1920" calcext:value-type="float">
            <text:p>7351920</text:p>
          </table:table-cell>
          <table:table-cell office:value-type="float" office:value="73304" calcext:value-type="float">
            <text:p>73304</text:p>
          </table:table-cell>
          <table:table-cell office:value-type="float" office:value="45264" calcext:value-type="float">
            <text:p>45264</text:p>
          </table:table-cell>
          <table:table-cell office:value-type="float" office:value="28040" calcext:value-type="float">
            <text:p>28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80" calcext:value-type="float">
            <text:p>18880</text:p>
          </table:table-cell>
          <table:table-cell office:value-type="float" office:value="19219" calcext:value-type="float">
            <text:p>19219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31488" calcext:value-type="float">
            <text:p>314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1</text:p>
          </table:table-cell>
          <table:table-cell office:value-type="float" office:value="14542248" calcext:value-type="float">
            <text:p>14542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51920" calcext:value-type="float">
            <text:p>7351920</text:p>
          </table:table-cell>
          <table:table-cell office:value-type="float" office:value="73304" calcext:value-type="float">
            <text:p>73304</text:p>
          </table:table-cell>
          <table:table-cell office:value-type="float" office:value="45264" calcext:value-type="float">
            <text:p>45264</text:p>
          </table:table-cell>
          <table:table-cell office:value-type="float" office:value="28040" calcext:value-type="float">
            <text:p>280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80" calcext:value-type="float">
            <text:p>18880</text:p>
          </table:table-cell>
          <table:table-cell office:value-type="float" office:value="19219" calcext:value-type="float">
            <text:p>19219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31488" calcext:value-type="float">
            <text:p>31488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92" calcext:value-type="float">
            <text:p>23592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2</text:p>
          </table:table-cell>
          <table:table-cell office:value-type="float" office:value="14447636" calcext:value-type="float">
            <text:p>14447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92880" calcext:value-type="float">
            <text:p>7392880</text:p>
          </table:table-cell>
          <table:table-cell office:value-type="float" office:value="168480" calcext:value-type="float">
            <text:p>168480</text:p>
          </table:table-cell>
          <table:table-cell office:value-type="float" office:value="140436" calcext:value-type="float">
            <text:p>140436</text:p>
          </table:table-cell>
          <table:table-cell office:value-type="float" office:value="28044" calcext:value-type="float">
            <text:p>2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360" calcext:value-type="float">
            <text:p>15360</text:p>
          </table:table-cell>
          <table:table-cell office:value-type="float" office:value="7624" calcext:value-type="float">
            <text:p>7624</text:p>
          </table:table-cell>
          <table:table-cell office:value-type="float" office:value="73216" calcext:value-type="float">
            <text:p>73216</text:p>
          </table:table-cell>
          <table:table-cell office:value-type="float" office:value="68121" calcext:value-type="float">
            <text:p>68121</text:p>
          </table:table-cell>
          <table:table-cell office:value-type="float" office:value="9920" calcext:value-type="float">
            <text:p>9920</text:p>
          </table:table-cell>
          <table:table-cell office:value-type="float" office:value="4968" calcext:value-type="float">
            <text:p>4968</text:p>
          </table:table-cell>
          <table:table-cell office:value-type="float" office:value="121856" calcext:value-type="float">
            <text:p>121856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86" calcext:value-type="float">
            <text:p>4086</text:p>
          </table:table-cell>
          <table:table-cell office:value-type="float" office:value="208" calcext:value-type="float">
            <text:p>208</text:p>
          </table:table-cell>
          <table:table-cell office:value-type="float" office:value="6864" calcext:value-type="float">
            <text:p>6864</text:p>
          </table:table-cell>
          <table:table-cell office:value-type="float" office:value="3875" calcext:value-type="float">
            <text:p>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3</text:p>
          </table:table-cell>
          <table:table-cell office:value-type="float" office:value="14265740" calcext:value-type="float">
            <text:p>14265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91184" calcext:value-type="float">
            <text:p>7491184</text:p>
          </table:table-cell>
          <table:table-cell office:value-type="float" office:value="350236" calcext:value-type="float">
            <text:p>350236</text:p>
          </table:table-cell>
          <table:table-cell office:value-type="float" office:value="322192" calcext:value-type="float">
            <text:p>322192</text:p>
          </table:table-cell>
          <table:table-cell office:value-type="float" office:value="28044" calcext:value-type="float">
            <text:p>2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7003" calcext:value-type="float">
            <text:p>17003</text:p>
          </table:table-cell>
          <table:table-cell office:value-type="float" office:value="190144" calcext:value-type="float">
            <text:p>190144</text:p>
          </table:table-cell>
          <table:table-cell office:value-type="float" office:value="173441" calcext:value-type="float">
            <text:p>173441</text:p>
          </table:table-cell>
          <table:table-cell office:value-type="float" office:value="26624" calcext:value-type="float">
            <text:p>26624</text:p>
          </table:table-cell>
          <table:table-cell office:value-type="float" office:value="11297" calcext:value-type="float">
            <text:p>11297</text:p>
          </table:table-cell>
          <table:table-cell office:value-type="float" office:value="314368" calcext:value-type="float">
            <text:p>314368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2438" calcext:value-type="float">
            <text:p>12438</text:p>
          </table:table-cell>
          <table:table-cell office:value-type="float" office:value="208" calcext:value-type="float">
            <text:p>208</text:p>
          </table:table-cell>
          <table:table-cell office:value-type="float" office:value="15216" calcext:value-type="float">
            <text:p>15216</text:p>
          </table:table-cell>
          <table:table-cell office:value-type="float" office:value="8352" calcext:value-type="float">
            <text:p>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4</text:p>
          </table:table-cell>
          <table:table-cell office:value-type="float" office:value="14073544" calcext:value-type="float">
            <text:p>14073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63216" calcext:value-type="float">
            <text:p>7663216</text:p>
          </table:table-cell>
          <table:table-cell office:value-type="float" office:value="541140" calcext:value-type="float">
            <text:p>541140</text:p>
          </table:table-cell>
          <table:table-cell office:value-type="float" office:value="513096" calcext:value-type="float">
            <text:p>513096</text:p>
          </table:table-cell>
          <table:table-cell office:value-type="float" office:value="28044" calcext:value-type="float">
            <text:p>2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8480" calcext:value-type="float">
            <text:p>148480</text:p>
          </table:table-cell>
          <table:table-cell office:value-type="float" office:value="52922" calcext:value-type="float">
            <text:p>52922</text:p>
          </table:table-cell>
          <table:table-cell office:value-type="float" office:value="313472" calcext:value-type="float">
            <text:p>313472</text:p>
          </table:table-cell>
          <table:table-cell office:value-type="float" office:value="284560" calcext:value-type="float">
            <text:p>284560</text:p>
          </table:table-cell>
          <table:table-cell office:value-type="float" office:value="44224" calcext:value-type="float">
            <text:p>44224</text:p>
          </table:table-cell>
          <table:table-cell office:value-type="float" office:value="17976" calcext:value-type="float">
            <text:p>17976</text:p>
          </table:table-cell>
          <table:table-cell office:value-type="float" office:value="360000" calcext:value-type="float">
            <text:p>36000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250" calcext:value-type="float">
            <text:p>21250</text:p>
          </table:table-cell>
          <table:table-cell office:value-type="float" office:value="208" calcext:value-type="float">
            <text:p>208</text:p>
          </table:table-cell>
          <table:table-cell office:value-type="float" office:value="24028" calcext:value-type="float">
            <text:p>24028</text:p>
          </table:table-cell>
          <table:table-cell office:value-type="float" office:value="8812" calcext:value-type="float">
            <text:p>8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5</text:p>
          </table:table-cell>
          <table:table-cell office:value-type="float" office:value="13908492" calcext:value-type="float">
            <text:p>13908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69712" calcext:value-type="float">
            <text:p>7769712</text:p>
          </table:table-cell>
          <table:table-cell office:value-type="float" office:value="705396" calcext:value-type="float">
            <text:p>705396</text:p>
          </table:table-cell>
          <table:table-cell office:value-type="float" office:value="677352" calcext:value-type="float">
            <text:p>677352</text:p>
          </table:table-cell>
          <table:table-cell office:value-type="float" office:value="28044" calcext:value-type="float">
            <text:p>2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2400" calcext:value-type="float">
            <text:p>102400</text:p>
          </table:table-cell>
          <table:table-cell office:value-type="float" office:value="60736" calcext:value-type="float">
            <text:p>60736</text:p>
          </table:table-cell>
          <table:table-cell office:value-type="float" office:value="433408" calcext:value-type="float">
            <text:p>433408</text:p>
          </table:table-cell>
          <table:table-cell office:value-type="float" office:value="392585" calcext:value-type="float">
            <text:p>392585</text:p>
          </table:table-cell>
          <table:table-cell office:value-type="float" office:value="61376" calcext:value-type="float">
            <text:p>61376</text:p>
          </table:table-cell>
          <table:table-cell office:value-type="float" office:value="24468" calcext:value-type="float">
            <text:p>24468</text:p>
          </table:table-cell>
          <table:table-cell office:value-type="float" office:value="603648" calcext:value-type="float">
            <text:p>603648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9817" calcext:value-type="float">
            <text:p>29817</text:p>
          </table:table-cell>
          <table:table-cell office:value-type="float" office:value="208" calcext:value-type="float">
            <text:p>208</text:p>
          </table:table-cell>
          <table:table-cell office:value-type="float" office:value="32595" calcext:value-type="float">
            <text:p>32595</text:p>
          </table:table-cell>
          <table:table-cell office:value-type="float" office:value="8567" calcext:value-type="float">
            <text:p>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6</text:p>
          </table:table-cell>
          <table:table-cell office:value-type="float" office:value="13723980" calcext:value-type="float">
            <text:p>13723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33552" calcext:value-type="float">
            <text:p>7933552</text:p>
          </table:table-cell>
          <table:table-cell office:value-type="float" office:value="889732" calcext:value-type="float">
            <text:p>889732</text:p>
          </table:table-cell>
          <table:table-cell office:value-type="float" office:value="861684" calcext:value-type="float">
            <text:p>861684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58995" calcext:value-type="float">
            <text:p>58995</text:p>
          </table:table-cell>
          <table:table-cell office:value-type="float" office:value="550976" calcext:value-type="float">
            <text:p>550976</text:p>
          </table:table-cell>
          <table:table-cell office:value-type="float" office:value="498452" calcext:value-type="float">
            <text:p>498452</text:p>
          </table:table-cell>
          <table:table-cell office:value-type="float" office:value="78144" calcext:value-type="float">
            <text:p>78144</text:p>
          </table:table-cell>
          <table:table-cell office:value-type="float" office:value="30830" calcext:value-type="float">
            <text:p>30830</text:p>
          </table:table-cell>
          <table:table-cell office:value-type="float" office:value="845888" calcext:value-type="float">
            <text:p>8458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8213" calcext:value-type="float">
            <text:p>38213</text:p>
          </table:table-cell>
          <table:table-cell office:value-type="float" office:value="208" calcext:value-type="float">
            <text:p>208</text:p>
          </table:table-cell>
          <table:table-cell office:value-type="float" office:value="40991" calcext:value-type="float">
            <text:p>40991</text:p>
          </table:table-cell>
          <table:table-cell office:value-type="float" office:value="8396" calcext:value-type="float">
            <text:p>8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7</text:p>
          </table:table-cell>
          <table:table-cell office:value-type="float" office:value="13687532" calcext:value-type="float">
            <text:p>1368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8</text:p>
          </table:table-cell>
          <table:table-cell office:value-type="float" office:value="13687532" calcext:value-type="float">
            <text:p>13687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29</text:p>
          </table:table-cell>
          <table:table-cell office:value-type="float" office:value="13687536" calcext:value-type="float">
            <text:p>13687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0</text:p>
          </table:table-cell>
          <table:table-cell office:value-type="float" office:value="13687536" calcext:value-type="float">
            <text:p>13687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1</text:p>
          </table:table-cell>
          <table:table-cell office:value-type="float" office:value="13687536" calcext:value-type="float">
            <text:p>13687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2</text:p>
          </table:table-cell>
          <table:table-cell office:value-type="float" office:value="13686792" calcext:value-type="float">
            <text:p>13686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3</text:p>
          </table:table-cell>
          <table:table-cell office:value-type="float" office:value="13686916" calcext:value-type="float">
            <text:p>13686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4</text:p>
          </table:table-cell>
          <table:table-cell office:value-type="float" office:value="13686916" calcext:value-type="float">
            <text:p>13686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42061" calcext:value-type="float">
            <text:p>42061</text:p>
          </table:table-cell>
          <table:table-cell office:value-type="float" office:value="578880" calcext:value-type="float">
            <text:p>578880</text:p>
          </table:table-cell>
          <table:table-cell office:value-type="float" office:value="523651" calcext:value-type="float">
            <text:p>523651</text:p>
          </table:table-cell>
          <table:table-cell office:value-type="float" office:value="82112" calcext:value-type="float">
            <text:p>82112</text:p>
          </table:table-cell>
          <table:table-cell office:value-type="float" office:value="32345" calcext:value-type="float">
            <text:p>323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5</text:p>
          </table:table-cell>
          <table:table-cell office:value-type="float" office:value="13686924" calcext:value-type="float">
            <text:p>13686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7:36</text:p>
          </table:table-cell>
          <table:table-cell office:value-type="float" office:value="13686932" calcext:value-type="float">
            <text:p>1368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7</text:p>
          </table:table-cell>
          <table:table-cell office:value-type="float" office:value="13686932" calcext:value-type="float">
            <text:p>1368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8</text:p>
          </table:table-cell>
          <table:table-cell office:value-type="float" office:value="13686932" calcext:value-type="float">
            <text:p>1368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39</text:p>
          </table:table-cell>
          <table:table-cell office:value-type="float" office:value="13686932" calcext:value-type="float">
            <text:p>1368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0</text:p>
          </table:table-cell>
          <table:table-cell office:value-type="float" office:value="13686932" calcext:value-type="float">
            <text:p>1368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1</text:p>
          </table:table-cell>
          <table:table-cell office:value-type="float" office:value="13686932" calcext:value-type="float">
            <text:p>13686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2</text:p>
          </table:table-cell>
          <table:table-cell office:value-type="float" office:value="13686912" calcext:value-type="float">
            <text:p>13686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26164" calcext:value-type="float">
            <text:p>926164</text:p>
          </table:table-cell>
          <table:table-cell office:value-type="float" office:value="898116" calcext:value-type="float">
            <text:p>89811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5712" calcext:value-type="float">
            <text:p>115712</text:p>
          </table:table-cell>
          <table:table-cell office:value-type="float" office:value="34499" calcext:value-type="float">
            <text:p>34499</text:p>
          </table:table-cell>
          <table:table-cell office:value-type="float" office:value="578880" calcext:value-type="float">
            <text:p>578880</text:p>
          </table:table-cell>
          <table:table-cell office:value-type="float" office:value="422776" calcext:value-type="float">
            <text:p>422776</text:p>
          </table:table-cell>
          <table:table-cell office:value-type="float" office:value="82112" calcext:value-type="float">
            <text:p>82112</text:p>
          </table:table-cell>
          <table:table-cell office:value-type="float" office:value="26282" calcext:value-type="float">
            <text:p>26282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3</text:p>
          </table:table-cell>
          <table:table-cell office:value-type="float" office:value="13712800" calcext:value-type="float">
            <text:p>1371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1" calcext:value-type="float">
            <text:p>321901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7:44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1" calcext:value-type="float">
            <text:p>321901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5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1" calcext:value-type="float">
            <text:p>321901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6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1" calcext:value-type="float">
            <text:p>321901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7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3" calcext:value-type="float">
            <text:p>321903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8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3" calcext:value-type="float">
            <text:p>321903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49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3" calcext:value-type="float">
            <text:p>321903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0</text:p>
          </table:table-cell>
          <table:table-cell office:value-type="float" office:value="13712776" calcext:value-type="float">
            <text:p>13712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900608" calcext:value-type="float">
            <text:p>900608</text:p>
          </table:table-cell>
          <table:table-cell office:value-type="float" office:value="872560" calcext:value-type="float">
            <text:p>87256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7" calcext:value-type="float">
            <text:p>26937</text:p>
          </table:table-cell>
          <table:table-cell office:value-type="float" office:value="578880" calcext:value-type="float">
            <text:p>578880</text:p>
          </table:table-cell>
          <table:table-cell office:value-type="float" office:value="321903" calcext:value-type="float">
            <text:p>321903</text:p>
          </table:table-cell>
          <table:table-cell office:value-type="float" office:value="82112" calcext:value-type="float">
            <text:p>82112</text:p>
          </table:table-cell>
          <table:table-cell office:value-type="float" office:value="20220" calcext:value-type="float">
            <text:p>20220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1</text:p>
          </table:table-cell>
          <table:table-cell office:value-type="float" office:value="13736696" calcext:value-type="float">
            <text:p>13736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7:52</text:p>
          </table:table-cell>
          <table:table-cell office:value-type="float" office:value="13736696" calcext:value-type="float">
            <text:p>13736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3</text:p>
          </table:table-cell>
          <table:table-cell office:value-type="float" office:value="13736836" calcext:value-type="float">
            <text:p>13736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4</text:p>
          </table:table-cell>
          <table:table-cell office:value-type="float" office:value="13736716" calcext:value-type="float">
            <text:p>1373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5</text:p>
          </table:table-cell>
          <table:table-cell office:value-type="float" office:value="13736716" calcext:value-type="float">
            <text:p>1373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6</text:p>
          </table:table-cell>
          <table:table-cell office:value-type="float" office:value="13736716" calcext:value-type="float">
            <text:p>1373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7</text:p>
          </table:table-cell>
          <table:table-cell office:value-type="float" office:value="13736716" calcext:value-type="float">
            <text:p>1373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8</text:p>
          </table:table-cell>
          <table:table-cell office:value-type="float" office:value="13736716" calcext:value-type="float">
            <text:p>13736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76200" calcext:value-type="float">
            <text:p>876200</text:p>
          </table:table-cell>
          <table:table-cell office:value-type="float" office:value="848152" calcext:value-type="float">
            <text:p>848152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5" calcext:value-type="float">
            <text:p>19375</text:p>
          </table:table-cell>
          <table:table-cell office:value-type="float" office:value="578880" calcext:value-type="float">
            <text:p>578880</text:p>
          </table:table-cell>
          <table:table-cell office:value-type="float" office:value="221028" calcext:value-type="float">
            <text:p>221028</text:p>
          </table:table-cell>
          <table:table-cell office:value-type="float" office:value="82112" calcext:value-type="float">
            <text:p>82112</text:p>
          </table:table-cell>
          <table:table-cell office:value-type="float" office:value="14157" calcext:value-type="float">
            <text:p>14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7:59</text:p>
          </table:table-cell>
          <table:table-cell office:value-type="float" office:value="13761940" calcext:value-type="float">
            <text:p>13761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8:00</text:p>
          </table:table-cell>
          <table:table-cell office:value-type="float" office:value="13761940" calcext:value-type="float">
            <text:p>13761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1</text:p>
          </table:table-cell>
          <table:table-cell office:value-type="float" office:value="13762140" calcext:value-type="float">
            <text:p>1376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2</text:p>
          </table:table-cell>
          <table:table-cell office:value-type="float" office:value="13762140" calcext:value-type="float">
            <text:p>1376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3</text:p>
          </table:table-cell>
          <table:table-cell office:value-type="float" office:value="13762140" calcext:value-type="float">
            <text:p>1376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4</text:p>
          </table:table-cell>
          <table:table-cell office:value-type="float" office:value="13762140" calcext:value-type="float">
            <text:p>1376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5</text:p>
          </table:table-cell>
          <table:table-cell office:value-type="float" office:value="13762140" calcext:value-type="float">
            <text:p>13762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6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7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8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09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0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1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2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3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4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5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6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7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8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19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0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1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2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3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4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5</text:p>
          </table:table-cell>
          <table:table-cell office:value-type="float" office:value="13762280" calcext:value-type="float">
            <text:p>13762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6</text:p>
          </table:table-cell>
          <table:table-cell office:value-type="float" office:value="13762280" calcext:value-type="float">
            <text:p>13762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7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8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29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0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1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2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3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4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5</text:p>
          </table:table-cell>
          <table:table-cell office:value-type="float" office:value="13762284" calcext:value-type="float">
            <text:p>13762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6</text:p>
          </table:table-cell>
          <table:table-cell office:value-type="float" office:value="13762408" calcext:value-type="float">
            <text:p>1376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7</text:p>
          </table:table-cell>
          <table:table-cell office:value-type="float" office:value="13762408" calcext:value-type="float">
            <text:p>1376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8</text:p>
          </table:table-cell>
          <table:table-cell office:value-type="float" office:value="13762408" calcext:value-type="float">
            <text:p>1376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39</text:p>
          </table:table-cell>
          <table:table-cell office:value-type="float" office:value="13762408" calcext:value-type="float">
            <text:p>1376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0</text:p>
          </table:table-cell>
          <table:table-cell office:value-type="float" office:value="13762376" calcext:value-type="float">
            <text:p>13762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1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2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3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4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5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6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7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8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49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0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1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2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3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4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5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6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7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8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8:59</text:p>
          </table:table-cell>
          <table:table-cell office:value-type="float" office:value="13762272" calcext:value-type="float">
            <text:p>13762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0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1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2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1" calcext:value-type="float">
            <text:p>11641</text:p>
          </table:table-cell>
          <table:table-cell office:value-type="float" office:value="578880" calcext:value-type="float">
            <text:p>578880</text:p>
          </table:table-cell>
          <table:table-cell office:value-type="float" office:value="120154" calcext:value-type="float">
            <text:p>120154</text:p>
          </table:table-cell>
          <table:table-cell office:value-type="float" office:value="82112" calcext:value-type="float">
            <text:p>82112</text:p>
          </table:table-cell>
          <table:table-cell office:value-type="float" office:value="8095" calcext:value-type="float">
            <text:p>809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3</text:p>
          </table:table-cell>
          <table:table-cell office:value-type="float" office:value="13762276" calcext:value-type="float">
            <text:p>13762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0796" calcext:value-type="float">
            <text:p>850796</text:p>
          </table:table-cell>
          <table:table-cell office:value-type="float" office:value="822748" calcext:value-type="float">
            <text:p>822748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23934" calcext:value-type="float">
            <text:p>23934</text:p>
          </table:table-cell>
          <table:table-cell office:value-type="float" office:value="578880" calcext:value-type="float">
            <text:p>578880</text:p>
          </table:table-cell>
          <table:table-cell office:value-type="float" office:value="144854" calcext:value-type="float">
            <text:p>144854</text:p>
          </table:table-cell>
          <table:table-cell office:value-type="float" office:value="82112" calcext:value-type="float">
            <text:p>82112</text:p>
          </table:table-cell>
          <table:table-cell office:value-type="float" office:value="9579" calcext:value-type="float">
            <text:p>9579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0170" calcext:value-type="float">
            <text:p>10170</text:p>
          </table:table-cell>
          <table:table-cell office:value-type="float" office:value="208" calcext:value-type="float">
            <text:p>208</text:p>
          </table:table-cell>
          <table:table-cell office:value-type="float" office:value="12948" calcext:value-type="float">
            <text:p>12948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4</text:p>
          </table:table-cell>
          <table:table-cell office:value-type="float" office:value="13761412" calcext:value-type="float">
            <text:p>13761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52124" calcext:value-type="float">
            <text:p>852124</text:p>
          </table:table-cell>
          <table:table-cell office:value-type="float" office:value="824076" calcext:value-type="float">
            <text:p>824076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5056" calcext:value-type="float">
            <text:p>45056</text:p>
          </table:table-cell>
          <table:table-cell office:value-type="float" office:value="26276" calcext:value-type="float">
            <text:p>26276</text:p>
          </table:table-cell>
          <table:table-cell office:value-type="float" office:value="578880" calcext:value-type="float">
            <text:p>578880</text:p>
          </table:table-cell>
          <table:table-cell office:value-type="float" office:value="262323" calcext:value-type="float">
            <text:p>262323</text:p>
          </table:table-cell>
          <table:table-cell office:value-type="float" office:value="82112" calcext:value-type="float">
            <text:p>82112</text:p>
          </table:table-cell>
          <table:table-cell office:value-type="float" office:value="16639" calcext:value-type="float">
            <text:p>16639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9486" calcext:value-type="float">
            <text:p>19486</text:p>
          </table:table-cell>
          <table:table-cell office:value-type="float" office:value="208" calcext:value-type="float">
            <text:p>208</text:p>
          </table:table-cell>
          <table:table-cell office:value-type="float" office:value="22264" calcext:value-type="float">
            <text:p>22264</text:p>
          </table:table-cell>
          <table:table-cell office:value-type="float" office:value="9316" calcext:value-type="float">
            <text:p>9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5</text:p>
          </table:table-cell>
          <table:table-cell office:value-type="float" office:value="13748520" calcext:value-type="float">
            <text:p>13748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65648" calcext:value-type="float">
            <text:p>865648</text:p>
          </table:table-cell>
          <table:table-cell office:value-type="float" office:value="837600" calcext:value-type="float">
            <text:p>837600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5296" calcext:value-type="float">
            <text:p>55296</text:p>
          </table:table-cell>
          <table:table-cell office:value-type="float" office:value="33525" calcext:value-type="float">
            <text:p>33525</text:p>
          </table:table-cell>
          <table:table-cell office:value-type="float" office:value="578880" calcext:value-type="float">
            <text:p>578880</text:p>
          </table:table-cell>
          <table:table-cell office:value-type="float" office:value="374571" calcext:value-type="float">
            <text:p>374571</text:p>
          </table:table-cell>
          <table:table-cell office:value-type="float" office:value="82112" calcext:value-type="float">
            <text:p>82112</text:p>
          </table:table-cell>
          <table:table-cell office:value-type="float" office:value="23384" calcext:value-type="float">
            <text:p>23384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8388" calcext:value-type="float">
            <text:p>28388</text:p>
          </table:table-cell>
          <table:table-cell office:value-type="float" office:value="208" calcext:value-type="float">
            <text:p>208</text:p>
          </table:table-cell>
          <table:table-cell office:value-type="float" office:value="31166" calcext:value-type="float">
            <text:p>31166</text:p>
          </table:table-cell>
          <table:table-cell office:value-type="float" office:value="8902" calcext:value-type="float">
            <text:p>8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6</text:p>
          </table:table-cell>
          <table:table-cell office:value-type="float" office:value="13730548" calcext:value-type="float">
            <text:p>13730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8128" calcext:value-type="float">
            <text:p>7958128</text:p>
          </table:table-cell>
          <table:table-cell office:value-type="float" office:value="884024" calcext:value-type="float">
            <text:p>884024</text:p>
          </table:table-cell>
          <table:table-cell office:value-type="float" office:value="855976" calcext:value-type="float">
            <text:p>855976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6503" calcext:value-type="float">
            <text:p>46503</text:p>
          </table:table-cell>
          <table:table-cell office:value-type="float" office:value="578880" calcext:value-type="float">
            <text:p>578880</text:p>
          </table:table-cell>
          <table:table-cell office:value-type="float" office:value="487257" calcext:value-type="float">
            <text:p>487257</text:p>
          </table:table-cell>
          <table:table-cell office:value-type="float" office:value="82112" calcext:value-type="float">
            <text:p>82112</text:p>
          </table:table-cell>
          <table:table-cell office:value-type="float" office:value="30157" calcext:value-type="float">
            <text:p>30157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7325" calcext:value-type="float">
            <text:p>37325</text:p>
          </table:table-cell>
          <table:table-cell office:value-type="float" office:value="208" calcext:value-type="float">
            <text:p>208</text:p>
          </table:table-cell>
          <table:table-cell office:value-type="float" office:value="40103" calcext:value-type="float">
            <text:p>40103</text:p>
          </table:table-cell>
          <table:table-cell office:value-type="float" office:value="8937" calcext:value-type="float">
            <text:p>8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7</text:p>
          </table:table-cell>
          <table:table-cell office:value-type="float" office:value="13597992" calcext:value-type="float">
            <text:p>13597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31856" calcext:value-type="float">
            <text:p>8031856</text:p>
          </table:table-cell>
          <table:table-cell office:value-type="float" office:value="1016412" calcext:value-type="float">
            <text:p>1016412</text:p>
          </table:table-cell>
          <table:table-cell office:value-type="float" office:value="988364" calcext:value-type="float">
            <text:p>988364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70889" calcext:value-type="float">
            <text:p>70889</text:p>
          </table:table-cell>
          <table:table-cell office:value-type="float" office:value="662080" calcext:value-type="float">
            <text:p>662080</text:p>
          </table:table-cell>
          <table:table-cell office:value-type="float" office:value="598536" calcext:value-type="float">
            <text:p>598536</text:p>
          </table:table-cell>
          <table:table-cell office:value-type="float" office:value="94016" calcext:value-type="float">
            <text:p>94016</text:p>
          </table:table-cell>
          <table:table-cell office:value-type="float" office:value="36845" calcext:value-type="float">
            <text:p>36845</text:p>
          </table:table-cell>
          <table:table-cell office:value-type="float" office:value="964800" calcext:value-type="float">
            <text:p>96480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6150" calcext:value-type="float">
            <text:p>46150</text:p>
          </table:table-cell>
          <table:table-cell office:value-type="float" office:value="208" calcext:value-type="float">
            <text:p>208</text:p>
          </table:table-cell>
          <table:table-cell office:value-type="float" office:value="48928" calcext:value-type="float">
            <text:p>48928</text:p>
          </table:table-cell>
          <table:table-cell office:value-type="float" office:value="8825" calcext:value-type="float">
            <text:p>8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8</text:p>
          </table:table-cell>
          <table:table-cell office:value-type="float" office:value="13560668" calcext:value-type="float">
            <text:p>13560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29" calcext:value-type="float">
            <text:p>624529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09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29" calcext:value-type="float">
            <text:p>624529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0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29" calcext:value-type="float">
            <text:p>624529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1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29" calcext:value-type="float">
            <text:p>624529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2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30" calcext:value-type="float">
            <text:p>624530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3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30" calcext:value-type="float">
            <text:p>624530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4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30" calcext:value-type="float">
            <text:p>624530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5</text:p>
          </table:table-cell>
          <table:table-cell office:value-type="float" office:value="13560420" calcext:value-type="float">
            <text:p>13560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1025556" calcext:value-type="float">
            <text:p>1025556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9714" calcext:value-type="float">
            <text:p>49714</text:p>
          </table:table-cell>
          <table:table-cell office:value-type="float" office:value="690880" calcext:value-type="float">
            <text:p>690880</text:p>
          </table:table-cell>
          <table:table-cell office:value-type="float" office:value="624530" calcext:value-type="float">
            <text:p>624530</text:p>
          </table:table-cell>
          <table:table-cell office:value-type="float" office:value="98112" calcext:value-type="float">
            <text:p>98112</text:p>
          </table:table-cell>
          <table:table-cell office:value-type="float" office:value="38407" calcext:value-type="float">
            <text:p>3840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6</text:p>
          </table:table-cell>
          <table:table-cell office:value-type="float" office:value="13560300" calcext:value-type="float">
            <text:p>13560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9:17</text:p>
          </table:table-cell>
          <table:table-cell office:value-type="float" office:value="13560300" calcext:value-type="float">
            <text:p>13560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8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19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0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1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2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3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42152" calcext:value-type="float">
            <text:p>42152</text:p>
          </table:table-cell>
          <table:table-cell office:value-type="float" office:value="690880" calcext:value-type="float">
            <text:p>690880</text:p>
          </table:table-cell>
          <table:table-cell office:value-type="float" office:value="523656" calcext:value-type="float">
            <text:p>523656</text:p>
          </table:table-cell>
          <table:table-cell office:value-type="float" office:value="98112" calcext:value-type="float">
            <text:p>98112</text:p>
          </table:table-cell>
          <table:table-cell office:value-type="float" office:value="32345" calcext:value-type="float">
            <text:p>32345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4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9:25</text:p>
          </table:table-cell>
          <table:table-cell office:value-type="float" office:value="13560176" calcext:value-type="float">
            <text:p>13560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6</text:p>
          </table:table-cell>
          <table:table-cell office:value-type="float" office:value="13560052" calcext:value-type="float">
            <text:p>1356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7</text:p>
          </table:table-cell>
          <table:table-cell office:value-type="float" office:value="13560052" calcext:value-type="float">
            <text:p>1356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8</text:p>
          </table:table-cell>
          <table:table-cell office:value-type="float" office:value="13560052" calcext:value-type="float">
            <text:p>1356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29</text:p>
          </table:table-cell>
          <table:table-cell office:value-type="float" office:value="13560052" calcext:value-type="float">
            <text:p>13560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0</text:p>
          </table:table-cell>
          <table:table-cell office:value-type="float" office:value="13560064" calcext:value-type="float">
            <text:p>1356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1</text:p>
          </table:table-cell>
          <table:table-cell office:value-type="float" office:value="13560064" calcext:value-type="float">
            <text:p>135600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53868" calcext:value-type="float">
            <text:p>1053868</text:p>
          </table:table-cell>
          <table:table-cell office:value-type="float" office:value="1025820" calcext:value-type="float">
            <text:p>102582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3424" calcext:value-type="float">
            <text:p>103424</text:p>
          </table:table-cell>
          <table:table-cell office:value-type="float" office:value="34590" calcext:value-type="float">
            <text:p>34590</text:p>
          </table:table-cell>
          <table:table-cell office:value-type="float" office:value="690880" calcext:value-type="float">
            <text:p>690880</text:p>
          </table:table-cell>
          <table:table-cell office:value-type="float" office:value="422781" calcext:value-type="float">
            <text:p>422781</text:p>
          </table:table-cell>
          <table:table-cell office:value-type="float" office:value="98112" calcext:value-type="float">
            <text:p>98112</text:p>
          </table:table-cell>
          <table:table-cell office:value-type="float" office:value="26282" calcext:value-type="float">
            <text:p>2628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2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9:33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4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5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6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7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8</text:p>
          </table:table-cell>
          <table:table-cell office:value-type="float" office:value="13570976" calcext:value-type="float">
            <text:p>13570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39</text:p>
          </table:table-cell>
          <table:table-cell office:value-type="float" office:value="13570980" calcext:value-type="float">
            <text:p>13570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42612" calcext:value-type="float">
            <text:p>1042612</text:p>
          </table:table-cell>
          <table:table-cell office:value-type="float" office:value="1014564" calcext:value-type="float">
            <text:p>1014564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8" calcext:value-type="float">
            <text:p>27028</text:p>
          </table:table-cell>
          <table:table-cell office:value-type="float" office:value="690880" calcext:value-type="float">
            <text:p>690880</text:p>
          </table:table-cell>
          <table:table-cell office:value-type="float" office:value="321906" calcext:value-type="float">
            <text:p>321906</text:p>
          </table:table-cell>
          <table:table-cell office:value-type="float" office:value="98112" calcext:value-type="float">
            <text:p>98112</text:p>
          </table:table-cell>
          <table:table-cell office:value-type="float" office:value="20220" calcext:value-type="float">
            <text:p>20220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0</text:p>
          </table:table-cell>
          <table:table-cell office:value-type="float" office:value="13597760" calcext:value-type="float">
            <text:p>13597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1" office:value-type="string" calcext:value-type="string">
            <text:p>2019-09-29 11:19:41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2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3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4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5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6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7</text:p>
          </table:table-cell>
          <table:table-cell office:value-type="float" office:value="13597644" calcext:value-type="float">
            <text:p>13597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1968" calcext:value-type="float">
            <text:p>8121968</text:p>
          </table:table-cell>
          <table:table-cell office:value-type="float" office:value="1015476" calcext:value-type="float">
            <text:p>1015476</text:p>
          </table:table-cell>
          <table:table-cell office:value-type="float" office:value="987428" calcext:value-type="float">
            <text:p>987428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6" calcext:value-type="float">
            <text:p>19466</text:p>
          </table:table-cell>
          <table:table-cell office:value-type="float" office:value="690880" calcext:value-type="float">
            <text:p>690880</text:p>
          </table:table-cell>
          <table:table-cell office:value-type="float" office:value="221031" calcext:value-type="float">
            <text:p>221031</text:p>
          </table:table-cell>
          <table:table-cell office:value-type="float" office:value="98112" calcext:value-type="float">
            <text:p>98112</text:p>
          </table:table-cell>
          <table:table-cell office:value-type="float" office:value="14157" calcext:value-type="float">
            <text:p>14157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19-09-29 11:19:48</text:p>
          </table:table-cell>
          <table:table-cell office:value-type="float" office:value="14319408" calcext:value-type="float">
            <text:p>1431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8528" calcext:value-type="float">
            <text:p>7548528</text:p>
          </table:table-cell>
          <table:table-cell office:value-type="float" office:value="293580" calcext:value-type="float">
            <text:p>293580</text:p>
          </table:table-cell>
          <table:table-cell office:value-type="float" office:value="265532" calcext:value-type="float">
            <text:p>265532</text:p>
          </table:table-cell>
          <table:table-cell office:value-type="float" office:value="28048" calcext:value-type="float">
            <text:p>28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08" calcext:value-type="float">
            <text:p>17408</text:p>
          </table:table-cell>
          <table:table-cell office:value-type="float" office:value="3830" calcext:value-type="float">
            <text:p>3830</text:p>
          </table:table-cell>
          <table:table-cell office:value-type="float" office:value="18880" calcext:value-type="float">
            <text:p>18880</text:p>
          </table:table-cell>
          <table:table-cell office:value-type="float" office:value="19281" calcext:value-type="float">
            <text:p>19281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1" office:value-type="string" calcext:value-type="string">
            <text:p>2019-09-29 11:19:50</text:p>
          </table:table-cell>
          <table:table-cell office:value-type="float" office:value="14324144" calcext:value-type="float">
            <text:p>14324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8528" calcext:value-type="float">
            <text:p>7548528</text:p>
          </table:table-cell>
          <table:table-cell office:value-type="float" office:value="290388" calcext:value-type="float">
            <text:p>290388</text:p>
          </table:table-cell>
          <table:table-cell office:value-type="float" office:value="262340" calcext:value-type="float">
            <text:p>26234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80" calcext:value-type="float">
            <text:p>18880</text:p>
          </table:table-cell>
          <table:table-cell office:value-type="float" office:value="19281" calcext:value-type="float">
            <text:p>19281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1042688" calcext:value-type="float">
            <text:p>10426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1" calcext:value-type="date">
            <text:p>09/29/19 11:19 AM</text:p>
          </table:table-cell>
          <table:table-cell office:value-type="float" office:value="14324144" calcext:value-type="float">
            <text:p>14324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8528" calcext:value-type="float">
            <text:p>7548528</text:p>
          </table:table-cell>
          <table:table-cell office:value-type="float" office:value="290388" calcext:value-type="float">
            <text:p>290388</text:p>
          </table:table-cell>
          <table:table-cell office:value-type="float" office:value="262340" calcext:value-type="float">
            <text:p>26234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80" calcext:value-type="float">
            <text:p>18880</text:p>
          </table:table-cell>
          <table:table-cell office:value-type="float" office:value="19281" calcext:value-type="float">
            <text:p>19281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1042688" calcext:value-type="float">
            <text:p>10426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2" calcext:value-type="date">
            <text:p>09/29/19 11:19 AM</text:p>
          </table:table-cell>
          <table:table-cell office:value-type="float" office:value="14324144" calcext:value-type="float">
            <text:p>14324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8528" calcext:value-type="float">
            <text:p>7548528</text:p>
          </table:table-cell>
          <table:table-cell office:value-type="float" office:value="290388" calcext:value-type="float">
            <text:p>290388</text:p>
          </table:table-cell>
          <table:table-cell office:value-type="float" office:value="262340" calcext:value-type="float">
            <text:p>26234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80" calcext:value-type="float">
            <text:p>18880</text:p>
          </table:table-cell>
          <table:table-cell office:value-type="float" office:value="19281" calcext:value-type="float">
            <text:p>19281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1042688" calcext:value-type="float">
            <text:p>10426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3" calcext:value-type="date">
            <text:p>09/29/19 11:19 AM</text:p>
          </table:table-cell>
          <table:table-cell office:value-type="float" office:value="14324144" calcext:value-type="float">
            <text:p>14324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8528" calcext:value-type="float">
            <text:p>7548528</text:p>
          </table:table-cell>
          <table:table-cell office:value-type="float" office:value="290388" calcext:value-type="float">
            <text:p>290388</text:p>
          </table:table-cell>
          <table:table-cell office:value-type="float" office:value="262340" calcext:value-type="float">
            <text:p>262340</text:p>
          </table:table-cell>
          <table:table-cell office:value-type="float" office:value="28048" calcext:value-type="float">
            <text:p>280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80" calcext:value-type="float">
            <text:p>18880</text:p>
          </table:table-cell>
          <table:table-cell office:value-type="float" office:value="19281" calcext:value-type="float">
            <text:p>19281</text:p>
          </table:table-cell>
          <table:table-cell office:value-type="float" office:value="2112" calcext:value-type="float">
            <text:p>2112</text:p>
          </table:table-cell>
          <table:table-cell office:value-type="float" office:value="2032" calcext:value-type="float">
            <text:p>2032</text:p>
          </table:table-cell>
          <table:table-cell office:value-type="float" office:value="1042688" calcext:value-type="float">
            <text:p>1042688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9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19-09-29T11:19:53" calcext:value-type="date">
            <text:p>09/29/19 11:19 AM</text:p>
          </table:table-cell>
          <table:table-cell office:value-type="float" office:value="14577112" calcext:value-type="float">
            <text:p>14577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865132" calcext:value-type="float">
            <text:p>6865132</text:p>
          </table:table-cell>
          <table:table-cell office:value-type="float" office:value="31556" calcext:value-type="float">
            <text:p>31556</text:p>
          </table:table-cell>
          <table:table-cell office:value-type="float" office:value="12568" calcext:value-type="float">
            <text:p>12568</text:p>
          </table:table-cell>
          <table:table-cell office:value-type="float" office:value="18988" calcext:value-type="float">
            <text:p>18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18" calcext:value-type="float">
            <text:p>1518</text:p>
          </table:table-cell>
          <table:table-cell office:value-type="float" office:value="3088" calcext:value-type="float">
            <text:p>3088</text:p>
          </table:table-cell>
          <table:table-cell office:value-type="float" office:value="3074" calcext:value-type="float">
            <text:p>3074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2" calcext:value-type="float">
            <text:p>153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9-29T11:19:54" calcext:value-type="date">
            <text:p>09/29/19 11:19 AM</text:p>
          </table:table-cell>
          <table:table-cell office:value-type="float" office:value="14541600" calcext:value-type="float">
            <text:p>1454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8484" calcext:value-type="float">
            <text:p>7418484</text:p>
          </table:table-cell>
          <table:table-cell office:value-type="float" office:value="74128" calcext:value-type="float">
            <text:p>74128</text:p>
          </table:table-cell>
          <table:table-cell office:value-type="float" office:value="46232" calcext:value-type="float">
            <text:p>46232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88" calcext:value-type="float">
            <text:p>538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64" calcext:value-type="float">
            <text:p>18864</text:p>
          </table:table-cell>
          <table:table-cell office:value-type="float" office:value="19221" calcext:value-type="float">
            <text:p>19221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31440" calcext:value-type="float">
            <text:p>3144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5" calcext:value-type="date">
            <text:p>09/29/19 11:19 AM</text:p>
          </table:table-cell>
          <table:table-cell office:value-type="float" office:value="14541356" calcext:value-type="float">
            <text:p>1454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8484" calcext:value-type="float">
            <text:p>7418484</text:p>
          </table:table-cell>
          <table:table-cell office:value-type="float" office:value="74128" calcext:value-type="float">
            <text:p>74128</text:p>
          </table:table-cell>
          <table:table-cell office:value-type="float" office:value="46232" calcext:value-type="float">
            <text:p>462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64" calcext:value-type="float">
            <text:p>18864</text:p>
          </table:table-cell>
          <table:table-cell office:value-type="float" office:value="19221" calcext:value-type="float">
            <text:p>19221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31440" calcext:value-type="float">
            <text:p>3144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6" calcext:value-type="date">
            <text:p>09/29/19 11:19 AM</text:p>
          </table:table-cell>
          <table:table-cell office:value-type="float" office:value="14541356" calcext:value-type="float">
            <text:p>1454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8484" calcext:value-type="float">
            <text:p>7418484</text:p>
          </table:table-cell>
          <table:table-cell office:value-type="float" office:value="74128" calcext:value-type="float">
            <text:p>74128</text:p>
          </table:table-cell>
          <table:table-cell office:value-type="float" office:value="46232" calcext:value-type="float">
            <text:p>462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64" calcext:value-type="float">
            <text:p>18864</text:p>
          </table:table-cell>
          <table:table-cell office:value-type="float" office:value="19221" calcext:value-type="float">
            <text:p>19221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31440" calcext:value-type="float">
            <text:p>3144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7" calcext:value-type="date">
            <text:p>09/29/19 11:19 AM</text:p>
          </table:table-cell>
          <table:table-cell office:value-type="float" office:value="14541232" calcext:value-type="float">
            <text:p>14541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8484" calcext:value-type="float">
            <text:p>7418484</text:p>
          </table:table-cell>
          <table:table-cell office:value-type="float" office:value="74128" calcext:value-type="float">
            <text:p>74128</text:p>
          </table:table-cell>
          <table:table-cell office:value-type="float" office:value="46232" calcext:value-type="float">
            <text:p>462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336" calcext:value-type="float">
            <text:p>14336</text:p>
          </table:table-cell>
          <table:table-cell office:value-type="float" office:value="3461" calcext:value-type="float">
            <text:p>3461</text:p>
          </table:table-cell>
          <table:table-cell office:value-type="float" office:value="18864" calcext:value-type="float">
            <text:p>18864</text:p>
          </table:table-cell>
          <table:table-cell office:value-type="float" office:value="19221" calcext:value-type="float">
            <text:p>19221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31440" calcext:value-type="float">
            <text:p>31440</text:p>
          </table:table-cell>
          <table:table-cell office:value-type="float" office:value="7616" calcext:value-type="float">
            <text:p>76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620" calcext:value-type="float">
            <text:p>24620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8" calcext:value-type="date">
            <text:p>09/29/19 11:19 AM</text:p>
          </table:table-cell>
          <table:table-cell office:value-type="float" office:value="14449348" calcext:value-type="float">
            <text:p>14449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59444" calcext:value-type="float">
            <text:p>7459444</text:p>
          </table:table-cell>
          <table:table-cell office:value-type="float" office:value="166884" calcext:value-type="float">
            <text:p>166884</text:p>
          </table:table-cell>
          <table:table-cell office:value-type="float" office:value="138988" calcext:value-type="float">
            <text:p>138988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360" calcext:value-type="float">
            <text:p>15360</text:p>
          </table:table-cell>
          <table:table-cell office:value-type="float" office:value="8263" calcext:value-type="float">
            <text:p>8263</text:p>
          </table:table-cell>
          <table:table-cell office:value-type="float" office:value="72576" calcext:value-type="float">
            <text:p>72576</text:p>
          </table:table-cell>
          <table:table-cell office:value-type="float" office:value="64483" calcext:value-type="float">
            <text:p>64483</text:p>
          </table:table-cell>
          <table:table-cell office:value-type="float" office:value="9776" calcext:value-type="float">
            <text:p>9776</text:p>
          </table:table-cell>
          <table:table-cell office:value-type="float" office:value="4942" calcext:value-type="float">
            <text:p>4942</text:p>
          </table:table-cell>
          <table:table-cell office:value-type="float" office:value="117632" calcext:value-type="float">
            <text:p>117632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49" calcext:value-type="float">
            <text:p>4049</text:p>
          </table:table-cell>
          <table:table-cell office:value-type="float" office:value="208" calcext:value-type="float">
            <text:p>208</text:p>
          </table:table-cell>
          <table:table-cell office:value-type="float" office:value="6827" calcext:value-type="float">
            <text:p>6827</text:p>
          </table:table-cell>
          <table:table-cell office:value-type="float" office:value="3838" calcext:value-type="float">
            <text:p>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19:59" calcext:value-type="date">
            <text:p>09/29/19 11:19 AM</text:p>
          </table:table-cell>
          <table:table-cell office:value-type="float" office:value="14287824" calcext:value-type="float">
            <text:p>14287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57748" calcext:value-type="float">
            <text:p>7557748</text:p>
          </table:table-cell>
          <table:table-cell office:value-type="float" office:value="327268" calcext:value-type="float">
            <text:p>327268</text:p>
          </table:table-cell>
          <table:table-cell office:value-type="float" office:value="299372" calcext:value-type="float">
            <text:p>299372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1440" calcext:value-type="float">
            <text:p>61440</text:p>
          </table:table-cell>
          <table:table-cell office:value-type="float" office:value="16191" calcext:value-type="float">
            <text:p>16191</text:p>
          </table:table-cell>
          <table:table-cell office:value-type="float" office:value="185248" calcext:value-type="float">
            <text:p>185248</text:p>
          </table:table-cell>
          <table:table-cell office:value-type="float" office:value="159294" calcext:value-type="float">
            <text:p>159294</text:p>
          </table:table-cell>
          <table:table-cell office:value-type="float" office:value="25872" calcext:value-type="float">
            <text:p>25872</text:p>
          </table:table-cell>
          <table:table-cell office:value-type="float" office:value="11040" calcext:value-type="float">
            <text:p>11040</text:p>
          </table:table-cell>
          <table:table-cell office:value-type="float" office:value="307120" calcext:value-type="float">
            <text:p>307120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2096" calcext:value-type="float">
            <text:p>12096</text:p>
          </table:table-cell>
          <table:table-cell office:value-type="float" office:value="208" calcext:value-type="float">
            <text:p>208</text:p>
          </table:table-cell>
          <table:table-cell office:value-type="float" office:value="14874" calcext:value-type="float">
            <text:p>14874</text:p>
          </table:table-cell>
          <table:table-cell office:value-type="float" office:value="8047" calcext:value-type="float">
            <text:p>8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0" calcext:value-type="date">
            <text:p>09/29/19 11:20 AM</text:p>
          </table:table-cell>
          <table:table-cell office:value-type="float" office:value="14090872" calcext:value-type="float">
            <text:p>14090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1588" calcext:value-type="float">
            <text:p>7721588</text:p>
          </table:table-cell>
          <table:table-cell office:value-type="float" office:value="524176" calcext:value-type="float">
            <text:p>524176</text:p>
          </table:table-cell>
          <table:table-cell office:value-type="float" office:value="496280" calcext:value-type="float">
            <text:p>49628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3728" calcext:value-type="float">
            <text:p>73728</text:p>
          </table:table-cell>
          <table:table-cell office:value-type="float" office:value="31577" calcext:value-type="float">
            <text:p>31577</text:p>
          </table:table-cell>
          <table:table-cell office:value-type="float" office:value="302976" calcext:value-type="float">
            <text:p>302976</text:p>
          </table:table-cell>
          <table:table-cell office:value-type="float" office:value="258366" calcext:value-type="float">
            <text:p>258366</text:p>
          </table:table-cell>
          <table:table-cell office:value-type="float" office:value="42688" calcext:value-type="float">
            <text:p>42688</text:p>
          </table:table-cell>
          <table:table-cell office:value-type="float" office:value="17413" calcext:value-type="float">
            <text:p>17413</text:p>
          </table:table-cell>
          <table:table-cell office:value-type="float" office:value="471984" calcext:value-type="float">
            <text:p>471984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0506" calcext:value-type="float">
            <text:p>20506</text:p>
          </table:table-cell>
          <table:table-cell office:value-type="float" office:value="208" calcext:value-type="float">
            <text:p>208</text:p>
          </table:table-cell>
          <table:table-cell office:value-type="float" office:value="23284" calcext:value-type="float">
            <text:p>23284</text:p>
          </table:table-cell>
          <table:table-cell office:value-type="float" office:value="8410" calcext:value-type="float">
            <text:p>8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1" calcext:value-type="date">
            <text:p>09/29/19 11:20 AM</text:p>
          </table:table-cell>
          <table:table-cell office:value-type="float" office:value="13934136" calcext:value-type="float">
            <text:p>13934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19892" calcext:value-type="float">
            <text:p>7819892</text:p>
          </table:table-cell>
          <table:table-cell office:value-type="float" office:value="681152" calcext:value-type="float">
            <text:p>681152</text:p>
          </table:table-cell>
          <table:table-cell office:value-type="float" office:value="653256" calcext:value-type="float">
            <text:p>65325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1262" calcext:value-type="float">
            <text:p>41262</text:p>
          </table:table-cell>
          <table:table-cell office:value-type="float" office:value="418880" calcext:value-type="float">
            <text:p>418880</text:p>
          </table:table-cell>
          <table:table-cell office:value-type="float" office:value="355900" calcext:value-type="float">
            <text:p>355900</text:p>
          </table:table-cell>
          <table:table-cell office:value-type="float" office:value="59248" calcext:value-type="float">
            <text:p>59248</text:p>
          </table:table-cell>
          <table:table-cell office:value-type="float" office:value="23687" calcext:value-type="float">
            <text:p>23687</text:p>
          </table:table-cell>
          <table:table-cell office:value-type="float" office:value="471984" calcext:value-type="float">
            <text:p>471984</text:p>
          </table:table-cell>
          <table:table-cell office:value-type="float" office:value="7808" calcext:value-type="float">
            <text:p>78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8784" calcext:value-type="float">
            <text:p>28784</text:p>
          </table:table-cell>
          <table:table-cell office:value-type="float" office:value="208" calcext:value-type="float">
            <text:p>208</text:p>
          </table:table-cell>
          <table:table-cell office:value-type="float" office:value="31562" calcext:value-type="float">
            <text:p>31562</text:p>
          </table:table-cell>
          <table:table-cell office:value-type="float" office:value="8278" calcext:value-type="float">
            <text:p>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2" calcext:value-type="date">
            <text:p>09/29/19 11:20 AM</text:p>
          </table:table-cell>
          <table:table-cell office:value-type="float" office:value="13762892" calcext:value-type="float">
            <text:p>13762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3732" calcext:value-type="float">
            <text:p>7983732</text:p>
          </table:table-cell>
          <table:table-cell office:value-type="float" office:value="852124" calcext:value-type="float">
            <text:p>852124</text:p>
          </table:table-cell>
          <table:table-cell office:value-type="float" office:value="824228" calcext:value-type="float">
            <text:p>824228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62803" calcext:value-type="float">
            <text:p>62803</text:p>
          </table:table-cell>
          <table:table-cell office:value-type="float" office:value="532048" calcext:value-type="float">
            <text:p>532048</text:p>
          </table:table-cell>
          <table:table-cell office:value-type="float" office:value="451143" calcext:value-type="float">
            <text:p>451143</text:p>
          </table:table-cell>
          <table:table-cell office:value-type="float" office:value="75408" calcext:value-type="float">
            <text:p>75408</text:p>
          </table:table-cell>
          <table:table-cell office:value-type="float" office:value="29813" calcext:value-type="float">
            <text:p>29813</text:p>
          </table:table-cell>
          <table:table-cell office:value-type="float" office:value="791664" calcext:value-type="float">
            <text:p>79166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6868" calcext:value-type="float">
            <text:p>36868</text:p>
          </table:table-cell>
          <table:table-cell office:value-type="float" office:value="208" calcext:value-type="float">
            <text:p>208</text:p>
          </table:table-cell>
          <table:table-cell office:value-type="float" office:value="39646" calcext:value-type="float">
            <text:p>39646</text:p>
          </table:table-cell>
          <table:table-cell office:value-type="float" office:value="8084" calcext:value-type="float">
            <text:p>8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3" calcext:value-type="date">
            <text:p>09/29/19 11:20 AM</text:p>
          </table:table-cell>
          <table:table-cell office:value-type="float" office:value="13683144" calcext:value-type="float">
            <text:p>13683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4" calcext:value-type="date">
            <text:p>09/29/19 11:20 AM</text:p>
          </table:table-cell>
          <table:table-cell office:value-type="float" office:value="13686624" calcext:value-type="float">
            <text:p>13686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5" calcext:value-type="date">
            <text:p>09/29/19 11:20 AM</text:p>
          </table:table-cell>
          <table:table-cell office:value-type="float" office:value="13686624" calcext:value-type="float">
            <text:p>13686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6" calcext:value-type="date">
            <text:p>09/29/19 11:20 AM</text:p>
          </table:table-cell>
          <table:table-cell office:value-type="float" office:value="13686624" calcext:value-type="float">
            <text:p>13686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7" calcext:value-type="date">
            <text:p>09/29/19 11:20 AM</text:p>
          </table:table-cell>
          <table:table-cell office:value-type="float" office:value="13686132" calcext:value-type="float">
            <text:p>13686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8" calcext:value-type="date">
            <text:p>09/29/19 11:20 AM</text:p>
          </table:table-cell>
          <table:table-cell office:value-type="float" office:value="13686136" calcext:value-type="float">
            <text:p>13686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09" calcext:value-type="date">
            <text:p>09/29/19 11:20 AM</text:p>
          </table:table-cell>
          <table:table-cell office:value-type="float" office:value="13686136" calcext:value-type="float">
            <text:p>13686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0" calcext:value-type="date">
            <text:p>09/29/19 11:20 AM</text:p>
          </table:table-cell>
          <table:table-cell office:value-type="float" office:value="13686136" calcext:value-type="float">
            <text:p>13686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27256" calcext:value-type="float">
            <text:p>927256</text:p>
          </table:table-cell>
          <table:table-cell office:value-type="float" office:value="899360" calcext:value-type="float">
            <text:p>89936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9024" calcext:value-type="float">
            <text:p>129024</text:p>
          </table:table-cell>
          <table:table-cell office:value-type="float" office:value="42062" calcext:value-type="float">
            <text:p>42062</text:p>
          </table:table-cell>
          <table:table-cell office:value-type="float" office:value="578864" calcext:value-type="float">
            <text:p>578864</text:p>
          </table:table-cell>
          <table:table-cell office:value-type="float" office:value="490530" calcext:value-type="float">
            <text:p>490530</text:p>
          </table:table-cell>
          <table:table-cell office:value-type="float" office:value="82096" calcext:value-type="float">
            <text:p>82096</text:p>
          </table:table-cell>
          <table:table-cell office:value-type="float" office:value="32346" calcext:value-type="float">
            <text:p>3234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1" calcext:value-type="date">
            <text:p>09/29/19 11:20 AM</text:p>
          </table:table-cell>
          <table:table-cell office:value-type="float" office:value="13698040" calcext:value-type="float">
            <text:p>13698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15240" calcext:value-type="float">
            <text:p>915240</text:p>
          </table:table-cell>
          <table:table-cell office:value-type="float" office:value="887344" calcext:value-type="float">
            <text:p>887344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0:12" calcext:value-type="date">
            <text:p>09/29/19 11:20 AM</text:p>
          </table:table-cell>
          <table:table-cell office:value-type="float" office:value="13698040" calcext:value-type="float">
            <text:p>13698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15240" calcext:value-type="float">
            <text:p>915240</text:p>
          </table:table-cell>
          <table:table-cell office:value-type="float" office:value="887344" calcext:value-type="float">
            <text:p>8873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3" calcext:value-type="date">
            <text:p>09/29/19 11:20 AM</text:p>
          </table:table-cell>
          <table:table-cell office:value-type="float" office:value="13705492" calcext:value-type="float">
            <text:p>1370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07328" calcext:value-type="float">
            <text:p>907328</text:p>
          </table:table-cell>
          <table:table-cell office:value-type="float" office:value="879432" calcext:value-type="float">
            <text:p>8794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4" calcext:value-type="date">
            <text:p>09/29/19 11:20 AM</text:p>
          </table:table-cell>
          <table:table-cell office:value-type="float" office:value="13705492" calcext:value-type="float">
            <text:p>1370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07328" calcext:value-type="float">
            <text:p>907328</text:p>
          </table:table-cell>
          <table:table-cell office:value-type="float" office:value="879432" calcext:value-type="float">
            <text:p>8794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5" calcext:value-type="date">
            <text:p>09/29/19 11:20 AM</text:p>
          </table:table-cell>
          <table:table-cell office:value-type="float" office:value="13705492" calcext:value-type="float">
            <text:p>1370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07328" calcext:value-type="float">
            <text:p>907328</text:p>
          </table:table-cell>
          <table:table-cell office:value-type="float" office:value="879432" calcext:value-type="float">
            <text:p>8794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6" calcext:value-type="date">
            <text:p>09/29/19 11:20 AM</text:p>
          </table:table-cell>
          <table:table-cell office:value-type="float" office:value="13705520" calcext:value-type="float">
            <text:p>13705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07328" calcext:value-type="float">
            <text:p>907328</text:p>
          </table:table-cell>
          <table:table-cell office:value-type="float" office:value="879432" calcext:value-type="float">
            <text:p>8794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7" calcext:value-type="date">
            <text:p>09/29/19 11:20 AM</text:p>
          </table:table-cell>
          <table:table-cell office:value-type="float" office:value="13705520" calcext:value-type="float">
            <text:p>13705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07328" calcext:value-type="float">
            <text:p>907328</text:p>
          </table:table-cell>
          <table:table-cell office:value-type="float" office:value="879432" calcext:value-type="float">
            <text:p>8794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8" calcext:value-type="date">
            <text:p>09/29/19 11:20 AM</text:p>
          </table:table-cell>
          <table:table-cell office:value-type="float" office:value="13705520" calcext:value-type="float">
            <text:p>137055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907328" calcext:value-type="float">
            <text:p>907328</text:p>
          </table:table-cell>
          <table:table-cell office:value-type="float" office:value="879432" calcext:value-type="float">
            <text:p>879432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6736" calcext:value-type="float">
            <text:p>116736</text:p>
          </table:table-cell>
          <table:table-cell office:value-type="float" office:value="34500" calcext:value-type="float">
            <text:p>34500</text:p>
          </table:table-cell>
          <table:table-cell office:value-type="float" office:value="578848" calcext:value-type="float">
            <text:p>578848</text:p>
          </table:table-cell>
          <table:table-cell office:value-type="float" office:value="396280" calcext:value-type="float">
            <text:p>396280</text:p>
          </table:table-cell>
          <table:table-cell office:value-type="float" office:value="82096" calcext:value-type="float">
            <text:p>82096</text:p>
          </table:table-cell>
          <table:table-cell office:value-type="float" office:value="26284" calcext:value-type="float">
            <text:p>26284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19" calcext:value-type="date">
            <text:p>09/29/19 11:20 AM</text:p>
          </table:table-cell>
          <table:table-cell office:value-type="float" office:value="13796152" calcext:value-type="float">
            <text:p>13796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0" calcext:value-type="float">
            <text:p>302030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0:20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0" calcext:value-type="float">
            <text:p>302030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1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0" calcext:value-type="float">
            <text:p>302030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2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0" calcext:value-type="float">
            <text:p>302030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3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1" calcext:value-type="float">
            <text:p>302031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4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1" calcext:value-type="float">
            <text:p>302031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5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1" calcext:value-type="float">
            <text:p>302031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6" calcext:value-type="date">
            <text:p>09/29/19 11:20 AM</text:p>
          </table:table-cell>
          <table:table-cell office:value-type="float" office:value="13796120" calcext:value-type="float">
            <text:p>13796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816076" calcext:value-type="float">
            <text:p>816076</text:p>
          </table:table-cell>
          <table:table-cell office:value-type="float" office:value="788180" calcext:value-type="float">
            <text:p>7881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088" calcext:value-type="float">
            <text:p>89088</text:p>
          </table:table-cell>
          <table:table-cell office:value-type="float" office:value="26938" calcext:value-type="float">
            <text:p>26938</text:p>
          </table:table-cell>
          <table:table-cell office:value-type="float" office:value="514848" calcext:value-type="float">
            <text:p>514848</text:p>
          </table:table-cell>
          <table:table-cell office:value-type="float" office:value="302031" calcext:value-type="float">
            <text:p>302031</text:p>
          </table:table-cell>
          <table:table-cell office:value-type="float" office:value="82096" calcext:value-type="float">
            <text:p>82096</text:p>
          </table:table-cell>
          <table:table-cell office:value-type="float" office:value="20221" calcext:value-type="float">
            <text:p>20221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7" calcext:value-type="date">
            <text:p>09/29/19 11:20 AM</text:p>
          </table:table-cell>
          <table:table-cell office:value-type="float" office:value="13910668" calcext:value-type="float">
            <text:p>13910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1" calcext:value-type="float">
            <text:p>207781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0:28" calcext:value-type="date">
            <text:p>09/29/19 11:20 AM</text:p>
          </table:table-cell>
          <table:table-cell office:value-type="float" office:value="13910556" calcext:value-type="float">
            <text:p>1391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1" calcext:value-type="float">
            <text:p>207781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29" calcext:value-type="date">
            <text:p>09/29/19 11:20 AM</text:p>
          </table:table-cell>
          <table:table-cell office:value-type="float" office:value="13910556" calcext:value-type="float">
            <text:p>1391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1" calcext:value-type="float">
            <text:p>207781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0" calcext:value-type="date">
            <text:p>09/29/19 11:20 AM</text:p>
          </table:table-cell>
          <table:table-cell office:value-type="float" office:value="13910556" calcext:value-type="float">
            <text:p>1391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1" calcext:value-type="float">
            <text:p>207781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1" calcext:value-type="date">
            <text:p>09/29/19 11:20 AM</text:p>
          </table:table-cell>
          <table:table-cell office:value-type="float" office:value="13910556" calcext:value-type="float">
            <text:p>1391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2" calcext:value-type="float">
            <text:p>207782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2" calcext:value-type="date">
            <text:p>09/29/19 11:20 AM</text:p>
          </table:table-cell>
          <table:table-cell office:value-type="float" office:value="13910556" calcext:value-type="float">
            <text:p>1391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2" calcext:value-type="float">
            <text:p>207782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3" calcext:value-type="date">
            <text:p>09/29/19 11:20 AM</text:p>
          </table:table-cell>
          <table:table-cell office:value-type="float" office:value="13910560" calcext:value-type="float">
            <text:p>13910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2" calcext:value-type="float">
            <text:p>207782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4" calcext:value-type="date">
            <text:p>09/29/19 11:20 AM</text:p>
          </table:table-cell>
          <table:table-cell office:value-type="float" office:value="13910560" calcext:value-type="float">
            <text:p>13910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00260" calcext:value-type="float">
            <text:p>700260</text:p>
          </table:table-cell>
          <table:table-cell office:value-type="float" office:value="672364" calcext:value-type="float">
            <text:p>67236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376" calcext:value-type="float">
            <text:p>19376</text:p>
          </table:table-cell>
          <table:table-cell office:value-type="float" office:value="418848" calcext:value-type="float">
            <text:p>418848</text:p>
          </table:table-cell>
          <table:table-cell office:value-type="float" office:value="207782" calcext:value-type="float">
            <text:p>207782</text:p>
          </table:table-cell>
          <table:table-cell office:value-type="float" office:value="82096" calcext:value-type="float">
            <text:p>82096</text:p>
          </table:table-cell>
          <table:table-cell office:value-type="float" office:value="14159" calcext:value-type="float">
            <text:p>14159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5" calcext:value-type="date">
            <text:p>09/29/19 11:20 AM</text:p>
          </table:table-cell>
          <table:table-cell office:value-type="float" office:value="14031720" calcext:value-type="float">
            <text:p>14031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0:36" calcext:value-type="date">
            <text:p>09/29/19 11:20 AM</text:p>
          </table:table-cell>
          <table:table-cell office:value-type="float" office:value="14031720" calcext:value-type="float">
            <text:p>14031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7" calcext:value-type="date">
            <text:p>09/29/19 11:20 AM</text:p>
          </table:table-cell>
          <table:table-cell office:value-type="float" office:value="14031584" calcext:value-type="float">
            <text:p>14031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8" calcext:value-type="date">
            <text:p>09/29/19 11:20 AM</text:p>
          </table:table-cell>
          <table:table-cell office:value-type="float" office:value="14031584" calcext:value-type="float">
            <text:p>14031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39" calcext:value-type="date">
            <text:p>09/29/19 11:20 AM</text:p>
          </table:table-cell>
          <table:table-cell office:value-type="float" office:value="14031584" calcext:value-type="float">
            <text:p>14031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0" calcext:value-type="date">
            <text:p>09/29/19 11:20 AM</text:p>
          </table:table-cell>
          <table:table-cell office:value-type="float" office:value="14031584" calcext:value-type="float">
            <text:p>14031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1" calcext:value-type="date">
            <text:p>09/29/19 11:20 AM</text:p>
          </table:table-cell>
          <table:table-cell office:value-type="float" office:value="14031584" calcext:value-type="float">
            <text:p>14031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2" calcext:value-type="date">
            <text:p>09/29/19 11:20 AM</text:p>
          </table:table-cell>
          <table:table-cell office:value-type="float" office:value="14031584" calcext:value-type="float">
            <text:p>14031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3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4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5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6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7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8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49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0" calcext:value-type="date">
            <text:p>09/29/19 11:20 AM</text:p>
          </table:table-cell>
          <table:table-cell office:value-type="float" office:value="14031592" calcext:value-type="float">
            <text:p>14031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1" calcext:value-type="date">
            <text:p>09/29/19 11:20 AM</text:p>
          </table:table-cell>
          <table:table-cell office:value-type="float" office:value="13989708" calcext:value-type="float">
            <text:p>13989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2" calcext:value-type="date">
            <text:p>09/29/19 11:20 AM</text:p>
          </table:table-cell>
          <table:table-cell office:value-type="float" office:value="13995484" calcext:value-type="float">
            <text:p>1399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3" calcext:value-type="date">
            <text:p>09/29/19 11:20 AM</text:p>
          </table:table-cell>
          <table:table-cell office:value-type="float" office:value="13995484" calcext:value-type="float">
            <text:p>1399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4" calcext:value-type="date">
            <text:p>09/29/19 11:20 AM</text:p>
          </table:table-cell>
          <table:table-cell office:value-type="float" office:value="13995484" calcext:value-type="float">
            <text:p>1399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5" calcext:value-type="date">
            <text:p>09/29/19 11:20 AM</text:p>
          </table:table-cell>
          <table:table-cell office:value-type="float" office:value="13995484" calcext:value-type="float">
            <text:p>13995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6" calcext:value-type="date">
            <text:p>09/29/19 11:20 AM</text:p>
          </table:table-cell>
          <table:table-cell office:value-type="float" office:value="13995148" calcext:value-type="float">
            <text:p>13995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7" calcext:value-type="date">
            <text:p>09/29/19 11:20 AM</text:p>
          </table:table-cell>
          <table:table-cell office:value-type="float" office:value="13994788" calcext:value-type="float">
            <text:p>13994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8" calcext:value-type="date">
            <text:p>09/29/19 11:20 AM</text:p>
          </table:table-cell>
          <table:table-cell office:value-type="float" office:value="13994792" calcext:value-type="float">
            <text:p>13994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0:59" calcext:value-type="date">
            <text:p>09/29/19 11:20 AM</text:p>
          </table:table-cell>
          <table:table-cell office:value-type="float" office:value="14005292" calcext:value-type="float">
            <text:p>14005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0" calcext:value-type="date">
            <text:p>09/29/19 11:21 AM</text:p>
          </table:table-cell>
          <table:table-cell office:value-type="float" office:value="14007500" calcext:value-type="float">
            <text:p>14007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1" calcext:value-type="date">
            <text:p>09/29/19 11:21 AM</text:p>
          </table:table-cell>
          <table:table-cell office:value-type="float" office:value="14007504" calcext:value-type="float">
            <text:p>1400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2" calcext:value-type="date">
            <text:p>09/29/19 11:21 AM</text:p>
          </table:table-cell>
          <table:table-cell office:value-type="float" office:value="14007380" calcext:value-type="float">
            <text:p>14007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3" calcext:value-type="date">
            <text:p>09/29/19 11:21 AM</text:p>
          </table:table-cell>
          <table:table-cell office:value-type="float" office:value="14007380" calcext:value-type="float">
            <text:p>14007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4" calcext:value-type="date">
            <text:p>09/29/19 11:21 AM</text:p>
          </table:table-cell>
          <table:table-cell office:value-type="float" office:value="14007380" calcext:value-type="float">
            <text:p>14007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5" calcext:value-type="date">
            <text:p>09/29/19 11:21 AM</text:p>
          </table:table-cell>
          <table:table-cell office:value-type="float" office:value="14007380" calcext:value-type="float">
            <text:p>14007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6" calcext:value-type="date">
            <text:p>09/29/19 11:21 AM</text:p>
          </table:table-cell>
          <table:table-cell office:value-type="float" office:value="14011264" calcext:value-type="float">
            <text:p>1401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7" calcext:value-type="date">
            <text:p>09/29/19 11:21 AM</text:p>
          </table:table-cell>
          <table:table-cell office:value-type="float" office:value="14039696" calcext:value-type="float">
            <text:p>1403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8" calcext:value-type="date">
            <text:p>09/29/19 11:21 AM</text:p>
          </table:table-cell>
          <table:table-cell office:value-type="float" office:value="14039696" calcext:value-type="float">
            <text:p>14039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09" calcext:value-type="date">
            <text:p>09/29/19 11:21 AM</text:p>
          </table:table-cell>
          <table:table-cell office:value-type="float" office:value="14040564" calcext:value-type="float">
            <text:p>1404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0" calcext:value-type="date">
            <text:p>09/29/19 11:21 AM</text:p>
          </table:table-cell>
          <table:table-cell office:value-type="float" office:value="14040564" calcext:value-type="float">
            <text:p>14040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1" calcext:value-type="date">
            <text:p>09/29/19 11:21 AM</text:p>
          </table:table-cell>
          <table:table-cell office:value-type="float" office:value="14040568" calcext:value-type="float">
            <text:p>14040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2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3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4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5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6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7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8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19" calcext:value-type="date">
            <text:p>09/29/19 11:21 AM</text:p>
          </table:table-cell>
          <table:table-cell office:value-type="float" office:value="14040800" calcext:value-type="float">
            <text:p>1404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0" calcext:value-type="date">
            <text:p>09/29/19 11:21 AM</text:p>
          </table:table-cell>
          <table:table-cell office:value-type="float" office:value="14040800" calcext:value-type="float">
            <text:p>14040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1" calcext:value-type="date">
            <text:p>09/29/19 11:21 AM</text:p>
          </table:table-cell>
          <table:table-cell office:value-type="float" office:value="14040836" calcext:value-type="float">
            <text:p>1404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2" calcext:value-type="date">
            <text:p>09/29/19 11:21 AM</text:p>
          </table:table-cell>
          <table:table-cell office:value-type="float" office:value="14040816" calcext:value-type="float">
            <text:p>140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3" calcext:value-type="date">
            <text:p>09/29/19 11:21 AM</text:p>
          </table:table-cell>
          <table:table-cell office:value-type="float" office:value="14040816" calcext:value-type="float">
            <text:p>140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4" calcext:value-type="date">
            <text:p>09/29/19 11:21 AM</text:p>
          </table:table-cell>
          <table:table-cell office:value-type="float" office:value="14040816" calcext:value-type="float">
            <text:p>140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5" calcext:value-type="date">
            <text:p>09/29/19 11:21 AM</text:p>
          </table:table-cell>
          <table:table-cell office:value-type="float" office:value="14040816" calcext:value-type="float">
            <text:p>14040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6" calcext:value-type="date">
            <text:p>09/29/19 11:21 AM</text:p>
          </table:table-cell>
          <table:table-cell office:value-type="float" office:value="14040824" calcext:value-type="float">
            <text:p>14040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7" calcext:value-type="date">
            <text:p>09/29/19 11:21 AM</text:p>
          </table:table-cell>
          <table:table-cell office:value-type="float" office:value="14040824" calcext:value-type="float">
            <text:p>14040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8" calcext:value-type="date">
            <text:p>09/29/19 11:21 AM</text:p>
          </table:table-cell>
          <table:table-cell office:value-type="float" office:value="14040824" calcext:value-type="float">
            <text:p>14040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29" calcext:value-type="date">
            <text:p>09/29/19 11:21 AM</text:p>
          </table:table-cell>
          <table:table-cell office:value-type="float" office:value="14040824" calcext:value-type="float">
            <text:p>14040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0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1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2" calcext:value-type="date">
            <text:p>09/29/19 11:21 AM</text:p>
          </table:table-cell>
          <table:table-cell office:value-type="float" office:value="14040828" calcext:value-type="float">
            <text:p>1404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3" calcext:value-type="date">
            <text:p>09/29/19 11:21 AM</text:p>
          </table:table-cell>
          <table:table-cell office:value-type="float" office:value="14039960" calcext:value-type="float">
            <text:p>14039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4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5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6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7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8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1646" calcext:value-type="float">
            <text:p>11646</text:p>
          </table:table-cell>
          <table:table-cell office:value-type="float" office:value="322848" calcext:value-type="float">
            <text:p>322848</text:p>
          </table:table-cell>
          <table:table-cell office:value-type="float" office:value="113532" calcext:value-type="float">
            <text:p>113532</text:p>
          </table:table-cell>
          <table:table-cell office:value-type="float" office:value="82096" calcext:value-type="float">
            <text:p>82096</text:p>
          </table:table-cell>
          <table:table-cell office:value-type="float" office:value="8096" calcext:value-type="float">
            <text:p>8096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211" calcext:value-type="float">
            <text:p>8211</text:p>
          </table:table-cell>
          <table:table-cell office:value-type="float" office:value="208" calcext:value-type="float">
            <text:p>208</text:p>
          </table:table-cell>
          <table:table-cell office:value-type="float" office:value="10989" calcext:value-type="float">
            <text:p>1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39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14724" calcext:value-type="float">
            <text:p>14724</text:p>
          </table:table-cell>
          <table:table-cell office:value-type="float" office:value="322848" calcext:value-type="float">
            <text:p>322848</text:p>
          </table:table-cell>
          <table:table-cell office:value-type="float" office:value="120053" calcext:value-type="float">
            <text:p>120053</text:p>
          </table:table-cell>
          <table:table-cell office:value-type="float" office:value="82096" calcext:value-type="float">
            <text:p>82096</text:p>
          </table:table-cell>
          <table:table-cell office:value-type="float" office:value="8487" calcext:value-type="float">
            <text:p>8487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8726" calcext:value-type="float">
            <text:p>8726</text:p>
          </table:table-cell>
          <table:table-cell office:value-type="float" office:value="208" calcext:value-type="float">
            <text:p>208</text:p>
          </table:table-cell>
          <table:table-cell office:value-type="float" office:value="11504" calcext:value-type="float">
            <text:p>11504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0" calcext:value-type="date">
            <text:p>09/29/19 11:21 AM</text:p>
          </table:table-cell>
          <table:table-cell office:value-type="float" office:value="14040212" calcext:value-type="float">
            <text:p>14040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578832" calcext:value-type="float">
            <text:p>578832</text:p>
          </table:table-cell>
          <table:table-cell office:value-type="float" office:value="550936" calcext:value-type="float">
            <text:p>55093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0960" calcext:value-type="float">
            <text:p>40960</text:p>
          </table:table-cell>
          <table:table-cell office:value-type="float" office:value="25517" calcext:value-type="float">
            <text:p>25517</text:p>
          </table:table-cell>
          <table:table-cell office:value-type="float" office:value="322848" calcext:value-type="float">
            <text:p>322848</text:p>
          </table:table-cell>
          <table:table-cell office:value-type="float" office:value="234721" calcext:value-type="float">
            <text:p>234721</text:p>
          </table:table-cell>
          <table:table-cell office:value-type="float" office:value="82096" calcext:value-type="float">
            <text:p>82096</text:p>
          </table:table-cell>
          <table:table-cell office:value-type="float" office:value="15665" calcext:value-type="float">
            <text:p>15665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8198" calcext:value-type="float">
            <text:p>18198</text:p>
          </table:table-cell>
          <table:table-cell office:value-type="float" office:value="208" calcext:value-type="float">
            <text:p>208</text:p>
          </table:table-cell>
          <table:table-cell office:value-type="float" office:value="20976" calcext:value-type="float">
            <text:p>20976</text:p>
          </table:table-cell>
          <table:table-cell office:value-type="float" office:value="9472" calcext:value-type="float">
            <text:p>9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1" calcext:value-type="date">
            <text:p>09/29/19 11:21 AM</text:p>
          </table:table-cell>
          <table:table-cell office:value-type="float" office:value="13939772" calcext:value-type="float">
            <text:p>13939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680172" calcext:value-type="float">
            <text:p>680172</text:p>
          </table:table-cell>
          <table:table-cell office:value-type="float" office:value="652276" calcext:value-type="float">
            <text:p>65227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3248" calcext:value-type="float">
            <text:p>53248</text:p>
          </table:table-cell>
          <table:table-cell office:value-type="float" office:value="33086" calcext:value-type="float">
            <text:p>33086</text:p>
          </table:table-cell>
          <table:table-cell office:value-type="float" office:value="411248" calcext:value-type="float">
            <text:p>411248</text:p>
          </table:table-cell>
          <table:table-cell office:value-type="float" office:value="329513" calcext:value-type="float">
            <text:p>329513</text:p>
          </table:table-cell>
          <table:table-cell office:value-type="float" office:value="82096" calcext:value-type="float">
            <text:p>82096</text:p>
          </table:table-cell>
          <table:table-cell office:value-type="float" office:value="21762" calcext:value-type="float">
            <text:p>21762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6244" calcext:value-type="float">
            <text:p>26244</text:p>
          </table:table-cell>
          <table:table-cell office:value-type="float" office:value="208" calcext:value-type="float">
            <text:p>208</text:p>
          </table:table-cell>
          <table:table-cell office:value-type="float" office:value="29022" calcext:value-type="float">
            <text:p>29022</text:p>
          </table:table-cell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2" calcext:value-type="date">
            <text:p>09/29/19 11:21 AM</text:p>
          </table:table-cell>
          <table:table-cell office:value-type="float" office:value="13828548" calcext:value-type="float">
            <text:p>13828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24692" calcext:value-type="float">
            <text:p>8024692</text:p>
          </table:table-cell>
          <table:table-cell office:value-type="float" office:value="791060" calcext:value-type="float">
            <text:p>791060</text:p>
          </table:table-cell>
          <table:table-cell office:value-type="float" office:value="763164" calcext:value-type="float">
            <text:p>763164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46695" calcext:value-type="float">
            <text:p>46695</text:p>
          </table:table-cell>
          <table:table-cell office:value-type="float" office:value="509536" calcext:value-type="float">
            <text:p>509536</text:p>
          </table:table-cell>
          <table:table-cell office:value-type="float" office:value="426001" calcext:value-type="float">
            <text:p>426001</text:p>
          </table:table-cell>
          <table:table-cell office:value-type="float" office:value="82096" calcext:value-type="float">
            <text:p>82096</text:p>
          </table:table-cell>
          <table:table-cell office:value-type="float" office:value="27968" calcext:value-type="float">
            <text:p>27968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4434" calcext:value-type="float">
            <text:p>34434</text:p>
          </table:table-cell>
          <table:table-cell office:value-type="float" office:value="208" calcext:value-type="float">
            <text:p>208</text:p>
          </table:table-cell>
          <table:table-cell office:value-type="float" office:value="37212" calcext:value-type="float">
            <text:p>37212</text:p>
          </table:table-cell>
          <table:table-cell office:value-type="float" office:value="8190" calcext:value-type="float">
            <text:p>8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3" calcext:value-type="date">
            <text:p>09/29/19 11:21 AM</text:p>
          </table:table-cell>
          <table:table-cell office:value-type="float" office:value="13690260" calcext:value-type="float">
            <text:p>13690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7460" calcext:value-type="float">
            <text:p>8057460</text:p>
          </table:table-cell>
          <table:table-cell office:value-type="float" office:value="931812" calcext:value-type="float">
            <text:p>931812</text:p>
          </table:table-cell>
          <table:table-cell office:value-type="float" office:value="903916" calcext:value-type="float">
            <text:p>90391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58603" calcext:value-type="float">
            <text:p>58603</text:p>
          </table:table-cell>
          <table:table-cell office:value-type="float" office:value="613568" calcext:value-type="float">
            <text:p>613568</text:p>
          </table:table-cell>
          <table:table-cell office:value-type="float" office:value="523277" calcext:value-type="float">
            <text:p>523277</text:p>
          </table:table-cell>
          <table:table-cell office:value-type="float" office:value="87056" calcext:value-type="float">
            <text:p>87056</text:p>
          </table:table-cell>
          <table:table-cell office:value-type="float" office:value="34225" calcext:value-type="float">
            <text:p>34225</text:p>
          </table:table-cell>
          <table:table-cell office:value-type="float" office:value="964784" calcext:value-type="float">
            <text:p>964784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2691" calcext:value-type="float">
            <text:p>42691</text:p>
          </table:table-cell>
          <table:table-cell office:value-type="float" office:value="208" calcext:value-type="float">
            <text:p>208</text:p>
          </table:table-cell>
          <table:table-cell office:value-type="float" office:value="45469" calcext:value-type="float">
            <text:p>45469</text:p>
          </table:table-cell>
          <table:table-cell office:value-type="float" office:value="8257" calcext:value-type="float">
            <text:p>8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4" calcext:value-type="date">
            <text:p>09/29/19 11:21 AM</text:p>
          </table:table-cell>
          <table:table-cell office:value-type="float" office:value="13591556" calcext:value-type="float">
            <text:p>13591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office:value-type="float" office:value="5520" calcext:value-type="float">
            <text:p>5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5" calcext:value-type="date">
            <text:p>09/29/19 11:21 AM</text:p>
          </table:table-cell>
          <table:table-cell office:value-type="float" office:value="13591432" calcext:value-type="float">
            <text:p>13591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6" calcext:value-type="date">
            <text:p>09/29/19 11:21 AM</text:p>
          </table:table-cell>
          <table:table-cell office:value-type="float" office:value="13591432" calcext:value-type="float">
            <text:p>13591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7" calcext:value-type="date">
            <text:p>09/29/19 11:21 AM</text:p>
          </table:table-cell>
          <table:table-cell office:value-type="float" office:value="13591432" calcext:value-type="float">
            <text:p>13591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8" calcext:value-type="date">
            <text:p>09/29/19 11:21 AM</text:p>
          </table:table-cell>
          <table:table-cell office:value-type="float" office:value="13591432" calcext:value-type="float">
            <text:p>13591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49" calcext:value-type="date">
            <text:p>09/29/19 11:21 AM</text:p>
          </table:table-cell>
          <table:table-cell office:value-type="float" office:value="13591432" calcext:value-type="float">
            <text:p>13591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0" calcext:value-type="date">
            <text:p>09/29/19 11:21 AM</text:p>
          </table:table-cell>
          <table:table-cell office:value-type="float" office:value="13591444" calcext:value-type="float">
            <text:p>1359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1" calcext:value-type="date">
            <text:p>09/29/19 11:21 AM</text:p>
          </table:table-cell>
          <table:table-cell office:value-type="float" office:value="13591444" calcext:value-type="float">
            <text:p>1359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1740" calcext:value-type="float">
            <text:p>1031740</text:p>
          </table:table-cell>
          <table:table-cell office:value-type="float" office:value="1003844" calcext:value-type="float">
            <text:p>100384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9715" calcext:value-type="float">
            <text:p>49715</text:p>
          </table:table-cell>
          <table:table-cell office:value-type="float" office:value="690864" calcext:value-type="float">
            <text:p>690864</text:p>
          </table:table-cell>
          <table:table-cell office:value-type="float" office:value="588314" calcext:value-type="float">
            <text:p>588314</text:p>
          </table:table-cell>
          <table:table-cell office:value-type="float" office:value="98096" calcext:value-type="float">
            <text:p>98096</text:p>
          </table:table-cell>
          <table:table-cell office:value-type="float" office:value="38409" calcext:value-type="float">
            <text:p>3840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8211" calcext:value-type="float">
            <text:p>48211</text:p>
          </table:table-cell>
          <table:table-cell office:value-type="float" office:value="208" calcext:value-type="float">
            <text:p>208</text:p>
          </table:table-cell>
          <table:table-cell office:value-type="float" office:value="50989" calcext:value-type="float">
            <text:p>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2" calcext:value-type="date">
            <text:p>09/29/19 11:21 AM</text:p>
          </table:table-cell>
          <table:table-cell office:value-type="float" office:value="13591200" calcext:value-type="float">
            <text:p>1359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1641" calcext:value-type="float">
            <text:p>41641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1:53" calcext:value-type="date">
            <text:p>09/29/19 11:21 AM</text:p>
          </table:table-cell>
          <table:table-cell office:value-type="float" office:value="13591200" calcext:value-type="float">
            <text:p>1359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4" calcext:value-type="date">
            <text:p>09/29/19 11:21 AM</text:p>
          </table:table-cell>
          <table:table-cell office:value-type="float" office:value="13591200" calcext:value-type="float">
            <text:p>1359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5" calcext:value-type="date">
            <text:p>09/29/19 11:21 AM</text:p>
          </table:table-cell>
          <table:table-cell office:value-type="float" office:value="13591200" calcext:value-type="float">
            <text:p>1359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6" calcext:value-type="date">
            <text:p>09/29/19 11:21 AM</text:p>
          </table:table-cell>
          <table:table-cell office:value-type="float" office:value="13591200" calcext:value-type="float">
            <text:p>1359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7" calcext:value-type="date">
            <text:p>09/29/19 11:21 AM</text:p>
          </table:table-cell>
          <table:table-cell office:value-type="float" office:value="13591980" calcext:value-type="float">
            <text:p>13591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8" calcext:value-type="date">
            <text:p>09/29/19 11:21 AM</text:p>
          </table:table-cell>
          <table:table-cell office:value-type="float" office:value="13592068" calcext:value-type="float">
            <text:p>13592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1:59" calcext:value-type="date">
            <text:p>09/29/19 11:21 AM</text:p>
          </table:table-cell>
          <table:table-cell office:value-type="float" office:value="13592068" calcext:value-type="float">
            <text:p>13592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1032120" calcext:value-type="float">
            <text:p>1032120</text:p>
          </table:table-cell>
          <table:table-cell office:value-type="float" office:value="1004224" calcext:value-type="float">
            <text:p>1004224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42153" calcext:value-type="float">
            <text:p>42153</text:p>
          </table:table-cell>
          <table:table-cell office:value-type="float" office:value="690848" calcext:value-type="float">
            <text:p>690848</text:p>
          </table:table-cell>
          <table:table-cell office:value-type="float" office:value="493359" calcext:value-type="float">
            <text:p>493359</text:p>
          </table:table-cell>
          <table:table-cell office:value-type="float" office:value="98096" calcext:value-type="float">
            <text:p>98096</text:p>
          </table:table-cell>
          <table:table-cell office:value-type="float" office:value="32346" calcext:value-type="float">
            <text:p>32346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40211" calcext:value-type="float">
            <text:p>40211</text:p>
          </table:table-cell>
          <table:table-cell office:value-type="float" office:value="208" calcext:value-type="float">
            <text:p>208</text:p>
          </table:table-cell>
          <table:table-cell office:value-type="float" office:value="42989" calcext:value-type="float">
            <text:p>4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0" calcext:value-type="date">
            <text:p>09/29/19 11:22 AM</text:p>
          </table:table-cell>
          <table:table-cell office:value-type="float" office:value="13638096" calcext:value-type="float">
            <text:p>1363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2:01" calcext:value-type="date">
            <text:p>09/29/19 11:22 AM</text:p>
          </table:table-cell>
          <table:table-cell office:value-type="float" office:value="13638096" calcext:value-type="float">
            <text:p>1363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2" calcext:value-type="date">
            <text:p>09/29/19 11:22 AM</text:p>
          </table:table-cell>
          <table:table-cell office:value-type="float" office:value="13638156" calcext:value-type="float">
            <text:p>1363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3" calcext:value-type="date">
            <text:p>09/29/19 11:22 AM</text:p>
          </table:table-cell>
          <table:table-cell office:value-type="float" office:value="13638156" calcext:value-type="float">
            <text:p>1363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4" calcext:value-type="date">
            <text:p>09/29/19 11:22 AM</text:p>
          </table:table-cell>
          <table:table-cell office:value-type="float" office:value="13638156" calcext:value-type="float">
            <text:p>1363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5" calcext:value-type="date">
            <text:p>09/29/19 11:22 AM</text:p>
          </table:table-cell>
          <table:table-cell office:value-type="float" office:value="13638156" calcext:value-type="float">
            <text:p>13638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6" calcext:value-type="date">
            <text:p>09/29/19 11:22 AM</text:p>
          </table:table-cell>
          <table:table-cell office:value-type="float" office:value="13637928" calcext:value-type="float">
            <text:p>13637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7" calcext:value-type="date">
            <text:p>09/29/19 11:22 AM</text:p>
          </table:table-cell>
          <table:table-cell office:value-type="float" office:value="13637928" calcext:value-type="float">
            <text:p>13637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85176" calcext:value-type="float">
            <text:p>985176</text:p>
          </table:table-cell>
          <table:table-cell office:value-type="float" office:value="957280" calcext:value-type="float">
            <text:p>957280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256" calcext:value-type="float">
            <text:p>96256</text:p>
          </table:table-cell>
          <table:table-cell office:value-type="float" office:value="34591" calcext:value-type="float">
            <text:p>34591</text:p>
          </table:table-cell>
          <table:table-cell office:value-type="float" office:value="643904" calcext:value-type="float">
            <text:p>643904</text:p>
          </table:table-cell>
          <table:table-cell office:value-type="float" office:value="398403" calcext:value-type="float">
            <text:p>398403</text:p>
          </table:table-cell>
          <table:table-cell office:value-type="float" office:value="98096" calcext:value-type="float">
            <text:p>98096</text:p>
          </table:table-cell>
          <table:table-cell office:value-type="float" office:value="26284" calcext:value-type="float">
            <text:p>26284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32211" calcext:value-type="float">
            <text:p>32211</text:p>
          </table:table-cell>
          <table:table-cell office:value-type="float" office:value="208" calcext:value-type="float">
            <text:p>208</text:p>
          </table:table-cell>
          <table:table-cell office:value-type="float" office:value="34989" calcext:value-type="float">
            <text:p>34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08" calcext:value-type="date">
            <text:p>09/29/19 11:22 AM</text:p>
          </table:table-cell>
          <table:table-cell office:value-type="float" office:value="13710468" calcext:value-type="float">
            <text:p>1371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2:09" calcext:value-type="date">
            <text:p>09/29/19 11:22 AM</text:p>
          </table:table-cell>
          <table:table-cell office:value-type="float" office:value="13710468" calcext:value-type="float">
            <text:p>13710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0" calcext:value-type="date">
            <text:p>09/29/19 11:22 AM</text:p>
          </table:table-cell>
          <table:table-cell office:value-type="float" office:value="13710452" calcext:value-type="float">
            <text:p>13710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1" calcext:value-type="date">
            <text:p>09/29/19 11:22 AM</text:p>
          </table:table-cell>
          <table:table-cell office:value-type="float" office:value="13710452" calcext:value-type="float">
            <text:p>13710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2" calcext:value-type="date">
            <text:p>09/29/19 11:22 AM</text:p>
          </table:table-cell>
          <table:table-cell office:value-type="float" office:value="13710456" calcext:value-type="float">
            <text:p>13710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3" calcext:value-type="date">
            <text:p>09/29/19 11:22 AM</text:p>
          </table:table-cell>
          <table:table-cell office:value-type="float" office:value="13710456" calcext:value-type="float">
            <text:p>13710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4" calcext:value-type="date">
            <text:p>09/29/19 11:22 AM</text:p>
          </table:table-cell>
          <table:table-cell office:value-type="float" office:value="13710456" calcext:value-type="float">
            <text:p>13710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5" calcext:value-type="date">
            <text:p>09/29/19 11:22 AM</text:p>
          </table:table-cell>
          <table:table-cell office:value-type="float" office:value="13710456" calcext:value-type="float">
            <text:p>13710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910592" calcext:value-type="float">
            <text:p>910592</text:p>
          </table:table-cell>
          <table:table-cell office:value-type="float" office:value="882696" calcext:value-type="float">
            <text:p>882696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2160" calcext:value-type="float">
            <text:p>92160</text:p>
          </table:table-cell>
          <table:table-cell office:value-type="float" office:value="27029" calcext:value-type="float">
            <text:p>27029</text:p>
          </table:table-cell>
          <table:table-cell office:value-type="float" office:value="573504" calcext:value-type="float">
            <text:p>573504</text:p>
          </table:table-cell>
          <table:table-cell office:value-type="float" office:value="303447" calcext:value-type="float">
            <text:p>303447</text:p>
          </table:table-cell>
          <table:table-cell office:value-type="float" office:value="98096" calcext:value-type="float">
            <text:p>98096</text:p>
          </table:table-cell>
          <table:table-cell office:value-type="float" office:value="20221" calcext:value-type="float">
            <text:p>20221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4211" calcext:value-type="float">
            <text:p>24211</text:p>
          </table:table-cell>
          <table:table-cell office:value-type="float" office:value="208" calcext:value-type="float">
            <text:p>208</text:p>
          </table:table-cell>
          <table:table-cell office:value-type="float" office:value="26989" calcext:value-type="float">
            <text:p>26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6" calcext:value-type="date">
            <text:p>09/29/19 11:22 AM</text:p>
          </table:table-cell>
          <table:table-cell office:value-type="float" office:value="13804056" calcext:value-type="float">
            <text:p>13804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6180" calcext:value-type="float">
            <text:p>816180</text:p>
          </table:table-cell>
          <table:table-cell office:value-type="float" office:value="788284" calcext:value-type="float">
            <text:p>788284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608" calcext:value-type="float">
            <text:p>68608</text:p>
          </table:table-cell>
          <table:table-cell office:value-type="float" office:value="18955" calcext:value-type="float">
            <text:p>18955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style-name="ce2" office:value-type="date" office:date-value="2019-09-29T11:22:18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19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0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1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2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3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4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5" calcext:value-type="date">
            <text:p>09/29/19 11:22 AM</text:p>
          </table:table-cell>
          <table:table-cell office:value-type="float" office:value="13807264" calcext:value-type="float">
            <text:p>1380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22996" calcext:value-type="float">
            <text:p>8122996</text:p>
          </table:table-cell>
          <table:table-cell office:value-type="float" office:value="813044" calcext:value-type="float">
            <text:p>813044</text:p>
          </table:table-cell>
          <table:table-cell office:value-type="float" office:value="785148" calcext:value-type="float">
            <text:p>78514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5536" calcext:value-type="float">
            <text:p>65536</text:p>
          </table:table-cell>
          <table:table-cell office:value-type="float" office:value="19467" calcext:value-type="float">
            <text:p>19467</text:p>
          </table:table-cell>
          <table:table-cell office:value-type="float" office:value="503104" calcext:value-type="float">
            <text:p>503104</text:p>
          </table:table-cell>
          <table:table-cell office:value-type="float" office:value="208491" calcext:value-type="float">
            <text:p>208491</text:p>
          </table:table-cell>
          <table:table-cell office:value-type="float" office:value="98096" calcext:value-type="float">
            <text:p>98096</text:p>
          </table:table-cell>
          <table:table-cell office:value-type="float" office:value="14159" calcext:value-type="float">
            <text:p>14159</text:p>
          </table:table-cell>
          <table:table-cell office:value-type="float" office:value="1151440" calcext:value-type="float">
            <text:p>1151440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16211" calcext:value-type="float">
            <text:p>16211</text:p>
          </table:table-cell>
          <table:table-cell office:value-type="float" office:value="208" calcext:value-type="float">
            <text:p>208</text:p>
          </table:table-cell>
          <table:table-cell office:value-type="float" office:value="18989" calcext:value-type="float">
            <text:p>1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6" calcext:value-type="date">
            <text:p>09/29/19 11:22 AM</text:p>
          </table:table-cell>
          <table:table-cell office:value-type="float" office:value="14348100" calcext:value-type="float">
            <text:p>1434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9556" calcext:value-type="float">
            <text:p>7549556</text:p>
          </table:table-cell>
          <table:table-cell office:value-type="float" office:value="275704" calcext:value-type="float">
            <text:p>275704</text:p>
          </table:table-cell>
          <table:table-cell office:value-type="float" office:value="247808" calcext:value-type="float">
            <text:p>247808</text:p>
          </table:table-cell>
          <table:table-cell office:value-type="float" office:value="27896" calcext:value-type="float">
            <text:p>27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64" calcext:value-type="float">
            <text:p>18864</text:p>
          </table:table-cell>
          <table:table-cell office:value-type="float" office:value="19285" calcext:value-type="float">
            <text:p>19285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1042592" calcext:value-type="float">
            <text:p>10425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table:style-name="ce2" office:value-type="date" office:date-value="2019-09-29T11:22:27" calcext:value-type="date">
            <text:p>09/29/19 11:22 AM</text:p>
          </table:table-cell>
          <table:table-cell office:value-type="float" office:value="14348140" calcext:value-type="float">
            <text:p>14348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9556" calcext:value-type="float">
            <text:p>7549556</text:p>
          </table:table-cell>
          <table:table-cell office:value-type="float" office:value="275704" calcext:value-type="float">
            <text:p>275704</text:p>
          </table:table-cell>
          <table:table-cell office:value-type="float" office:value="247808" calcext:value-type="float">
            <text:p>24780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64" calcext:value-type="float">
            <text:p>18864</text:p>
          </table:table-cell>
          <table:table-cell office:value-type="float" office:value="19285" calcext:value-type="float">
            <text:p>19285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1042592" calcext:value-type="float">
            <text:p>10425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8" calcext:value-type="date">
            <text:p>09/29/19 11:22 AM</text:p>
          </table:table-cell>
          <table:table-cell office:value-type="float" office:value="14348140" calcext:value-type="float">
            <text:p>14348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9556" calcext:value-type="float">
            <text:p>7549556</text:p>
          </table:table-cell>
          <table:table-cell office:value-type="float" office:value="275704" calcext:value-type="float">
            <text:p>275704</text:p>
          </table:table-cell>
          <table:table-cell office:value-type="float" office:value="247808" calcext:value-type="float">
            <text:p>24780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64" calcext:value-type="float">
            <text:p>18864</text:p>
          </table:table-cell>
          <table:table-cell office:value-type="float" office:value="19285" calcext:value-type="float">
            <text:p>19285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1042592" calcext:value-type="float">
            <text:p>10425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19-09-29T11:22:29" calcext:value-type="date">
            <text:p>09/29/19 11:22 AM</text:p>
          </table:table-cell>
          <table:table-cell office:value-type="float" office:value="14348140" calcext:value-type="float">
            <text:p>143481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49556" calcext:value-type="float">
            <text:p>7549556</text:p>
          </table:table-cell>
          <table:table-cell office:value-type="float" office:value="275704" calcext:value-type="float">
            <text:p>275704</text:p>
          </table:table-cell>
          <table:table-cell office:value-type="float" office:value="247808" calcext:value-type="float">
            <text:p>247808</text:p>
          </table:table-cell>
          <table:table-cell office:value-type="float" office:value="27896" calcext:value-type="float">
            <text:p>278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336" calcext:value-type="float">
            <text:p>14336</text:p>
          </table:table-cell>
          <table:table-cell office:value-type="float" office:value="3932" calcext:value-type="float">
            <text:p>3932</text:p>
          </table:table-cell>
          <table:table-cell office:value-type="float" office:value="18864" calcext:value-type="float">
            <text:p>18864</text:p>
          </table:table-cell>
          <table:table-cell office:value-type="float" office:value="19285" calcext:value-type="float">
            <text:p>19285</text:p>
          </table:table-cell>
          <table:table-cell office:value-type="float" office:value="2096" calcext:value-type="float">
            <text:p>2096</text:p>
          </table:table-cell>
          <table:table-cell office:value-type="float" office:value="2034" calcext:value-type="float">
            <text:p>2034</text:p>
          </table:table-cell>
          <table:table-cell office:value-type="float" office:value="1042592" calcext:value-type="float">
            <text:p>1042592</text:p>
          </table:table-cell>
          <table:table-cell office:value-type="float" office:value="7872" calcext:value-type="float">
            <text:p>78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88" calcext:value-type="float">
            <text:p>23588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2989" calcext:value-type="float">
            <text:p>2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09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18" table:default-cell-style-name="ce5"/>
        <table:table-column table:style-name="co19" table:default-cell-style-name="ce5"/>
        <table:table-column table:style-name="co29" table:number-columns-repeated="2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neu</text:p>
          </table:table-cell>
          <table:table-cell table:style-name="Default" office:value-type="string" calcext:value-type="string">
            <text:p>neu</text:p>
          </table:table-cell>
          <table:table-cell table:number-columns-repeated="3" table:style-name="Default" office:value-type="string" calcext:value-type="string">
            <text:p>patched-aggressive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default'.AB3]" office:value-type="string" office:string-value="meta-comm" calcext:value-type="string">
            <text:p>meta-comm</text:p>
          </table:table-cell>
          <table:table-cell table:formula="of:=['patched-default'.AC3]" office:value-type="string" office:string-value="meta-used" calcext:value-type="string">
            <text:p>meta-used</text:p>
          </table:table-cell>
          <table:table-cell table:formula="of:=['patched-default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default'.AB4]" office:value-type="float" office:value="0" calcext:value-type="float">
            <text:p>0</text:p>
          </table:table-cell>
          <table:table-cell table:formula="of:=['patched-default'.O4]" office:value-type="float" office:value="0" calcext:value-type="float">
            <text:p>0</text:p>
          </table:table-cell>
          <table:table-cell table:formula="of:=['patched-default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3053" calcext:value-type="float">
            <text:p>3053</text:p>
          </table:table-cell>
          <table:table-cell table:formula="of:=[original.O5]" office:value-type="float" office:value="31160" calcext:value-type="float">
            <text:p>31160</text:p>
          </table:table-cell>
          <table:table-cell table:formula="of:=['patched-default'.AB5]" office:value-type="float" office:value="3072" calcext:value-type="float">
            <text:p>3072</text:p>
          </table:table-cell>
          <table:table-cell table:formula="of:=['patched-default'.AC5]" office:value-type="float" office:value="3069" calcext:value-type="float">
            <text:p>3069</text:p>
          </table:table-cell>
          <table:table-cell table:formula="of:=['patched-default'.O5]" office:value-type="float" office:value="31468" calcext:value-type="float">
            <text:p>31468</text:p>
          </table:table-cell>
          <table:table-cell table:formula="of:=['patched-aggressive'.AB5]" office:value-type="float" office:value="3088" calcext:value-type="float">
            <text:p>3088</text:p>
          </table:table-cell>
          <table:table-cell table:formula="of:=['patched-aggressive'.AC5]" office:value-type="float" office:value="3074" calcext:value-type="float">
            <text:p>3074</text:p>
          </table:table-cell>
          <table:table-cell table:formula="of:=['patched-aggressive'.O5]" office:value-type="float" office:value="31556" calcext:value-type="float">
            <text:p>31556</text:p>
          </table:table-cell>
        </table:table-row>
        <table:table-row table:style-name="ro1">
          <table:table-cell table:formula="of:=[original.AB6]" office:value-type="float" office:value="19200" calcext:value-type="float">
            <text:p>19200</text:p>
          </table:table-cell>
          <table:table-cell table:formula="of:=[original.AC6]" office:value-type="float" office:value="18549" calcext:value-type="float">
            <text:p>18549</text:p>
          </table:table-cell>
          <table:table-cell table:formula="of:=[original.O6]" office:value-type="float" office:value="73092" calcext:value-type="float">
            <text:p>73092</text:p>
          </table:table-cell>
          <table:table-cell table:formula="of:=['patched-default'.AB6]" office:value-type="float" office:value="18880" calcext:value-type="float">
            <text:p>18880</text:p>
          </table:table-cell>
          <table:table-cell table:formula="of:=['patched-default'.AC6]" office:value-type="float" office:value="19219" calcext:value-type="float">
            <text:p>19219</text:p>
          </table:table-cell>
          <table:table-cell table:formula="of:=['patched-default'.O6]" office:value-type="float" office:value="73304" calcext:value-type="float">
            <text:p>73304</text:p>
          </table:table-cell>
          <table:table-cell table:formula="of:=['patched-aggressive'.AB6]" office:value-type="float" office:value="18864" calcext:value-type="float">
            <text:p>18864</text:p>
          </table:table-cell>
          <table:table-cell table:formula="of:=['patched-aggressive'.AC6]" office:value-type="float" office:value="19221" calcext:value-type="float">
            <text:p>19221</text:p>
          </table:table-cell>
          <table:table-cell table:formula="of:=['patched-aggressive'.O6]" office:value-type="float" office:value="74128" calcext:value-type="float">
            <text:p>74128</text:p>
          </table:table-cell>
        </table:table-row>
        <table:table-row table:style-name="ro1">
          <table:table-cell table:formula="of:=[original.AB7]" office:value-type="float" office:value="19200" calcext:value-type="float">
            <text:p>19200</text:p>
          </table:table-cell>
          <table:table-cell table:formula="of:=[original.AC7]" office:value-type="float" office:value="18549" calcext:value-type="float">
            <text:p>18549</text:p>
          </table:table-cell>
          <table:table-cell table:formula="of:=[original.O7]" office:value-type="float" office:value="73092" calcext:value-type="float">
            <text:p>73092</text:p>
          </table:table-cell>
          <table:table-cell table:formula="of:=['patched-default'.AB7]" office:value-type="float" office:value="18880" calcext:value-type="float">
            <text:p>18880</text:p>
          </table:table-cell>
          <table:table-cell table:formula="of:=['patched-default'.AC7]" office:value-type="float" office:value="19219" calcext:value-type="float">
            <text:p>19219</text:p>
          </table:table-cell>
          <table:table-cell table:formula="of:=['patched-default'.O7]" office:value-type="float" office:value="73304" calcext:value-type="float">
            <text:p>73304</text:p>
          </table:table-cell>
          <table:table-cell table:formula="of:=['patched-aggressive'.AB7]" office:value-type="float" office:value="18864" calcext:value-type="float">
            <text:p>18864</text:p>
          </table:table-cell>
          <table:table-cell table:formula="of:=['patched-aggressive'.AC7]" office:value-type="float" office:value="19221" calcext:value-type="float">
            <text:p>19221</text:p>
          </table:table-cell>
          <table:table-cell table:formula="of:=['patched-aggressive'.O7]" office:value-type="float" office:value="74128" calcext:value-type="float">
            <text:p>74128</text:p>
          </table:table-cell>
        </table:table-row>
        <table:table-row table:style-name="ro1">
          <table:table-cell table:formula="of:=[original.AB8]" office:value-type="float" office:value="19200" calcext:value-type="float">
            <text:p>19200</text:p>
          </table:table-cell>
          <table:table-cell table:formula="of:=[original.AC8]" office:value-type="float" office:value="18549" calcext:value-type="float">
            <text:p>18549</text:p>
          </table:table-cell>
          <table:table-cell table:formula="of:=[original.O8]" office:value-type="float" office:value="73092" calcext:value-type="float">
            <text:p>73092</text:p>
          </table:table-cell>
          <table:table-cell table:formula="of:=['patched-default'.AB8]" office:value-type="float" office:value="18880" calcext:value-type="float">
            <text:p>18880</text:p>
          </table:table-cell>
          <table:table-cell table:formula="of:=['patched-default'.AC8]" office:value-type="float" office:value="19219" calcext:value-type="float">
            <text:p>19219</text:p>
          </table:table-cell>
          <table:table-cell table:formula="of:=['patched-default'.O8]" office:value-type="float" office:value="73304" calcext:value-type="float">
            <text:p>73304</text:p>
          </table:table-cell>
          <table:table-cell table:formula="of:=['patched-aggressive'.AB8]" office:value-type="float" office:value="18864" calcext:value-type="float">
            <text:p>18864</text:p>
          </table:table-cell>
          <table:table-cell table:formula="of:=['patched-aggressive'.AC8]" office:value-type="float" office:value="19221" calcext:value-type="float">
            <text:p>19221</text:p>
          </table:table-cell>
          <table:table-cell table:formula="of:=['patched-aggressive'.O8]" office:value-type="float" office:value="74128" calcext:value-type="float">
            <text:p>74128</text:p>
          </table:table-cell>
        </table:table-row>
        <table:table-row table:style-name="ro1">
          <table:table-cell table:formula="of:=[original.AB9]" office:value-type="float" office:value="19200" calcext:value-type="float">
            <text:p>19200</text:p>
          </table:table-cell>
          <table:table-cell table:formula="of:=[original.AC9]" office:value-type="float" office:value="18549" calcext:value-type="float">
            <text:p>18549</text:p>
          </table:table-cell>
          <table:table-cell table:formula="of:=[original.O9]" office:value-type="float" office:value="73092" calcext:value-type="float">
            <text:p>73092</text:p>
          </table:table-cell>
          <table:table-cell table:formula="of:=['patched-default'.AB9]" office:value-type="float" office:value="18880" calcext:value-type="float">
            <text:p>18880</text:p>
          </table:table-cell>
          <table:table-cell table:formula="of:=['patched-default'.AC9]" office:value-type="float" office:value="19219" calcext:value-type="float">
            <text:p>19219</text:p>
          </table:table-cell>
          <table:table-cell table:formula="of:=['patched-default'.O9]" office:value-type="float" office:value="73304" calcext:value-type="float">
            <text:p>73304</text:p>
          </table:table-cell>
          <table:table-cell table:formula="of:=['patched-aggressive'.AB9]" office:value-type="float" office:value="18864" calcext:value-type="float">
            <text:p>18864</text:p>
          </table:table-cell>
          <table:table-cell table:formula="of:=['patched-aggressive'.AC9]" office:value-type="float" office:value="19221" calcext:value-type="float">
            <text:p>19221</text:p>
          </table:table-cell>
          <table:table-cell table:formula="of:=['patched-aggressive'.O9]" office:value-type="float" office:value="74128" calcext:value-type="float">
            <text:p>74128</text:p>
          </table:table-cell>
        </table:table-row>
        <table:table-row table:style-name="ro1">
          <table:table-cell table:formula="of:=[original.AB10]" office:value-type="float" office:value="72780" calcext:value-type="float">
            <text:p>72780</text:p>
          </table:table-cell>
          <table:table-cell table:formula="of:=[original.AC10]" office:value-type="float" office:value="66688" calcext:value-type="float">
            <text:p>66688</text:p>
          </table:table-cell>
          <table:table-cell table:formula="of:=[original.O10]" office:value-type="float" office:value="173340" calcext:value-type="float">
            <text:p>173340</text:p>
          </table:table-cell>
          <table:table-cell table:formula="of:=['patched-default'.AB10]" office:value-type="float" office:value="73216" calcext:value-type="float">
            <text:p>73216</text:p>
          </table:table-cell>
          <table:table-cell table:formula="of:=['patched-default'.AC10]" office:value-type="float" office:value="68121" calcext:value-type="float">
            <text:p>68121</text:p>
          </table:table-cell>
          <table:table-cell table:formula="of:=['patched-default'.O10]" office:value-type="float" office:value="168480" calcext:value-type="float">
            <text:p>168480</text:p>
          </table:table-cell>
          <table:table-cell table:formula="of:=['patched-aggressive'.AB10]" office:value-type="float" office:value="72576" calcext:value-type="float">
            <text:p>72576</text:p>
          </table:table-cell>
          <table:table-cell table:formula="of:=['patched-aggressive'.AC10]" office:value-type="float" office:value="64483" calcext:value-type="float">
            <text:p>64483</text:p>
          </table:table-cell>
          <table:table-cell table:formula="of:=['patched-aggressive'.O10]" office:value-type="float" office:value="166884" calcext:value-type="float">
            <text:p>166884</text:p>
          </table:table-cell>
        </table:table-row>
        <table:table-row table:style-name="ro1">
          <table:table-cell table:formula="of:=[original.AB11]" office:value-type="float" office:value="190148" calcext:value-type="float">
            <text:p>190148</text:p>
          </table:table-cell>
          <table:table-cell table:formula="of:=[original.AC11]" office:value-type="float" office:value="172163" calcext:value-type="float">
            <text:p>172163</text:p>
          </table:table-cell>
          <table:table-cell table:formula="of:=[original.O11]" office:value-type="float" office:value="351972" calcext:value-type="float">
            <text:p>351972</text:p>
          </table:table-cell>
          <table:table-cell table:formula="of:=['patched-default'.AB11]" office:value-type="float" office:value="190144" calcext:value-type="float">
            <text:p>190144</text:p>
          </table:table-cell>
          <table:table-cell table:formula="of:=['patched-default'.AC11]" office:value-type="float" office:value="173441" calcext:value-type="float">
            <text:p>173441</text:p>
          </table:table-cell>
          <table:table-cell table:formula="of:=['patched-default'.O11]" office:value-type="float" office:value="350236" calcext:value-type="float">
            <text:p>350236</text:p>
          </table:table-cell>
          <table:table-cell table:formula="of:=['patched-aggressive'.AB11]" office:value-type="float" office:value="185248" calcext:value-type="float">
            <text:p>185248</text:p>
          </table:table-cell>
          <table:table-cell table:formula="of:=['patched-aggressive'.AC11]" office:value-type="float" office:value="159294" calcext:value-type="float">
            <text:p>159294</text:p>
          </table:table-cell>
          <table:table-cell table:formula="of:=['patched-aggressive'.O11]" office:value-type="float" office:value="327268" calcext:value-type="float">
            <text:p>327268</text:p>
          </table:table-cell>
        </table:table-row>
        <table:table-row table:style-name="ro1">
          <table:table-cell table:formula="of:=[original.AB12]" office:value-type="float" office:value="312260" calcext:value-type="float">
            <text:p>312260</text:p>
          </table:table-cell>
          <table:table-cell table:formula="of:=[original.AC12]" office:value-type="float" office:value="281840" calcext:value-type="float">
            <text:p>281840</text:p>
          </table:table-cell>
          <table:table-cell table:formula="of:=[original.O12]" office:value-type="float" office:value="540372" calcext:value-type="float">
            <text:p>540372</text:p>
          </table:table-cell>
          <table:table-cell table:formula="of:=['patched-default'.AB12]" office:value-type="float" office:value="313472" calcext:value-type="float">
            <text:p>313472</text:p>
          </table:table-cell>
          <table:table-cell table:formula="of:=['patched-default'.AC12]" office:value-type="float" office:value="284560" calcext:value-type="float">
            <text:p>284560</text:p>
          </table:table-cell>
          <table:table-cell table:formula="of:=['patched-default'.O12]" office:value-type="float" office:value="541140" calcext:value-type="float">
            <text:p>541140</text:p>
          </table:table-cell>
          <table:table-cell table:formula="of:=['patched-aggressive'.AB12]" office:value-type="float" office:value="302976" calcext:value-type="float">
            <text:p>302976</text:p>
          </table:table-cell>
          <table:table-cell table:formula="of:=['patched-aggressive'.AC12]" office:value-type="float" office:value="258366" calcext:value-type="float">
            <text:p>258366</text:p>
          </table:table-cell>
          <table:table-cell table:formula="of:=['patched-aggressive'.O12]" office:value-type="float" office:value="524176" calcext:value-type="float">
            <text:p>524176</text:p>
          </table:table-cell>
        </table:table-row>
        <table:table-row table:style-name="ro1">
          <table:table-cell table:formula="of:=[original.AB13]" office:value-type="float" office:value="431684" calcext:value-type="float">
            <text:p>431684</text:p>
          </table:table-cell>
          <table:table-cell table:formula="of:=[original.AC13]" office:value-type="float" office:value="389104" calcext:value-type="float">
            <text:p>389104</text:p>
          </table:table-cell>
          <table:table-cell table:formula="of:=[original.O13]" office:value-type="float" office:value="716112" calcext:value-type="float">
            <text:p>716112</text:p>
          </table:table-cell>
          <table:table-cell table:formula="of:=['patched-default'.AB13]" office:value-type="float" office:value="433408" calcext:value-type="float">
            <text:p>433408</text:p>
          </table:table-cell>
          <table:table-cell table:formula="of:=['patched-default'.AC13]" office:value-type="float" office:value="392585" calcext:value-type="float">
            <text:p>392585</text:p>
          </table:table-cell>
          <table:table-cell table:formula="of:=['patched-default'.O13]" office:value-type="float" office:value="705396" calcext:value-type="float">
            <text:p>705396</text:p>
          </table:table-cell>
          <table:table-cell table:formula="of:=['patched-aggressive'.AB13]" office:value-type="float" office:value="418880" calcext:value-type="float">
            <text:p>418880</text:p>
          </table:table-cell>
          <table:table-cell table:formula="of:=['patched-aggressive'.AC13]" office:value-type="float" office:value="355900" calcext:value-type="float">
            <text:p>355900</text:p>
          </table:table-cell>
          <table:table-cell table:formula="of:=['patched-aggressive'.O13]" office:value-type="float" office:value="681152" calcext:value-type="float">
            <text:p>681152</text:p>
          </table:table-cell>
        </table:table-row>
        <table:table-row table:style-name="ro1">
          <table:table-cell table:formula="of:=[original.AB14]" office:value-type="float" office:value="550268" calcext:value-type="float">
            <text:p>550268</text:p>
          </table:table-cell>
          <table:table-cell table:formula="of:=[original.AC14]" office:value-type="float" office:value="495399" calcext:value-type="float">
            <text:p>495399</text:p>
          </table:table-cell>
          <table:table-cell table:formula="of:=[original.O14]" office:value-type="float" office:value="895984" calcext:value-type="float">
            <text:p>895984</text:p>
          </table:table-cell>
          <table:table-cell table:formula="of:=['patched-default'.AB14]" office:value-type="float" office:value="550976" calcext:value-type="float">
            <text:p>550976</text:p>
          </table:table-cell>
          <table:table-cell table:formula="of:=['patched-default'.AC14]" office:value-type="float" office:value="498452" calcext:value-type="float">
            <text:p>498452</text:p>
          </table:table-cell>
          <table:table-cell table:formula="of:=['patched-default'.O14]" office:value-type="float" office:value="889732" calcext:value-type="float">
            <text:p>889732</text:p>
          </table:table-cell>
          <table:table-cell table:formula="of:=['patched-aggressive'.AB14]" office:value-type="float" office:value="532048" calcext:value-type="float">
            <text:p>532048</text:p>
          </table:table-cell>
          <table:table-cell table:formula="of:=['patched-aggressive'.AC14]" office:value-type="float" office:value="451143" calcext:value-type="float">
            <text:p>451143</text:p>
          </table:table-cell>
          <table:table-cell table:formula="of:=['patched-aggressive'.O14]" office:value-type="float" office:value="852124" calcext:value-type="float">
            <text:p>852124</text:p>
          </table:table-cell>
        </table:table-row>
        <table:table-row table:style-name="ro1">
          <table:table-cell table:formula="of:=[original.AB15]" office:value-type="float" office:value="578940" calcext:value-type="float">
            <text:p>578940</text:p>
          </table:table-cell>
          <table:table-cell table:formula="of:=[original.AC15]" office:value-type="float" office:value="521369" calcext:value-type="float">
            <text:p>521369</text:p>
          </table:table-cell>
          <table:table-cell table:formula="of:=[original.O15]" office:value-type="float" office:value="934080" calcext:value-type="float">
            <text:p>934080</text:p>
          </table:table-cell>
          <table:table-cell table:formula="of:=['patched-default'.AB15]" office:value-type="float" office:value="578880" calcext:value-type="float">
            <text:p>578880</text:p>
          </table:table-cell>
          <table:table-cell table:formula="of:=['patched-default'.AC15]" office:value-type="float" office:value="523651" calcext:value-type="float">
            <text:p>523651</text:p>
          </table:table-cell>
          <table:table-cell table:formula="of:=['patched-default'.O15]" office:value-type="float" office:value="926164" calcext:value-type="float">
            <text:p>926164</text:p>
          </table:table-cell>
          <table:table-cell table:formula="of:=['patched-aggressive'.AB15]" office:value-type="float" office:value="578864" calcext:value-type="float">
            <text:p>578864</text:p>
          </table:table-cell>
          <table:table-cell table:formula="of:=['patched-aggressive'.AC15]" office:value-type="float" office:value="490530" calcext:value-type="float">
            <text:p>490530</text:p>
          </table:table-cell>
          <table:table-cell table:formula="of:=['patched-aggressive'.O15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16]" office:value-type="float" office:value="578940" calcext:value-type="float">
            <text:p>578940</text:p>
          </table:table-cell>
          <table:table-cell table:formula="of:=[original.AC16]" office:value-type="float" office:value="521369" calcext:value-type="float">
            <text:p>521369</text:p>
          </table:table-cell>
          <table:table-cell table:formula="of:=[original.O16]" office:value-type="float" office:value="934080" calcext:value-type="float">
            <text:p>934080</text:p>
          </table:table-cell>
          <table:table-cell table:formula="of:=['patched-default'.AB16]" office:value-type="float" office:value="578880" calcext:value-type="float">
            <text:p>578880</text:p>
          </table:table-cell>
          <table:table-cell table:formula="of:=['patched-default'.AC16]" office:value-type="float" office:value="523651" calcext:value-type="float">
            <text:p>523651</text:p>
          </table:table-cell>
          <table:table-cell table:formula="of:=['patched-default'.O16]" office:value-type="float" office:value="926164" calcext:value-type="float">
            <text:p>926164</text:p>
          </table:table-cell>
          <table:table-cell table:formula="of:=['patched-aggressive'.AB16]" office:value-type="float" office:value="578864" calcext:value-type="float">
            <text:p>578864</text:p>
          </table:table-cell>
          <table:table-cell table:formula="of:=['patched-aggressive'.AC16]" office:value-type="float" office:value="490530" calcext:value-type="float">
            <text:p>490530</text:p>
          </table:table-cell>
          <table:table-cell table:formula="of:=['patched-aggressive'.O16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17]" office:value-type="float" office:value="578940" calcext:value-type="float">
            <text:p>578940</text:p>
          </table:table-cell>
          <table:table-cell table:formula="of:=[original.AC17]" office:value-type="float" office:value="521369" calcext:value-type="float">
            <text:p>521369</text:p>
          </table:table-cell>
          <table:table-cell table:formula="of:=[original.O17]" office:value-type="float" office:value="934080" calcext:value-type="float">
            <text:p>934080</text:p>
          </table:table-cell>
          <table:table-cell table:formula="of:=['patched-default'.AB17]" office:value-type="float" office:value="578880" calcext:value-type="float">
            <text:p>578880</text:p>
          </table:table-cell>
          <table:table-cell table:formula="of:=['patched-default'.AC17]" office:value-type="float" office:value="523651" calcext:value-type="float">
            <text:p>523651</text:p>
          </table:table-cell>
          <table:table-cell table:formula="of:=['patched-default'.O17]" office:value-type="float" office:value="926164" calcext:value-type="float">
            <text:p>926164</text:p>
          </table:table-cell>
          <table:table-cell table:formula="of:=['patched-aggressive'.AB17]" office:value-type="float" office:value="578864" calcext:value-type="float">
            <text:p>578864</text:p>
          </table:table-cell>
          <table:table-cell table:formula="of:=['patched-aggressive'.AC17]" office:value-type="float" office:value="490530" calcext:value-type="float">
            <text:p>490530</text:p>
          </table:table-cell>
          <table:table-cell table:formula="of:=['patched-aggressive'.O17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18]" office:value-type="float" office:value="578940" calcext:value-type="float">
            <text:p>578940</text:p>
          </table:table-cell>
          <table:table-cell table:formula="of:=[original.AC18]" office:value-type="float" office:value="521369" calcext:value-type="float">
            <text:p>521369</text:p>
          </table:table-cell>
          <table:table-cell table:formula="of:=[original.O18]" office:value-type="float" office:value="934080" calcext:value-type="float">
            <text:p>934080</text:p>
          </table:table-cell>
          <table:table-cell table:formula="of:=['patched-default'.AB18]" office:value-type="float" office:value="578880" calcext:value-type="float">
            <text:p>578880</text:p>
          </table:table-cell>
          <table:table-cell table:formula="of:=['patched-default'.AC18]" office:value-type="float" office:value="523651" calcext:value-type="float">
            <text:p>523651</text:p>
          </table:table-cell>
          <table:table-cell table:formula="of:=['patched-default'.O18]" office:value-type="float" office:value="926164" calcext:value-type="float">
            <text:p>926164</text:p>
          </table:table-cell>
          <table:table-cell table:formula="of:=['patched-aggressive'.AB18]" office:value-type="float" office:value="578864" calcext:value-type="float">
            <text:p>578864</text:p>
          </table:table-cell>
          <table:table-cell table:formula="of:=['patched-aggressive'.AC18]" office:value-type="float" office:value="490530" calcext:value-type="float">
            <text:p>490530</text:p>
          </table:table-cell>
          <table:table-cell table:formula="of:=['patched-aggressive'.O18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19]" office:value-type="float" office:value="578940" calcext:value-type="float">
            <text:p>578940</text:p>
          </table:table-cell>
          <table:table-cell table:formula="of:=[original.AC19]" office:value-type="float" office:value="521369" calcext:value-type="float">
            <text:p>521369</text:p>
          </table:table-cell>
          <table:table-cell table:formula="of:=[original.O19]" office:value-type="float" office:value="934080" calcext:value-type="float">
            <text:p>934080</text:p>
          </table:table-cell>
          <table:table-cell table:formula="of:=['patched-default'.AB19]" office:value-type="float" office:value="578880" calcext:value-type="float">
            <text:p>578880</text:p>
          </table:table-cell>
          <table:table-cell table:formula="of:=['patched-default'.AC19]" office:value-type="float" office:value="523651" calcext:value-type="float">
            <text:p>523651</text:p>
          </table:table-cell>
          <table:table-cell table:formula="of:=['patched-default'.O19]" office:value-type="float" office:value="926164" calcext:value-type="float">
            <text:p>926164</text:p>
          </table:table-cell>
          <table:table-cell table:formula="of:=['patched-aggressive'.AB19]" office:value-type="float" office:value="578864" calcext:value-type="float">
            <text:p>578864</text:p>
          </table:table-cell>
          <table:table-cell table:formula="of:=['patched-aggressive'.AC19]" office:value-type="float" office:value="490530" calcext:value-type="float">
            <text:p>490530</text:p>
          </table:table-cell>
          <table:table-cell table:formula="of:=['patched-aggressive'.O19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20]" office:value-type="float" office:value="578940" calcext:value-type="float">
            <text:p>578940</text:p>
          </table:table-cell>
          <table:table-cell table:formula="of:=[original.AC20]" office:value-type="float" office:value="521369" calcext:value-type="float">
            <text:p>521369</text:p>
          </table:table-cell>
          <table:table-cell table:formula="of:=[original.O20]" office:value-type="float" office:value="934080" calcext:value-type="float">
            <text:p>934080</text:p>
          </table:table-cell>
          <table:table-cell table:formula="of:=['patched-default'.AB20]" office:value-type="float" office:value="578880" calcext:value-type="float">
            <text:p>578880</text:p>
          </table:table-cell>
          <table:table-cell table:formula="of:=['patched-default'.AC20]" office:value-type="float" office:value="523651" calcext:value-type="float">
            <text:p>523651</text:p>
          </table:table-cell>
          <table:table-cell table:formula="of:=['patched-default'.O20]" office:value-type="float" office:value="926164" calcext:value-type="float">
            <text:p>926164</text:p>
          </table:table-cell>
          <table:table-cell table:formula="of:=['patched-aggressive'.AB20]" office:value-type="float" office:value="578864" calcext:value-type="float">
            <text:p>578864</text:p>
          </table:table-cell>
          <table:table-cell table:formula="of:=['patched-aggressive'.AC20]" office:value-type="float" office:value="490530" calcext:value-type="float">
            <text:p>490530</text:p>
          </table:table-cell>
          <table:table-cell table:formula="of:=['patched-aggressive'.O20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21]" office:value-type="float" office:value="578940" calcext:value-type="float">
            <text:p>578940</text:p>
          </table:table-cell>
          <table:table-cell table:formula="of:=[original.AC21]" office:value-type="float" office:value="521369" calcext:value-type="float">
            <text:p>521369</text:p>
          </table:table-cell>
          <table:table-cell table:formula="of:=[original.O21]" office:value-type="float" office:value="934080" calcext:value-type="float">
            <text:p>934080</text:p>
          </table:table-cell>
          <table:table-cell table:formula="of:=['patched-default'.AB21]" office:value-type="float" office:value="578880" calcext:value-type="float">
            <text:p>578880</text:p>
          </table:table-cell>
          <table:table-cell table:formula="of:=['patched-default'.AC21]" office:value-type="float" office:value="523651" calcext:value-type="float">
            <text:p>523651</text:p>
          </table:table-cell>
          <table:table-cell table:formula="of:=['patched-default'.O21]" office:value-type="float" office:value="926164" calcext:value-type="float">
            <text:p>926164</text:p>
          </table:table-cell>
          <table:table-cell table:formula="of:=['patched-aggressive'.AB21]" office:value-type="float" office:value="578864" calcext:value-type="float">
            <text:p>578864</text:p>
          </table:table-cell>
          <table:table-cell table:formula="of:=['patched-aggressive'.AC21]" office:value-type="float" office:value="490530" calcext:value-type="float">
            <text:p>490530</text:p>
          </table:table-cell>
          <table:table-cell table:formula="of:=['patched-aggressive'.O21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22]" office:value-type="float" office:value="578940" calcext:value-type="float">
            <text:p>578940</text:p>
          </table:table-cell>
          <table:table-cell table:formula="of:=[original.AC22]" office:value-type="float" office:value="521369" calcext:value-type="float">
            <text:p>521369</text:p>
          </table:table-cell>
          <table:table-cell table:formula="of:=[original.O22]" office:value-type="float" office:value="934080" calcext:value-type="float">
            <text:p>934080</text:p>
          </table:table-cell>
          <table:table-cell table:formula="of:=['patched-default'.AB22]" office:value-type="float" office:value="578880" calcext:value-type="float">
            <text:p>578880</text:p>
          </table:table-cell>
          <table:table-cell table:formula="of:=['patched-default'.AC22]" office:value-type="float" office:value="523651" calcext:value-type="float">
            <text:p>523651</text:p>
          </table:table-cell>
          <table:table-cell table:formula="of:=['patched-default'.O22]" office:value-type="float" office:value="926164" calcext:value-type="float">
            <text:p>926164</text:p>
          </table:table-cell>
          <table:table-cell table:formula="of:=['patched-aggressive'.AB22]" office:value-type="float" office:value="578864" calcext:value-type="float">
            <text:p>578864</text:p>
          </table:table-cell>
          <table:table-cell table:formula="of:=['patched-aggressive'.AC22]" office:value-type="float" office:value="490530" calcext:value-type="float">
            <text:p>490530</text:p>
          </table:table-cell>
          <table:table-cell table:formula="of:=['patched-aggressive'.O22]" office:value-type="float" office:value="927256" calcext:value-type="float">
            <text:p>927256</text:p>
          </table:table-cell>
        </table:table-row>
        <table:table-row table:style-name="ro1">
          <table:table-cell table:formula="of:=[original.AB23]" office:value-type="float" office:value="578940" calcext:value-type="float">
            <text:p>578940</text:p>
          </table:table-cell>
          <table:table-cell table:formula="of:=[original.AC23]" office:value-type="float" office:value="420806" calcext:value-type="float">
            <text:p>420806</text:p>
          </table:table-cell>
          <table:table-cell table:formula="of:=[original.O23]" office:value-type="float" office:value="932504" calcext:value-type="float">
            <text:p>932504</text:p>
          </table:table-cell>
          <table:table-cell table:formula="of:=['patched-default'.AB23]" office:value-type="float" office:value="578880" calcext:value-type="float">
            <text:p>578880</text:p>
          </table:table-cell>
          <table:table-cell table:formula="of:=['patched-default'.AC23]" office:value-type="float" office:value="422776" calcext:value-type="float">
            <text:p>422776</text:p>
          </table:table-cell>
          <table:table-cell table:formula="of:=['patched-default'.O23]" office:value-type="float" office:value="926164" calcext:value-type="float">
            <text:p>926164</text:p>
          </table:table-cell>
          <table:table-cell table:formula="of:=['patched-aggressive'.AB23]" office:value-type="float" office:value="578848" calcext:value-type="float">
            <text:p>578848</text:p>
          </table:table-cell>
          <table:table-cell table:formula="of:=['patched-aggressive'.AC23]" office:value-type="float" office:value="396280" calcext:value-type="float">
            <text:p>396280</text:p>
          </table:table-cell>
          <table:table-cell table:formula="of:=['patched-aggressive'.O23]" office:value-type="float" office:value="915240" calcext:value-type="float">
            <text:p>915240</text:p>
          </table:table-cell>
        </table:table-row>
        <table:table-row table:style-name="ro1">
          <table:table-cell table:formula="of:=[original.AB24]" office:value-type="float" office:value="578940" calcext:value-type="float">
            <text:p>578940</text:p>
          </table:table-cell>
          <table:table-cell table:formula="of:=[original.AC24]" office:value-type="float" office:value="420806" calcext:value-type="float">
            <text:p>420806</text:p>
          </table:table-cell>
          <table:table-cell table:formula="of:=[original.O24]" office:value-type="float" office:value="932504" calcext:value-type="float">
            <text:p>932504</text:p>
          </table:table-cell>
          <table:table-cell table:formula="of:=['patched-default'.AB24]" office:value-type="float" office:value="578880" calcext:value-type="float">
            <text:p>578880</text:p>
          </table:table-cell>
          <table:table-cell table:formula="of:=['patched-default'.AC24]" office:value-type="float" office:value="422776" calcext:value-type="float">
            <text:p>422776</text:p>
          </table:table-cell>
          <table:table-cell table:formula="of:=['patched-default'.O24]" office:value-type="float" office:value="926164" calcext:value-type="float">
            <text:p>926164</text:p>
          </table:table-cell>
          <table:table-cell table:formula="of:=['patched-aggressive'.AB24]" office:value-type="float" office:value="578848" calcext:value-type="float">
            <text:p>578848</text:p>
          </table:table-cell>
          <table:table-cell table:formula="of:=['patched-aggressive'.AC24]" office:value-type="float" office:value="396280" calcext:value-type="float">
            <text:p>396280</text:p>
          </table:table-cell>
          <table:table-cell table:formula="of:=['patched-aggressive'.O24]" office:value-type="float" office:value="915240" calcext:value-type="float">
            <text:p>915240</text:p>
          </table:table-cell>
        </table:table-row>
        <table:table-row table:style-name="ro1">
          <table:table-cell table:formula="of:=[original.AB25]" office:value-type="float" office:value="578940" calcext:value-type="float">
            <text:p>578940</text:p>
          </table:table-cell>
          <table:table-cell table:formula="of:=[original.AC25]" office:value-type="float" office:value="420806" calcext:value-type="float">
            <text:p>420806</text:p>
          </table:table-cell>
          <table:table-cell table:formula="of:=[original.O25]" office:value-type="float" office:value="932504" calcext:value-type="float">
            <text:p>932504</text:p>
          </table:table-cell>
          <table:table-cell table:formula="of:=['patched-default'.AB25]" office:value-type="float" office:value="578880" calcext:value-type="float">
            <text:p>578880</text:p>
          </table:table-cell>
          <table:table-cell table:formula="of:=['patched-default'.AC25]" office:value-type="float" office:value="422776" calcext:value-type="float">
            <text:p>422776</text:p>
          </table:table-cell>
          <table:table-cell table:formula="of:=['patched-default'.O25]" office:value-type="float" office:value="926164" calcext:value-type="float">
            <text:p>926164</text:p>
          </table:table-cell>
          <table:table-cell table:formula="of:=['patched-aggressive'.AB25]" office:value-type="float" office:value="578848" calcext:value-type="float">
            <text:p>578848</text:p>
          </table:table-cell>
          <table:table-cell table:formula="of:=['patched-aggressive'.AC25]" office:value-type="float" office:value="396280" calcext:value-type="float">
            <text:p>396280</text:p>
          </table:table-cell>
          <table:table-cell table:formula="of:=['patched-aggressive'.O25]" office:value-type="float" office:value="907328" calcext:value-type="float">
            <text:p>907328</text:p>
          </table:table-cell>
        </table:table-row>
        <table:table-row table:style-name="ro1">
          <table:table-cell table:formula="of:=[original.AB26]" office:value-type="float" office:value="578940" calcext:value-type="float">
            <text:p>578940</text:p>
          </table:table-cell>
          <table:table-cell table:formula="of:=[original.AC26]" office:value-type="float" office:value="420806" calcext:value-type="float">
            <text:p>420806</text:p>
          </table:table-cell>
          <table:table-cell table:formula="of:=[original.O26]" office:value-type="float" office:value="932504" calcext:value-type="float">
            <text:p>932504</text:p>
          </table:table-cell>
          <table:table-cell table:formula="of:=['patched-default'.AB26]" office:value-type="float" office:value="578880" calcext:value-type="float">
            <text:p>578880</text:p>
          </table:table-cell>
          <table:table-cell table:formula="of:=['patched-default'.AC26]" office:value-type="float" office:value="422776" calcext:value-type="float">
            <text:p>422776</text:p>
          </table:table-cell>
          <table:table-cell table:formula="of:=['patched-default'.O26]" office:value-type="float" office:value="926164" calcext:value-type="float">
            <text:p>926164</text:p>
          </table:table-cell>
          <table:table-cell table:formula="of:=['patched-aggressive'.AB26]" office:value-type="float" office:value="578848" calcext:value-type="float">
            <text:p>578848</text:p>
          </table:table-cell>
          <table:table-cell table:formula="of:=['patched-aggressive'.AC26]" office:value-type="float" office:value="396280" calcext:value-type="float">
            <text:p>396280</text:p>
          </table:table-cell>
          <table:table-cell table:formula="of:=['patched-aggressive'.O26]" office:value-type="float" office:value="907328" calcext:value-type="float">
            <text:p>907328</text:p>
          </table:table-cell>
        </table:table-row>
        <table:table-row table:style-name="ro1">
          <table:table-cell table:formula="of:=[original.AB27]" office:value-type="float" office:value="578940" calcext:value-type="float">
            <text:p>578940</text:p>
          </table:table-cell>
          <table:table-cell table:formula="of:=[original.AC27]" office:value-type="float" office:value="420807" calcext:value-type="float">
            <text:p>420807</text:p>
          </table:table-cell>
          <table:table-cell table:formula="of:=[original.O27]" office:value-type="float" office:value="932504" calcext:value-type="float">
            <text:p>932504</text:p>
          </table:table-cell>
          <table:table-cell table:formula="of:=['patched-default'.AB27]" office:value-type="float" office:value="578880" calcext:value-type="float">
            <text:p>578880</text:p>
          </table:table-cell>
          <table:table-cell table:formula="of:=['patched-default'.AC27]" office:value-type="float" office:value="422776" calcext:value-type="float">
            <text:p>422776</text:p>
          </table:table-cell>
          <table:table-cell table:formula="of:=['patched-default'.O27]" office:value-type="float" office:value="926164" calcext:value-type="float">
            <text:p>926164</text:p>
          </table:table-cell>
          <table:table-cell table:formula="of:=['patched-aggressive'.AB27]" office:value-type="float" office:value="578848" calcext:value-type="float">
            <text:p>578848</text:p>
          </table:table-cell>
          <table:table-cell table:formula="of:=['patched-aggressive'.AC27]" office:value-type="float" office:value="396280" calcext:value-type="float">
            <text:p>396280</text:p>
          </table:table-cell>
          <table:table-cell table:formula="of:=['patched-aggressive'.O27]" office:value-type="float" office:value="907328" calcext:value-type="float">
            <text:p>907328</text:p>
          </table:table-cell>
        </table:table-row>
        <table:table-row table:style-name="ro1">
          <table:table-cell table:formula="of:=[original.AB28]" office:value-type="float" office:value="578940" calcext:value-type="float">
            <text:p>578940</text:p>
          </table:table-cell>
          <table:table-cell table:formula="of:=[original.AC28]" office:value-type="float" office:value="420807" calcext:value-type="float">
            <text:p>420807</text:p>
          </table:table-cell>
          <table:table-cell table:formula="of:=[original.O28]" office:value-type="float" office:value="932504" calcext:value-type="float">
            <text:p>932504</text:p>
          </table:table-cell>
          <table:table-cell table:formula="of:=['patched-default'.AB28]" office:value-type="float" office:value="578880" calcext:value-type="float">
            <text:p>578880</text:p>
          </table:table-cell>
          <table:table-cell table:formula="of:=['patched-default'.AC28]" office:value-type="float" office:value="422776" calcext:value-type="float">
            <text:p>422776</text:p>
          </table:table-cell>
          <table:table-cell table:formula="of:=['patched-default'.O28]" office:value-type="float" office:value="926164" calcext:value-type="float">
            <text:p>926164</text:p>
          </table:table-cell>
          <table:table-cell table:formula="of:=['patched-aggressive'.AB28]" office:value-type="float" office:value="578848" calcext:value-type="float">
            <text:p>578848</text:p>
          </table:table-cell>
          <table:table-cell table:formula="of:=['patched-aggressive'.AC28]" office:value-type="float" office:value="396280" calcext:value-type="float">
            <text:p>396280</text:p>
          </table:table-cell>
          <table:table-cell table:formula="of:=['patched-aggressive'.O28]" office:value-type="float" office:value="907328" calcext:value-type="float">
            <text:p>907328</text:p>
          </table:table-cell>
        </table:table-row>
        <table:table-row table:style-name="ro1">
          <table:table-cell table:formula="of:=[original.AB29]" office:value-type="float" office:value="578940" calcext:value-type="float">
            <text:p>578940</text:p>
          </table:table-cell>
          <table:table-cell table:formula="of:=[original.AC29]" office:value-type="float" office:value="420807" calcext:value-type="float">
            <text:p>420807</text:p>
          </table:table-cell>
          <table:table-cell table:formula="of:=[original.O29]" office:value-type="float" office:value="932504" calcext:value-type="float">
            <text:p>932504</text:p>
          </table:table-cell>
          <table:table-cell table:formula="of:=['patched-default'.AB29]" office:value-type="float" office:value="578880" calcext:value-type="float">
            <text:p>578880</text:p>
          </table:table-cell>
          <table:table-cell table:formula="of:=['patched-default'.AC29]" office:value-type="float" office:value="422776" calcext:value-type="float">
            <text:p>422776</text:p>
          </table:table-cell>
          <table:table-cell table:formula="of:=['patched-default'.O29]" office:value-type="float" office:value="926164" calcext:value-type="float">
            <text:p>926164</text:p>
          </table:table-cell>
          <table:table-cell table:formula="of:=['patched-aggressive'.AB29]" office:value-type="float" office:value="578848" calcext:value-type="float">
            <text:p>578848</text:p>
          </table:table-cell>
          <table:table-cell table:formula="of:=['patched-aggressive'.AC29]" office:value-type="float" office:value="396280" calcext:value-type="float">
            <text:p>396280</text:p>
          </table:table-cell>
          <table:table-cell table:formula="of:=['patched-aggressive'.O29]" office:value-type="float" office:value="907328" calcext:value-type="float">
            <text:p>907328</text:p>
          </table:table-cell>
        </table:table-row>
        <table:table-row table:style-name="ro1">
          <table:table-cell table:formula="of:=[original.AB30]" office:value-type="float" office:value="578940" calcext:value-type="float">
            <text:p>578940</text:p>
          </table:table-cell>
          <table:table-cell table:formula="of:=[original.AC30]" office:value-type="float" office:value="420807" calcext:value-type="float">
            <text:p>420807</text:p>
          </table:table-cell>
          <table:table-cell table:formula="of:=[original.O30]" office:value-type="float" office:value="932504" calcext:value-type="float">
            <text:p>932504</text:p>
          </table:table-cell>
          <table:table-cell table:formula="of:=['patched-default'.AB30]" office:value-type="float" office:value="578880" calcext:value-type="float">
            <text:p>578880</text:p>
          </table:table-cell>
          <table:table-cell table:formula="of:=['patched-default'.AC30]" office:value-type="float" office:value="422776" calcext:value-type="float">
            <text:p>422776</text:p>
          </table:table-cell>
          <table:table-cell table:formula="of:=['patched-default'.O30]" office:value-type="float" office:value="926164" calcext:value-type="float">
            <text:p>926164</text:p>
          </table:table-cell>
          <table:table-cell table:formula="of:=['patched-aggressive'.AB30]" office:value-type="float" office:value="578848" calcext:value-type="float">
            <text:p>578848</text:p>
          </table:table-cell>
          <table:table-cell table:formula="of:=['patched-aggressive'.AC30]" office:value-type="float" office:value="396280" calcext:value-type="float">
            <text:p>396280</text:p>
          </table:table-cell>
          <table:table-cell table:formula="of:=['patched-aggressive'.O30]" office:value-type="float" office:value="907328" calcext:value-type="float">
            <text:p>907328</text:p>
          </table:table-cell>
        </table:table-row>
        <table:table-row table:style-name="ro1">
          <table:table-cell table:formula="of:=[original.AB31]" office:value-type="float" office:value="578940" calcext:value-type="float">
            <text:p>578940</text:p>
          </table:table-cell>
          <table:table-cell table:formula="of:=[original.AC31]" office:value-type="float" office:value="320244" calcext:value-type="float">
            <text:p>320244</text:p>
          </table:table-cell>
          <table:table-cell table:formula="of:=[original.O31]" office:value-type="float" office:value="903860" calcext:value-type="float">
            <text:p>903860</text:p>
          </table:table-cell>
          <table:table-cell table:formula="of:=['patched-default'.AB31]" office:value-type="float" office:value="578880" calcext:value-type="float">
            <text:p>578880</text:p>
          </table:table-cell>
          <table:table-cell table:formula="of:=['patched-default'.AC31]" office:value-type="float" office:value="321901" calcext:value-type="float">
            <text:p>321901</text:p>
          </table:table-cell>
          <table:table-cell table:formula="of:=['patched-default'.O31]" office:value-type="float" office:value="900608" calcext:value-type="float">
            <text:p>900608</text:p>
          </table:table-cell>
          <table:table-cell table:formula="of:=['patched-aggressive'.AB31]" office:value-type="float" office:value="514848" calcext:value-type="float">
            <text:p>514848</text:p>
          </table:table-cell>
          <table:table-cell table:formula="of:=['patched-aggressive'.AC31]" office:value-type="float" office:value="302030" calcext:value-type="float">
            <text:p>302030</text:p>
          </table:table-cell>
          <table:table-cell table:formula="of:=['patched-aggressive'.O31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2]" office:value-type="float" office:value="578940" calcext:value-type="float">
            <text:p>578940</text:p>
          </table:table-cell>
          <table:table-cell table:formula="of:=[original.AC32]" office:value-type="float" office:value="320244" calcext:value-type="float">
            <text:p>320244</text:p>
          </table:table-cell>
          <table:table-cell table:formula="of:=[original.O32]" office:value-type="float" office:value="903860" calcext:value-type="float">
            <text:p>903860</text:p>
          </table:table-cell>
          <table:table-cell table:formula="of:=['patched-default'.AB32]" office:value-type="float" office:value="578880" calcext:value-type="float">
            <text:p>578880</text:p>
          </table:table-cell>
          <table:table-cell table:formula="of:=['patched-default'.AC32]" office:value-type="float" office:value="321901" calcext:value-type="float">
            <text:p>321901</text:p>
          </table:table-cell>
          <table:table-cell table:formula="of:=['patched-default'.O32]" office:value-type="float" office:value="900608" calcext:value-type="float">
            <text:p>900608</text:p>
          </table:table-cell>
          <table:table-cell table:formula="of:=['patched-aggressive'.AB32]" office:value-type="float" office:value="514848" calcext:value-type="float">
            <text:p>514848</text:p>
          </table:table-cell>
          <table:table-cell table:formula="of:=['patched-aggressive'.AC32]" office:value-type="float" office:value="302030" calcext:value-type="float">
            <text:p>302030</text:p>
          </table:table-cell>
          <table:table-cell table:formula="of:=['patched-aggressive'.O32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3]" office:value-type="float" office:value="578940" calcext:value-type="float">
            <text:p>578940</text:p>
          </table:table-cell>
          <table:table-cell table:formula="of:=[original.AC33]" office:value-type="float" office:value="320244" calcext:value-type="float">
            <text:p>320244</text:p>
          </table:table-cell>
          <table:table-cell table:formula="of:=[original.O33]" office:value-type="float" office:value="903860" calcext:value-type="float">
            <text:p>903860</text:p>
          </table:table-cell>
          <table:table-cell table:formula="of:=['patched-default'.AB33]" office:value-type="float" office:value="578880" calcext:value-type="float">
            <text:p>578880</text:p>
          </table:table-cell>
          <table:table-cell table:formula="of:=['patched-default'.AC33]" office:value-type="float" office:value="321901" calcext:value-type="float">
            <text:p>321901</text:p>
          </table:table-cell>
          <table:table-cell table:formula="of:=['patched-default'.O33]" office:value-type="float" office:value="900608" calcext:value-type="float">
            <text:p>900608</text:p>
          </table:table-cell>
          <table:table-cell table:formula="of:=['patched-aggressive'.AB33]" office:value-type="float" office:value="514848" calcext:value-type="float">
            <text:p>514848</text:p>
          </table:table-cell>
          <table:table-cell table:formula="of:=['patched-aggressive'.AC33]" office:value-type="float" office:value="302030" calcext:value-type="float">
            <text:p>302030</text:p>
          </table:table-cell>
          <table:table-cell table:formula="of:=['patched-aggressive'.O33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4]" office:value-type="float" office:value="578940" calcext:value-type="float">
            <text:p>578940</text:p>
          </table:table-cell>
          <table:table-cell table:formula="of:=[original.AC34]" office:value-type="float" office:value="320244" calcext:value-type="float">
            <text:p>320244</text:p>
          </table:table-cell>
          <table:table-cell table:formula="of:=[original.O34]" office:value-type="float" office:value="903860" calcext:value-type="float">
            <text:p>903860</text:p>
          </table:table-cell>
          <table:table-cell table:formula="of:=['patched-default'.AB34]" office:value-type="float" office:value="578880" calcext:value-type="float">
            <text:p>578880</text:p>
          </table:table-cell>
          <table:table-cell table:formula="of:=['patched-default'.AC34]" office:value-type="float" office:value="321901" calcext:value-type="float">
            <text:p>321901</text:p>
          </table:table-cell>
          <table:table-cell table:formula="of:=['patched-default'.O34]" office:value-type="float" office:value="900608" calcext:value-type="float">
            <text:p>900608</text:p>
          </table:table-cell>
          <table:table-cell table:formula="of:=['patched-aggressive'.AB34]" office:value-type="float" office:value="514848" calcext:value-type="float">
            <text:p>514848</text:p>
          </table:table-cell>
          <table:table-cell table:formula="of:=['patched-aggressive'.AC34]" office:value-type="float" office:value="302030" calcext:value-type="float">
            <text:p>302030</text:p>
          </table:table-cell>
          <table:table-cell table:formula="of:=['patched-aggressive'.O34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5]" office:value-type="float" office:value="578940" calcext:value-type="float">
            <text:p>578940</text:p>
          </table:table-cell>
          <table:table-cell table:formula="of:=[original.AC35]" office:value-type="float" office:value="320246" calcext:value-type="float">
            <text:p>320246</text:p>
          </table:table-cell>
          <table:table-cell table:formula="of:=[original.O35]" office:value-type="float" office:value="903860" calcext:value-type="float">
            <text:p>903860</text:p>
          </table:table-cell>
          <table:table-cell table:formula="of:=['patched-default'.AB35]" office:value-type="float" office:value="578880" calcext:value-type="float">
            <text:p>578880</text:p>
          </table:table-cell>
          <table:table-cell table:formula="of:=['patched-default'.AC35]" office:value-type="float" office:value="321903" calcext:value-type="float">
            <text:p>321903</text:p>
          </table:table-cell>
          <table:table-cell table:formula="of:=['patched-default'.O35]" office:value-type="float" office:value="900608" calcext:value-type="float">
            <text:p>900608</text:p>
          </table:table-cell>
          <table:table-cell table:formula="of:=['patched-aggressive'.AB35]" office:value-type="float" office:value="514848" calcext:value-type="float">
            <text:p>514848</text:p>
          </table:table-cell>
          <table:table-cell table:formula="of:=['patched-aggressive'.AC35]" office:value-type="float" office:value="302031" calcext:value-type="float">
            <text:p>302031</text:p>
          </table:table-cell>
          <table:table-cell table:formula="of:=['patched-aggressive'.O35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6]" office:value-type="float" office:value="578940" calcext:value-type="float">
            <text:p>578940</text:p>
          </table:table-cell>
          <table:table-cell table:formula="of:=[original.AC36]" office:value-type="float" office:value="320246" calcext:value-type="float">
            <text:p>320246</text:p>
          </table:table-cell>
          <table:table-cell table:formula="of:=[original.O36]" office:value-type="float" office:value="903860" calcext:value-type="float">
            <text:p>903860</text:p>
          </table:table-cell>
          <table:table-cell table:formula="of:=['patched-default'.AB36]" office:value-type="float" office:value="578880" calcext:value-type="float">
            <text:p>578880</text:p>
          </table:table-cell>
          <table:table-cell table:formula="of:=['patched-default'.AC36]" office:value-type="float" office:value="321903" calcext:value-type="float">
            <text:p>321903</text:p>
          </table:table-cell>
          <table:table-cell table:formula="of:=['patched-default'.O36]" office:value-type="float" office:value="900608" calcext:value-type="float">
            <text:p>900608</text:p>
          </table:table-cell>
          <table:table-cell table:formula="of:=['patched-aggressive'.AB36]" office:value-type="float" office:value="514848" calcext:value-type="float">
            <text:p>514848</text:p>
          </table:table-cell>
          <table:table-cell table:formula="of:=['patched-aggressive'.AC36]" office:value-type="float" office:value="302031" calcext:value-type="float">
            <text:p>302031</text:p>
          </table:table-cell>
          <table:table-cell table:formula="of:=['patched-aggressive'.O36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7]" office:value-type="float" office:value="578940" calcext:value-type="float">
            <text:p>578940</text:p>
          </table:table-cell>
          <table:table-cell table:formula="of:=[original.AC37]" office:value-type="float" office:value="320246" calcext:value-type="float">
            <text:p>320246</text:p>
          </table:table-cell>
          <table:table-cell table:formula="of:=[original.O37]" office:value-type="float" office:value="903860" calcext:value-type="float">
            <text:p>903860</text:p>
          </table:table-cell>
          <table:table-cell table:formula="of:=['patched-default'.AB37]" office:value-type="float" office:value="578880" calcext:value-type="float">
            <text:p>578880</text:p>
          </table:table-cell>
          <table:table-cell table:formula="of:=['patched-default'.AC37]" office:value-type="float" office:value="321903" calcext:value-type="float">
            <text:p>321903</text:p>
          </table:table-cell>
          <table:table-cell table:formula="of:=['patched-default'.O37]" office:value-type="float" office:value="900608" calcext:value-type="float">
            <text:p>900608</text:p>
          </table:table-cell>
          <table:table-cell table:formula="of:=['patched-aggressive'.AB37]" office:value-type="float" office:value="514848" calcext:value-type="float">
            <text:p>514848</text:p>
          </table:table-cell>
          <table:table-cell table:formula="of:=['patched-aggressive'.AC37]" office:value-type="float" office:value="302031" calcext:value-type="float">
            <text:p>302031</text:p>
          </table:table-cell>
          <table:table-cell table:formula="of:=['patched-aggressive'.O37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8]" office:value-type="float" office:value="578940" calcext:value-type="float">
            <text:p>578940</text:p>
          </table:table-cell>
          <table:table-cell table:formula="of:=[original.AC38]" office:value-type="float" office:value="320246" calcext:value-type="float">
            <text:p>320246</text:p>
          </table:table-cell>
          <table:table-cell table:formula="of:=[original.O38]" office:value-type="float" office:value="903860" calcext:value-type="float">
            <text:p>903860</text:p>
          </table:table-cell>
          <table:table-cell table:formula="of:=['patched-default'.AB38]" office:value-type="float" office:value="578880" calcext:value-type="float">
            <text:p>578880</text:p>
          </table:table-cell>
          <table:table-cell table:formula="of:=['patched-default'.AC38]" office:value-type="float" office:value="321903" calcext:value-type="float">
            <text:p>321903</text:p>
          </table:table-cell>
          <table:table-cell table:formula="of:=['patched-default'.O38]" office:value-type="float" office:value="900608" calcext:value-type="float">
            <text:p>900608</text:p>
          </table:table-cell>
          <table:table-cell table:formula="of:=['patched-aggressive'.AB38]" office:value-type="float" office:value="514848" calcext:value-type="float">
            <text:p>514848</text:p>
          </table:table-cell>
          <table:table-cell table:formula="of:=['patched-aggressive'.AC38]" office:value-type="float" office:value="302031" calcext:value-type="float">
            <text:p>302031</text:p>
          </table:table-cell>
          <table:table-cell table:formula="of:=['patched-aggressive'.O38]" office:value-type="float" office:value="816076" calcext:value-type="float">
            <text:p>816076</text:p>
          </table:table-cell>
        </table:table-row>
        <table:table-row table:style-name="ro1">
          <table:table-cell table:formula="of:=[original.AB39]" office:value-type="float" office:value="578940" calcext:value-type="float">
            <text:p>578940</text:p>
          </table:table-cell>
          <table:table-cell table:formula="of:=[original.AC39]" office:value-type="float" office:value="219683" calcext:value-type="float">
            <text:p>219683</text:p>
          </table:table-cell>
          <table:table-cell table:formula="of:=[original.O39]" office:value-type="float" office:value="882684" calcext:value-type="float">
            <text:p>882684</text:p>
          </table:table-cell>
          <table:table-cell table:formula="of:=['patched-default'.AB39]" office:value-type="float" office:value="578880" calcext:value-type="float">
            <text:p>578880</text:p>
          </table:table-cell>
          <table:table-cell table:formula="of:=['patched-default'.AC39]" office:value-type="float" office:value="221028" calcext:value-type="float">
            <text:p>221028</text:p>
          </table:table-cell>
          <table:table-cell table:formula="of:=['patched-default'.O39]" office:value-type="float" office:value="876200" calcext:value-type="float">
            <text:p>876200</text:p>
          </table:table-cell>
          <table:table-cell table:formula="of:=['patched-aggressive'.AB39]" office:value-type="float" office:value="418848" calcext:value-type="float">
            <text:p>418848</text:p>
          </table:table-cell>
          <table:table-cell table:formula="of:=['patched-aggressive'.AC39]" office:value-type="float" office:value="207781" calcext:value-type="float">
            <text:p>207781</text:p>
          </table:table-cell>
          <table:table-cell table:formula="of:=['patched-aggressive'.O39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0]" office:value-type="float" office:value="578940" calcext:value-type="float">
            <text:p>578940</text:p>
          </table:table-cell>
          <table:table-cell table:formula="of:=[original.AC40]" office:value-type="float" office:value="219683" calcext:value-type="float">
            <text:p>219683</text:p>
          </table:table-cell>
          <table:table-cell table:formula="of:=[original.O40]" office:value-type="float" office:value="882684" calcext:value-type="float">
            <text:p>882684</text:p>
          </table:table-cell>
          <table:table-cell table:formula="of:=['patched-default'.AB40]" office:value-type="float" office:value="578880" calcext:value-type="float">
            <text:p>578880</text:p>
          </table:table-cell>
          <table:table-cell table:formula="of:=['patched-default'.AC40]" office:value-type="float" office:value="221028" calcext:value-type="float">
            <text:p>221028</text:p>
          </table:table-cell>
          <table:table-cell table:formula="of:=['patched-default'.O40]" office:value-type="float" office:value="876200" calcext:value-type="float">
            <text:p>876200</text:p>
          </table:table-cell>
          <table:table-cell table:formula="of:=['patched-aggressive'.AB40]" office:value-type="float" office:value="418848" calcext:value-type="float">
            <text:p>418848</text:p>
          </table:table-cell>
          <table:table-cell table:formula="of:=['patched-aggressive'.AC40]" office:value-type="float" office:value="207781" calcext:value-type="float">
            <text:p>207781</text:p>
          </table:table-cell>
          <table:table-cell table:formula="of:=['patched-aggressive'.O40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1]" office:value-type="float" office:value="578940" calcext:value-type="float">
            <text:p>578940</text:p>
          </table:table-cell>
          <table:table-cell table:formula="of:=[original.AC41]" office:value-type="float" office:value="219683" calcext:value-type="float">
            <text:p>219683</text:p>
          </table:table-cell>
          <table:table-cell table:formula="of:=[original.O41]" office:value-type="float" office:value="882684" calcext:value-type="float">
            <text:p>882684</text:p>
          </table:table-cell>
          <table:table-cell table:formula="of:=['patched-default'.AB41]" office:value-type="float" office:value="578880" calcext:value-type="float">
            <text:p>578880</text:p>
          </table:table-cell>
          <table:table-cell table:formula="of:=['patched-default'.AC41]" office:value-type="float" office:value="221028" calcext:value-type="float">
            <text:p>221028</text:p>
          </table:table-cell>
          <table:table-cell table:formula="of:=['patched-default'.O41]" office:value-type="float" office:value="876200" calcext:value-type="float">
            <text:p>876200</text:p>
          </table:table-cell>
          <table:table-cell table:formula="of:=['patched-aggressive'.AB41]" office:value-type="float" office:value="418848" calcext:value-type="float">
            <text:p>418848</text:p>
          </table:table-cell>
          <table:table-cell table:formula="of:=['patched-aggressive'.AC41]" office:value-type="float" office:value="207781" calcext:value-type="float">
            <text:p>207781</text:p>
          </table:table-cell>
          <table:table-cell table:formula="of:=['patched-aggressive'.O41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2]" office:value-type="float" office:value="578940" calcext:value-type="float">
            <text:p>578940</text:p>
          </table:table-cell>
          <table:table-cell table:formula="of:=[original.AC42]" office:value-type="float" office:value="219683" calcext:value-type="float">
            <text:p>219683</text:p>
          </table:table-cell>
          <table:table-cell table:formula="of:=[original.O42]" office:value-type="float" office:value="882684" calcext:value-type="float">
            <text:p>882684</text:p>
          </table:table-cell>
          <table:table-cell table:formula="of:=['patched-default'.AB42]" office:value-type="float" office:value="578880" calcext:value-type="float">
            <text:p>578880</text:p>
          </table:table-cell>
          <table:table-cell table:formula="of:=['patched-default'.AC42]" office:value-type="float" office:value="221028" calcext:value-type="float">
            <text:p>221028</text:p>
          </table:table-cell>
          <table:table-cell table:formula="of:=['patched-default'.O42]" office:value-type="float" office:value="876200" calcext:value-type="float">
            <text:p>876200</text:p>
          </table:table-cell>
          <table:table-cell table:formula="of:=['patched-aggressive'.AB42]" office:value-type="float" office:value="418848" calcext:value-type="float">
            <text:p>418848</text:p>
          </table:table-cell>
          <table:table-cell table:formula="of:=['patched-aggressive'.AC42]" office:value-type="float" office:value="207781" calcext:value-type="float">
            <text:p>207781</text:p>
          </table:table-cell>
          <table:table-cell table:formula="of:=['patched-aggressive'.O42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3]" office:value-type="float" office:value="578940" calcext:value-type="float">
            <text:p>578940</text:p>
          </table:table-cell>
          <table:table-cell table:formula="of:=[original.AC43]" office:value-type="float" office:value="219684" calcext:value-type="float">
            <text:p>219684</text:p>
          </table:table-cell>
          <table:table-cell table:formula="of:=[original.O43]" office:value-type="float" office:value="882684" calcext:value-type="float">
            <text:p>882684</text:p>
          </table:table-cell>
          <table:table-cell table:formula="of:=['patched-default'.AB43]" office:value-type="float" office:value="578880" calcext:value-type="float">
            <text:p>578880</text:p>
          </table:table-cell>
          <table:table-cell table:formula="of:=['patched-default'.AC43]" office:value-type="float" office:value="221028" calcext:value-type="float">
            <text:p>221028</text:p>
          </table:table-cell>
          <table:table-cell table:formula="of:=['patched-default'.O43]" office:value-type="float" office:value="876200" calcext:value-type="float">
            <text:p>876200</text:p>
          </table:table-cell>
          <table:table-cell table:formula="of:=['patched-aggressive'.AB43]" office:value-type="float" office:value="418848" calcext:value-type="float">
            <text:p>418848</text:p>
          </table:table-cell>
          <table:table-cell table:formula="of:=['patched-aggressive'.AC43]" office:value-type="float" office:value="207782" calcext:value-type="float">
            <text:p>207782</text:p>
          </table:table-cell>
          <table:table-cell table:formula="of:=['patched-aggressive'.O43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4]" office:value-type="float" office:value="578940" calcext:value-type="float">
            <text:p>578940</text:p>
          </table:table-cell>
          <table:table-cell table:formula="of:=[original.AC44]" office:value-type="float" office:value="219684" calcext:value-type="float">
            <text:p>219684</text:p>
          </table:table-cell>
          <table:table-cell table:formula="of:=[original.O44]" office:value-type="float" office:value="882684" calcext:value-type="float">
            <text:p>882684</text:p>
          </table:table-cell>
          <table:table-cell table:formula="of:=['patched-default'.AB44]" office:value-type="float" office:value="578880" calcext:value-type="float">
            <text:p>578880</text:p>
          </table:table-cell>
          <table:table-cell table:formula="of:=['patched-default'.AC44]" office:value-type="float" office:value="221028" calcext:value-type="float">
            <text:p>221028</text:p>
          </table:table-cell>
          <table:table-cell table:formula="of:=['patched-default'.O44]" office:value-type="float" office:value="876200" calcext:value-type="float">
            <text:p>876200</text:p>
          </table:table-cell>
          <table:table-cell table:formula="of:=['patched-aggressive'.AB44]" office:value-type="float" office:value="418848" calcext:value-type="float">
            <text:p>418848</text:p>
          </table:table-cell>
          <table:table-cell table:formula="of:=['patched-aggressive'.AC44]" office:value-type="float" office:value="207782" calcext:value-type="float">
            <text:p>207782</text:p>
          </table:table-cell>
          <table:table-cell table:formula="of:=['patched-aggressive'.O44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5]" office:value-type="float" office:value="578940" calcext:value-type="float">
            <text:p>578940</text:p>
          </table:table-cell>
          <table:table-cell table:formula="of:=[original.AC45]" office:value-type="float" office:value="219684" calcext:value-type="float">
            <text:p>219684</text:p>
          </table:table-cell>
          <table:table-cell table:formula="of:=[original.O45]" office:value-type="float" office:value="882684" calcext:value-type="float">
            <text:p>882684</text:p>
          </table:table-cell>
          <table:table-cell table:formula="of:=['patched-default'.AB45]" office:value-type="float" office:value="578880" calcext:value-type="float">
            <text:p>578880</text:p>
          </table:table-cell>
          <table:table-cell table:formula="of:=['patched-default'.AC45]" office:value-type="float" office:value="221028" calcext:value-type="float">
            <text:p>221028</text:p>
          </table:table-cell>
          <table:table-cell table:formula="of:=['patched-default'.O45]" office:value-type="float" office:value="876200" calcext:value-type="float">
            <text:p>876200</text:p>
          </table:table-cell>
          <table:table-cell table:formula="of:=['patched-aggressive'.AB45]" office:value-type="float" office:value="418848" calcext:value-type="float">
            <text:p>418848</text:p>
          </table:table-cell>
          <table:table-cell table:formula="of:=['patched-aggressive'.AC45]" office:value-type="float" office:value="207782" calcext:value-type="float">
            <text:p>207782</text:p>
          </table:table-cell>
          <table:table-cell table:formula="of:=['patched-aggressive'.O45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6]" office:value-type="float" office:value="578940" calcext:value-type="float">
            <text:p>578940</text:p>
          </table:table-cell>
          <table:table-cell table:formula="of:=[original.AC46]" office:value-type="float" office:value="219684" calcext:value-type="float">
            <text:p>219684</text:p>
          </table:table-cell>
          <table:table-cell table:formula="of:=[original.O46]" office:value-type="float" office:value="882684" calcext:value-type="float">
            <text:p>882684</text:p>
          </table:table-cell>
          <table:table-cell table:formula="of:=['patched-default'.AB46]" office:value-type="float" office:value="578880" calcext:value-type="float">
            <text:p>578880</text:p>
          </table:table-cell>
          <table:table-cell table:formula="of:=['patched-default'.AC46]" office:value-type="float" office:value="221028" calcext:value-type="float">
            <text:p>221028</text:p>
          </table:table-cell>
          <table:table-cell table:formula="of:=['patched-default'.O46]" office:value-type="float" office:value="876200" calcext:value-type="float">
            <text:p>876200</text:p>
          </table:table-cell>
          <table:table-cell table:formula="of:=['patched-aggressive'.AB46]" office:value-type="float" office:value="418848" calcext:value-type="float">
            <text:p>418848</text:p>
          </table:table-cell>
          <table:table-cell table:formula="of:=['patched-aggressive'.AC46]" office:value-type="float" office:value="207782" calcext:value-type="float">
            <text:p>207782</text:p>
          </table:table-cell>
          <table:table-cell table:formula="of:=['patched-aggressive'.O46]" office:value-type="float" office:value="700260" calcext:value-type="float">
            <text:p>700260</text:p>
          </table:table-cell>
        </table:table-row>
        <table:table-row table:style-name="ro1">
          <table:table-cell table:formula="of:=[original.AB47]" office:value-type="float" office:value="579196" calcext:value-type="float">
            <text:p>579196</text:p>
          </table:table-cell>
          <table:table-cell table:formula="of:=[original.AC47]" office:value-type="float" office:value="119122" calcext:value-type="float">
            <text:p>119122</text:p>
          </table:table-cell>
          <table:table-cell table:formula="of:=[original.O47]" office:value-type="float" office:value="854072" calcext:value-type="float">
            <text:p>854072</text:p>
          </table:table-cell>
          <table:table-cell table:formula="of:=['patched-default'.AB47]" office:value-type="float" office:value="578880" calcext:value-type="float">
            <text:p>578880</text:p>
          </table:table-cell>
          <table:table-cell table:formula="of:=['patched-default'.AC47]" office:value-type="float" office:value="120154" calcext:value-type="float">
            <text:p>120154</text:p>
          </table:table-cell>
          <table:table-cell table:formula="of:=['patched-default'.O47]" office:value-type="float" office:value="850796" calcext:value-type="float">
            <text:p>850796</text:p>
          </table:table-cell>
          <table:table-cell table:formula="of:=['patched-aggressive'.AB47]" office:value-type="float" office:value="322848" calcext:value-type="float">
            <text:p>322848</text:p>
          </table:table-cell>
          <table:table-cell table:formula="of:=['patched-aggressive'.AC47]" office:value-type="float" office:value="113532" calcext:value-type="float">
            <text:p>113532</text:p>
          </table:table-cell>
          <table:table-cell table:formula="of:=['patched-aggressive'.O4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48]" office:value-type="float" office:value="579196" calcext:value-type="float">
            <text:p>579196</text:p>
          </table:table-cell>
          <table:table-cell table:formula="of:=[original.AC48]" office:value-type="float" office:value="119122" calcext:value-type="float">
            <text:p>119122</text:p>
          </table:table-cell>
          <table:table-cell table:formula="of:=[original.O48]" office:value-type="float" office:value="854072" calcext:value-type="float">
            <text:p>854072</text:p>
          </table:table-cell>
          <table:table-cell table:formula="of:=['patched-default'.AB48]" office:value-type="float" office:value="578880" calcext:value-type="float">
            <text:p>578880</text:p>
          </table:table-cell>
          <table:table-cell table:formula="of:=['patched-default'.AC48]" office:value-type="float" office:value="120154" calcext:value-type="float">
            <text:p>120154</text:p>
          </table:table-cell>
          <table:table-cell table:formula="of:=['patched-default'.O48]" office:value-type="float" office:value="850796" calcext:value-type="float">
            <text:p>850796</text:p>
          </table:table-cell>
          <table:table-cell table:formula="of:=['patched-aggressive'.AB48]" office:value-type="float" office:value="322848" calcext:value-type="float">
            <text:p>322848</text:p>
          </table:table-cell>
          <table:table-cell table:formula="of:=['patched-aggressive'.AC48]" office:value-type="float" office:value="113532" calcext:value-type="float">
            <text:p>113532</text:p>
          </table:table-cell>
          <table:table-cell table:formula="of:=['patched-aggressive'.O4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49]" office:value-type="float" office:value="579196" calcext:value-type="float">
            <text:p>579196</text:p>
          </table:table-cell>
          <table:table-cell table:formula="of:=[original.AC49]" office:value-type="float" office:value="119122" calcext:value-type="float">
            <text:p>119122</text:p>
          </table:table-cell>
          <table:table-cell table:formula="of:=[original.O49]" office:value-type="float" office:value="854072" calcext:value-type="float">
            <text:p>854072</text:p>
          </table:table-cell>
          <table:table-cell table:formula="of:=['patched-default'.AB49]" office:value-type="float" office:value="578880" calcext:value-type="float">
            <text:p>578880</text:p>
          </table:table-cell>
          <table:table-cell table:formula="of:=['patched-default'.AC49]" office:value-type="float" office:value="120154" calcext:value-type="float">
            <text:p>120154</text:p>
          </table:table-cell>
          <table:table-cell table:formula="of:=['patched-default'.O49]" office:value-type="float" office:value="850796" calcext:value-type="float">
            <text:p>850796</text:p>
          </table:table-cell>
          <table:table-cell table:formula="of:=['patched-aggressive'.AB49]" office:value-type="float" office:value="322848" calcext:value-type="float">
            <text:p>322848</text:p>
          </table:table-cell>
          <table:table-cell table:formula="of:=['patched-aggressive'.AC49]" office:value-type="float" office:value="113532" calcext:value-type="float">
            <text:p>113532</text:p>
          </table:table-cell>
          <table:table-cell table:formula="of:=['patched-aggressive'.O4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0]" office:value-type="float" office:value="579196" calcext:value-type="float">
            <text:p>579196</text:p>
          </table:table-cell>
          <table:table-cell table:formula="of:=[original.AC50]" office:value-type="float" office:value="119122" calcext:value-type="float">
            <text:p>119122</text:p>
          </table:table-cell>
          <table:table-cell table:formula="of:=[original.O50]" office:value-type="float" office:value="854072" calcext:value-type="float">
            <text:p>854072</text:p>
          </table:table-cell>
          <table:table-cell table:formula="of:=['patched-default'.AB50]" office:value-type="float" office:value="578880" calcext:value-type="float">
            <text:p>578880</text:p>
          </table:table-cell>
          <table:table-cell table:formula="of:=['patched-default'.AC50]" office:value-type="float" office:value="120154" calcext:value-type="float">
            <text:p>120154</text:p>
          </table:table-cell>
          <table:table-cell table:formula="of:=['patched-default'.O50]" office:value-type="float" office:value="850796" calcext:value-type="float">
            <text:p>850796</text:p>
          </table:table-cell>
          <table:table-cell table:formula="of:=['patched-aggressive'.AB50]" office:value-type="float" office:value="322848" calcext:value-type="float">
            <text:p>322848</text:p>
          </table:table-cell>
          <table:table-cell table:formula="of:=['patched-aggressive'.AC50]" office:value-type="float" office:value="113532" calcext:value-type="float">
            <text:p>113532</text:p>
          </table:table-cell>
          <table:table-cell table:formula="of:=['patched-aggressive'.O5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1]" office:value-type="float" office:value="579196" calcext:value-type="float">
            <text:p>579196</text:p>
          </table:table-cell>
          <table:table-cell table:formula="of:=[original.AC51]" office:value-type="float" office:value="119122" calcext:value-type="float">
            <text:p>119122</text:p>
          </table:table-cell>
          <table:table-cell table:formula="of:=[original.O51]" office:value-type="float" office:value="854072" calcext:value-type="float">
            <text:p>854072</text:p>
          </table:table-cell>
          <table:table-cell table:formula="of:=['patched-default'.AB51]" office:value-type="float" office:value="578880" calcext:value-type="float">
            <text:p>578880</text:p>
          </table:table-cell>
          <table:table-cell table:formula="of:=['patched-default'.AC51]" office:value-type="float" office:value="120154" calcext:value-type="float">
            <text:p>120154</text:p>
          </table:table-cell>
          <table:table-cell table:formula="of:=['patched-default'.O51]" office:value-type="float" office:value="850796" calcext:value-type="float">
            <text:p>850796</text:p>
          </table:table-cell>
          <table:table-cell table:formula="of:=['patched-aggressive'.AB51]" office:value-type="float" office:value="322848" calcext:value-type="float">
            <text:p>322848</text:p>
          </table:table-cell>
          <table:table-cell table:formula="of:=['patched-aggressive'.AC51]" office:value-type="float" office:value="113532" calcext:value-type="float">
            <text:p>113532</text:p>
          </table:table-cell>
          <table:table-cell table:formula="of:=['patched-aggressive'.O5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2]" office:value-type="float" office:value="579196" calcext:value-type="float">
            <text:p>579196</text:p>
          </table:table-cell>
          <table:table-cell table:formula="of:=[original.AC52]" office:value-type="float" office:value="119122" calcext:value-type="float">
            <text:p>119122</text:p>
          </table:table-cell>
          <table:table-cell table:formula="of:=[original.O52]" office:value-type="float" office:value="854072" calcext:value-type="float">
            <text:p>854072</text:p>
          </table:table-cell>
          <table:table-cell table:formula="of:=['patched-default'.AB52]" office:value-type="float" office:value="578880" calcext:value-type="float">
            <text:p>578880</text:p>
          </table:table-cell>
          <table:table-cell table:formula="of:=['patched-default'.AC52]" office:value-type="float" office:value="120154" calcext:value-type="float">
            <text:p>120154</text:p>
          </table:table-cell>
          <table:table-cell table:formula="of:=['patched-default'.O52]" office:value-type="float" office:value="850796" calcext:value-type="float">
            <text:p>850796</text:p>
          </table:table-cell>
          <table:table-cell table:formula="of:=['patched-aggressive'.AB52]" office:value-type="float" office:value="322848" calcext:value-type="float">
            <text:p>322848</text:p>
          </table:table-cell>
          <table:table-cell table:formula="of:=['patched-aggressive'.AC52]" office:value-type="float" office:value="113532" calcext:value-type="float">
            <text:p>113532</text:p>
          </table:table-cell>
          <table:table-cell table:formula="of:=['patched-aggressive'.O5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3]" office:value-type="float" office:value="579196" calcext:value-type="float">
            <text:p>579196</text:p>
          </table:table-cell>
          <table:table-cell table:formula="of:=[original.AC53]" office:value-type="float" office:value="119122" calcext:value-type="float">
            <text:p>119122</text:p>
          </table:table-cell>
          <table:table-cell table:formula="of:=[original.O53]" office:value-type="float" office:value="854072" calcext:value-type="float">
            <text:p>854072</text:p>
          </table:table-cell>
          <table:table-cell table:formula="of:=['patched-default'.AB53]" office:value-type="float" office:value="578880" calcext:value-type="float">
            <text:p>578880</text:p>
          </table:table-cell>
          <table:table-cell table:formula="of:=['patched-default'.AC53]" office:value-type="float" office:value="120154" calcext:value-type="float">
            <text:p>120154</text:p>
          </table:table-cell>
          <table:table-cell table:formula="of:=['patched-default'.O53]" office:value-type="float" office:value="850796" calcext:value-type="float">
            <text:p>850796</text:p>
          </table:table-cell>
          <table:table-cell table:formula="of:=['patched-aggressive'.AB53]" office:value-type="float" office:value="322848" calcext:value-type="float">
            <text:p>322848</text:p>
          </table:table-cell>
          <table:table-cell table:formula="of:=['patched-aggressive'.AC53]" office:value-type="float" office:value="113532" calcext:value-type="float">
            <text:p>113532</text:p>
          </table:table-cell>
          <table:table-cell table:formula="of:=['patched-aggressive'.O53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4]" office:value-type="float" office:value="579196" calcext:value-type="float">
            <text:p>579196</text:p>
          </table:table-cell>
          <table:table-cell table:formula="of:=[original.AC54]" office:value-type="float" office:value="119122" calcext:value-type="float">
            <text:p>119122</text:p>
          </table:table-cell>
          <table:table-cell table:formula="of:=[original.O54]" office:value-type="float" office:value="854072" calcext:value-type="float">
            <text:p>854072</text:p>
          </table:table-cell>
          <table:table-cell table:formula="of:=['patched-default'.AB54]" office:value-type="float" office:value="578880" calcext:value-type="float">
            <text:p>578880</text:p>
          </table:table-cell>
          <table:table-cell table:formula="of:=['patched-default'.AC54]" office:value-type="float" office:value="120154" calcext:value-type="float">
            <text:p>120154</text:p>
          </table:table-cell>
          <table:table-cell table:formula="of:=['patched-default'.O54]" office:value-type="float" office:value="850796" calcext:value-type="float">
            <text:p>850796</text:p>
          </table:table-cell>
          <table:table-cell table:formula="of:=['patched-aggressive'.AB54]" office:value-type="float" office:value="322848" calcext:value-type="float">
            <text:p>322848</text:p>
          </table:table-cell>
          <table:table-cell table:formula="of:=['patched-aggressive'.AC54]" office:value-type="float" office:value="113532" calcext:value-type="float">
            <text:p>113532</text:p>
          </table:table-cell>
          <table:table-cell table:formula="of:=['patched-aggressive'.O54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5]" office:value-type="float" office:value="579196" calcext:value-type="float">
            <text:p>579196</text:p>
          </table:table-cell>
          <table:table-cell table:formula="of:=[original.AC55]" office:value-type="float" office:value="119122" calcext:value-type="float">
            <text:p>119122</text:p>
          </table:table-cell>
          <table:table-cell table:formula="of:=[original.O55]" office:value-type="float" office:value="854072" calcext:value-type="float">
            <text:p>854072</text:p>
          </table:table-cell>
          <table:table-cell table:formula="of:=['patched-default'.AB55]" office:value-type="float" office:value="578880" calcext:value-type="float">
            <text:p>578880</text:p>
          </table:table-cell>
          <table:table-cell table:formula="of:=['patched-default'.AC55]" office:value-type="float" office:value="120154" calcext:value-type="float">
            <text:p>120154</text:p>
          </table:table-cell>
          <table:table-cell table:formula="of:=['patched-default'.O55]" office:value-type="float" office:value="850796" calcext:value-type="float">
            <text:p>850796</text:p>
          </table:table-cell>
          <table:table-cell table:formula="of:=['patched-aggressive'.AB55]" office:value-type="float" office:value="322848" calcext:value-type="float">
            <text:p>322848</text:p>
          </table:table-cell>
          <table:table-cell table:formula="of:=['patched-aggressive'.AC55]" office:value-type="float" office:value="113532" calcext:value-type="float">
            <text:p>113532</text:p>
          </table:table-cell>
          <table:table-cell table:formula="of:=['patched-aggressive'.O55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6]" office:value-type="float" office:value="579196" calcext:value-type="float">
            <text:p>579196</text:p>
          </table:table-cell>
          <table:table-cell table:formula="of:=[original.AC56]" office:value-type="float" office:value="119122" calcext:value-type="float">
            <text:p>119122</text:p>
          </table:table-cell>
          <table:table-cell table:formula="of:=[original.O56]" office:value-type="float" office:value="854072" calcext:value-type="float">
            <text:p>854072</text:p>
          </table:table-cell>
          <table:table-cell table:formula="of:=['patched-default'.AB56]" office:value-type="float" office:value="578880" calcext:value-type="float">
            <text:p>578880</text:p>
          </table:table-cell>
          <table:table-cell table:formula="of:=['patched-default'.AC56]" office:value-type="float" office:value="120154" calcext:value-type="float">
            <text:p>120154</text:p>
          </table:table-cell>
          <table:table-cell table:formula="of:=['patched-default'.O56]" office:value-type="float" office:value="850796" calcext:value-type="float">
            <text:p>850796</text:p>
          </table:table-cell>
          <table:table-cell table:formula="of:=['patched-aggressive'.AB56]" office:value-type="float" office:value="322848" calcext:value-type="float">
            <text:p>322848</text:p>
          </table:table-cell>
          <table:table-cell table:formula="of:=['patched-aggressive'.AC56]" office:value-type="float" office:value="113532" calcext:value-type="float">
            <text:p>113532</text:p>
          </table:table-cell>
          <table:table-cell table:formula="of:=['patched-aggressive'.O56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7]" office:value-type="float" office:value="579196" calcext:value-type="float">
            <text:p>579196</text:p>
          </table:table-cell>
          <table:table-cell table:formula="of:=[original.AC57]" office:value-type="float" office:value="119122" calcext:value-type="float">
            <text:p>119122</text:p>
          </table:table-cell>
          <table:table-cell table:formula="of:=[original.O57]" office:value-type="float" office:value="854072" calcext:value-type="float">
            <text:p>854072</text:p>
          </table:table-cell>
          <table:table-cell table:formula="of:=['patched-default'.AB57]" office:value-type="float" office:value="578880" calcext:value-type="float">
            <text:p>578880</text:p>
          </table:table-cell>
          <table:table-cell table:formula="of:=['patched-default'.AC57]" office:value-type="float" office:value="120154" calcext:value-type="float">
            <text:p>120154</text:p>
          </table:table-cell>
          <table:table-cell table:formula="of:=['patched-default'.O57]" office:value-type="float" office:value="850796" calcext:value-type="float">
            <text:p>850796</text:p>
          </table:table-cell>
          <table:table-cell table:formula="of:=['patched-aggressive'.AB57]" office:value-type="float" office:value="322848" calcext:value-type="float">
            <text:p>322848</text:p>
          </table:table-cell>
          <table:table-cell table:formula="of:=['patched-aggressive'.AC57]" office:value-type="float" office:value="113532" calcext:value-type="float">
            <text:p>113532</text:p>
          </table:table-cell>
          <table:table-cell table:formula="of:=['patched-aggressive'.O5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8]" office:value-type="float" office:value="579196" calcext:value-type="float">
            <text:p>579196</text:p>
          </table:table-cell>
          <table:table-cell table:formula="of:=[original.AC58]" office:value-type="float" office:value="119122" calcext:value-type="float">
            <text:p>119122</text:p>
          </table:table-cell>
          <table:table-cell table:formula="of:=[original.O58]" office:value-type="float" office:value="854072" calcext:value-type="float">
            <text:p>854072</text:p>
          </table:table-cell>
          <table:table-cell table:formula="of:=['patched-default'.AB58]" office:value-type="float" office:value="578880" calcext:value-type="float">
            <text:p>578880</text:p>
          </table:table-cell>
          <table:table-cell table:formula="of:=['patched-default'.AC58]" office:value-type="float" office:value="120154" calcext:value-type="float">
            <text:p>120154</text:p>
          </table:table-cell>
          <table:table-cell table:formula="of:=['patched-default'.O58]" office:value-type="float" office:value="850796" calcext:value-type="float">
            <text:p>850796</text:p>
          </table:table-cell>
          <table:table-cell table:formula="of:=['patched-aggressive'.AB58]" office:value-type="float" office:value="322848" calcext:value-type="float">
            <text:p>322848</text:p>
          </table:table-cell>
          <table:table-cell table:formula="of:=['patched-aggressive'.AC58]" office:value-type="float" office:value="113532" calcext:value-type="float">
            <text:p>113532</text:p>
          </table:table-cell>
          <table:table-cell table:formula="of:=['patched-aggressive'.O5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59]" office:value-type="float" office:value="579196" calcext:value-type="float">
            <text:p>579196</text:p>
          </table:table-cell>
          <table:table-cell table:formula="of:=[original.AC59]" office:value-type="float" office:value="119122" calcext:value-type="float">
            <text:p>119122</text:p>
          </table:table-cell>
          <table:table-cell table:formula="of:=[original.O59]" office:value-type="float" office:value="854072" calcext:value-type="float">
            <text:p>854072</text:p>
          </table:table-cell>
          <table:table-cell table:formula="of:=['patched-default'.AB59]" office:value-type="float" office:value="578880" calcext:value-type="float">
            <text:p>578880</text:p>
          </table:table-cell>
          <table:table-cell table:formula="of:=['patched-default'.AC59]" office:value-type="float" office:value="120154" calcext:value-type="float">
            <text:p>120154</text:p>
          </table:table-cell>
          <table:table-cell table:formula="of:=['patched-default'.O59]" office:value-type="float" office:value="850796" calcext:value-type="float">
            <text:p>850796</text:p>
          </table:table-cell>
          <table:table-cell table:formula="of:=['patched-aggressive'.AB59]" office:value-type="float" office:value="322848" calcext:value-type="float">
            <text:p>322848</text:p>
          </table:table-cell>
          <table:table-cell table:formula="of:=['patched-aggressive'.AC59]" office:value-type="float" office:value="113532" calcext:value-type="float">
            <text:p>113532</text:p>
          </table:table-cell>
          <table:table-cell table:formula="of:=['patched-aggressive'.O5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0]" office:value-type="float" office:value="579196" calcext:value-type="float">
            <text:p>579196</text:p>
          </table:table-cell>
          <table:table-cell table:formula="of:=[original.AC60]" office:value-type="float" office:value="119122" calcext:value-type="float">
            <text:p>119122</text:p>
          </table:table-cell>
          <table:table-cell table:formula="of:=[original.O60]" office:value-type="float" office:value="854072" calcext:value-type="float">
            <text:p>854072</text:p>
          </table:table-cell>
          <table:table-cell table:formula="of:=['patched-default'.AB60]" office:value-type="float" office:value="578880" calcext:value-type="float">
            <text:p>578880</text:p>
          </table:table-cell>
          <table:table-cell table:formula="of:=['patched-default'.AC60]" office:value-type="float" office:value="120154" calcext:value-type="float">
            <text:p>120154</text:p>
          </table:table-cell>
          <table:table-cell table:formula="of:=['patched-default'.O60]" office:value-type="float" office:value="850796" calcext:value-type="float">
            <text:p>850796</text:p>
          </table:table-cell>
          <table:table-cell table:formula="of:=['patched-aggressive'.AB60]" office:value-type="float" office:value="322848" calcext:value-type="float">
            <text:p>322848</text:p>
          </table:table-cell>
          <table:table-cell table:formula="of:=['patched-aggressive'.AC60]" office:value-type="float" office:value="113532" calcext:value-type="float">
            <text:p>113532</text:p>
          </table:table-cell>
          <table:table-cell table:formula="of:=['patched-aggressive'.O6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1]" office:value-type="float" office:value="579196" calcext:value-type="float">
            <text:p>579196</text:p>
          </table:table-cell>
          <table:table-cell table:formula="of:=[original.AC61]" office:value-type="float" office:value="119122" calcext:value-type="float">
            <text:p>119122</text:p>
          </table:table-cell>
          <table:table-cell table:formula="of:=[original.O61]" office:value-type="float" office:value="854072" calcext:value-type="float">
            <text:p>854072</text:p>
          </table:table-cell>
          <table:table-cell table:formula="of:=['patched-default'.AB61]" office:value-type="float" office:value="578880" calcext:value-type="float">
            <text:p>578880</text:p>
          </table:table-cell>
          <table:table-cell table:formula="of:=['patched-default'.AC61]" office:value-type="float" office:value="120154" calcext:value-type="float">
            <text:p>120154</text:p>
          </table:table-cell>
          <table:table-cell table:formula="of:=['patched-default'.O61]" office:value-type="float" office:value="850796" calcext:value-type="float">
            <text:p>850796</text:p>
          </table:table-cell>
          <table:table-cell table:formula="of:=['patched-aggressive'.AB61]" office:value-type="float" office:value="322848" calcext:value-type="float">
            <text:p>322848</text:p>
          </table:table-cell>
          <table:table-cell table:formula="of:=['patched-aggressive'.AC61]" office:value-type="float" office:value="113532" calcext:value-type="float">
            <text:p>113532</text:p>
          </table:table-cell>
          <table:table-cell table:formula="of:=['patched-aggressive'.O6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2]" office:value-type="float" office:value="579196" calcext:value-type="float">
            <text:p>579196</text:p>
          </table:table-cell>
          <table:table-cell table:formula="of:=[original.AC62]" office:value-type="float" office:value="119122" calcext:value-type="float">
            <text:p>119122</text:p>
          </table:table-cell>
          <table:table-cell table:formula="of:=[original.O62]" office:value-type="float" office:value="854072" calcext:value-type="float">
            <text:p>854072</text:p>
          </table:table-cell>
          <table:table-cell table:formula="of:=['patched-default'.AB62]" office:value-type="float" office:value="578880" calcext:value-type="float">
            <text:p>578880</text:p>
          </table:table-cell>
          <table:table-cell table:formula="of:=['patched-default'.AC62]" office:value-type="float" office:value="120154" calcext:value-type="float">
            <text:p>120154</text:p>
          </table:table-cell>
          <table:table-cell table:formula="of:=['patched-default'.O62]" office:value-type="float" office:value="850796" calcext:value-type="float">
            <text:p>850796</text:p>
          </table:table-cell>
          <table:table-cell table:formula="of:=['patched-aggressive'.AB62]" office:value-type="float" office:value="322848" calcext:value-type="float">
            <text:p>322848</text:p>
          </table:table-cell>
          <table:table-cell table:formula="of:=['patched-aggressive'.AC62]" office:value-type="float" office:value="113532" calcext:value-type="float">
            <text:p>113532</text:p>
          </table:table-cell>
          <table:table-cell table:formula="of:=['patched-aggressive'.O6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3]" office:value-type="float" office:value="579196" calcext:value-type="float">
            <text:p>579196</text:p>
          </table:table-cell>
          <table:table-cell table:formula="of:=[original.AC63]" office:value-type="float" office:value="119122" calcext:value-type="float">
            <text:p>119122</text:p>
          </table:table-cell>
          <table:table-cell table:formula="of:=[original.O63]" office:value-type="float" office:value="854072" calcext:value-type="float">
            <text:p>854072</text:p>
          </table:table-cell>
          <table:table-cell table:formula="of:=['patched-default'.AB63]" office:value-type="float" office:value="578880" calcext:value-type="float">
            <text:p>578880</text:p>
          </table:table-cell>
          <table:table-cell table:formula="of:=['patched-default'.AC63]" office:value-type="float" office:value="120154" calcext:value-type="float">
            <text:p>120154</text:p>
          </table:table-cell>
          <table:table-cell table:formula="of:=['patched-default'.O63]" office:value-type="float" office:value="850796" calcext:value-type="float">
            <text:p>850796</text:p>
          </table:table-cell>
          <table:table-cell table:formula="of:=['patched-aggressive'.AB63]" office:value-type="float" office:value="322848" calcext:value-type="float">
            <text:p>322848</text:p>
          </table:table-cell>
          <table:table-cell table:formula="of:=['patched-aggressive'.AC63]" office:value-type="float" office:value="113532" calcext:value-type="float">
            <text:p>113532</text:p>
          </table:table-cell>
          <table:table-cell table:formula="of:=['patched-aggressive'.O63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4]" office:value-type="float" office:value="579196" calcext:value-type="float">
            <text:p>579196</text:p>
          </table:table-cell>
          <table:table-cell table:formula="of:=[original.AC64]" office:value-type="float" office:value="119122" calcext:value-type="float">
            <text:p>119122</text:p>
          </table:table-cell>
          <table:table-cell table:formula="of:=[original.O64]" office:value-type="float" office:value="854072" calcext:value-type="float">
            <text:p>854072</text:p>
          </table:table-cell>
          <table:table-cell table:formula="of:=['patched-default'.AB64]" office:value-type="float" office:value="578880" calcext:value-type="float">
            <text:p>578880</text:p>
          </table:table-cell>
          <table:table-cell table:formula="of:=['patched-default'.AC64]" office:value-type="float" office:value="120154" calcext:value-type="float">
            <text:p>120154</text:p>
          </table:table-cell>
          <table:table-cell table:formula="of:=['patched-default'.O64]" office:value-type="float" office:value="850796" calcext:value-type="float">
            <text:p>850796</text:p>
          </table:table-cell>
          <table:table-cell table:formula="of:=['patched-aggressive'.AB64]" office:value-type="float" office:value="322848" calcext:value-type="float">
            <text:p>322848</text:p>
          </table:table-cell>
          <table:table-cell table:formula="of:=['patched-aggressive'.AC64]" office:value-type="float" office:value="113532" calcext:value-type="float">
            <text:p>113532</text:p>
          </table:table-cell>
          <table:table-cell table:formula="of:=['patched-aggressive'.O64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5]" office:value-type="float" office:value="579196" calcext:value-type="float">
            <text:p>579196</text:p>
          </table:table-cell>
          <table:table-cell table:formula="of:=[original.AC65]" office:value-type="float" office:value="119122" calcext:value-type="float">
            <text:p>119122</text:p>
          </table:table-cell>
          <table:table-cell table:formula="of:=[original.O65]" office:value-type="float" office:value="854072" calcext:value-type="float">
            <text:p>854072</text:p>
          </table:table-cell>
          <table:table-cell table:formula="of:=['patched-default'.AB65]" office:value-type="float" office:value="578880" calcext:value-type="float">
            <text:p>578880</text:p>
          </table:table-cell>
          <table:table-cell table:formula="of:=['patched-default'.AC65]" office:value-type="float" office:value="120154" calcext:value-type="float">
            <text:p>120154</text:p>
          </table:table-cell>
          <table:table-cell table:formula="of:=['patched-default'.O65]" office:value-type="float" office:value="850796" calcext:value-type="float">
            <text:p>850796</text:p>
          </table:table-cell>
          <table:table-cell table:formula="of:=['patched-aggressive'.AB65]" office:value-type="float" office:value="322848" calcext:value-type="float">
            <text:p>322848</text:p>
          </table:table-cell>
          <table:table-cell table:formula="of:=['patched-aggressive'.AC65]" office:value-type="float" office:value="113532" calcext:value-type="float">
            <text:p>113532</text:p>
          </table:table-cell>
          <table:table-cell table:formula="of:=['patched-aggressive'.O65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6]" office:value-type="float" office:value="579196" calcext:value-type="float">
            <text:p>579196</text:p>
          </table:table-cell>
          <table:table-cell table:formula="of:=[original.AC66]" office:value-type="float" office:value="119122" calcext:value-type="float">
            <text:p>119122</text:p>
          </table:table-cell>
          <table:table-cell table:formula="of:=[original.O66]" office:value-type="float" office:value="854072" calcext:value-type="float">
            <text:p>854072</text:p>
          </table:table-cell>
          <table:table-cell table:formula="of:=['patched-default'.AB66]" office:value-type="float" office:value="578880" calcext:value-type="float">
            <text:p>578880</text:p>
          </table:table-cell>
          <table:table-cell table:formula="of:=['patched-default'.AC66]" office:value-type="float" office:value="120154" calcext:value-type="float">
            <text:p>120154</text:p>
          </table:table-cell>
          <table:table-cell table:formula="of:=['patched-default'.O66]" office:value-type="float" office:value="850796" calcext:value-type="float">
            <text:p>850796</text:p>
          </table:table-cell>
          <table:table-cell table:formula="of:=['patched-aggressive'.AB66]" office:value-type="float" office:value="322848" calcext:value-type="float">
            <text:p>322848</text:p>
          </table:table-cell>
          <table:table-cell table:formula="of:=['patched-aggressive'.AC66]" office:value-type="float" office:value="113532" calcext:value-type="float">
            <text:p>113532</text:p>
          </table:table-cell>
          <table:table-cell table:formula="of:=['patched-aggressive'.O66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7]" office:value-type="float" office:value="579196" calcext:value-type="float">
            <text:p>579196</text:p>
          </table:table-cell>
          <table:table-cell table:formula="of:=[original.AC67]" office:value-type="float" office:value="119122" calcext:value-type="float">
            <text:p>119122</text:p>
          </table:table-cell>
          <table:table-cell table:formula="of:=[original.O67]" office:value-type="float" office:value="854072" calcext:value-type="float">
            <text:p>854072</text:p>
          </table:table-cell>
          <table:table-cell table:formula="of:=['patched-default'.AB67]" office:value-type="float" office:value="578880" calcext:value-type="float">
            <text:p>578880</text:p>
          </table:table-cell>
          <table:table-cell table:formula="of:=['patched-default'.AC67]" office:value-type="float" office:value="120154" calcext:value-type="float">
            <text:p>120154</text:p>
          </table:table-cell>
          <table:table-cell table:formula="of:=['patched-default'.O67]" office:value-type="float" office:value="850796" calcext:value-type="float">
            <text:p>850796</text:p>
          </table:table-cell>
          <table:table-cell table:formula="of:=['patched-aggressive'.AB67]" office:value-type="float" office:value="322848" calcext:value-type="float">
            <text:p>322848</text:p>
          </table:table-cell>
          <table:table-cell table:formula="of:=['patched-aggressive'.AC67]" office:value-type="float" office:value="113532" calcext:value-type="float">
            <text:p>113532</text:p>
          </table:table-cell>
          <table:table-cell table:formula="of:=['patched-aggressive'.O6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8]" office:value-type="float" office:value="579196" calcext:value-type="float">
            <text:p>579196</text:p>
          </table:table-cell>
          <table:table-cell table:formula="of:=[original.AC68]" office:value-type="float" office:value="119122" calcext:value-type="float">
            <text:p>119122</text:p>
          </table:table-cell>
          <table:table-cell table:formula="of:=[original.O68]" office:value-type="float" office:value="854072" calcext:value-type="float">
            <text:p>854072</text:p>
          </table:table-cell>
          <table:table-cell table:formula="of:=['patched-default'.AB68]" office:value-type="float" office:value="578880" calcext:value-type="float">
            <text:p>578880</text:p>
          </table:table-cell>
          <table:table-cell table:formula="of:=['patched-default'.AC68]" office:value-type="float" office:value="120154" calcext:value-type="float">
            <text:p>120154</text:p>
          </table:table-cell>
          <table:table-cell table:formula="of:=['patched-default'.O68]" office:value-type="float" office:value="850796" calcext:value-type="float">
            <text:p>850796</text:p>
          </table:table-cell>
          <table:table-cell table:formula="of:=['patched-aggressive'.AB68]" office:value-type="float" office:value="322848" calcext:value-type="float">
            <text:p>322848</text:p>
          </table:table-cell>
          <table:table-cell table:formula="of:=['patched-aggressive'.AC68]" office:value-type="float" office:value="113532" calcext:value-type="float">
            <text:p>113532</text:p>
          </table:table-cell>
          <table:table-cell table:formula="of:=['patched-aggressive'.O6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69]" office:value-type="float" office:value="579196" calcext:value-type="float">
            <text:p>579196</text:p>
          </table:table-cell>
          <table:table-cell table:formula="of:=[original.AC69]" office:value-type="float" office:value="119122" calcext:value-type="float">
            <text:p>119122</text:p>
          </table:table-cell>
          <table:table-cell table:formula="of:=[original.O69]" office:value-type="float" office:value="854072" calcext:value-type="float">
            <text:p>854072</text:p>
          </table:table-cell>
          <table:table-cell table:formula="of:=['patched-default'.AB69]" office:value-type="float" office:value="578880" calcext:value-type="float">
            <text:p>578880</text:p>
          </table:table-cell>
          <table:table-cell table:formula="of:=['patched-default'.AC69]" office:value-type="float" office:value="120154" calcext:value-type="float">
            <text:p>120154</text:p>
          </table:table-cell>
          <table:table-cell table:formula="of:=['patched-default'.O69]" office:value-type="float" office:value="850796" calcext:value-type="float">
            <text:p>850796</text:p>
          </table:table-cell>
          <table:table-cell table:formula="of:=['patched-aggressive'.AB69]" office:value-type="float" office:value="322848" calcext:value-type="float">
            <text:p>322848</text:p>
          </table:table-cell>
          <table:table-cell table:formula="of:=['patched-aggressive'.AC69]" office:value-type="float" office:value="113532" calcext:value-type="float">
            <text:p>113532</text:p>
          </table:table-cell>
          <table:table-cell table:formula="of:=['patched-aggressive'.O6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0]" office:value-type="float" office:value="579196" calcext:value-type="float">
            <text:p>579196</text:p>
          </table:table-cell>
          <table:table-cell table:formula="of:=[original.AC70]" office:value-type="float" office:value="119122" calcext:value-type="float">
            <text:p>119122</text:p>
          </table:table-cell>
          <table:table-cell table:formula="of:=[original.O70]" office:value-type="float" office:value="854072" calcext:value-type="float">
            <text:p>854072</text:p>
          </table:table-cell>
          <table:table-cell table:formula="of:=['patched-default'.AB70]" office:value-type="float" office:value="578880" calcext:value-type="float">
            <text:p>578880</text:p>
          </table:table-cell>
          <table:table-cell table:formula="of:=['patched-default'.AC70]" office:value-type="float" office:value="120154" calcext:value-type="float">
            <text:p>120154</text:p>
          </table:table-cell>
          <table:table-cell table:formula="of:=['patched-default'.O70]" office:value-type="float" office:value="850796" calcext:value-type="float">
            <text:p>850796</text:p>
          </table:table-cell>
          <table:table-cell table:formula="of:=['patched-aggressive'.AB70]" office:value-type="float" office:value="322848" calcext:value-type="float">
            <text:p>322848</text:p>
          </table:table-cell>
          <table:table-cell table:formula="of:=['patched-aggressive'.AC70]" office:value-type="float" office:value="113532" calcext:value-type="float">
            <text:p>113532</text:p>
          </table:table-cell>
          <table:table-cell table:formula="of:=['patched-aggressive'.O7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1]" office:value-type="float" office:value="579196" calcext:value-type="float">
            <text:p>579196</text:p>
          </table:table-cell>
          <table:table-cell table:formula="of:=[original.AC71]" office:value-type="float" office:value="119122" calcext:value-type="float">
            <text:p>119122</text:p>
          </table:table-cell>
          <table:table-cell table:formula="of:=[original.O71]" office:value-type="float" office:value="854072" calcext:value-type="float">
            <text:p>854072</text:p>
          </table:table-cell>
          <table:table-cell table:formula="of:=['patched-default'.AB71]" office:value-type="float" office:value="578880" calcext:value-type="float">
            <text:p>578880</text:p>
          </table:table-cell>
          <table:table-cell table:formula="of:=['patched-default'.AC71]" office:value-type="float" office:value="120154" calcext:value-type="float">
            <text:p>120154</text:p>
          </table:table-cell>
          <table:table-cell table:formula="of:=['patched-default'.O71]" office:value-type="float" office:value="850796" calcext:value-type="float">
            <text:p>850796</text:p>
          </table:table-cell>
          <table:table-cell table:formula="of:=['patched-aggressive'.AB71]" office:value-type="float" office:value="322848" calcext:value-type="float">
            <text:p>322848</text:p>
          </table:table-cell>
          <table:table-cell table:formula="of:=['patched-aggressive'.AC71]" office:value-type="float" office:value="113532" calcext:value-type="float">
            <text:p>113532</text:p>
          </table:table-cell>
          <table:table-cell table:formula="of:=['patched-aggressive'.O7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2]" office:value-type="float" office:value="579196" calcext:value-type="float">
            <text:p>579196</text:p>
          </table:table-cell>
          <table:table-cell table:formula="of:=[original.AC72]" office:value-type="float" office:value="119122" calcext:value-type="float">
            <text:p>119122</text:p>
          </table:table-cell>
          <table:table-cell table:formula="of:=[original.O72]" office:value-type="float" office:value="854072" calcext:value-type="float">
            <text:p>854072</text:p>
          </table:table-cell>
          <table:table-cell table:formula="of:=['patched-default'.AB72]" office:value-type="float" office:value="578880" calcext:value-type="float">
            <text:p>578880</text:p>
          </table:table-cell>
          <table:table-cell table:formula="of:=['patched-default'.AC72]" office:value-type="float" office:value="120154" calcext:value-type="float">
            <text:p>120154</text:p>
          </table:table-cell>
          <table:table-cell table:formula="of:=['patched-default'.O72]" office:value-type="float" office:value="850796" calcext:value-type="float">
            <text:p>850796</text:p>
          </table:table-cell>
          <table:table-cell table:formula="of:=['patched-aggressive'.AB72]" office:value-type="float" office:value="322848" calcext:value-type="float">
            <text:p>322848</text:p>
          </table:table-cell>
          <table:table-cell table:formula="of:=['patched-aggressive'.AC72]" office:value-type="float" office:value="113532" calcext:value-type="float">
            <text:p>113532</text:p>
          </table:table-cell>
          <table:table-cell table:formula="of:=['patched-aggressive'.O7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3]" office:value-type="float" office:value="579196" calcext:value-type="float">
            <text:p>579196</text:p>
          </table:table-cell>
          <table:table-cell table:formula="of:=[original.AC73]" office:value-type="float" office:value="119122" calcext:value-type="float">
            <text:p>119122</text:p>
          </table:table-cell>
          <table:table-cell table:formula="of:=[original.O73]" office:value-type="float" office:value="854072" calcext:value-type="float">
            <text:p>854072</text:p>
          </table:table-cell>
          <table:table-cell table:formula="of:=['patched-default'.AB73]" office:value-type="float" office:value="578880" calcext:value-type="float">
            <text:p>578880</text:p>
          </table:table-cell>
          <table:table-cell table:formula="of:=['patched-default'.AC73]" office:value-type="float" office:value="120154" calcext:value-type="float">
            <text:p>120154</text:p>
          </table:table-cell>
          <table:table-cell table:formula="of:=['patched-default'.O73]" office:value-type="float" office:value="850796" calcext:value-type="float">
            <text:p>850796</text:p>
          </table:table-cell>
          <table:table-cell table:formula="of:=['patched-aggressive'.AB73]" office:value-type="float" office:value="322848" calcext:value-type="float">
            <text:p>322848</text:p>
          </table:table-cell>
          <table:table-cell table:formula="of:=['patched-aggressive'.AC73]" office:value-type="float" office:value="113532" calcext:value-type="float">
            <text:p>113532</text:p>
          </table:table-cell>
          <table:table-cell table:formula="of:=['patched-aggressive'.O73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4]" office:value-type="float" office:value="579196" calcext:value-type="float">
            <text:p>579196</text:p>
          </table:table-cell>
          <table:table-cell table:formula="of:=[original.AC74]" office:value-type="float" office:value="119122" calcext:value-type="float">
            <text:p>119122</text:p>
          </table:table-cell>
          <table:table-cell table:formula="of:=[original.O74]" office:value-type="float" office:value="854072" calcext:value-type="float">
            <text:p>854072</text:p>
          </table:table-cell>
          <table:table-cell table:formula="of:=['patched-default'.AB74]" office:value-type="float" office:value="578880" calcext:value-type="float">
            <text:p>578880</text:p>
          </table:table-cell>
          <table:table-cell table:formula="of:=['patched-default'.AC74]" office:value-type="float" office:value="120154" calcext:value-type="float">
            <text:p>120154</text:p>
          </table:table-cell>
          <table:table-cell table:formula="of:=['patched-default'.O74]" office:value-type="float" office:value="850796" calcext:value-type="float">
            <text:p>850796</text:p>
          </table:table-cell>
          <table:table-cell table:formula="of:=['patched-aggressive'.AB74]" office:value-type="float" office:value="322848" calcext:value-type="float">
            <text:p>322848</text:p>
          </table:table-cell>
          <table:table-cell table:formula="of:=['patched-aggressive'.AC74]" office:value-type="float" office:value="113532" calcext:value-type="float">
            <text:p>113532</text:p>
          </table:table-cell>
          <table:table-cell table:formula="of:=['patched-aggressive'.O74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5]" office:value-type="float" office:value="579196" calcext:value-type="float">
            <text:p>579196</text:p>
          </table:table-cell>
          <table:table-cell table:formula="of:=[original.AC75]" office:value-type="float" office:value="119122" calcext:value-type="float">
            <text:p>119122</text:p>
          </table:table-cell>
          <table:table-cell table:formula="of:=[original.O75]" office:value-type="float" office:value="854072" calcext:value-type="float">
            <text:p>854072</text:p>
          </table:table-cell>
          <table:table-cell table:formula="of:=['patched-default'.AB75]" office:value-type="float" office:value="578880" calcext:value-type="float">
            <text:p>578880</text:p>
          </table:table-cell>
          <table:table-cell table:formula="of:=['patched-default'.AC75]" office:value-type="float" office:value="120154" calcext:value-type="float">
            <text:p>120154</text:p>
          </table:table-cell>
          <table:table-cell table:formula="of:=['patched-default'.O75]" office:value-type="float" office:value="850796" calcext:value-type="float">
            <text:p>850796</text:p>
          </table:table-cell>
          <table:table-cell table:formula="of:=['patched-aggressive'.AB75]" office:value-type="float" office:value="322848" calcext:value-type="float">
            <text:p>322848</text:p>
          </table:table-cell>
          <table:table-cell table:formula="of:=['patched-aggressive'.AC75]" office:value-type="float" office:value="113532" calcext:value-type="float">
            <text:p>113532</text:p>
          </table:table-cell>
          <table:table-cell table:formula="of:=['patched-aggressive'.O75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6]" office:value-type="float" office:value="579196" calcext:value-type="float">
            <text:p>579196</text:p>
          </table:table-cell>
          <table:table-cell table:formula="of:=[original.AC76]" office:value-type="float" office:value="119122" calcext:value-type="float">
            <text:p>119122</text:p>
          </table:table-cell>
          <table:table-cell table:formula="of:=[original.O76]" office:value-type="float" office:value="854072" calcext:value-type="float">
            <text:p>854072</text:p>
          </table:table-cell>
          <table:table-cell table:formula="of:=['patched-default'.AB76]" office:value-type="float" office:value="578880" calcext:value-type="float">
            <text:p>578880</text:p>
          </table:table-cell>
          <table:table-cell table:formula="of:=['patched-default'.AC76]" office:value-type="float" office:value="120154" calcext:value-type="float">
            <text:p>120154</text:p>
          </table:table-cell>
          <table:table-cell table:formula="of:=['patched-default'.O76]" office:value-type="float" office:value="850796" calcext:value-type="float">
            <text:p>850796</text:p>
          </table:table-cell>
          <table:table-cell table:formula="of:=['patched-aggressive'.AB76]" office:value-type="float" office:value="322848" calcext:value-type="float">
            <text:p>322848</text:p>
          </table:table-cell>
          <table:table-cell table:formula="of:=['patched-aggressive'.AC76]" office:value-type="float" office:value="113532" calcext:value-type="float">
            <text:p>113532</text:p>
          </table:table-cell>
          <table:table-cell table:formula="of:=['patched-aggressive'.O76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7]" office:value-type="float" office:value="579196" calcext:value-type="float">
            <text:p>579196</text:p>
          </table:table-cell>
          <table:table-cell table:formula="of:=[original.AC77]" office:value-type="float" office:value="119122" calcext:value-type="float">
            <text:p>119122</text:p>
          </table:table-cell>
          <table:table-cell table:formula="of:=[original.O77]" office:value-type="float" office:value="854072" calcext:value-type="float">
            <text:p>854072</text:p>
          </table:table-cell>
          <table:table-cell table:formula="of:=['patched-default'.AB77]" office:value-type="float" office:value="578880" calcext:value-type="float">
            <text:p>578880</text:p>
          </table:table-cell>
          <table:table-cell table:formula="of:=['patched-default'.AC77]" office:value-type="float" office:value="120154" calcext:value-type="float">
            <text:p>120154</text:p>
          </table:table-cell>
          <table:table-cell table:formula="of:=['patched-default'.O77]" office:value-type="float" office:value="850796" calcext:value-type="float">
            <text:p>850796</text:p>
          </table:table-cell>
          <table:table-cell table:formula="of:=['patched-aggressive'.AB77]" office:value-type="float" office:value="322848" calcext:value-type="float">
            <text:p>322848</text:p>
          </table:table-cell>
          <table:table-cell table:formula="of:=['patched-aggressive'.AC77]" office:value-type="float" office:value="113532" calcext:value-type="float">
            <text:p>113532</text:p>
          </table:table-cell>
          <table:table-cell table:formula="of:=['patched-aggressive'.O7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8]" office:value-type="float" office:value="579196" calcext:value-type="float">
            <text:p>579196</text:p>
          </table:table-cell>
          <table:table-cell table:formula="of:=[original.AC78]" office:value-type="float" office:value="119122" calcext:value-type="float">
            <text:p>119122</text:p>
          </table:table-cell>
          <table:table-cell table:formula="of:=[original.O78]" office:value-type="float" office:value="854072" calcext:value-type="float">
            <text:p>854072</text:p>
          </table:table-cell>
          <table:table-cell table:formula="of:=['patched-default'.AB78]" office:value-type="float" office:value="578880" calcext:value-type="float">
            <text:p>578880</text:p>
          </table:table-cell>
          <table:table-cell table:formula="of:=['patched-default'.AC78]" office:value-type="float" office:value="120154" calcext:value-type="float">
            <text:p>120154</text:p>
          </table:table-cell>
          <table:table-cell table:formula="of:=['patched-default'.O78]" office:value-type="float" office:value="850796" calcext:value-type="float">
            <text:p>850796</text:p>
          </table:table-cell>
          <table:table-cell table:formula="of:=['patched-aggressive'.AB78]" office:value-type="float" office:value="322848" calcext:value-type="float">
            <text:p>322848</text:p>
          </table:table-cell>
          <table:table-cell table:formula="of:=['patched-aggressive'.AC78]" office:value-type="float" office:value="113532" calcext:value-type="float">
            <text:p>113532</text:p>
          </table:table-cell>
          <table:table-cell table:formula="of:=['patched-aggressive'.O7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79]" office:value-type="float" office:value="579196" calcext:value-type="float">
            <text:p>579196</text:p>
          </table:table-cell>
          <table:table-cell table:formula="of:=[original.AC79]" office:value-type="float" office:value="119122" calcext:value-type="float">
            <text:p>119122</text:p>
          </table:table-cell>
          <table:table-cell table:formula="of:=[original.O79]" office:value-type="float" office:value="854072" calcext:value-type="float">
            <text:p>854072</text:p>
          </table:table-cell>
          <table:table-cell table:formula="of:=['patched-default'.AB79]" office:value-type="float" office:value="578880" calcext:value-type="float">
            <text:p>578880</text:p>
          </table:table-cell>
          <table:table-cell table:formula="of:=['patched-default'.AC79]" office:value-type="float" office:value="120154" calcext:value-type="float">
            <text:p>120154</text:p>
          </table:table-cell>
          <table:table-cell table:formula="of:=['patched-default'.O79]" office:value-type="float" office:value="850796" calcext:value-type="float">
            <text:p>850796</text:p>
          </table:table-cell>
          <table:table-cell table:formula="of:=['patched-aggressive'.AB79]" office:value-type="float" office:value="322848" calcext:value-type="float">
            <text:p>322848</text:p>
          </table:table-cell>
          <table:table-cell table:formula="of:=['patched-aggressive'.AC79]" office:value-type="float" office:value="113532" calcext:value-type="float">
            <text:p>113532</text:p>
          </table:table-cell>
          <table:table-cell table:formula="of:=['patched-aggressive'.O7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0]" office:value-type="float" office:value="579196" calcext:value-type="float">
            <text:p>579196</text:p>
          </table:table-cell>
          <table:table-cell table:formula="of:=[original.AC80]" office:value-type="float" office:value="119122" calcext:value-type="float">
            <text:p>119122</text:p>
          </table:table-cell>
          <table:table-cell table:formula="of:=[original.O80]" office:value-type="float" office:value="854072" calcext:value-type="float">
            <text:p>854072</text:p>
          </table:table-cell>
          <table:table-cell table:formula="of:=['patched-default'.AB80]" office:value-type="float" office:value="578880" calcext:value-type="float">
            <text:p>578880</text:p>
          </table:table-cell>
          <table:table-cell table:formula="of:=['patched-default'.AC80]" office:value-type="float" office:value="120154" calcext:value-type="float">
            <text:p>120154</text:p>
          </table:table-cell>
          <table:table-cell table:formula="of:=['patched-default'.O80]" office:value-type="float" office:value="850796" calcext:value-type="float">
            <text:p>850796</text:p>
          </table:table-cell>
          <table:table-cell table:formula="of:=['patched-aggressive'.AB80]" office:value-type="float" office:value="322848" calcext:value-type="float">
            <text:p>322848</text:p>
          </table:table-cell>
          <table:table-cell table:formula="of:=['patched-aggressive'.AC80]" office:value-type="float" office:value="113532" calcext:value-type="float">
            <text:p>113532</text:p>
          </table:table-cell>
          <table:table-cell table:formula="of:=['patched-aggressive'.O8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1]" office:value-type="float" office:value="579196" calcext:value-type="float">
            <text:p>579196</text:p>
          </table:table-cell>
          <table:table-cell table:formula="of:=[original.AC81]" office:value-type="float" office:value="119122" calcext:value-type="float">
            <text:p>119122</text:p>
          </table:table-cell>
          <table:table-cell table:formula="of:=[original.O81]" office:value-type="float" office:value="854072" calcext:value-type="float">
            <text:p>854072</text:p>
          </table:table-cell>
          <table:table-cell table:formula="of:=['patched-default'.AB81]" office:value-type="float" office:value="578880" calcext:value-type="float">
            <text:p>578880</text:p>
          </table:table-cell>
          <table:table-cell table:formula="of:=['patched-default'.AC81]" office:value-type="float" office:value="120154" calcext:value-type="float">
            <text:p>120154</text:p>
          </table:table-cell>
          <table:table-cell table:formula="of:=['patched-default'.O81]" office:value-type="float" office:value="850796" calcext:value-type="float">
            <text:p>850796</text:p>
          </table:table-cell>
          <table:table-cell table:formula="of:=['patched-aggressive'.AB81]" office:value-type="float" office:value="322848" calcext:value-type="float">
            <text:p>322848</text:p>
          </table:table-cell>
          <table:table-cell table:formula="of:=['patched-aggressive'.AC81]" office:value-type="float" office:value="113532" calcext:value-type="float">
            <text:p>113532</text:p>
          </table:table-cell>
          <table:table-cell table:formula="of:=['patched-aggressive'.O8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2]" office:value-type="float" office:value="579196" calcext:value-type="float">
            <text:p>579196</text:p>
          </table:table-cell>
          <table:table-cell table:formula="of:=[original.AC82]" office:value-type="float" office:value="119122" calcext:value-type="float">
            <text:p>119122</text:p>
          </table:table-cell>
          <table:table-cell table:formula="of:=[original.O82]" office:value-type="float" office:value="854072" calcext:value-type="float">
            <text:p>854072</text:p>
          </table:table-cell>
          <table:table-cell table:formula="of:=['patched-default'.AB82]" office:value-type="float" office:value="578880" calcext:value-type="float">
            <text:p>578880</text:p>
          </table:table-cell>
          <table:table-cell table:formula="of:=['patched-default'.AC82]" office:value-type="float" office:value="120154" calcext:value-type="float">
            <text:p>120154</text:p>
          </table:table-cell>
          <table:table-cell table:formula="of:=['patched-default'.O82]" office:value-type="float" office:value="850796" calcext:value-type="float">
            <text:p>850796</text:p>
          </table:table-cell>
          <table:table-cell table:formula="of:=['patched-aggressive'.AB82]" office:value-type="float" office:value="322848" calcext:value-type="float">
            <text:p>322848</text:p>
          </table:table-cell>
          <table:table-cell table:formula="of:=['patched-aggressive'.AC82]" office:value-type="float" office:value="113532" calcext:value-type="float">
            <text:p>113532</text:p>
          </table:table-cell>
          <table:table-cell table:formula="of:=['patched-aggressive'.O8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3]" office:value-type="float" office:value="579196" calcext:value-type="float">
            <text:p>579196</text:p>
          </table:table-cell>
          <table:table-cell table:formula="of:=[original.AC83]" office:value-type="float" office:value="119122" calcext:value-type="float">
            <text:p>119122</text:p>
          </table:table-cell>
          <table:table-cell table:formula="of:=[original.O83]" office:value-type="float" office:value="854072" calcext:value-type="float">
            <text:p>854072</text:p>
          </table:table-cell>
          <table:table-cell table:formula="of:=['patched-default'.AB83]" office:value-type="float" office:value="578880" calcext:value-type="float">
            <text:p>578880</text:p>
          </table:table-cell>
          <table:table-cell table:formula="of:=['patched-default'.AC83]" office:value-type="float" office:value="120154" calcext:value-type="float">
            <text:p>120154</text:p>
          </table:table-cell>
          <table:table-cell table:formula="of:=['patched-default'.O83]" office:value-type="float" office:value="850796" calcext:value-type="float">
            <text:p>850796</text:p>
          </table:table-cell>
          <table:table-cell table:formula="of:=['patched-aggressive'.AB83]" office:value-type="float" office:value="322848" calcext:value-type="float">
            <text:p>322848</text:p>
          </table:table-cell>
          <table:table-cell table:formula="of:=['patched-aggressive'.AC83]" office:value-type="float" office:value="113532" calcext:value-type="float">
            <text:p>113532</text:p>
          </table:table-cell>
          <table:table-cell table:formula="of:=['patched-aggressive'.O83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4]" office:value-type="float" office:value="579196" calcext:value-type="float">
            <text:p>579196</text:p>
          </table:table-cell>
          <table:table-cell table:formula="of:=[original.AC84]" office:value-type="float" office:value="119122" calcext:value-type="float">
            <text:p>119122</text:p>
          </table:table-cell>
          <table:table-cell table:formula="of:=[original.O84]" office:value-type="float" office:value="854072" calcext:value-type="float">
            <text:p>854072</text:p>
          </table:table-cell>
          <table:table-cell table:formula="of:=['patched-default'.AB84]" office:value-type="float" office:value="578880" calcext:value-type="float">
            <text:p>578880</text:p>
          </table:table-cell>
          <table:table-cell table:formula="of:=['patched-default'.AC84]" office:value-type="float" office:value="120154" calcext:value-type="float">
            <text:p>120154</text:p>
          </table:table-cell>
          <table:table-cell table:formula="of:=['patched-default'.O84]" office:value-type="float" office:value="850796" calcext:value-type="float">
            <text:p>850796</text:p>
          </table:table-cell>
          <table:table-cell table:formula="of:=['patched-aggressive'.AB84]" office:value-type="float" office:value="322848" calcext:value-type="float">
            <text:p>322848</text:p>
          </table:table-cell>
          <table:table-cell table:formula="of:=['patched-aggressive'.AC84]" office:value-type="float" office:value="113532" calcext:value-type="float">
            <text:p>113532</text:p>
          </table:table-cell>
          <table:table-cell table:formula="of:=['patched-aggressive'.O84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5]" office:value-type="float" office:value="579196" calcext:value-type="float">
            <text:p>579196</text:p>
          </table:table-cell>
          <table:table-cell table:formula="of:=[original.AC85]" office:value-type="float" office:value="119122" calcext:value-type="float">
            <text:p>119122</text:p>
          </table:table-cell>
          <table:table-cell table:formula="of:=[original.O85]" office:value-type="float" office:value="854072" calcext:value-type="float">
            <text:p>854072</text:p>
          </table:table-cell>
          <table:table-cell table:formula="of:=['patched-default'.AB85]" office:value-type="float" office:value="578880" calcext:value-type="float">
            <text:p>578880</text:p>
          </table:table-cell>
          <table:table-cell table:formula="of:=['patched-default'.AC85]" office:value-type="float" office:value="120154" calcext:value-type="float">
            <text:p>120154</text:p>
          </table:table-cell>
          <table:table-cell table:formula="of:=['patched-default'.O85]" office:value-type="float" office:value="850796" calcext:value-type="float">
            <text:p>850796</text:p>
          </table:table-cell>
          <table:table-cell table:formula="of:=['patched-aggressive'.AB85]" office:value-type="float" office:value="322848" calcext:value-type="float">
            <text:p>322848</text:p>
          </table:table-cell>
          <table:table-cell table:formula="of:=['patched-aggressive'.AC85]" office:value-type="float" office:value="113532" calcext:value-type="float">
            <text:p>113532</text:p>
          </table:table-cell>
          <table:table-cell table:formula="of:=['patched-aggressive'.O85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6]" office:value-type="float" office:value="579196" calcext:value-type="float">
            <text:p>579196</text:p>
          </table:table-cell>
          <table:table-cell table:formula="of:=[original.AC86]" office:value-type="float" office:value="119122" calcext:value-type="float">
            <text:p>119122</text:p>
          </table:table-cell>
          <table:table-cell table:formula="of:=[original.O86]" office:value-type="float" office:value="854072" calcext:value-type="float">
            <text:p>854072</text:p>
          </table:table-cell>
          <table:table-cell table:formula="of:=['patched-default'.AB86]" office:value-type="float" office:value="578880" calcext:value-type="float">
            <text:p>578880</text:p>
          </table:table-cell>
          <table:table-cell table:formula="of:=['patched-default'.AC86]" office:value-type="float" office:value="120154" calcext:value-type="float">
            <text:p>120154</text:p>
          </table:table-cell>
          <table:table-cell table:formula="of:=['patched-default'.O86]" office:value-type="float" office:value="850796" calcext:value-type="float">
            <text:p>850796</text:p>
          </table:table-cell>
          <table:table-cell table:formula="of:=['patched-aggressive'.AB86]" office:value-type="float" office:value="322848" calcext:value-type="float">
            <text:p>322848</text:p>
          </table:table-cell>
          <table:table-cell table:formula="of:=['patched-aggressive'.AC86]" office:value-type="float" office:value="113532" calcext:value-type="float">
            <text:p>113532</text:p>
          </table:table-cell>
          <table:table-cell table:formula="of:=['patched-aggressive'.O86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7]" office:value-type="float" office:value="579196" calcext:value-type="float">
            <text:p>579196</text:p>
          </table:table-cell>
          <table:table-cell table:formula="of:=[original.AC87]" office:value-type="float" office:value="119122" calcext:value-type="float">
            <text:p>119122</text:p>
          </table:table-cell>
          <table:table-cell table:formula="of:=[original.O87]" office:value-type="float" office:value="854072" calcext:value-type="float">
            <text:p>854072</text:p>
          </table:table-cell>
          <table:table-cell table:formula="of:=['patched-default'.AB87]" office:value-type="float" office:value="578880" calcext:value-type="float">
            <text:p>578880</text:p>
          </table:table-cell>
          <table:table-cell table:formula="of:=['patched-default'.AC87]" office:value-type="float" office:value="120154" calcext:value-type="float">
            <text:p>120154</text:p>
          </table:table-cell>
          <table:table-cell table:formula="of:=['patched-default'.O87]" office:value-type="float" office:value="850796" calcext:value-type="float">
            <text:p>850796</text:p>
          </table:table-cell>
          <table:table-cell table:formula="of:=['patched-aggressive'.AB87]" office:value-type="float" office:value="322848" calcext:value-type="float">
            <text:p>322848</text:p>
          </table:table-cell>
          <table:table-cell table:formula="of:=['patched-aggressive'.AC87]" office:value-type="float" office:value="113532" calcext:value-type="float">
            <text:p>113532</text:p>
          </table:table-cell>
          <table:table-cell table:formula="of:=['patched-aggressive'.O8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8]" office:value-type="float" office:value="579196" calcext:value-type="float">
            <text:p>579196</text:p>
          </table:table-cell>
          <table:table-cell table:formula="of:=[original.AC88]" office:value-type="float" office:value="119122" calcext:value-type="float">
            <text:p>119122</text:p>
          </table:table-cell>
          <table:table-cell table:formula="of:=[original.O88]" office:value-type="float" office:value="854072" calcext:value-type="float">
            <text:p>854072</text:p>
          </table:table-cell>
          <table:table-cell table:formula="of:=['patched-default'.AB88]" office:value-type="float" office:value="578880" calcext:value-type="float">
            <text:p>578880</text:p>
          </table:table-cell>
          <table:table-cell table:formula="of:=['patched-default'.AC88]" office:value-type="float" office:value="120154" calcext:value-type="float">
            <text:p>120154</text:p>
          </table:table-cell>
          <table:table-cell table:formula="of:=['patched-default'.O88]" office:value-type="float" office:value="850796" calcext:value-type="float">
            <text:p>850796</text:p>
          </table:table-cell>
          <table:table-cell table:formula="of:=['patched-aggressive'.AB88]" office:value-type="float" office:value="322848" calcext:value-type="float">
            <text:p>322848</text:p>
          </table:table-cell>
          <table:table-cell table:formula="of:=['patched-aggressive'.AC88]" office:value-type="float" office:value="113532" calcext:value-type="float">
            <text:p>113532</text:p>
          </table:table-cell>
          <table:table-cell table:formula="of:=['patched-aggressive'.O8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89]" office:value-type="float" office:value="579196" calcext:value-type="float">
            <text:p>579196</text:p>
          </table:table-cell>
          <table:table-cell table:formula="of:=[original.AC89]" office:value-type="float" office:value="119122" calcext:value-type="float">
            <text:p>119122</text:p>
          </table:table-cell>
          <table:table-cell table:formula="of:=[original.O89]" office:value-type="float" office:value="854072" calcext:value-type="float">
            <text:p>854072</text:p>
          </table:table-cell>
          <table:table-cell table:formula="of:=['patched-default'.AB89]" office:value-type="float" office:value="578880" calcext:value-type="float">
            <text:p>578880</text:p>
          </table:table-cell>
          <table:table-cell table:formula="of:=['patched-default'.AC89]" office:value-type="float" office:value="120154" calcext:value-type="float">
            <text:p>120154</text:p>
          </table:table-cell>
          <table:table-cell table:formula="of:=['patched-default'.O89]" office:value-type="float" office:value="850796" calcext:value-type="float">
            <text:p>850796</text:p>
          </table:table-cell>
          <table:table-cell table:formula="of:=['patched-aggressive'.AB89]" office:value-type="float" office:value="322848" calcext:value-type="float">
            <text:p>322848</text:p>
          </table:table-cell>
          <table:table-cell table:formula="of:=['patched-aggressive'.AC89]" office:value-type="float" office:value="113532" calcext:value-type="float">
            <text:p>113532</text:p>
          </table:table-cell>
          <table:table-cell table:formula="of:=['patched-aggressive'.O8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0]" office:value-type="float" office:value="579196" calcext:value-type="float">
            <text:p>579196</text:p>
          </table:table-cell>
          <table:table-cell table:formula="of:=[original.AC90]" office:value-type="float" office:value="119122" calcext:value-type="float">
            <text:p>119122</text:p>
          </table:table-cell>
          <table:table-cell table:formula="of:=[original.O90]" office:value-type="float" office:value="854072" calcext:value-type="float">
            <text:p>854072</text:p>
          </table:table-cell>
          <table:table-cell table:formula="of:=['patched-default'.AB90]" office:value-type="float" office:value="578880" calcext:value-type="float">
            <text:p>578880</text:p>
          </table:table-cell>
          <table:table-cell table:formula="of:=['patched-default'.AC90]" office:value-type="float" office:value="120154" calcext:value-type="float">
            <text:p>120154</text:p>
          </table:table-cell>
          <table:table-cell table:formula="of:=['patched-default'.O90]" office:value-type="float" office:value="850796" calcext:value-type="float">
            <text:p>850796</text:p>
          </table:table-cell>
          <table:table-cell table:formula="of:=['patched-aggressive'.AB90]" office:value-type="float" office:value="322848" calcext:value-type="float">
            <text:p>322848</text:p>
          </table:table-cell>
          <table:table-cell table:formula="of:=['patched-aggressive'.AC90]" office:value-type="float" office:value="113532" calcext:value-type="float">
            <text:p>113532</text:p>
          </table:table-cell>
          <table:table-cell table:formula="of:=['patched-aggressive'.O9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1]" office:value-type="float" office:value="579196" calcext:value-type="float">
            <text:p>579196</text:p>
          </table:table-cell>
          <table:table-cell table:formula="of:=[original.AC91]" office:value-type="float" office:value="119122" calcext:value-type="float">
            <text:p>119122</text:p>
          </table:table-cell>
          <table:table-cell table:formula="of:=[original.O91]" office:value-type="float" office:value="854072" calcext:value-type="float">
            <text:p>854072</text:p>
          </table:table-cell>
          <table:table-cell table:formula="of:=['patched-default'.AB91]" office:value-type="float" office:value="578880" calcext:value-type="float">
            <text:p>578880</text:p>
          </table:table-cell>
          <table:table-cell table:formula="of:=['patched-default'.AC91]" office:value-type="float" office:value="120154" calcext:value-type="float">
            <text:p>120154</text:p>
          </table:table-cell>
          <table:table-cell table:formula="of:=['patched-default'.O91]" office:value-type="float" office:value="850796" calcext:value-type="float">
            <text:p>850796</text:p>
          </table:table-cell>
          <table:table-cell table:formula="of:=['patched-aggressive'.AB91]" office:value-type="float" office:value="322848" calcext:value-type="float">
            <text:p>322848</text:p>
          </table:table-cell>
          <table:table-cell table:formula="of:=['patched-aggressive'.AC91]" office:value-type="float" office:value="113532" calcext:value-type="float">
            <text:p>113532</text:p>
          </table:table-cell>
          <table:table-cell table:formula="of:=['patched-aggressive'.O9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2]" office:value-type="float" office:value="579196" calcext:value-type="float">
            <text:p>579196</text:p>
          </table:table-cell>
          <table:table-cell table:formula="of:=[original.AC92]" office:value-type="float" office:value="119122" calcext:value-type="float">
            <text:p>119122</text:p>
          </table:table-cell>
          <table:table-cell table:formula="of:=[original.O92]" office:value-type="float" office:value="854072" calcext:value-type="float">
            <text:p>854072</text:p>
          </table:table-cell>
          <table:table-cell table:formula="of:=['patched-default'.AB92]" office:value-type="float" office:value="578880" calcext:value-type="float">
            <text:p>578880</text:p>
          </table:table-cell>
          <table:table-cell table:formula="of:=['patched-default'.AC92]" office:value-type="float" office:value="120154" calcext:value-type="float">
            <text:p>120154</text:p>
          </table:table-cell>
          <table:table-cell table:formula="of:=['patched-default'.O92]" office:value-type="float" office:value="850796" calcext:value-type="float">
            <text:p>850796</text:p>
          </table:table-cell>
          <table:table-cell table:formula="of:=['patched-aggressive'.AB92]" office:value-type="float" office:value="322848" calcext:value-type="float">
            <text:p>322848</text:p>
          </table:table-cell>
          <table:table-cell table:formula="of:=['patched-aggressive'.AC92]" office:value-type="float" office:value="113532" calcext:value-type="float">
            <text:p>113532</text:p>
          </table:table-cell>
          <table:table-cell table:formula="of:=['patched-aggressive'.O9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3]" office:value-type="float" office:value="579196" calcext:value-type="float">
            <text:p>579196</text:p>
          </table:table-cell>
          <table:table-cell table:formula="of:=[original.AC93]" office:value-type="float" office:value="119122" calcext:value-type="float">
            <text:p>119122</text:p>
          </table:table-cell>
          <table:table-cell table:formula="of:=[original.O93]" office:value-type="float" office:value="854072" calcext:value-type="float">
            <text:p>854072</text:p>
          </table:table-cell>
          <table:table-cell table:formula="of:=['patched-default'.AB93]" office:value-type="float" office:value="578880" calcext:value-type="float">
            <text:p>578880</text:p>
          </table:table-cell>
          <table:table-cell table:formula="of:=['patched-default'.AC93]" office:value-type="float" office:value="120154" calcext:value-type="float">
            <text:p>120154</text:p>
          </table:table-cell>
          <table:table-cell table:formula="of:=['patched-default'.O93]" office:value-type="float" office:value="850796" calcext:value-type="float">
            <text:p>850796</text:p>
          </table:table-cell>
          <table:table-cell table:formula="of:=['patched-aggressive'.AB93]" office:value-type="float" office:value="322848" calcext:value-type="float">
            <text:p>322848</text:p>
          </table:table-cell>
          <table:table-cell table:formula="of:=['patched-aggressive'.AC93]" office:value-type="float" office:value="113532" calcext:value-type="float">
            <text:p>113532</text:p>
          </table:table-cell>
          <table:table-cell table:formula="of:=['patched-aggressive'.O93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4]" office:value-type="float" office:value="579196" calcext:value-type="float">
            <text:p>579196</text:p>
          </table:table-cell>
          <table:table-cell table:formula="of:=[original.AC94]" office:value-type="float" office:value="119122" calcext:value-type="float">
            <text:p>119122</text:p>
          </table:table-cell>
          <table:table-cell table:formula="of:=[original.O94]" office:value-type="float" office:value="854072" calcext:value-type="float">
            <text:p>854072</text:p>
          </table:table-cell>
          <table:table-cell table:formula="of:=['patched-default'.AB94]" office:value-type="float" office:value="578880" calcext:value-type="float">
            <text:p>578880</text:p>
          </table:table-cell>
          <table:table-cell table:formula="of:=['patched-default'.AC94]" office:value-type="float" office:value="120154" calcext:value-type="float">
            <text:p>120154</text:p>
          </table:table-cell>
          <table:table-cell table:formula="of:=['patched-default'.O94]" office:value-type="float" office:value="850796" calcext:value-type="float">
            <text:p>850796</text:p>
          </table:table-cell>
          <table:table-cell table:formula="of:=['patched-aggressive'.AB94]" office:value-type="float" office:value="322848" calcext:value-type="float">
            <text:p>322848</text:p>
          </table:table-cell>
          <table:table-cell table:formula="of:=['patched-aggressive'.AC94]" office:value-type="float" office:value="113532" calcext:value-type="float">
            <text:p>113532</text:p>
          </table:table-cell>
          <table:table-cell table:formula="of:=['patched-aggressive'.O94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5]" office:value-type="float" office:value="579196" calcext:value-type="float">
            <text:p>579196</text:p>
          </table:table-cell>
          <table:table-cell table:formula="of:=[original.AC95]" office:value-type="float" office:value="119122" calcext:value-type="float">
            <text:p>119122</text:p>
          </table:table-cell>
          <table:table-cell table:formula="of:=[original.O95]" office:value-type="float" office:value="854072" calcext:value-type="float">
            <text:p>854072</text:p>
          </table:table-cell>
          <table:table-cell table:formula="of:=['patched-default'.AB95]" office:value-type="float" office:value="578880" calcext:value-type="float">
            <text:p>578880</text:p>
          </table:table-cell>
          <table:table-cell table:formula="of:=['patched-default'.AC95]" office:value-type="float" office:value="120154" calcext:value-type="float">
            <text:p>120154</text:p>
          </table:table-cell>
          <table:table-cell table:formula="of:=['patched-default'.O95]" office:value-type="float" office:value="850796" calcext:value-type="float">
            <text:p>850796</text:p>
          </table:table-cell>
          <table:table-cell table:formula="of:=['patched-aggressive'.AB95]" office:value-type="float" office:value="322848" calcext:value-type="float">
            <text:p>322848</text:p>
          </table:table-cell>
          <table:table-cell table:formula="of:=['patched-aggressive'.AC95]" office:value-type="float" office:value="113532" calcext:value-type="float">
            <text:p>113532</text:p>
          </table:table-cell>
          <table:table-cell table:formula="of:=['patched-aggressive'.O95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6]" office:value-type="float" office:value="579196" calcext:value-type="float">
            <text:p>579196</text:p>
          </table:table-cell>
          <table:table-cell table:formula="of:=[original.AC96]" office:value-type="float" office:value="119122" calcext:value-type="float">
            <text:p>119122</text:p>
          </table:table-cell>
          <table:table-cell table:formula="of:=[original.O96]" office:value-type="float" office:value="854072" calcext:value-type="float">
            <text:p>854072</text:p>
          </table:table-cell>
          <table:table-cell table:formula="of:=['patched-default'.AB96]" office:value-type="float" office:value="578880" calcext:value-type="float">
            <text:p>578880</text:p>
          </table:table-cell>
          <table:table-cell table:formula="of:=['patched-default'.AC96]" office:value-type="float" office:value="120154" calcext:value-type="float">
            <text:p>120154</text:p>
          </table:table-cell>
          <table:table-cell table:formula="of:=['patched-default'.O96]" office:value-type="float" office:value="850796" calcext:value-type="float">
            <text:p>850796</text:p>
          </table:table-cell>
          <table:table-cell table:formula="of:=['patched-aggressive'.AB96]" office:value-type="float" office:value="322848" calcext:value-type="float">
            <text:p>322848</text:p>
          </table:table-cell>
          <table:table-cell table:formula="of:=['patched-aggressive'.AC96]" office:value-type="float" office:value="113532" calcext:value-type="float">
            <text:p>113532</text:p>
          </table:table-cell>
          <table:table-cell table:formula="of:=['patched-aggressive'.O96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7]" office:value-type="float" office:value="579196" calcext:value-type="float">
            <text:p>579196</text:p>
          </table:table-cell>
          <table:table-cell table:formula="of:=[original.AC97]" office:value-type="float" office:value="119122" calcext:value-type="float">
            <text:p>119122</text:p>
          </table:table-cell>
          <table:table-cell table:formula="of:=[original.O97]" office:value-type="float" office:value="854072" calcext:value-type="float">
            <text:p>854072</text:p>
          </table:table-cell>
          <table:table-cell table:formula="of:=['patched-default'.AB97]" office:value-type="float" office:value="578880" calcext:value-type="float">
            <text:p>578880</text:p>
          </table:table-cell>
          <table:table-cell table:formula="of:=['patched-default'.AC97]" office:value-type="float" office:value="120154" calcext:value-type="float">
            <text:p>120154</text:p>
          </table:table-cell>
          <table:table-cell table:formula="of:=['patched-default'.O97]" office:value-type="float" office:value="850796" calcext:value-type="float">
            <text:p>850796</text:p>
          </table:table-cell>
          <table:table-cell table:formula="of:=['patched-aggressive'.AB97]" office:value-type="float" office:value="322848" calcext:value-type="float">
            <text:p>322848</text:p>
          </table:table-cell>
          <table:table-cell table:formula="of:=['patched-aggressive'.AC97]" office:value-type="float" office:value="113532" calcext:value-type="float">
            <text:p>113532</text:p>
          </table:table-cell>
          <table:table-cell table:formula="of:=['patched-aggressive'.O9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8]" office:value-type="float" office:value="579196" calcext:value-type="float">
            <text:p>579196</text:p>
          </table:table-cell>
          <table:table-cell table:formula="of:=[original.AC98]" office:value-type="float" office:value="119122" calcext:value-type="float">
            <text:p>119122</text:p>
          </table:table-cell>
          <table:table-cell table:formula="of:=[original.O98]" office:value-type="float" office:value="854072" calcext:value-type="float">
            <text:p>854072</text:p>
          </table:table-cell>
          <table:table-cell table:formula="of:=['patched-default'.AB98]" office:value-type="float" office:value="578880" calcext:value-type="float">
            <text:p>578880</text:p>
          </table:table-cell>
          <table:table-cell table:formula="of:=['patched-default'.AC98]" office:value-type="float" office:value="120154" calcext:value-type="float">
            <text:p>120154</text:p>
          </table:table-cell>
          <table:table-cell table:formula="of:=['patched-default'.O98]" office:value-type="float" office:value="850796" calcext:value-type="float">
            <text:p>850796</text:p>
          </table:table-cell>
          <table:table-cell table:formula="of:=['patched-aggressive'.AB98]" office:value-type="float" office:value="322848" calcext:value-type="float">
            <text:p>322848</text:p>
          </table:table-cell>
          <table:table-cell table:formula="of:=['patched-aggressive'.AC98]" office:value-type="float" office:value="113532" calcext:value-type="float">
            <text:p>113532</text:p>
          </table:table-cell>
          <table:table-cell table:formula="of:=['patched-aggressive'.O9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99]" office:value-type="float" office:value="579196" calcext:value-type="float">
            <text:p>579196</text:p>
          </table:table-cell>
          <table:table-cell table:formula="of:=[original.AC99]" office:value-type="float" office:value="119122" calcext:value-type="float">
            <text:p>119122</text:p>
          </table:table-cell>
          <table:table-cell table:formula="of:=[original.O99]" office:value-type="float" office:value="854072" calcext:value-type="float">
            <text:p>854072</text:p>
          </table:table-cell>
          <table:table-cell table:formula="of:=['patched-default'.AB99]" office:value-type="float" office:value="578880" calcext:value-type="float">
            <text:p>578880</text:p>
          </table:table-cell>
          <table:table-cell table:formula="of:=['patched-default'.AC99]" office:value-type="float" office:value="120154" calcext:value-type="float">
            <text:p>120154</text:p>
          </table:table-cell>
          <table:table-cell table:formula="of:=['patched-default'.O99]" office:value-type="float" office:value="850796" calcext:value-type="float">
            <text:p>850796</text:p>
          </table:table-cell>
          <table:table-cell table:formula="of:=['patched-aggressive'.AB99]" office:value-type="float" office:value="322848" calcext:value-type="float">
            <text:p>322848</text:p>
          </table:table-cell>
          <table:table-cell table:formula="of:=['patched-aggressive'.AC99]" office:value-type="float" office:value="113532" calcext:value-type="float">
            <text:p>113532</text:p>
          </table:table-cell>
          <table:table-cell table:formula="of:=['patched-aggressive'.O9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0]" office:value-type="float" office:value="579196" calcext:value-type="float">
            <text:p>579196</text:p>
          </table:table-cell>
          <table:table-cell table:formula="of:=[original.AC100]" office:value-type="float" office:value="119122" calcext:value-type="float">
            <text:p>119122</text:p>
          </table:table-cell>
          <table:table-cell table:formula="of:=[original.O100]" office:value-type="float" office:value="854072" calcext:value-type="float">
            <text:p>854072</text:p>
          </table:table-cell>
          <table:table-cell table:formula="of:=['patched-default'.AB100]" office:value-type="float" office:value="578880" calcext:value-type="float">
            <text:p>578880</text:p>
          </table:table-cell>
          <table:table-cell table:formula="of:=['patched-default'.AC100]" office:value-type="float" office:value="120154" calcext:value-type="float">
            <text:p>120154</text:p>
          </table:table-cell>
          <table:table-cell table:formula="of:=['patched-default'.O100]" office:value-type="float" office:value="850796" calcext:value-type="float">
            <text:p>850796</text:p>
          </table:table-cell>
          <table:table-cell table:formula="of:=['patched-aggressive'.AB100]" office:value-type="float" office:value="322848" calcext:value-type="float">
            <text:p>322848</text:p>
          </table:table-cell>
          <table:table-cell table:formula="of:=['patched-aggressive'.AC100]" office:value-type="float" office:value="113532" calcext:value-type="float">
            <text:p>113532</text:p>
          </table:table-cell>
          <table:table-cell table:formula="of:=['patched-aggressive'.O10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1]" office:value-type="float" office:value="579196" calcext:value-type="float">
            <text:p>579196</text:p>
          </table:table-cell>
          <table:table-cell table:formula="of:=[original.AC101]" office:value-type="float" office:value="119122" calcext:value-type="float">
            <text:p>119122</text:p>
          </table:table-cell>
          <table:table-cell table:formula="of:=[original.O101]" office:value-type="float" office:value="854072" calcext:value-type="float">
            <text:p>854072</text:p>
          </table:table-cell>
          <table:table-cell table:formula="of:=['patched-default'.AB101]" office:value-type="float" office:value="578880" calcext:value-type="float">
            <text:p>578880</text:p>
          </table:table-cell>
          <table:table-cell table:formula="of:=['patched-default'.AC101]" office:value-type="float" office:value="120154" calcext:value-type="float">
            <text:p>120154</text:p>
          </table:table-cell>
          <table:table-cell table:formula="of:=['patched-default'.O101]" office:value-type="float" office:value="850796" calcext:value-type="float">
            <text:p>850796</text:p>
          </table:table-cell>
          <table:table-cell table:formula="of:=['patched-aggressive'.AB101]" office:value-type="float" office:value="322848" calcext:value-type="float">
            <text:p>322848</text:p>
          </table:table-cell>
          <table:table-cell table:formula="of:=['patched-aggressive'.AC101]" office:value-type="float" office:value="113532" calcext:value-type="float">
            <text:p>113532</text:p>
          </table:table-cell>
          <table:table-cell table:formula="of:=['patched-aggressive'.O10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2]" office:value-type="float" office:value="579196" calcext:value-type="float">
            <text:p>579196</text:p>
          </table:table-cell>
          <table:table-cell table:formula="of:=[original.AC102]" office:value-type="float" office:value="119122" calcext:value-type="float">
            <text:p>119122</text:p>
          </table:table-cell>
          <table:table-cell table:formula="of:=[original.O102]" office:value-type="float" office:value="854072" calcext:value-type="float">
            <text:p>854072</text:p>
          </table:table-cell>
          <table:table-cell table:formula="of:=['patched-default'.AB102]" office:value-type="float" office:value="578880" calcext:value-type="float">
            <text:p>578880</text:p>
          </table:table-cell>
          <table:table-cell table:formula="of:=['patched-default'.AC102]" office:value-type="float" office:value="120154" calcext:value-type="float">
            <text:p>120154</text:p>
          </table:table-cell>
          <table:table-cell table:formula="of:=['patched-default'.O102]" office:value-type="float" office:value="850796" calcext:value-type="float">
            <text:p>850796</text:p>
          </table:table-cell>
          <table:table-cell table:formula="of:=['patched-aggressive'.AB102]" office:value-type="float" office:value="322848" calcext:value-type="float">
            <text:p>322848</text:p>
          </table:table-cell>
          <table:table-cell table:formula="of:=['patched-aggressive'.AC102]" office:value-type="float" office:value="113532" calcext:value-type="float">
            <text:p>113532</text:p>
          </table:table-cell>
          <table:table-cell table:formula="of:=['patched-aggressive'.O10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3]" office:value-type="float" office:value="579196" calcext:value-type="float">
            <text:p>579196</text:p>
          </table:table-cell>
          <table:table-cell table:formula="of:=[original.AC103]" office:value-type="float" office:value="119122" calcext:value-type="float">
            <text:p>119122</text:p>
          </table:table-cell>
          <table:table-cell table:formula="of:=[original.O103]" office:value-type="float" office:value="854072" calcext:value-type="float">
            <text:p>854072</text:p>
          </table:table-cell>
          <table:table-cell table:formula="of:=['patched-default'.AB103]" office:value-type="float" office:value="578880" calcext:value-type="float">
            <text:p>578880</text:p>
          </table:table-cell>
          <table:table-cell table:formula="of:=['patched-default'.AC103]" office:value-type="float" office:value="120154" calcext:value-type="float">
            <text:p>120154</text:p>
          </table:table-cell>
          <table:table-cell table:formula="of:=['patched-default'.O103]" office:value-type="float" office:value="850796" calcext:value-type="float">
            <text:p>850796</text:p>
          </table:table-cell>
          <table:table-cell table:formula="of:=['patched-aggressive'.AB103]" office:value-type="float" office:value="322848" calcext:value-type="float">
            <text:p>322848</text:p>
          </table:table-cell>
          <table:table-cell table:formula="of:=['patched-aggressive'.AC103]" office:value-type="float" office:value="113532" calcext:value-type="float">
            <text:p>113532</text:p>
          </table:table-cell>
          <table:table-cell table:formula="of:=['patched-aggressive'.O103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4]" office:value-type="float" office:value="579196" calcext:value-type="float">
            <text:p>579196</text:p>
          </table:table-cell>
          <table:table-cell table:formula="of:=[original.AC104]" office:value-type="float" office:value="119122" calcext:value-type="float">
            <text:p>119122</text:p>
          </table:table-cell>
          <table:table-cell table:formula="of:=[original.O104]" office:value-type="float" office:value="854072" calcext:value-type="float">
            <text:p>854072</text:p>
          </table:table-cell>
          <table:table-cell table:formula="of:=['patched-default'.AB104]" office:value-type="float" office:value="578880" calcext:value-type="float">
            <text:p>578880</text:p>
          </table:table-cell>
          <table:table-cell table:formula="of:=['patched-default'.AC104]" office:value-type="float" office:value="120154" calcext:value-type="float">
            <text:p>120154</text:p>
          </table:table-cell>
          <table:table-cell table:formula="of:=['patched-default'.O104]" office:value-type="float" office:value="850796" calcext:value-type="float">
            <text:p>850796</text:p>
          </table:table-cell>
          <table:table-cell table:formula="of:=['patched-aggressive'.AB104]" office:value-type="float" office:value="322848" calcext:value-type="float">
            <text:p>322848</text:p>
          </table:table-cell>
          <table:table-cell table:formula="of:=['patched-aggressive'.AC104]" office:value-type="float" office:value="113532" calcext:value-type="float">
            <text:p>113532</text:p>
          </table:table-cell>
          <table:table-cell table:formula="of:=['patched-aggressive'.O104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5]" office:value-type="float" office:value="579196" calcext:value-type="float">
            <text:p>579196</text:p>
          </table:table-cell>
          <table:table-cell table:formula="of:=[original.AC105]" office:value-type="float" office:value="119122" calcext:value-type="float">
            <text:p>119122</text:p>
          </table:table-cell>
          <table:table-cell table:formula="of:=[original.O105]" office:value-type="float" office:value="854072" calcext:value-type="float">
            <text:p>854072</text:p>
          </table:table-cell>
          <table:table-cell table:formula="of:=['patched-default'.AB105]" office:value-type="float" office:value="578880" calcext:value-type="float">
            <text:p>578880</text:p>
          </table:table-cell>
          <table:table-cell table:formula="of:=['patched-default'.AC105]" office:value-type="float" office:value="120154" calcext:value-type="float">
            <text:p>120154</text:p>
          </table:table-cell>
          <table:table-cell table:formula="of:=['patched-default'.O105]" office:value-type="float" office:value="850796" calcext:value-type="float">
            <text:p>850796</text:p>
          </table:table-cell>
          <table:table-cell table:formula="of:=['patched-aggressive'.AB105]" office:value-type="float" office:value="322848" calcext:value-type="float">
            <text:p>322848</text:p>
          </table:table-cell>
          <table:table-cell table:formula="of:=['patched-aggressive'.AC105]" office:value-type="float" office:value="113532" calcext:value-type="float">
            <text:p>113532</text:p>
          </table:table-cell>
          <table:table-cell table:formula="of:=['patched-aggressive'.O105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6]" office:value-type="float" office:value="579196" calcext:value-type="float">
            <text:p>579196</text:p>
          </table:table-cell>
          <table:table-cell table:formula="of:=[original.AC106]" office:value-type="float" office:value="119122" calcext:value-type="float">
            <text:p>119122</text:p>
          </table:table-cell>
          <table:table-cell table:formula="of:=[original.O106]" office:value-type="float" office:value="854072" calcext:value-type="float">
            <text:p>854072</text:p>
          </table:table-cell>
          <table:table-cell table:formula="of:=['patched-default'.AB106]" office:value-type="float" office:value="578880" calcext:value-type="float">
            <text:p>578880</text:p>
          </table:table-cell>
          <table:table-cell table:formula="of:=['patched-default'.AC106]" office:value-type="float" office:value="120154" calcext:value-type="float">
            <text:p>120154</text:p>
          </table:table-cell>
          <table:table-cell table:formula="of:=['patched-default'.O106]" office:value-type="float" office:value="850796" calcext:value-type="float">
            <text:p>850796</text:p>
          </table:table-cell>
          <table:table-cell table:formula="of:=['patched-aggressive'.AB106]" office:value-type="float" office:value="322848" calcext:value-type="float">
            <text:p>322848</text:p>
          </table:table-cell>
          <table:table-cell table:formula="of:=['patched-aggressive'.AC106]" office:value-type="float" office:value="113532" calcext:value-type="float">
            <text:p>113532</text:p>
          </table:table-cell>
          <table:table-cell table:formula="of:=['patched-aggressive'.O106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7]" office:value-type="float" office:value="579196" calcext:value-type="float">
            <text:p>579196</text:p>
          </table:table-cell>
          <table:table-cell table:formula="of:=[original.AC107]" office:value-type="float" office:value="119122" calcext:value-type="float">
            <text:p>119122</text:p>
          </table:table-cell>
          <table:table-cell table:formula="of:=[original.O107]" office:value-type="float" office:value="854072" calcext:value-type="float">
            <text:p>854072</text:p>
          </table:table-cell>
          <table:table-cell table:formula="of:=['patched-default'.AB107]" office:value-type="float" office:value="578880" calcext:value-type="float">
            <text:p>578880</text:p>
          </table:table-cell>
          <table:table-cell table:formula="of:=['patched-default'.AC107]" office:value-type="float" office:value="120154" calcext:value-type="float">
            <text:p>120154</text:p>
          </table:table-cell>
          <table:table-cell table:formula="of:=['patched-default'.O107]" office:value-type="float" office:value="850796" calcext:value-type="float">
            <text:p>850796</text:p>
          </table:table-cell>
          <table:table-cell table:formula="of:=['patched-aggressive'.AB107]" office:value-type="float" office:value="322848" calcext:value-type="float">
            <text:p>322848</text:p>
          </table:table-cell>
          <table:table-cell table:formula="of:=['patched-aggressive'.AC107]" office:value-type="float" office:value="113532" calcext:value-type="float">
            <text:p>113532</text:p>
          </table:table-cell>
          <table:table-cell table:formula="of:=['patched-aggressive'.O107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8]" office:value-type="float" office:value="579196" calcext:value-type="float">
            <text:p>579196</text:p>
          </table:table-cell>
          <table:table-cell table:formula="of:=[original.AC108]" office:value-type="float" office:value="119122" calcext:value-type="float">
            <text:p>119122</text:p>
          </table:table-cell>
          <table:table-cell table:formula="of:=[original.O108]" office:value-type="float" office:value="854072" calcext:value-type="float">
            <text:p>854072</text:p>
          </table:table-cell>
          <table:table-cell table:formula="of:=['patched-default'.AB108]" office:value-type="float" office:value="578880" calcext:value-type="float">
            <text:p>578880</text:p>
          </table:table-cell>
          <table:table-cell table:formula="of:=['patched-default'.AC108]" office:value-type="float" office:value="120154" calcext:value-type="float">
            <text:p>120154</text:p>
          </table:table-cell>
          <table:table-cell table:formula="of:=['patched-default'.O108]" office:value-type="float" office:value="850796" calcext:value-type="float">
            <text:p>850796</text:p>
          </table:table-cell>
          <table:table-cell table:formula="of:=['patched-aggressive'.AB108]" office:value-type="float" office:value="322848" calcext:value-type="float">
            <text:p>322848</text:p>
          </table:table-cell>
          <table:table-cell table:formula="of:=['patched-aggressive'.AC108]" office:value-type="float" office:value="113532" calcext:value-type="float">
            <text:p>113532</text:p>
          </table:table-cell>
          <table:table-cell table:formula="of:=['patched-aggressive'.O108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09]" office:value-type="float" office:value="579196" calcext:value-type="float">
            <text:p>579196</text:p>
          </table:table-cell>
          <table:table-cell table:formula="of:=[original.AC109]" office:value-type="float" office:value="119122" calcext:value-type="float">
            <text:p>119122</text:p>
          </table:table-cell>
          <table:table-cell table:formula="of:=[original.O109]" office:value-type="float" office:value="854072" calcext:value-type="float">
            <text:p>854072</text:p>
          </table:table-cell>
          <table:table-cell table:formula="of:=['patched-default'.AB109]" office:value-type="float" office:value="578880" calcext:value-type="float">
            <text:p>578880</text:p>
          </table:table-cell>
          <table:table-cell table:formula="of:=['patched-default'.AC109]" office:value-type="float" office:value="120154" calcext:value-type="float">
            <text:p>120154</text:p>
          </table:table-cell>
          <table:table-cell table:formula="of:=['patched-default'.O109]" office:value-type="float" office:value="850796" calcext:value-type="float">
            <text:p>850796</text:p>
          </table:table-cell>
          <table:table-cell table:formula="of:=['patched-aggressive'.AB109]" office:value-type="float" office:value="322848" calcext:value-type="float">
            <text:p>322848</text:p>
          </table:table-cell>
          <table:table-cell table:formula="of:=['patched-aggressive'.AC109]" office:value-type="float" office:value="113532" calcext:value-type="float">
            <text:p>113532</text:p>
          </table:table-cell>
          <table:table-cell table:formula="of:=['patched-aggressive'.O109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10]" office:value-type="float" office:value="579196" calcext:value-type="float">
            <text:p>579196</text:p>
          </table:table-cell>
          <table:table-cell table:formula="of:=[original.AC110]" office:value-type="float" office:value="119122" calcext:value-type="float">
            <text:p>119122</text:p>
          </table:table-cell>
          <table:table-cell table:formula="of:=[original.O110]" office:value-type="float" office:value="854072" calcext:value-type="float">
            <text:p>854072</text:p>
          </table:table-cell>
          <table:table-cell table:formula="of:=['patched-default'.AB110]" office:value-type="float" office:value="578880" calcext:value-type="float">
            <text:p>578880</text:p>
          </table:table-cell>
          <table:table-cell table:formula="of:=['patched-default'.AC110]" office:value-type="float" office:value="120154" calcext:value-type="float">
            <text:p>120154</text:p>
          </table:table-cell>
          <table:table-cell table:formula="of:=['patched-default'.O110]" office:value-type="float" office:value="850796" calcext:value-type="float">
            <text:p>850796</text:p>
          </table:table-cell>
          <table:table-cell table:formula="of:=['patched-aggressive'.AB110]" office:value-type="float" office:value="322848" calcext:value-type="float">
            <text:p>322848</text:p>
          </table:table-cell>
          <table:table-cell table:formula="of:=['patched-aggressive'.AC110]" office:value-type="float" office:value="113532" calcext:value-type="float">
            <text:p>113532</text:p>
          </table:table-cell>
          <table:table-cell table:formula="of:=['patched-aggressive'.O110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11]" office:value-type="float" office:value="579196" calcext:value-type="float">
            <text:p>579196</text:p>
          </table:table-cell>
          <table:table-cell table:formula="of:=[original.AC111]" office:value-type="float" office:value="135336" calcext:value-type="float">
            <text:p>135336</text:p>
          </table:table-cell>
          <table:table-cell table:formula="of:=[original.O111]" office:value-type="float" office:value="854072" calcext:value-type="float">
            <text:p>854072</text:p>
          </table:table-cell>
          <table:table-cell table:formula="of:=['patched-default'.AB111]" office:value-type="float" office:value="578880" calcext:value-type="float">
            <text:p>578880</text:p>
          </table:table-cell>
          <table:table-cell table:formula="of:=['patched-default'.AC111]" office:value-type="float" office:value="144854" calcext:value-type="float">
            <text:p>144854</text:p>
          </table:table-cell>
          <table:table-cell table:formula="of:=['patched-default'.O111]" office:value-type="float" office:value="850796" calcext:value-type="float">
            <text:p>850796</text:p>
          </table:table-cell>
          <table:table-cell table:formula="of:=['patched-aggressive'.AB111]" office:value-type="float" office:value="322848" calcext:value-type="float">
            <text:p>322848</text:p>
          </table:table-cell>
          <table:table-cell table:formula="of:=['patched-aggressive'.AC111]" office:value-type="float" office:value="120053" calcext:value-type="float">
            <text:p>120053</text:p>
          </table:table-cell>
          <table:table-cell table:formula="of:=['patched-aggressive'.O111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12]" office:value-type="float" office:value="579196" calcext:value-type="float">
            <text:p>579196</text:p>
          </table:table-cell>
          <table:table-cell table:formula="of:=[original.AC112]" office:value-type="float" office:value="253874" calcext:value-type="float">
            <text:p>253874</text:p>
          </table:table-cell>
          <table:table-cell table:formula="of:=[original.O112]" office:value-type="float" office:value="854328" calcext:value-type="float">
            <text:p>854328</text:p>
          </table:table-cell>
          <table:table-cell table:formula="of:=['patched-default'.AB112]" office:value-type="float" office:value="578880" calcext:value-type="float">
            <text:p>578880</text:p>
          </table:table-cell>
          <table:table-cell table:formula="of:=['patched-default'.AC112]" office:value-type="float" office:value="262323" calcext:value-type="float">
            <text:p>262323</text:p>
          </table:table-cell>
          <table:table-cell table:formula="of:=['patched-default'.O112]" office:value-type="float" office:value="852124" calcext:value-type="float">
            <text:p>852124</text:p>
          </table:table-cell>
          <table:table-cell table:formula="of:=['patched-aggressive'.AB112]" office:value-type="float" office:value="322848" calcext:value-type="float">
            <text:p>322848</text:p>
          </table:table-cell>
          <table:table-cell table:formula="of:=['patched-aggressive'.AC112]" office:value-type="float" office:value="234721" calcext:value-type="float">
            <text:p>234721</text:p>
          </table:table-cell>
          <table:table-cell table:formula="of:=['patched-aggressive'.O112]" office:value-type="float" office:value="578832" calcext:value-type="float">
            <text:p>578832</text:p>
          </table:table-cell>
        </table:table-row>
        <table:table-row table:style-name="ro1">
          <table:table-cell table:formula="of:=[original.AB113]" office:value-type="float" office:value="579196" calcext:value-type="float">
            <text:p>579196</text:p>
          </table:table-cell>
          <table:table-cell table:formula="of:=[original.AC113]" office:value-type="float" office:value="367183" calcext:value-type="float">
            <text:p>367183</text:p>
          </table:table-cell>
          <table:table-cell table:formula="of:=[original.O113]" office:value-type="float" office:value="867076" calcext:value-type="float">
            <text:p>867076</text:p>
          </table:table-cell>
          <table:table-cell table:formula="of:=['patched-default'.AB113]" office:value-type="float" office:value="578880" calcext:value-type="float">
            <text:p>578880</text:p>
          </table:table-cell>
          <table:table-cell table:formula="of:=['patched-default'.AC113]" office:value-type="float" office:value="374571" calcext:value-type="float">
            <text:p>374571</text:p>
          </table:table-cell>
          <table:table-cell table:formula="of:=['patched-default'.O113]" office:value-type="float" office:value="865648" calcext:value-type="float">
            <text:p>865648</text:p>
          </table:table-cell>
          <table:table-cell table:formula="of:=['patched-aggressive'.AB113]" office:value-type="float" office:value="411248" calcext:value-type="float">
            <text:p>411248</text:p>
          </table:table-cell>
          <table:table-cell table:formula="of:=['patched-aggressive'.AC113]" office:value-type="float" office:value="329513" calcext:value-type="float">
            <text:p>329513</text:p>
          </table:table-cell>
          <table:table-cell table:formula="of:=['patched-aggressive'.O113]" office:value-type="float" office:value="680172" calcext:value-type="float">
            <text:p>680172</text:p>
          </table:table-cell>
        </table:table-row>
        <table:table-row table:style-name="ro1">
          <table:table-cell table:formula="of:=[original.AB114]" office:value-type="float" office:value="579196" calcext:value-type="float">
            <text:p>579196</text:p>
          </table:table-cell>
          <table:table-cell table:formula="of:=[original.AC114]" office:value-type="float" office:value="477475" calcext:value-type="float">
            <text:p>477475</text:p>
          </table:table-cell>
          <table:table-cell table:formula="of:=[original.O114]" office:value-type="float" office:value="885180" calcext:value-type="float">
            <text:p>885180</text:p>
          </table:table-cell>
          <table:table-cell table:formula="of:=['patched-default'.AB114]" office:value-type="float" office:value="578880" calcext:value-type="float">
            <text:p>578880</text:p>
          </table:table-cell>
          <table:table-cell table:formula="of:=['patched-default'.AC114]" office:value-type="float" office:value="487257" calcext:value-type="float">
            <text:p>487257</text:p>
          </table:table-cell>
          <table:table-cell table:formula="of:=['patched-default'.O114]" office:value-type="float" office:value="884024" calcext:value-type="float">
            <text:p>884024</text:p>
          </table:table-cell>
          <table:table-cell table:formula="of:=['patched-aggressive'.AB114]" office:value-type="float" office:value="509536" calcext:value-type="float">
            <text:p>509536</text:p>
          </table:table-cell>
          <table:table-cell table:formula="of:=['patched-aggressive'.AC114]" office:value-type="float" office:value="426001" calcext:value-type="float">
            <text:p>426001</text:p>
          </table:table-cell>
          <table:table-cell table:formula="of:=['patched-aggressive'.O114]" office:value-type="float" office:value="791060" calcext:value-type="float">
            <text:p>791060</text:p>
          </table:table-cell>
        </table:table-row>
        <table:table-row table:style-name="ro1">
          <table:table-cell table:formula="of:=[original.AB115]" office:value-type="float" office:value="655100" calcext:value-type="float">
            <text:p>655100</text:p>
          </table:table-cell>
          <table:table-cell table:formula="of:=[original.AC115]" office:value-type="float" office:value="589541" calcext:value-type="float">
            <text:p>589541</text:p>
          </table:table-cell>
          <table:table-cell table:formula="of:=[original.O115]" office:value-type="float" office:value="1004408" calcext:value-type="float">
            <text:p>1004408</text:p>
          </table:table-cell>
          <table:table-cell table:formula="of:=['patched-default'.AB115]" office:value-type="float" office:value="662080" calcext:value-type="float">
            <text:p>662080</text:p>
          </table:table-cell>
          <table:table-cell table:formula="of:=['patched-default'.AC115]" office:value-type="float" office:value="598536" calcext:value-type="float">
            <text:p>598536</text:p>
          </table:table-cell>
          <table:table-cell table:formula="of:=['patched-default'.O115]" office:value-type="float" office:value="1016412" calcext:value-type="float">
            <text:p>1016412</text:p>
          </table:table-cell>
          <table:table-cell table:formula="of:=['patched-aggressive'.AB115]" office:value-type="float" office:value="613568" calcext:value-type="float">
            <text:p>613568</text:p>
          </table:table-cell>
          <table:table-cell table:formula="of:=['patched-aggressive'.AC115]" office:value-type="float" office:value="523277" calcext:value-type="float">
            <text:p>523277</text:p>
          </table:table-cell>
          <table:table-cell table:formula="of:=['patched-aggressive'.O115]" office:value-type="float" office:value="931812" calcext:value-type="float">
            <text:p>931812</text:p>
          </table:table-cell>
        </table:table-row>
        <table:table-row table:style-name="ro1">
          <table:table-cell table:formula="of:=[original.AB116]" office:value-type="float" office:value="691196" calcext:value-type="float">
            <text:p>691196</text:p>
          </table:table-cell>
          <table:table-cell table:formula="of:=[original.AC116]" office:value-type="float" office:value="621935" calcext:value-type="float">
            <text:p>621935</text:p>
          </table:table-cell>
          <table:table-cell table:formula="of:=[original.O116]" office:value-type="float" office:value="1051096" calcext:value-type="float">
            <text:p>1051096</text:p>
          </table:table-cell>
          <table:table-cell table:formula="of:=['patched-default'.AB116]" office:value-type="float" office:value="690880" calcext:value-type="float">
            <text:p>690880</text:p>
          </table:table-cell>
          <table:table-cell table:formula="of:=['patched-default'.AC116]" office:value-type="float" office:value="624529" calcext:value-type="float">
            <text:p>624529</text:p>
          </table:table-cell>
          <table:table-cell table:formula="of:=['patched-default'.O116]" office:value-type="float" office:value="1053604" calcext:value-type="float">
            <text:p>1053604</text:p>
          </table:table-cell>
          <table:table-cell table:formula="of:=['patched-aggressive'.AB116]" office:value-type="float" office:value="690864" calcext:value-type="float">
            <text:p>690864</text:p>
          </table:table-cell>
          <table:table-cell table:formula="of:=['patched-aggressive'.AC116]" office:value-type="float" office:value="588314" calcext:value-type="float">
            <text:p>588314</text:p>
          </table:table-cell>
          <table:table-cell table:formula="of:=['patched-aggressive'.O116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17]" office:value-type="float" office:value="691196" calcext:value-type="float">
            <text:p>691196</text:p>
          </table:table-cell>
          <table:table-cell table:formula="of:=[original.AC117]" office:value-type="float" office:value="621935" calcext:value-type="float">
            <text:p>621935</text:p>
          </table:table-cell>
          <table:table-cell table:formula="of:=[original.O117]" office:value-type="float" office:value="1051096" calcext:value-type="float">
            <text:p>1051096</text:p>
          </table:table-cell>
          <table:table-cell table:formula="of:=['patched-default'.AB117]" office:value-type="float" office:value="690880" calcext:value-type="float">
            <text:p>690880</text:p>
          </table:table-cell>
          <table:table-cell table:formula="of:=['patched-default'.AC117]" office:value-type="float" office:value="624529" calcext:value-type="float">
            <text:p>624529</text:p>
          </table:table-cell>
          <table:table-cell table:formula="of:=['patched-default'.O117]" office:value-type="float" office:value="1053604" calcext:value-type="float">
            <text:p>1053604</text:p>
          </table:table-cell>
          <table:table-cell table:formula="of:=['patched-aggressive'.AB117]" office:value-type="float" office:value="690864" calcext:value-type="float">
            <text:p>690864</text:p>
          </table:table-cell>
          <table:table-cell table:formula="of:=['patched-aggressive'.AC117]" office:value-type="float" office:value="588314" calcext:value-type="float">
            <text:p>588314</text:p>
          </table:table-cell>
          <table:table-cell table:formula="of:=['patched-aggressive'.O117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18]" office:value-type="float" office:value="691196" calcext:value-type="float">
            <text:p>691196</text:p>
          </table:table-cell>
          <table:table-cell table:formula="of:=[original.AC118]" office:value-type="float" office:value="621935" calcext:value-type="float">
            <text:p>621935</text:p>
          </table:table-cell>
          <table:table-cell table:formula="of:=[original.O118]" office:value-type="float" office:value="1051096" calcext:value-type="float">
            <text:p>1051096</text:p>
          </table:table-cell>
          <table:table-cell table:formula="of:=['patched-default'.AB118]" office:value-type="float" office:value="690880" calcext:value-type="float">
            <text:p>690880</text:p>
          </table:table-cell>
          <table:table-cell table:formula="of:=['patched-default'.AC118]" office:value-type="float" office:value="624529" calcext:value-type="float">
            <text:p>624529</text:p>
          </table:table-cell>
          <table:table-cell table:formula="of:=['patched-default'.O118]" office:value-type="float" office:value="1053604" calcext:value-type="float">
            <text:p>1053604</text:p>
          </table:table-cell>
          <table:table-cell table:formula="of:=['patched-aggressive'.AB118]" office:value-type="float" office:value="690864" calcext:value-type="float">
            <text:p>690864</text:p>
          </table:table-cell>
          <table:table-cell table:formula="of:=['patched-aggressive'.AC118]" office:value-type="float" office:value="588314" calcext:value-type="float">
            <text:p>588314</text:p>
          </table:table-cell>
          <table:table-cell table:formula="of:=['patched-aggressive'.O118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19]" office:value-type="float" office:value="691196" calcext:value-type="float">
            <text:p>691196</text:p>
          </table:table-cell>
          <table:table-cell table:formula="of:=[original.AC119]" office:value-type="float" office:value="621935" calcext:value-type="float">
            <text:p>621935</text:p>
          </table:table-cell>
          <table:table-cell table:formula="of:=[original.O119]" office:value-type="float" office:value="1051096" calcext:value-type="float">
            <text:p>1051096</text:p>
          </table:table-cell>
          <table:table-cell table:formula="of:=['patched-default'.AB119]" office:value-type="float" office:value="690880" calcext:value-type="float">
            <text:p>690880</text:p>
          </table:table-cell>
          <table:table-cell table:formula="of:=['patched-default'.AC119]" office:value-type="float" office:value="624529" calcext:value-type="float">
            <text:p>624529</text:p>
          </table:table-cell>
          <table:table-cell table:formula="of:=['patched-default'.O119]" office:value-type="float" office:value="1053604" calcext:value-type="float">
            <text:p>1053604</text:p>
          </table:table-cell>
          <table:table-cell table:formula="of:=['patched-aggressive'.AB119]" office:value-type="float" office:value="690864" calcext:value-type="float">
            <text:p>690864</text:p>
          </table:table-cell>
          <table:table-cell table:formula="of:=['patched-aggressive'.AC119]" office:value-type="float" office:value="588314" calcext:value-type="float">
            <text:p>588314</text:p>
          </table:table-cell>
          <table:table-cell table:formula="of:=['patched-aggressive'.O119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20]" office:value-type="float" office:value="691196" calcext:value-type="float">
            <text:p>691196</text:p>
          </table:table-cell>
          <table:table-cell table:formula="of:=[original.AC120]" office:value-type="float" office:value="621935" calcext:value-type="float">
            <text:p>621935</text:p>
          </table:table-cell>
          <table:table-cell table:formula="of:=[original.O120]" office:value-type="float" office:value="1051096" calcext:value-type="float">
            <text:p>1051096</text:p>
          </table:table-cell>
          <table:table-cell table:formula="of:=['patched-default'.AB120]" office:value-type="float" office:value="690880" calcext:value-type="float">
            <text:p>690880</text:p>
          </table:table-cell>
          <table:table-cell table:formula="of:=['patched-default'.AC120]" office:value-type="float" office:value="624530" calcext:value-type="float">
            <text:p>624530</text:p>
          </table:table-cell>
          <table:table-cell table:formula="of:=['patched-default'.O120]" office:value-type="float" office:value="1053604" calcext:value-type="float">
            <text:p>1053604</text:p>
          </table:table-cell>
          <table:table-cell table:formula="of:=['patched-aggressive'.AB120]" office:value-type="float" office:value="690864" calcext:value-type="float">
            <text:p>690864</text:p>
          </table:table-cell>
          <table:table-cell table:formula="of:=['patched-aggressive'.AC120]" office:value-type="float" office:value="588314" calcext:value-type="float">
            <text:p>588314</text:p>
          </table:table-cell>
          <table:table-cell table:formula="of:=['patched-aggressive'.O120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21]" office:value-type="float" office:value="691196" calcext:value-type="float">
            <text:p>691196</text:p>
          </table:table-cell>
          <table:table-cell table:formula="of:=[original.AC121]" office:value-type="float" office:value="621935" calcext:value-type="float">
            <text:p>621935</text:p>
          </table:table-cell>
          <table:table-cell table:formula="of:=[original.O121]" office:value-type="float" office:value="1051096" calcext:value-type="float">
            <text:p>1051096</text:p>
          </table:table-cell>
          <table:table-cell table:formula="of:=['patched-default'.AB121]" office:value-type="float" office:value="690880" calcext:value-type="float">
            <text:p>690880</text:p>
          </table:table-cell>
          <table:table-cell table:formula="of:=['patched-default'.AC121]" office:value-type="float" office:value="624530" calcext:value-type="float">
            <text:p>624530</text:p>
          </table:table-cell>
          <table:table-cell table:formula="of:=['patched-default'.O121]" office:value-type="float" office:value="1053604" calcext:value-type="float">
            <text:p>1053604</text:p>
          </table:table-cell>
          <table:table-cell table:formula="of:=['patched-aggressive'.AB121]" office:value-type="float" office:value="690864" calcext:value-type="float">
            <text:p>690864</text:p>
          </table:table-cell>
          <table:table-cell table:formula="of:=['patched-aggressive'.AC121]" office:value-type="float" office:value="588314" calcext:value-type="float">
            <text:p>588314</text:p>
          </table:table-cell>
          <table:table-cell table:formula="of:=['patched-aggressive'.O121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22]" office:value-type="float" office:value="691196" calcext:value-type="float">
            <text:p>691196</text:p>
          </table:table-cell>
          <table:table-cell table:formula="of:=[original.AC122]" office:value-type="float" office:value="621935" calcext:value-type="float">
            <text:p>621935</text:p>
          </table:table-cell>
          <table:table-cell table:formula="of:=[original.O122]" office:value-type="float" office:value="1051096" calcext:value-type="float">
            <text:p>1051096</text:p>
          </table:table-cell>
          <table:table-cell table:formula="of:=['patched-default'.AB122]" office:value-type="float" office:value="690880" calcext:value-type="float">
            <text:p>690880</text:p>
          </table:table-cell>
          <table:table-cell table:formula="of:=['patched-default'.AC122]" office:value-type="float" office:value="624530" calcext:value-type="float">
            <text:p>624530</text:p>
          </table:table-cell>
          <table:table-cell table:formula="of:=['patched-default'.O122]" office:value-type="float" office:value="1053604" calcext:value-type="float">
            <text:p>1053604</text:p>
          </table:table-cell>
          <table:table-cell table:formula="of:=['patched-aggressive'.AB122]" office:value-type="float" office:value="690864" calcext:value-type="float">
            <text:p>690864</text:p>
          </table:table-cell>
          <table:table-cell table:formula="of:=['patched-aggressive'.AC122]" office:value-type="float" office:value="588314" calcext:value-type="float">
            <text:p>588314</text:p>
          </table:table-cell>
          <table:table-cell table:formula="of:=['patched-aggressive'.O122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23]" office:value-type="float" office:value="691196" calcext:value-type="float">
            <text:p>691196</text:p>
          </table:table-cell>
          <table:table-cell table:formula="of:=[original.AC123]" office:value-type="float" office:value="621935" calcext:value-type="float">
            <text:p>621935</text:p>
          </table:table-cell>
          <table:table-cell table:formula="of:=[original.O123]" office:value-type="float" office:value="1051096" calcext:value-type="float">
            <text:p>1051096</text:p>
          </table:table-cell>
          <table:table-cell table:formula="of:=['patched-default'.AB123]" office:value-type="float" office:value="690880" calcext:value-type="float">
            <text:p>690880</text:p>
          </table:table-cell>
          <table:table-cell table:formula="of:=['patched-default'.AC123]" office:value-type="float" office:value="624530" calcext:value-type="float">
            <text:p>624530</text:p>
          </table:table-cell>
          <table:table-cell table:formula="of:=['patched-default'.O123]" office:value-type="float" office:value="1053604" calcext:value-type="float">
            <text:p>1053604</text:p>
          </table:table-cell>
          <table:table-cell table:formula="of:=['patched-aggressive'.AB123]" office:value-type="float" office:value="690864" calcext:value-type="float">
            <text:p>690864</text:p>
          </table:table-cell>
          <table:table-cell table:formula="of:=['patched-aggressive'.AC123]" office:value-type="float" office:value="588314" calcext:value-type="float">
            <text:p>588314</text:p>
          </table:table-cell>
          <table:table-cell table:formula="of:=['patched-aggressive'.O123]" office:value-type="float" office:value="1031740" calcext:value-type="float">
            <text:p>1031740</text:p>
          </table:table-cell>
        </table:table-row>
        <table:table-row table:style-name="ro1">
          <table:table-cell table:formula="of:=[original.AB124]" office:value-type="float" office:value="691196" calcext:value-type="float">
            <text:p>691196</text:p>
          </table:table-cell>
          <table:table-cell table:formula="of:=[original.AC124]" office:value-type="float" office:value="521374" calcext:value-type="float">
            <text:p>521374</text:p>
          </table:table-cell>
          <table:table-cell table:formula="of:=[original.O124]" office:value-type="float" office:value="1051360" calcext:value-type="float">
            <text:p>1051360</text:p>
          </table:table-cell>
          <table:table-cell table:formula="of:=['patched-default'.AB124]" office:value-type="float" office:value="690880" calcext:value-type="float">
            <text:p>690880</text:p>
          </table:table-cell>
          <table:table-cell table:formula="of:=['patched-default'.AC124]" office:value-type="float" office:value="523656" calcext:value-type="float">
            <text:p>523656</text:p>
          </table:table-cell>
          <table:table-cell table:formula="of:=['patched-default'.O124]" office:value-type="float" office:value="1053868" calcext:value-type="float">
            <text:p>1053868</text:p>
          </table:table-cell>
          <table:table-cell table:formula="of:=['patched-aggressive'.AB124]" office:value-type="float" office:value="690848" calcext:value-type="float">
            <text:p>690848</text:p>
          </table:table-cell>
          <table:table-cell table:formula="of:=['patched-aggressive'.AC124]" office:value-type="float" office:value="493359" calcext:value-type="float">
            <text:p>493359</text:p>
          </table:table-cell>
          <table:table-cell table:formula="of:=['patched-aggressive'.O124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25]" office:value-type="float" office:value="691196" calcext:value-type="float">
            <text:p>691196</text:p>
          </table:table-cell>
          <table:table-cell table:formula="of:=[original.AC125]" office:value-type="float" office:value="521374" calcext:value-type="float">
            <text:p>521374</text:p>
          </table:table-cell>
          <table:table-cell table:formula="of:=[original.O125]" office:value-type="float" office:value="1051360" calcext:value-type="float">
            <text:p>1051360</text:p>
          </table:table-cell>
          <table:table-cell table:formula="of:=['patched-default'.AB125]" office:value-type="float" office:value="690880" calcext:value-type="float">
            <text:p>690880</text:p>
          </table:table-cell>
          <table:table-cell table:formula="of:=['patched-default'.AC125]" office:value-type="float" office:value="523656" calcext:value-type="float">
            <text:p>523656</text:p>
          </table:table-cell>
          <table:table-cell table:formula="of:=['patched-default'.O125]" office:value-type="float" office:value="1053868" calcext:value-type="float">
            <text:p>1053868</text:p>
          </table:table-cell>
          <table:table-cell table:formula="of:=['patched-aggressive'.AB125]" office:value-type="float" office:value="690848" calcext:value-type="float">
            <text:p>690848</text:p>
          </table:table-cell>
          <table:table-cell table:formula="of:=['patched-aggressive'.AC125]" office:value-type="float" office:value="493359" calcext:value-type="float">
            <text:p>493359</text:p>
          </table:table-cell>
          <table:table-cell table:formula="of:=['patched-aggressive'.O125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26]" office:value-type="float" office:value="691196" calcext:value-type="float">
            <text:p>691196</text:p>
          </table:table-cell>
          <table:table-cell table:formula="of:=[original.AC126]" office:value-type="float" office:value="521374" calcext:value-type="float">
            <text:p>521374</text:p>
          </table:table-cell>
          <table:table-cell table:formula="of:=[original.O126]" office:value-type="float" office:value="1051360" calcext:value-type="float">
            <text:p>1051360</text:p>
          </table:table-cell>
          <table:table-cell table:formula="of:=['patched-default'.AB126]" office:value-type="float" office:value="690880" calcext:value-type="float">
            <text:p>690880</text:p>
          </table:table-cell>
          <table:table-cell table:formula="of:=['patched-default'.AC126]" office:value-type="float" office:value="523656" calcext:value-type="float">
            <text:p>523656</text:p>
          </table:table-cell>
          <table:table-cell table:formula="of:=['patched-default'.O126]" office:value-type="float" office:value="1053868" calcext:value-type="float">
            <text:p>1053868</text:p>
          </table:table-cell>
          <table:table-cell table:formula="of:=['patched-aggressive'.AB126]" office:value-type="float" office:value="690848" calcext:value-type="float">
            <text:p>690848</text:p>
          </table:table-cell>
          <table:table-cell table:formula="of:=['patched-aggressive'.AC126]" office:value-type="float" office:value="493359" calcext:value-type="float">
            <text:p>493359</text:p>
          </table:table-cell>
          <table:table-cell table:formula="of:=['patched-aggressive'.O126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27]" office:value-type="float" office:value="691196" calcext:value-type="float">
            <text:p>691196</text:p>
          </table:table-cell>
          <table:table-cell table:formula="of:=[original.AC127]" office:value-type="float" office:value="521374" calcext:value-type="float">
            <text:p>521374</text:p>
          </table:table-cell>
          <table:table-cell table:formula="of:=[original.O127]" office:value-type="float" office:value="1051360" calcext:value-type="float">
            <text:p>1051360</text:p>
          </table:table-cell>
          <table:table-cell table:formula="of:=['patched-default'.AB127]" office:value-type="float" office:value="690880" calcext:value-type="float">
            <text:p>690880</text:p>
          </table:table-cell>
          <table:table-cell table:formula="of:=['patched-default'.AC127]" office:value-type="float" office:value="523656" calcext:value-type="float">
            <text:p>523656</text:p>
          </table:table-cell>
          <table:table-cell table:formula="of:=['patched-default'.O127]" office:value-type="float" office:value="1053868" calcext:value-type="float">
            <text:p>1053868</text:p>
          </table:table-cell>
          <table:table-cell table:formula="of:=['patched-aggressive'.AB127]" office:value-type="float" office:value="690848" calcext:value-type="float">
            <text:p>690848</text:p>
          </table:table-cell>
          <table:table-cell table:formula="of:=['patched-aggressive'.AC127]" office:value-type="float" office:value="493359" calcext:value-type="float">
            <text:p>493359</text:p>
          </table:table-cell>
          <table:table-cell table:formula="of:=['patched-aggressive'.O127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28]" office:value-type="float" office:value="691196" calcext:value-type="float">
            <text:p>691196</text:p>
          </table:table-cell>
          <table:table-cell table:formula="of:=[original.AC128]" office:value-type="float" office:value="521374" calcext:value-type="float">
            <text:p>521374</text:p>
          </table:table-cell>
          <table:table-cell table:formula="of:=[original.O128]" office:value-type="float" office:value="1051360" calcext:value-type="float">
            <text:p>1051360</text:p>
          </table:table-cell>
          <table:table-cell table:formula="of:=['patched-default'.AB128]" office:value-type="float" office:value="690880" calcext:value-type="float">
            <text:p>690880</text:p>
          </table:table-cell>
          <table:table-cell table:formula="of:=['patched-default'.AC128]" office:value-type="float" office:value="523656" calcext:value-type="float">
            <text:p>523656</text:p>
          </table:table-cell>
          <table:table-cell table:formula="of:=['patched-default'.O128]" office:value-type="float" office:value="1053868" calcext:value-type="float">
            <text:p>1053868</text:p>
          </table:table-cell>
          <table:table-cell table:formula="of:=['patched-aggressive'.AB128]" office:value-type="float" office:value="690848" calcext:value-type="float">
            <text:p>690848</text:p>
          </table:table-cell>
          <table:table-cell table:formula="of:=['patched-aggressive'.AC128]" office:value-type="float" office:value="493359" calcext:value-type="float">
            <text:p>493359</text:p>
          </table:table-cell>
          <table:table-cell table:formula="of:=['patched-aggressive'.O128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29]" office:value-type="float" office:value="691196" calcext:value-type="float">
            <text:p>691196</text:p>
          </table:table-cell>
          <table:table-cell table:formula="of:=[original.AC129]" office:value-type="float" office:value="521374" calcext:value-type="float">
            <text:p>521374</text:p>
          </table:table-cell>
          <table:table-cell table:formula="of:=[original.O129]" office:value-type="float" office:value="1051360" calcext:value-type="float">
            <text:p>1051360</text:p>
          </table:table-cell>
          <table:table-cell table:formula="of:=['patched-default'.AB129]" office:value-type="float" office:value="690880" calcext:value-type="float">
            <text:p>690880</text:p>
          </table:table-cell>
          <table:table-cell table:formula="of:=['patched-default'.AC129]" office:value-type="float" office:value="523656" calcext:value-type="float">
            <text:p>523656</text:p>
          </table:table-cell>
          <table:table-cell table:formula="of:=['patched-default'.O129]" office:value-type="float" office:value="1053868" calcext:value-type="float">
            <text:p>1053868</text:p>
          </table:table-cell>
          <table:table-cell table:formula="of:=['patched-aggressive'.AB129]" office:value-type="float" office:value="690848" calcext:value-type="float">
            <text:p>690848</text:p>
          </table:table-cell>
          <table:table-cell table:formula="of:=['patched-aggressive'.AC129]" office:value-type="float" office:value="493359" calcext:value-type="float">
            <text:p>493359</text:p>
          </table:table-cell>
          <table:table-cell table:formula="of:=['patched-aggressive'.O129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30]" office:value-type="float" office:value="691196" calcext:value-type="float">
            <text:p>691196</text:p>
          </table:table-cell>
          <table:table-cell table:formula="of:=[original.AC130]" office:value-type="float" office:value="521374" calcext:value-type="float">
            <text:p>521374</text:p>
          </table:table-cell>
          <table:table-cell table:formula="of:=[original.O130]" office:value-type="float" office:value="1051360" calcext:value-type="float">
            <text:p>1051360</text:p>
          </table:table-cell>
          <table:table-cell table:formula="of:=['patched-default'.AB130]" office:value-type="float" office:value="690880" calcext:value-type="float">
            <text:p>690880</text:p>
          </table:table-cell>
          <table:table-cell table:formula="of:=['patched-default'.AC130]" office:value-type="float" office:value="523656" calcext:value-type="float">
            <text:p>523656</text:p>
          </table:table-cell>
          <table:table-cell table:formula="of:=['patched-default'.O130]" office:value-type="float" office:value="1053868" calcext:value-type="float">
            <text:p>1053868</text:p>
          </table:table-cell>
          <table:table-cell table:formula="of:=['patched-aggressive'.AB130]" office:value-type="float" office:value="690848" calcext:value-type="float">
            <text:p>690848</text:p>
          </table:table-cell>
          <table:table-cell table:formula="of:=['patched-aggressive'.AC130]" office:value-type="float" office:value="493359" calcext:value-type="float">
            <text:p>493359</text:p>
          </table:table-cell>
          <table:table-cell table:formula="of:=['patched-aggressive'.O130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31]" office:value-type="float" office:value="691196" calcext:value-type="float">
            <text:p>691196</text:p>
          </table:table-cell>
          <table:table-cell table:formula="of:=[original.AC131]" office:value-type="float" office:value="521374" calcext:value-type="float">
            <text:p>521374</text:p>
          </table:table-cell>
          <table:table-cell table:formula="of:=[original.O131]" office:value-type="float" office:value="1051360" calcext:value-type="float">
            <text:p>1051360</text:p>
          </table:table-cell>
          <table:table-cell table:formula="of:=['patched-default'.AB131]" office:value-type="float" office:value="690880" calcext:value-type="float">
            <text:p>690880</text:p>
          </table:table-cell>
          <table:table-cell table:formula="of:=['patched-default'.AC131]" office:value-type="float" office:value="523656" calcext:value-type="float">
            <text:p>523656</text:p>
          </table:table-cell>
          <table:table-cell table:formula="of:=['patched-default'.O131]" office:value-type="float" office:value="1053868" calcext:value-type="float">
            <text:p>1053868</text:p>
          </table:table-cell>
          <table:table-cell table:formula="of:=['patched-aggressive'.AB131]" office:value-type="float" office:value="690848" calcext:value-type="float">
            <text:p>690848</text:p>
          </table:table-cell>
          <table:table-cell table:formula="of:=['patched-aggressive'.AC131]" office:value-type="float" office:value="493359" calcext:value-type="float">
            <text:p>493359</text:p>
          </table:table-cell>
          <table:table-cell table:formula="of:=['patched-aggressive'.O131]" office:value-type="float" office:value="1032120" calcext:value-type="float">
            <text:p>1032120</text:p>
          </table:table-cell>
        </table:table-row>
        <table:table-row table:style-name="ro1">
          <table:table-cell table:formula="of:=[original.AB132]" office:value-type="float" office:value="691196" calcext:value-type="float">
            <text:p>691196</text:p>
          </table:table-cell>
          <table:table-cell table:formula="of:=[original.AC132]" office:value-type="float" office:value="420812" calcext:value-type="float">
            <text:p>420812</text:p>
          </table:table-cell>
          <table:table-cell table:formula="of:=[original.O132]" office:value-type="float" office:value="1051360" calcext:value-type="float">
            <text:p>1051360</text:p>
          </table:table-cell>
          <table:table-cell table:formula="of:=['patched-default'.AB132]" office:value-type="float" office:value="690880" calcext:value-type="float">
            <text:p>690880</text:p>
          </table:table-cell>
          <table:table-cell table:formula="of:=['patched-default'.AC132]" office:value-type="float" office:value="422781" calcext:value-type="float">
            <text:p>422781</text:p>
          </table:table-cell>
          <table:table-cell table:formula="of:=['patched-default'.O132]" office:value-type="float" office:value="1053868" calcext:value-type="float">
            <text:p>1053868</text:p>
          </table:table-cell>
          <table:table-cell table:formula="of:=['patched-aggressive'.AB132]" office:value-type="float" office:value="643904" calcext:value-type="float">
            <text:p>643904</text:p>
          </table:table-cell>
          <table:table-cell table:formula="of:=['patched-aggressive'.AC132]" office:value-type="float" office:value="398403" calcext:value-type="float">
            <text:p>398403</text:p>
          </table:table-cell>
          <table:table-cell table:formula="of:=['patched-aggressive'.O132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3]" office:value-type="float" office:value="691196" calcext:value-type="float">
            <text:p>691196</text:p>
          </table:table-cell>
          <table:table-cell table:formula="of:=[original.AC133]" office:value-type="float" office:value="420812" calcext:value-type="float">
            <text:p>420812</text:p>
          </table:table-cell>
          <table:table-cell table:formula="of:=[original.O133]" office:value-type="float" office:value="1051360" calcext:value-type="float">
            <text:p>1051360</text:p>
          </table:table-cell>
          <table:table-cell table:formula="of:=['patched-default'.AB133]" office:value-type="float" office:value="690880" calcext:value-type="float">
            <text:p>690880</text:p>
          </table:table-cell>
          <table:table-cell table:formula="of:=['patched-default'.AC133]" office:value-type="float" office:value="422781" calcext:value-type="float">
            <text:p>422781</text:p>
          </table:table-cell>
          <table:table-cell table:formula="of:=['patched-default'.O133]" office:value-type="float" office:value="1053868" calcext:value-type="float">
            <text:p>1053868</text:p>
          </table:table-cell>
          <table:table-cell table:formula="of:=['patched-aggressive'.AB133]" office:value-type="float" office:value="643904" calcext:value-type="float">
            <text:p>643904</text:p>
          </table:table-cell>
          <table:table-cell table:formula="of:=['patched-aggressive'.AC133]" office:value-type="float" office:value="398403" calcext:value-type="float">
            <text:p>398403</text:p>
          </table:table-cell>
          <table:table-cell table:formula="of:=['patched-aggressive'.O133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4]" office:value-type="float" office:value="691196" calcext:value-type="float">
            <text:p>691196</text:p>
          </table:table-cell>
          <table:table-cell table:formula="of:=[original.AC134]" office:value-type="float" office:value="420812" calcext:value-type="float">
            <text:p>420812</text:p>
          </table:table-cell>
          <table:table-cell table:formula="of:=[original.O134]" office:value-type="float" office:value="1051360" calcext:value-type="float">
            <text:p>1051360</text:p>
          </table:table-cell>
          <table:table-cell table:formula="of:=['patched-default'.AB134]" office:value-type="float" office:value="690880" calcext:value-type="float">
            <text:p>690880</text:p>
          </table:table-cell>
          <table:table-cell table:formula="of:=['patched-default'.AC134]" office:value-type="float" office:value="422781" calcext:value-type="float">
            <text:p>422781</text:p>
          </table:table-cell>
          <table:table-cell table:formula="of:=['patched-default'.O134]" office:value-type="float" office:value="1053868" calcext:value-type="float">
            <text:p>1053868</text:p>
          </table:table-cell>
          <table:table-cell table:formula="of:=['patched-aggressive'.AB134]" office:value-type="float" office:value="643904" calcext:value-type="float">
            <text:p>643904</text:p>
          </table:table-cell>
          <table:table-cell table:formula="of:=['patched-aggressive'.AC134]" office:value-type="float" office:value="398403" calcext:value-type="float">
            <text:p>398403</text:p>
          </table:table-cell>
          <table:table-cell table:formula="of:=['patched-aggressive'.O134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5]" office:value-type="float" office:value="691196" calcext:value-type="float">
            <text:p>691196</text:p>
          </table:table-cell>
          <table:table-cell table:formula="of:=[original.AC135]" office:value-type="float" office:value="420812" calcext:value-type="float">
            <text:p>420812</text:p>
          </table:table-cell>
          <table:table-cell table:formula="of:=[original.O135]" office:value-type="float" office:value="1051360" calcext:value-type="float">
            <text:p>1051360</text:p>
          </table:table-cell>
          <table:table-cell table:formula="of:=['patched-default'.AB135]" office:value-type="float" office:value="690880" calcext:value-type="float">
            <text:p>690880</text:p>
          </table:table-cell>
          <table:table-cell table:formula="of:=['patched-default'.AC135]" office:value-type="float" office:value="422781" calcext:value-type="float">
            <text:p>422781</text:p>
          </table:table-cell>
          <table:table-cell table:formula="of:=['patched-default'.O135]" office:value-type="float" office:value="1053868" calcext:value-type="float">
            <text:p>1053868</text:p>
          </table:table-cell>
          <table:table-cell table:formula="of:=['patched-aggressive'.AB135]" office:value-type="float" office:value="643904" calcext:value-type="float">
            <text:p>643904</text:p>
          </table:table-cell>
          <table:table-cell table:formula="of:=['patched-aggressive'.AC135]" office:value-type="float" office:value="398403" calcext:value-type="float">
            <text:p>398403</text:p>
          </table:table-cell>
          <table:table-cell table:formula="of:=['patched-aggressive'.O135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6]" office:value-type="float" office:value="691196" calcext:value-type="float">
            <text:p>691196</text:p>
          </table:table-cell>
          <table:table-cell table:formula="of:=[original.AC136]" office:value-type="float" office:value="420812" calcext:value-type="float">
            <text:p>420812</text:p>
          </table:table-cell>
          <table:table-cell table:formula="of:=[original.O136]" office:value-type="float" office:value="1051360" calcext:value-type="float">
            <text:p>1051360</text:p>
          </table:table-cell>
          <table:table-cell table:formula="of:=['patched-default'.AB136]" office:value-type="float" office:value="690880" calcext:value-type="float">
            <text:p>690880</text:p>
          </table:table-cell>
          <table:table-cell table:formula="of:=['patched-default'.AC136]" office:value-type="float" office:value="422781" calcext:value-type="float">
            <text:p>422781</text:p>
          </table:table-cell>
          <table:table-cell table:formula="of:=['patched-default'.O136]" office:value-type="float" office:value="1053868" calcext:value-type="float">
            <text:p>1053868</text:p>
          </table:table-cell>
          <table:table-cell table:formula="of:=['patched-aggressive'.AB136]" office:value-type="float" office:value="643904" calcext:value-type="float">
            <text:p>643904</text:p>
          </table:table-cell>
          <table:table-cell table:formula="of:=['patched-aggressive'.AC136]" office:value-type="float" office:value="398403" calcext:value-type="float">
            <text:p>398403</text:p>
          </table:table-cell>
          <table:table-cell table:formula="of:=['patched-aggressive'.O136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7]" office:value-type="float" office:value="691196" calcext:value-type="float">
            <text:p>691196</text:p>
          </table:table-cell>
          <table:table-cell table:formula="of:=[original.AC137]" office:value-type="float" office:value="420812" calcext:value-type="float">
            <text:p>420812</text:p>
          </table:table-cell>
          <table:table-cell table:formula="of:=[original.O137]" office:value-type="float" office:value="1051360" calcext:value-type="float">
            <text:p>1051360</text:p>
          </table:table-cell>
          <table:table-cell table:formula="of:=['patched-default'.AB137]" office:value-type="float" office:value="690880" calcext:value-type="float">
            <text:p>690880</text:p>
          </table:table-cell>
          <table:table-cell table:formula="of:=['patched-default'.AC137]" office:value-type="float" office:value="422781" calcext:value-type="float">
            <text:p>422781</text:p>
          </table:table-cell>
          <table:table-cell table:formula="of:=['patched-default'.O137]" office:value-type="float" office:value="1053868" calcext:value-type="float">
            <text:p>1053868</text:p>
          </table:table-cell>
          <table:table-cell table:formula="of:=['patched-aggressive'.AB137]" office:value-type="float" office:value="643904" calcext:value-type="float">
            <text:p>643904</text:p>
          </table:table-cell>
          <table:table-cell table:formula="of:=['patched-aggressive'.AC137]" office:value-type="float" office:value="398403" calcext:value-type="float">
            <text:p>398403</text:p>
          </table:table-cell>
          <table:table-cell table:formula="of:=['patched-aggressive'.O137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8]" office:value-type="float" office:value="691196" calcext:value-type="float">
            <text:p>691196</text:p>
          </table:table-cell>
          <table:table-cell table:formula="of:=[original.AC138]" office:value-type="float" office:value="420812" calcext:value-type="float">
            <text:p>420812</text:p>
          </table:table-cell>
          <table:table-cell table:formula="of:=[original.O138]" office:value-type="float" office:value="1051360" calcext:value-type="float">
            <text:p>1051360</text:p>
          </table:table-cell>
          <table:table-cell table:formula="of:=['patched-default'.AB138]" office:value-type="float" office:value="690880" calcext:value-type="float">
            <text:p>690880</text:p>
          </table:table-cell>
          <table:table-cell table:formula="of:=['patched-default'.AC138]" office:value-type="float" office:value="422781" calcext:value-type="float">
            <text:p>422781</text:p>
          </table:table-cell>
          <table:table-cell table:formula="of:=['patched-default'.O138]" office:value-type="float" office:value="1053868" calcext:value-type="float">
            <text:p>1053868</text:p>
          </table:table-cell>
          <table:table-cell table:formula="of:=['patched-aggressive'.AB138]" office:value-type="float" office:value="643904" calcext:value-type="float">
            <text:p>643904</text:p>
          </table:table-cell>
          <table:table-cell table:formula="of:=['patched-aggressive'.AC138]" office:value-type="float" office:value="398403" calcext:value-type="float">
            <text:p>398403</text:p>
          </table:table-cell>
          <table:table-cell table:formula="of:=['patched-aggressive'.O138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39]" office:value-type="float" office:value="691196" calcext:value-type="float">
            <text:p>691196</text:p>
          </table:table-cell>
          <table:table-cell table:formula="of:=[original.AC139]" office:value-type="float" office:value="420812" calcext:value-type="float">
            <text:p>420812</text:p>
          </table:table-cell>
          <table:table-cell table:formula="of:=[original.O139]" office:value-type="float" office:value="1051360" calcext:value-type="float">
            <text:p>1051360</text:p>
          </table:table-cell>
          <table:table-cell table:formula="of:=['patched-default'.AB139]" office:value-type="float" office:value="690880" calcext:value-type="float">
            <text:p>690880</text:p>
          </table:table-cell>
          <table:table-cell table:formula="of:=['patched-default'.AC139]" office:value-type="float" office:value="422781" calcext:value-type="float">
            <text:p>422781</text:p>
          </table:table-cell>
          <table:table-cell table:formula="of:=['patched-default'.O139]" office:value-type="float" office:value="1053868" calcext:value-type="float">
            <text:p>1053868</text:p>
          </table:table-cell>
          <table:table-cell table:formula="of:=['patched-aggressive'.AB139]" office:value-type="float" office:value="643904" calcext:value-type="float">
            <text:p>643904</text:p>
          </table:table-cell>
          <table:table-cell table:formula="of:=['patched-aggressive'.AC139]" office:value-type="float" office:value="398403" calcext:value-type="float">
            <text:p>398403</text:p>
          </table:table-cell>
          <table:table-cell table:formula="of:=['patched-aggressive'.O139]" office:value-type="float" office:value="985176" calcext:value-type="float">
            <text:p>985176</text:p>
          </table:table-cell>
        </table:table-row>
        <table:table-row table:style-name="ro1">
          <table:table-cell table:formula="of:=[original.AB140]" office:value-type="float" office:value="691196" calcext:value-type="float">
            <text:p>691196</text:p>
          </table:table-cell>
          <table:table-cell table:formula="of:=[original.AC140]" office:value-type="float" office:value="320249" calcext:value-type="float">
            <text:p>320249</text:p>
          </table:table-cell>
          <table:table-cell table:formula="of:=[original.O140]" office:value-type="float" office:value="1042192" calcext:value-type="float">
            <text:p>1042192</text:p>
          </table:table-cell>
          <table:table-cell table:formula="of:=['patched-default'.AB140]" office:value-type="float" office:value="690880" calcext:value-type="float">
            <text:p>690880</text:p>
          </table:table-cell>
          <table:table-cell table:formula="of:=['patched-default'.AC140]" office:value-type="float" office:value="321906" calcext:value-type="float">
            <text:p>321906</text:p>
          </table:table-cell>
          <table:table-cell table:formula="of:=['patched-default'.O140]" office:value-type="float" office:value="1042612" calcext:value-type="float">
            <text:p>1042612</text:p>
          </table:table-cell>
          <table:table-cell table:formula="of:=['patched-aggressive'.AB140]" office:value-type="float" office:value="573504" calcext:value-type="float">
            <text:p>573504</text:p>
          </table:table-cell>
          <table:table-cell table:formula="of:=['patched-aggressive'.AC140]" office:value-type="float" office:value="303447" calcext:value-type="float">
            <text:p>303447</text:p>
          </table:table-cell>
          <table:table-cell table:formula="of:=['patched-aggressive'.O140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1]" office:value-type="float" office:value="691196" calcext:value-type="float">
            <text:p>691196</text:p>
          </table:table-cell>
          <table:table-cell table:formula="of:=[original.AC141]" office:value-type="float" office:value="320249" calcext:value-type="float">
            <text:p>320249</text:p>
          </table:table-cell>
          <table:table-cell table:formula="of:=[original.O141]" office:value-type="float" office:value="1042192" calcext:value-type="float">
            <text:p>1042192</text:p>
          </table:table-cell>
          <table:table-cell table:formula="of:=['patched-default'.AB141]" office:value-type="float" office:value="690880" calcext:value-type="float">
            <text:p>690880</text:p>
          </table:table-cell>
          <table:table-cell table:formula="of:=['patched-default'.AC141]" office:value-type="float" office:value="321906" calcext:value-type="float">
            <text:p>321906</text:p>
          </table:table-cell>
          <table:table-cell table:formula="of:=['patched-default'.O141]" office:value-type="float" office:value="1042612" calcext:value-type="float">
            <text:p>1042612</text:p>
          </table:table-cell>
          <table:table-cell table:formula="of:=['patched-aggressive'.AB141]" office:value-type="float" office:value="573504" calcext:value-type="float">
            <text:p>573504</text:p>
          </table:table-cell>
          <table:table-cell table:formula="of:=['patched-aggressive'.AC141]" office:value-type="float" office:value="303447" calcext:value-type="float">
            <text:p>303447</text:p>
          </table:table-cell>
          <table:table-cell table:formula="of:=['patched-aggressive'.O141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2]" office:value-type="float" office:value="691196" calcext:value-type="float">
            <text:p>691196</text:p>
          </table:table-cell>
          <table:table-cell table:formula="of:=[original.AC142]" office:value-type="float" office:value="320249" calcext:value-type="float">
            <text:p>320249</text:p>
          </table:table-cell>
          <table:table-cell table:formula="of:=[original.O142]" office:value-type="float" office:value="1042192" calcext:value-type="float">
            <text:p>1042192</text:p>
          </table:table-cell>
          <table:table-cell table:formula="of:=['patched-default'.AB142]" office:value-type="float" office:value="690880" calcext:value-type="float">
            <text:p>690880</text:p>
          </table:table-cell>
          <table:table-cell table:formula="of:=['patched-default'.AC142]" office:value-type="float" office:value="321906" calcext:value-type="float">
            <text:p>321906</text:p>
          </table:table-cell>
          <table:table-cell table:formula="of:=['patched-default'.O142]" office:value-type="float" office:value="1042612" calcext:value-type="float">
            <text:p>1042612</text:p>
          </table:table-cell>
          <table:table-cell table:formula="of:=['patched-aggressive'.AB142]" office:value-type="float" office:value="573504" calcext:value-type="float">
            <text:p>573504</text:p>
          </table:table-cell>
          <table:table-cell table:formula="of:=['patched-aggressive'.AC142]" office:value-type="float" office:value="303447" calcext:value-type="float">
            <text:p>303447</text:p>
          </table:table-cell>
          <table:table-cell table:formula="of:=['patched-aggressive'.O142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3]" office:value-type="float" office:value="691196" calcext:value-type="float">
            <text:p>691196</text:p>
          </table:table-cell>
          <table:table-cell table:formula="of:=[original.AC143]" office:value-type="float" office:value="320249" calcext:value-type="float">
            <text:p>320249</text:p>
          </table:table-cell>
          <table:table-cell table:formula="of:=[original.O143]" office:value-type="float" office:value="1042192" calcext:value-type="float">
            <text:p>1042192</text:p>
          </table:table-cell>
          <table:table-cell table:formula="of:=['patched-default'.AB143]" office:value-type="float" office:value="690880" calcext:value-type="float">
            <text:p>690880</text:p>
          </table:table-cell>
          <table:table-cell table:formula="of:=['patched-default'.AC143]" office:value-type="float" office:value="321906" calcext:value-type="float">
            <text:p>321906</text:p>
          </table:table-cell>
          <table:table-cell table:formula="of:=['patched-default'.O143]" office:value-type="float" office:value="1042612" calcext:value-type="float">
            <text:p>1042612</text:p>
          </table:table-cell>
          <table:table-cell table:formula="of:=['patched-aggressive'.AB143]" office:value-type="float" office:value="573504" calcext:value-type="float">
            <text:p>573504</text:p>
          </table:table-cell>
          <table:table-cell table:formula="of:=['patched-aggressive'.AC143]" office:value-type="float" office:value="303447" calcext:value-type="float">
            <text:p>303447</text:p>
          </table:table-cell>
          <table:table-cell table:formula="of:=['patched-aggressive'.O143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4]" office:value-type="float" office:value="691196" calcext:value-type="float">
            <text:p>691196</text:p>
          </table:table-cell>
          <table:table-cell table:formula="of:=[original.AC144]" office:value-type="float" office:value="320249" calcext:value-type="float">
            <text:p>320249</text:p>
          </table:table-cell>
          <table:table-cell table:formula="of:=[original.O144]" office:value-type="float" office:value="1042192" calcext:value-type="float">
            <text:p>1042192</text:p>
          </table:table-cell>
          <table:table-cell table:formula="of:=['patched-default'.AB144]" office:value-type="float" office:value="690880" calcext:value-type="float">
            <text:p>690880</text:p>
          </table:table-cell>
          <table:table-cell table:formula="of:=['patched-default'.AC144]" office:value-type="float" office:value="321906" calcext:value-type="float">
            <text:p>321906</text:p>
          </table:table-cell>
          <table:table-cell table:formula="of:=['patched-default'.O144]" office:value-type="float" office:value="1042612" calcext:value-type="float">
            <text:p>1042612</text:p>
          </table:table-cell>
          <table:table-cell table:formula="of:=['patched-aggressive'.AB144]" office:value-type="float" office:value="573504" calcext:value-type="float">
            <text:p>573504</text:p>
          </table:table-cell>
          <table:table-cell table:formula="of:=['patched-aggressive'.AC144]" office:value-type="float" office:value="303447" calcext:value-type="float">
            <text:p>303447</text:p>
          </table:table-cell>
          <table:table-cell table:formula="of:=['patched-aggressive'.O144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5]" office:value-type="float" office:value="691196" calcext:value-type="float">
            <text:p>691196</text:p>
          </table:table-cell>
          <table:table-cell table:formula="of:=[original.AC145]" office:value-type="float" office:value="320249" calcext:value-type="float">
            <text:p>320249</text:p>
          </table:table-cell>
          <table:table-cell table:formula="of:=[original.O145]" office:value-type="float" office:value="1042192" calcext:value-type="float">
            <text:p>1042192</text:p>
          </table:table-cell>
          <table:table-cell table:formula="of:=['patched-default'.AB145]" office:value-type="float" office:value="690880" calcext:value-type="float">
            <text:p>690880</text:p>
          </table:table-cell>
          <table:table-cell table:formula="of:=['patched-default'.AC145]" office:value-type="float" office:value="321906" calcext:value-type="float">
            <text:p>321906</text:p>
          </table:table-cell>
          <table:table-cell table:formula="of:=['patched-default'.O145]" office:value-type="float" office:value="1042612" calcext:value-type="float">
            <text:p>1042612</text:p>
          </table:table-cell>
          <table:table-cell table:formula="of:=['patched-aggressive'.AB145]" office:value-type="float" office:value="573504" calcext:value-type="float">
            <text:p>573504</text:p>
          </table:table-cell>
          <table:table-cell table:formula="of:=['patched-aggressive'.AC145]" office:value-type="float" office:value="303447" calcext:value-type="float">
            <text:p>303447</text:p>
          </table:table-cell>
          <table:table-cell table:formula="of:=['patched-aggressive'.O145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6]" office:value-type="float" office:value="691196" calcext:value-type="float">
            <text:p>691196</text:p>
          </table:table-cell>
          <table:table-cell table:formula="of:=[original.AC146]" office:value-type="float" office:value="320249" calcext:value-type="float">
            <text:p>320249</text:p>
          </table:table-cell>
          <table:table-cell table:formula="of:=[original.O146]" office:value-type="float" office:value="1042192" calcext:value-type="float">
            <text:p>1042192</text:p>
          </table:table-cell>
          <table:table-cell table:formula="of:=['patched-default'.AB146]" office:value-type="float" office:value="690880" calcext:value-type="float">
            <text:p>690880</text:p>
          </table:table-cell>
          <table:table-cell table:formula="of:=['patched-default'.AC146]" office:value-type="float" office:value="321906" calcext:value-type="float">
            <text:p>321906</text:p>
          </table:table-cell>
          <table:table-cell table:formula="of:=['patched-default'.O146]" office:value-type="float" office:value="1042612" calcext:value-type="float">
            <text:p>1042612</text:p>
          </table:table-cell>
          <table:table-cell table:formula="of:=['patched-aggressive'.AB146]" office:value-type="float" office:value="573504" calcext:value-type="float">
            <text:p>573504</text:p>
          </table:table-cell>
          <table:table-cell table:formula="of:=['patched-aggressive'.AC146]" office:value-type="float" office:value="303447" calcext:value-type="float">
            <text:p>303447</text:p>
          </table:table-cell>
          <table:table-cell table:formula="of:=['patched-aggressive'.O146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7]" office:value-type="float" office:value="691196" calcext:value-type="float">
            <text:p>691196</text:p>
          </table:table-cell>
          <table:table-cell table:formula="of:=[original.AC147]" office:value-type="float" office:value="320249" calcext:value-type="float">
            <text:p>320249</text:p>
          </table:table-cell>
          <table:table-cell table:formula="of:=[original.O147]" office:value-type="float" office:value="1042192" calcext:value-type="float">
            <text:p>1042192</text:p>
          </table:table-cell>
          <table:table-cell table:formula="of:=['patched-default'.AB147]" office:value-type="float" office:value="690880" calcext:value-type="float">
            <text:p>690880</text:p>
          </table:table-cell>
          <table:table-cell table:formula="of:=['patched-default'.AC147]" office:value-type="float" office:value="321906" calcext:value-type="float">
            <text:p>321906</text:p>
          </table:table-cell>
          <table:table-cell table:formula="of:=['patched-default'.O147]" office:value-type="float" office:value="1042612" calcext:value-type="float">
            <text:p>1042612</text:p>
          </table:table-cell>
          <table:table-cell table:formula="of:=['patched-aggressive'.AB147]" office:value-type="float" office:value="573504" calcext:value-type="float">
            <text:p>573504</text:p>
          </table:table-cell>
          <table:table-cell table:formula="of:=['patched-aggressive'.AC147]" office:value-type="float" office:value="303447" calcext:value-type="float">
            <text:p>303447</text:p>
          </table:table-cell>
          <table:table-cell table:formula="of:=['patched-aggressive'.O147]" office:value-type="float" office:value="910592" calcext:value-type="float">
            <text:p>910592</text:p>
          </table:table-cell>
        </table:table-row>
        <table:table-row table:style-name="ro1">
          <table:table-cell table:formula="of:=[original.AB148]" office:value-type="float" office:value="691196" calcext:value-type="float">
            <text:p>691196</text:p>
          </table:table-cell>
          <table:table-cell table:formula="of:=[original.AC148]" office:value-type="float" office:value="219687" calcext:value-type="float">
            <text:p>219687</text:p>
          </table:table-cell>
          <table:table-cell table:formula="of:=[original.O148]" office:value-type="float" office:value="1015088" calcext:value-type="float">
            <text:p>1015088</text:p>
          </table:table-cell>
          <table:table-cell table:formula="of:=['patched-default'.AB148]" office:value-type="float" office:value="690880" calcext:value-type="float">
            <text:p>690880</text:p>
          </table:table-cell>
          <table:table-cell table:formula="of:=['patched-default'.AC148]" office:value-type="float" office:value="221031" calcext:value-type="float">
            <text:p>221031</text:p>
          </table:table-cell>
          <table:table-cell table:formula="of:=['patched-default'.O148]" office:value-type="float" office:value="1015476" calcext:value-type="float">
            <text:p>1015476</text:p>
          </table:table-cell>
          <table:table-cell table:formula="of:=['patched-aggressive'.AB148]" office:value-type="float" office:value="503104" calcext:value-type="float">
            <text:p>503104</text:p>
          </table:table-cell>
          <table:table-cell table:formula="of:=['patched-aggressive'.AC148]" office:value-type="float" office:value="208491" calcext:value-type="float">
            <text:p>208491</text:p>
          </table:table-cell>
          <table:table-cell table:formula="of:=['patched-aggressive'.O148]" office:value-type="float" office:value="816180" calcext:value-type="float">
            <text:p>816180</text:p>
          </table:table-cell>
        </table:table-row>
        <table:table-row table:style-name="ro1">
          <table:table-cell table:formula="of:=[original.AB149]" office:value-type="float" office:value="691196" calcext:value-type="float">
            <text:p>691196</text:p>
          </table:table-cell>
          <table:table-cell table:formula="of:=[original.AC149]" office:value-type="float" office:value="219687" calcext:value-type="float">
            <text:p>219687</text:p>
          </table:table-cell>
          <table:table-cell table:formula="of:=[original.O149]" office:value-type="float" office:value="1015088" calcext:value-type="float">
            <text:p>1015088</text:p>
          </table:table-cell>
          <table:table-cell table:formula="of:=['patched-default'.AB149]" office:value-type="float" office:value="690880" calcext:value-type="float">
            <text:p>690880</text:p>
          </table:table-cell>
          <table:table-cell table:formula="of:=['patched-default'.AC149]" office:value-type="float" office:value="221031" calcext:value-type="float">
            <text:p>221031</text:p>
          </table:table-cell>
          <table:table-cell table:formula="of:=['patched-default'.O149]" office:value-type="float" office:value="1015476" calcext:value-type="float">
            <text:p>1015476</text:p>
          </table:table-cell>
          <table:table-cell table:formula="of:=['patched-aggressive'.AB149]" office:value-type="float" office:value="503104" calcext:value-type="float">
            <text:p>503104</text:p>
          </table:table-cell>
          <table:table-cell table:formula="of:=['patched-aggressive'.AC149]" office:value-type="float" office:value="208491" calcext:value-type="float">
            <text:p>208491</text:p>
          </table:table-cell>
          <table:table-cell table:formula="of:=['patched-aggressive'.O149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0]" office:value-type="float" office:value="691196" calcext:value-type="float">
            <text:p>691196</text:p>
          </table:table-cell>
          <table:table-cell table:formula="of:=[original.AC150]" office:value-type="float" office:value="219687" calcext:value-type="float">
            <text:p>219687</text:p>
          </table:table-cell>
          <table:table-cell table:formula="of:=[original.O150]" office:value-type="float" office:value="1015088" calcext:value-type="float">
            <text:p>1015088</text:p>
          </table:table-cell>
          <table:table-cell table:formula="of:=['patched-default'.AB150]" office:value-type="float" office:value="690880" calcext:value-type="float">
            <text:p>690880</text:p>
          </table:table-cell>
          <table:table-cell table:formula="of:=['patched-default'.AC150]" office:value-type="float" office:value="221031" calcext:value-type="float">
            <text:p>221031</text:p>
          </table:table-cell>
          <table:table-cell table:formula="of:=['patched-default'.O150]" office:value-type="float" office:value="1015476" calcext:value-type="float">
            <text:p>1015476</text:p>
          </table:table-cell>
          <table:table-cell table:formula="of:=['patched-aggressive'.AB150]" office:value-type="float" office:value="503104" calcext:value-type="float">
            <text:p>503104</text:p>
          </table:table-cell>
          <table:table-cell table:formula="of:=['patched-aggressive'.AC150]" office:value-type="float" office:value="208491" calcext:value-type="float">
            <text:p>208491</text:p>
          </table:table-cell>
          <table:table-cell table:formula="of:=['patched-aggressive'.O150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1]" office:value-type="float" office:value="691196" calcext:value-type="float">
            <text:p>691196</text:p>
          </table:table-cell>
          <table:table-cell table:formula="of:=[original.AC151]" office:value-type="float" office:value="219687" calcext:value-type="float">
            <text:p>219687</text:p>
          </table:table-cell>
          <table:table-cell table:formula="of:=[original.O151]" office:value-type="float" office:value="1015088" calcext:value-type="float">
            <text:p>1015088</text:p>
          </table:table-cell>
          <table:table-cell table:formula="of:=['patched-default'.AB151]" office:value-type="float" office:value="690880" calcext:value-type="float">
            <text:p>690880</text:p>
          </table:table-cell>
          <table:table-cell table:formula="of:=['patched-default'.AC151]" office:value-type="float" office:value="221031" calcext:value-type="float">
            <text:p>221031</text:p>
          </table:table-cell>
          <table:table-cell table:formula="of:=['patched-default'.O151]" office:value-type="float" office:value="1015476" calcext:value-type="float">
            <text:p>1015476</text:p>
          </table:table-cell>
          <table:table-cell table:formula="of:=['patched-aggressive'.AB151]" office:value-type="float" office:value="503104" calcext:value-type="float">
            <text:p>503104</text:p>
          </table:table-cell>
          <table:table-cell table:formula="of:=['patched-aggressive'.AC151]" office:value-type="float" office:value="208491" calcext:value-type="float">
            <text:p>208491</text:p>
          </table:table-cell>
          <table:table-cell table:formula="of:=['patched-aggressive'.O151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2]" office:value-type="float" office:value="691196" calcext:value-type="float">
            <text:p>691196</text:p>
          </table:table-cell>
          <table:table-cell table:formula="of:=[original.AC152]" office:value-type="float" office:value="219687" calcext:value-type="float">
            <text:p>219687</text:p>
          </table:table-cell>
          <table:table-cell table:formula="of:=[original.O152]" office:value-type="float" office:value="1015088" calcext:value-type="float">
            <text:p>1015088</text:p>
          </table:table-cell>
          <table:table-cell table:formula="of:=['patched-default'.AB152]" office:value-type="float" office:value="690880" calcext:value-type="float">
            <text:p>690880</text:p>
          </table:table-cell>
          <table:table-cell table:formula="of:=['patched-default'.AC152]" office:value-type="float" office:value="221031" calcext:value-type="float">
            <text:p>221031</text:p>
          </table:table-cell>
          <table:table-cell table:formula="of:=['patched-default'.O152]" office:value-type="float" office:value="1015476" calcext:value-type="float">
            <text:p>1015476</text:p>
          </table:table-cell>
          <table:table-cell table:formula="of:=['patched-aggressive'.AB152]" office:value-type="float" office:value="503104" calcext:value-type="float">
            <text:p>503104</text:p>
          </table:table-cell>
          <table:table-cell table:formula="of:=['patched-aggressive'.AC152]" office:value-type="float" office:value="208491" calcext:value-type="float">
            <text:p>208491</text:p>
          </table:table-cell>
          <table:table-cell table:formula="of:=['patched-aggressive'.O152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3]" office:value-type="float" office:value="691196" calcext:value-type="float">
            <text:p>691196</text:p>
          </table:table-cell>
          <table:table-cell table:formula="of:=[original.AC153]" office:value-type="float" office:value="219687" calcext:value-type="float">
            <text:p>219687</text:p>
          </table:table-cell>
          <table:table-cell table:formula="of:=[original.O153]" office:value-type="float" office:value="1015088" calcext:value-type="float">
            <text:p>1015088</text:p>
          </table:table-cell>
          <table:table-cell table:formula="of:=['patched-default'.AB153]" office:value-type="float" office:value="690880" calcext:value-type="float">
            <text:p>690880</text:p>
          </table:table-cell>
          <table:table-cell table:formula="of:=['patched-default'.AC153]" office:value-type="float" office:value="221031" calcext:value-type="float">
            <text:p>221031</text:p>
          </table:table-cell>
          <table:table-cell table:formula="of:=['patched-default'.O153]" office:value-type="float" office:value="1015476" calcext:value-type="float">
            <text:p>1015476</text:p>
          </table:table-cell>
          <table:table-cell table:formula="of:=['patched-aggressive'.AB153]" office:value-type="float" office:value="503104" calcext:value-type="float">
            <text:p>503104</text:p>
          </table:table-cell>
          <table:table-cell table:formula="of:=['patched-aggressive'.AC153]" office:value-type="float" office:value="208491" calcext:value-type="float">
            <text:p>208491</text:p>
          </table:table-cell>
          <table:table-cell table:formula="of:=['patched-aggressive'.O153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4]" office:value-type="float" office:value="691196" calcext:value-type="float">
            <text:p>691196</text:p>
          </table:table-cell>
          <table:table-cell table:formula="of:=[original.AC154]" office:value-type="float" office:value="219687" calcext:value-type="float">
            <text:p>219687</text:p>
          </table:table-cell>
          <table:table-cell table:formula="of:=[original.O154]" office:value-type="float" office:value="1015088" calcext:value-type="float">
            <text:p>1015088</text:p>
          </table:table-cell>
          <table:table-cell table:formula="of:=['patched-default'.AB154]" office:value-type="float" office:value="690880" calcext:value-type="float">
            <text:p>690880</text:p>
          </table:table-cell>
          <table:table-cell table:formula="of:=['patched-default'.AC154]" office:value-type="float" office:value="221031" calcext:value-type="float">
            <text:p>221031</text:p>
          </table:table-cell>
          <table:table-cell table:formula="of:=['patched-default'.O154]" office:value-type="float" office:value="1015476" calcext:value-type="float">
            <text:p>1015476</text:p>
          </table:table-cell>
          <table:table-cell table:formula="of:=['patched-aggressive'.AB154]" office:value-type="float" office:value="503104" calcext:value-type="float">
            <text:p>503104</text:p>
          </table:table-cell>
          <table:table-cell table:formula="of:=['patched-aggressive'.AC154]" office:value-type="float" office:value="208491" calcext:value-type="float">
            <text:p>208491</text:p>
          </table:table-cell>
          <table:table-cell table:formula="of:=['patched-aggressive'.O154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5]" office:value-type="float" office:value="691196" calcext:value-type="float">
            <text:p>691196</text:p>
          </table:table-cell>
          <table:table-cell table:formula="of:=[original.AC155]" office:value-type="float" office:value="219687" calcext:value-type="float">
            <text:p>219687</text:p>
          </table:table-cell>
          <table:table-cell table:formula="of:=[original.O155]" office:value-type="float" office:value="1015088" calcext:value-type="float">
            <text:p>1015088</text:p>
          </table:table-cell>
          <table:table-cell table:formula="of:=['patched-default'.AB155]" office:value-type="float" office:value="690880" calcext:value-type="float">
            <text:p>690880</text:p>
          </table:table-cell>
          <table:table-cell table:formula="of:=['patched-default'.AC155]" office:value-type="float" office:value="221031" calcext:value-type="float">
            <text:p>221031</text:p>
          </table:table-cell>
          <table:table-cell table:formula="of:=['patched-default'.O155]" office:value-type="float" office:value="1015476" calcext:value-type="float">
            <text:p>1015476</text:p>
          </table:table-cell>
          <table:table-cell table:formula="of:=['patched-aggressive'.AB155]" office:value-type="float" office:value="503104" calcext:value-type="float">
            <text:p>503104</text:p>
          </table:table-cell>
          <table:table-cell table:formula="of:=['patched-aggressive'.AC155]" office:value-type="float" office:value="208491" calcext:value-type="float">
            <text:p>208491</text:p>
          </table:table-cell>
          <table:table-cell table:formula="of:=['patched-aggressive'.O155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6]" office:value-type="float" office:value="119808" calcext:value-type="float">
            <text:p>119808</text:p>
          </table:table-cell>
          <table:table-cell table:formula="of:=[original.AC156]" office:value-type="float" office:value="18562" calcext:value-type="float">
            <text:p>18562</text:p>
          </table:table-cell>
          <table:table-cell table:formula="of:=[original.O156]" office:value-type="float" office:value="393792" calcext:value-type="float">
            <text:p>393792</text:p>
          </table:table-cell>
          <table:table-cell table:formula="of:=['patched-default'.AB156]" office:value-type="float" office:value="18880" calcext:value-type="float">
            <text:p>18880</text:p>
          </table:table-cell>
          <table:table-cell table:formula="of:=['patched-default'.AC156]" office:value-type="float" office:value="19281" calcext:value-type="float">
            <text:p>19281</text:p>
          </table:table-cell>
          <table:table-cell table:formula="of:=['patched-default'.O156]" office:value-type="float" office:value="293580" calcext:value-type="float">
            <text:p>293580</text:p>
          </table:table-cell>
          <table:table-cell table:formula="of:=['patched-aggressive'.AB156]" office:value-type="float" office:value="503104" calcext:value-type="float">
            <text:p>503104</text:p>
          </table:table-cell>
          <table:table-cell table:formula="of:=['patched-aggressive'.AC156]" office:value-type="float" office:value="208491" calcext:value-type="float">
            <text:p>208491</text:p>
          </table:table-cell>
          <table:table-cell table:formula="of:=['patched-aggressive'.O156]" office:value-type="float" office:value="813044" calcext:value-type="float">
            <text:p>813044</text:p>
          </table:table-cell>
        </table:table-row>
        <table:table-row table:style-name="ro1">
          <table:table-cell table:formula="of:=[original.AB157]" office:value-type="float" office:value="119808" calcext:value-type="float">
            <text:p>119808</text:p>
          </table:table-cell>
          <table:table-cell table:formula="of:=[original.AC157]" office:value-type="float" office:value="18562" calcext:value-type="float">
            <text:p>18562</text:p>
          </table:table-cell>
          <table:table-cell table:formula="of:=[original.O157]" office:value-type="float" office:value="390600" calcext:value-type="float">
            <text:p>390600</text:p>
          </table:table-cell>
          <table:table-cell table:formula="of:=['patched-default'.AB157]" office:value-type="float" office:value="18880" calcext:value-type="float">
            <text:p>18880</text:p>
          </table:table-cell>
          <table:table-cell table:formula="of:=['patched-default'.AC157]" office:value-type="float" office:value="19281" calcext:value-type="float">
            <text:p>19281</text:p>
          </table:table-cell>
          <table:table-cell table:formula="of:=['patched-default'.O157]" office:value-type="float" office:value="290388" calcext:value-type="float">
            <text:p>290388</text:p>
          </table:table-cell>
          <table:table-cell table:formula="of:=['patched-aggressive'.AB157]" office:value-type="float" office:value="18864" calcext:value-type="float">
            <text:p>18864</text:p>
          </table:table-cell>
          <table:table-cell table:formula="of:=['patched-aggressive'.AC157]" office:value-type="float" office:value="19285" calcext:value-type="float">
            <text:p>19285</text:p>
          </table:table-cell>
          <table:table-cell table:formula="of:=['patched-aggressive'.O157]" office:value-type="float" office:value="275704" calcext:value-type="float">
            <text:p>275704</text:p>
          </table:table-cell>
        </table:table-row>
        <table:table-row table:style-name="ro1">
          <table:table-cell table:formula="of:=[original.AB158]" office:value-type="float" office:value="119808" calcext:value-type="float">
            <text:p>119808</text:p>
          </table:table-cell>
          <table:table-cell table:formula="of:=[original.AC158]" office:value-type="float" office:value="18562" calcext:value-type="float">
            <text:p>18562</text:p>
          </table:table-cell>
          <table:table-cell table:formula="of:=[original.O158]" office:value-type="float" office:value="390600" calcext:value-type="float">
            <text:p>390600</text:p>
          </table:table-cell>
          <table:table-cell table:formula="of:=['patched-default'.AB158]" office:value-type="float" office:value="18880" calcext:value-type="float">
            <text:p>18880</text:p>
          </table:table-cell>
          <table:table-cell table:formula="of:=['patched-default'.AC158]" office:value-type="float" office:value="19281" calcext:value-type="float">
            <text:p>19281</text:p>
          </table:table-cell>
          <table:table-cell table:formula="of:=['patched-default'.O158]" office:value-type="float" office:value="290388" calcext:value-type="float">
            <text:p>290388</text:p>
          </table:table-cell>
          <table:table-cell table:formula="of:=['patched-aggressive'.AB158]" office:value-type="float" office:value="18864" calcext:value-type="float">
            <text:p>18864</text:p>
          </table:table-cell>
          <table:table-cell table:formula="of:=['patched-aggressive'.AC158]" office:value-type="float" office:value="19285" calcext:value-type="float">
            <text:p>19285</text:p>
          </table:table-cell>
          <table:table-cell table:formula="of:=['patched-aggressive'.O158]" office:value-type="float" office:value="275704" calcext:value-type="float">
            <text:p>275704</text:p>
          </table:table-cell>
        </table:table-row>
        <table:table-row table:style-name="ro1">
          <table:table-cell table:formula="of:=[original.AB159]" office:value-type="float" office:value="119808" calcext:value-type="float">
            <text:p>119808</text:p>
          </table:table-cell>
          <table:table-cell table:formula="of:=[original.AC159]" office:value-type="float" office:value="18562" calcext:value-type="float">
            <text:p>18562</text:p>
          </table:table-cell>
          <table:table-cell table:formula="of:=[original.O159]" office:value-type="float" office:value="390600" calcext:value-type="float">
            <text:p>390600</text:p>
          </table:table-cell>
          <table:table-cell table:formula="of:=['patched-default'.AB159]" office:value-type="float" office:value="18880" calcext:value-type="float">
            <text:p>18880</text:p>
          </table:table-cell>
          <table:table-cell table:formula="of:=['patched-default'.AC159]" office:value-type="float" office:value="19281" calcext:value-type="float">
            <text:p>19281</text:p>
          </table:table-cell>
          <table:table-cell table:formula="of:=['patched-default'.O159]" office:value-type="float" office:value="290388" calcext:value-type="float">
            <text:p>290388</text:p>
          </table:table-cell>
          <table:table-cell table:formula="of:=['patched-aggressive'.AB159]" office:value-type="float" office:value="18864" calcext:value-type="float">
            <text:p>18864</text:p>
          </table:table-cell>
          <table:table-cell table:formula="of:=['patched-aggressive'.AC159]" office:value-type="float" office:value="19285" calcext:value-type="float">
            <text:p>19285</text:p>
          </table:table-cell>
          <table:table-cell table:formula="of:=['patched-aggressive'.O159]" office:value-type="float" office:value="275704" calcext:value-type="float">
            <text:p>275704</text:p>
          </table:table-cell>
        </table:table-row>
        <table:table-row table:style-name="ro1">
          <table:table-cell table:formula="of:=[original.AB160]" office:value-type="float" office:value="119808" calcext:value-type="float">
            <text:p>119808</text:p>
          </table:table-cell>
          <table:table-cell table:formula="of:=[original.AC160]" office:value-type="float" office:value="18562" calcext:value-type="float">
            <text:p>18562</text:p>
          </table:table-cell>
          <table:table-cell table:formula="of:=[original.O160]" office:value-type="float" office:value="390600" calcext:value-type="float">
            <text:p>390600</text:p>
          </table:table-cell>
          <table:table-cell table:formula="of:=['patched-default'.AB160]" office:value-type="float" office:value="18880" calcext:value-type="float">
            <text:p>18880</text:p>
          </table:table-cell>
          <table:table-cell table:formula="of:=['patched-default'.AC160]" office:value-type="float" office:value="19281" calcext:value-type="float">
            <text:p>19281</text:p>
          </table:table-cell>
          <table:table-cell table:formula="of:=['patched-default'.O160]" office:value-type="float" office:value="290388" calcext:value-type="float">
            <text:p>290388</text:p>
          </table:table-cell>
          <table:table-cell table:formula="of:=['patched-aggressive'.AB160]" office:value-type="float" office:value="18864" calcext:value-type="float">
            <text:p>18864</text:p>
          </table:table-cell>
          <table:table-cell table:formula="of:=['patched-aggressive'.AC160]" office:value-type="float" office:value="19285" calcext:value-type="float">
            <text:p>19285</text:p>
          </table:table-cell>
          <table:table-cell table:formula="of:=['patched-aggressive'.O160]" office:value-type="float" office:value="275704" calcext:value-type="float">
            <text:p>275704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default'.AB161]" office:value-type="float" office:value="0" calcext:value-type="float">
            <text:p>0</text:p>
          </table:table-cell>
          <table:table-cell table:formula="of:=['patched-default'.AC161]" office:value-type="float" office:value="0" calcext:value-type="float">
            <text:p>0</text:p>
          </table:table-cell>
          <table:table-cell table:formula="of:=['patched-default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</table:table>
      <table:table table:name="Comm. vs used MS, old" table:style-name="ta1">
        <table:shapes>
          <draw:frame draw:z-index="0" draw:style-name="gr1" draw:text-style-name="P1" svg:width="892.89pt" svg:height="700.95pt" svg:x="0pt" svg:y="0.03pt">
            <loext:p draw:notify-on-update-of-ranges="'patched-default'.AB3:'patched-default'.AB4 'patched-default'.AB5:'patched-default'.AB159 'patched-default'.AC3:'patched-default'.AC4 'patched-default'.AC5:'patched-default'.AC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Comm vs used MS, new" table:style-name="ta1">
        <table:shapes>
          <draw:frame draw:z-index="0" draw:style-name="gr1" draw:text-style-name="P1" svg:width="892.09pt" svg:height="701.72pt" svg:x="0pt" svg:y="0pt">
            <loext:p draw:notify-on-update-of-ranges="original.AB3:original.AB4 original.AB5:original.AB159 original.AC3:original.AC4 original.AC5:original.AC1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Comm vs used, new aggressive" table:style-name="ta1">
        <table:shapes>
          <draw:frame draw:z-index="0" draw:style-name="gr1" draw:text-style-name="P1" svg:width="988.21pt" svg:height="704.75pt" svg:x="-1.67pt" svg:y="0pt">
            <loext:p draw:notify-on-update-of-ranges="Sheet3.G2:Sheet3.G3 Sheet3.G4:Sheet3.G161 Sheet3.H2:Sheet3.H3 Sheet3.H4:Sheet3.H16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Comm, MS, old vs new-aggressive" table:style-name="ta1">
        <table:shapes>
          <draw:frame draw:z-index="0" draw:style-name="gr1" draw:text-style-name="P1" svg:width="1058.34pt" svg:height="701.72pt" svg:x="0pt" svg:y="0pt">
            <loext:p draw:notify-on-update-of-ranges="Sheet3.A2:Sheet3.A3 Sheet3.A4:Sheet3.A161 Sheet3.G2:Sheet3.G3 Sheet3.G4:Sheet3.G1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RSS, old vs new-aggressive" table:style-name="ta1">
        <table:shapes>
          <draw:frame draw:z-index="0" draw:style-name="gr1" draw:text-style-name="P1" svg:width="960.77pt" svg:height="701.72pt" svg:x="0pt" svg:y="0pt">
            <loext:p draw:notify-on-update-of-ranges="Sheet3.C2:Sheet3.C3 Sheet3.C4:Sheet3.C159 Sheet3.I2:Sheet3.I3 Sheet3.I4:Sheet3.I159"/>
            <draw:object xlink:href="./Object 2" xlink:type="simple" xlink:show="embed" xlink:actuate="onLoad"/>
            <draw:image xlink:href="./ObjectReplacements/Object 2" xlink:type="simple" xlink:show="embed" xlink:actuate="onLoad"/>
            <svg:title>RSS, stock vs patched</svg:title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9">00/00/0000</text:date>, <text:time style:data-style-name="N2" text:time-value="11:25:24.428438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19-09-29T11:37:46.129735578</dc:date>
    <meta:editing-duration>PT1H42M8S</meta:editing-duration>
    <meta:editing-cycles>47</meta:editing-cycles>
    <meta:generator>LibreOffice/5.1.6.2$Linux_X86_64 LibreOffice_project/10m0$Build-2</meta:generator>
    <meta:document-statistic meta:table-count="9" meta:cell-count="2166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cm" svg:height="24.729cm" xlink:href=".." xlink:type="simple" chart:class="chart:line" chart:style-name="ch1">
        <chart:legend chart:legend-position="end" svg:x="28.225cm" svg:y="11.816cm" style:legend-expansion="high" chart:style-name="ch2"/>
        <chart:plot-area chart:style-name="ch3" table:cell-range-address="'patched-default'.AB3:'patched-default'.AC159" chart:data-source-has-labels="row" svg:x="0.63cm" svg:y="0.494cm" svg:width="26.965cm" svg:height="23.741cm">
          <chartooo:coordinate-region svg:x="1.992cm" svg:y="0.615cm" svg:width="25.603cm" svg:height="22.6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atched-default'.AB5:'patched-default'.AB159" chart:label-cell-address="'patched-default'.AB3:'patched-default'.AB4" chart:class="chart:line">
            <chart:data-point chart:repeated="155"/>
          </chart:series>
          <chart:series chart:style-name="ch7" chart:values-cell-range-address="'patched-default'.AC5:'patched-default'.AC159" chart:label-cell-address="'patched-default'.AC3:'patched-default'.AC4" chart:class="chart:line">
            <chart:data-point chart:repeated="1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-comm</text:p>
                <text:list>
                  <text:list-item>
                    <text:p>meta-comm</text:p>
                  </text:list-item>
                  <text:list-item>
                    <text:p/>
                  </text:list-item>
                </text:list>
                <draw:g>
                  <svg:desc>'patched-default'.AB3:'patched-default'.AB4</svg:desc>
                </draw:g>
              </table:table-cell>
              <table:table-cell office:value-type="string">
                <text:p>meta-used</text:p>
                <text:list>
                  <text:list-item>
                    <text:p>meta-used</text:p>
                  </text:list-item>
                  <text:list-item>
                    <text:p/>
                  </text:list-item>
                </text:list>
                <draw:g>
                  <svg:desc>'patched-default'.AC3:'patched-default'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72">
                <text:p>3072</text:p>
                <draw:g>
                  <svg:desc>'patched-default'.AB5:'patched-default'.AB159</svg:desc>
                </draw:g>
              </table:table-cell>
              <table:table-cell office:value-type="float" office:value="3069">
                <text:p>3069</text:p>
                <draw:g>
                  <svg:desc>'patched-default'.AC5:'patched-default'.A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880">
                <text:p>1888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80">
                <text:p>1888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80">
                <text:p>1888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80">
                <text:p>18880</text:p>
              </table:table-cell>
              <table:table-cell office:value-type="float" office:value="19219">
                <text:p>19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216">
                <text:p>73216</text:p>
              </table:table-cell>
              <table:table-cell office:value-type="float" office:value="68121">
                <text:p>68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144">
                <text:p>190144</text:p>
              </table:table-cell>
              <table:table-cell office:value-type="float" office:value="173441">
                <text:p>173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472">
                <text:p>313472</text:p>
              </table:table-cell>
              <table:table-cell office:value-type="float" office:value="284560">
                <text:p>2845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3408">
                <text:p>433408</text:p>
              </table:table-cell>
              <table:table-cell office:value-type="float" office:value="392585">
                <text:p>392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976">
                <text:p>550976</text:p>
              </table:table-cell>
              <table:table-cell office:value-type="float" office:value="498452">
                <text:p>4984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880">
                <text:p>578880</text:p>
              </table:table-cell>
              <table:table-cell office:value-type="float" office:value="523651">
                <text:p>523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880">
                <text:p>578880</text:p>
              </table:table-cell>
              <table:table-cell office:value-type="float" office:value="422776">
                <text:p>422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880">
                <text:p>578880</text:p>
              </table:table-cell>
              <table:table-cell office:value-type="float" office:value="321901">
                <text:p>321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880">
                <text:p>578880</text:p>
              </table:table-cell>
              <table:table-cell office:value-type="float" office:value="321901">
                <text:p>321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880">
                <text:p>578880</text:p>
              </table:table-cell>
              <table:table-cell office:value-type="float" office:value="321901">
                <text:p>3219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880">
                <text:p>578880</text:p>
              </table:table-cell>
              <table:table-cell office:value-type="float" office:value="321901">
                <text:p>321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880">
                <text:p>578880</text:p>
              </table:table-cell>
              <table:table-cell office:value-type="float" office:value="321903">
                <text:p>321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8880">
                <text:p>578880</text:p>
              </table:table-cell>
              <table:table-cell office:value-type="float" office:value="321903">
                <text:p>3219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880">
                <text:p>578880</text:p>
              </table:table-cell>
              <table:table-cell office:value-type="float" office:value="321903">
                <text:p>3219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880">
                <text:p>578880</text:p>
              </table:table-cell>
              <table:table-cell office:value-type="float" office:value="321903">
                <text:p>321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880">
                <text:p>578880</text:p>
              </table:table-cell>
              <table:table-cell office:value-type="float" office:value="221028">
                <text:p>221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8880">
                <text:p>578880</text:p>
              </table:table-cell>
              <table:table-cell office:value-type="float" office:value="120154">
                <text:p>1201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8880">
                <text:p>578880</text:p>
              </table:table-cell>
              <table:table-cell office:value-type="float" office:value="144854">
                <text:p>1448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8880">
                <text:p>578880</text:p>
              </table:table-cell>
              <table:table-cell office:value-type="float" office:value="262323">
                <text:p>262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8880">
                <text:p>578880</text:p>
              </table:table-cell>
              <table:table-cell office:value-type="float" office:value="374571">
                <text:p>3745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8880">
                <text:p>578880</text:p>
              </table:table-cell>
              <table:table-cell office:value-type="float" office:value="487257">
                <text:p>4872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2080">
                <text:p>662080</text:p>
              </table:table-cell>
              <table:table-cell office:value-type="float" office:value="598536">
                <text:p>598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0880">
                <text:p>690880</text:p>
              </table:table-cell>
              <table:table-cell office:value-type="float" office:value="624529">
                <text:p>6245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0880">
                <text:p>690880</text:p>
              </table:table-cell>
              <table:table-cell office:value-type="float" office:value="624529">
                <text:p>624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0880">
                <text:p>690880</text:p>
              </table:table-cell>
              <table:table-cell office:value-type="float" office:value="624529">
                <text:p>6245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0880">
                <text:p>690880</text:p>
              </table:table-cell>
              <table:table-cell office:value-type="float" office:value="624529">
                <text:p>6245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0880">
                <text:p>690880</text:p>
              </table:table-cell>
              <table:table-cell office:value-type="float" office:value="624530">
                <text:p>624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0880">
                <text:p>690880</text:p>
              </table:table-cell>
              <table:table-cell office:value-type="float" office:value="624530">
                <text:p>62453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0880">
                <text:p>690880</text:p>
              </table:table-cell>
              <table:table-cell office:value-type="float" office:value="624530">
                <text:p>6245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0880">
                <text:p>690880</text:p>
              </table:table-cell>
              <table:table-cell office:value-type="float" office:value="624530">
                <text:p>6245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0880">
                <text:p>690880</text:p>
              </table:table-cell>
              <table:table-cell office:value-type="float" office:value="523656">
                <text:p>523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0880">
                <text:p>690880</text:p>
              </table:table-cell>
              <table:table-cell office:value-type="float" office:value="422781">
                <text:p>4227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0880">
                <text:p>690880</text:p>
              </table:table-cell>
              <table:table-cell office:value-type="float" office:value="321906">
                <text:p>3219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0880">
                <text:p>690880</text:p>
              </table:table-cell>
              <table:table-cell office:value-type="float" office:value="221031">
                <text:p>2210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880">
                <text:p>18880</text:p>
              </table:table-cell>
              <table:table-cell office:value-type="float" office:value="19281">
                <text:p>19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880">
                <text:p>18880</text:p>
              </table:table-cell>
              <table:table-cell office:value-type="float" office:value="19281">
                <text:p>192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880">
                <text:p>18880</text:p>
              </table:table-cell>
              <table:table-cell office:value-type="float" office:value="19281">
                <text:p>192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880">
                <text:p>18880</text:p>
              </table:table-cell>
              <table:table-cell office:value-type="float" office:value="19281">
                <text:p>19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336633" draw:fill-color="#33663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95cm" svg:height="24.756cm" xlink:href=".." xlink:type="simple" chart:class="chart:line" chart:style-name="ch1">
        <chart:legend chart:legend-position="end" svg:x="28.529cm" svg:y="11.83cm" style:legend-expansion="high" chart:style-name="ch2"/>
        <chart:plot-area chart:style-name="ch3" table:cell-range-address="Sheet3.C2:Sheet3.C159 Sheet3.I2:Sheet3.I159" chart:data-source-has-labels="row" svg:x="0.677cm" svg:y="0.495cm" svg:width="27.175cm" svg:height="23.766cm">
          <chartooo:coordinate-region svg:x="2.224cm" svg:y="0.616cm" svg:width="25.628cm" svg:height="22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59" chart:label-cell-address="Sheet3.C2:Sheet3.C3" chart:class="chart:line">
            <chart:data-point chart:repeated="156"/>
          </chart:series>
          <chart:series chart:style-name="ch7" chart:values-cell-range-address="Sheet3.I4:Sheet3.I159" chart:label-cell-address="Sheet3.I2:Sheet3.I3" chart:class="chart:line">
            <chart:data-point chart:repeated="1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-aggressive rss-all</text:p>
                <text:list>
                  <text:list-item>
                    <text:p>patched-aggressive</text:p>
                  </text:list-item>
                  <text:list-item>
                    <text:p>rss-all</text:p>
                  </text:list-item>
                </text:list>
                <draw:g>
                  <svg:desc>Sheet3.I2:Sheet3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59</svg:desc>
                </draw:g>
              </table:table-cell>
              <table:table-cell office:value-type="float" office:value="0">
                <text:p>0</text:p>
                <draw:g>
                  <svg:desc>Sheet3.I4:Sheet3.I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160">
                <text:p>31160</text:p>
              </table:table-cell>
              <table:table-cell office:value-type="float" office:value="31556">
                <text:p>31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092">
                <text:p>73092</text:p>
              </table:table-cell>
              <table:table-cell office:value-type="float" office:value="74128">
                <text:p>74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092">
                <text:p>73092</text:p>
              </table:table-cell>
              <table:table-cell office:value-type="float" office:value="74128">
                <text:p>74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092">
                <text:p>73092</text:p>
              </table:table-cell>
              <table:table-cell office:value-type="float" office:value="74128">
                <text:p>74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092">
                <text:p>73092</text:p>
              </table:table-cell>
              <table:table-cell office:value-type="float" office:value="74128">
                <text:p>74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340">
                <text:p>173340</text:p>
              </table:table-cell>
              <table:table-cell office:value-type="float" office:value="166884">
                <text:p>166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972">
                <text:p>351972</text:p>
              </table:table-cell>
              <table:table-cell office:value-type="float" office:value="327268">
                <text:p>327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372">
                <text:p>540372</text:p>
              </table:table-cell>
              <table:table-cell office:value-type="float" office:value="524176">
                <text:p>524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6112">
                <text:p>716112</text:p>
              </table:table-cell>
              <table:table-cell office:value-type="float" office:value="681152">
                <text:p>681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5984">
                <text:p>895984</text:p>
              </table:table-cell>
              <table:table-cell office:value-type="float" office:value="852124">
                <text:p>852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4080">
                <text:p>934080</text:p>
              </table:table-cell>
              <table:table-cell office:value-type="float" office:value="927256">
                <text:p>927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2504">
                <text:p>932504</text:p>
              </table:table-cell>
              <table:table-cell office:value-type="float" office:value="915240">
                <text:p>9152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2504">
                <text:p>932504</text:p>
              </table:table-cell>
              <table:table-cell office:value-type="float" office:value="915240">
                <text:p>9152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2504">
                <text:p>932504</text:p>
              </table:table-cell>
              <table:table-cell office:value-type="float" office:value="907328">
                <text:p>907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32504">
                <text:p>932504</text:p>
              </table:table-cell>
              <table:table-cell office:value-type="float" office:value="907328">
                <text:p>907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2504">
                <text:p>932504</text:p>
              </table:table-cell>
              <table:table-cell office:value-type="float" office:value="907328">
                <text:p>90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2504">
                <text:p>932504</text:p>
              </table:table-cell>
              <table:table-cell office:value-type="float" office:value="907328">
                <text:p>907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2504">
                <text:p>932504</text:p>
              </table:table-cell>
              <table:table-cell office:value-type="float" office:value="907328">
                <text:p>907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2504">
                <text:p>932504</text:p>
              </table:table-cell>
              <table:table-cell office:value-type="float" office:value="907328">
                <text:p>907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3860">
                <text:p>903860</text:p>
              </table:table-cell>
              <table:table-cell office:value-type="float" office:value="816076">
                <text:p>816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2684">
                <text:p>882684</text:p>
              </table:table-cell>
              <table:table-cell office:value-type="float" office:value="700260">
                <text:p>7002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4072">
                <text:p>854072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4328">
                <text:p>854328</text:p>
              </table:table-cell>
              <table:table-cell office:value-type="float" office:value="578832">
                <text:p>5788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67076">
                <text:p>867076</text:p>
              </table:table-cell>
              <table:table-cell office:value-type="float" office:value="680172">
                <text:p>680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5180">
                <text:p>885180</text:p>
              </table:table-cell>
              <table:table-cell office:value-type="float" office:value="791060">
                <text:p>7910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4408">
                <text:p>1004408</text:p>
              </table:table-cell>
              <table:table-cell office:value-type="float" office:value="931812">
                <text:p>9318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1096">
                <text:p>1051096</text:p>
              </table:table-cell>
              <table:table-cell office:value-type="float" office:value="1031740">
                <text:p>103174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51360">
                <text:p>1051360</text:p>
              </table:table-cell>
              <table:table-cell office:value-type="float" office:value="1032120">
                <text:p>1032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1360">
                <text:p>1051360</text:p>
              </table:table-cell>
              <table:table-cell office:value-type="float" office:value="985176">
                <text:p>9851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42192">
                <text:p>1042192</text:p>
              </table:table-cell>
              <table:table-cell office:value-type="float" office:value="910592">
                <text:p>9105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15088">
                <text:p>1015088</text:p>
              </table:table-cell>
              <table:table-cell office:value-type="float" office:value="816180">
                <text:p>8161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15088">
                <text:p>1015088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3792">
                <text:p>393792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0600">
                <text:p>390600</text:p>
              </table:table-cell>
              <table:table-cell office:value-type="float" office:value="275704">
                <text:p>2757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0600">
                <text:p>390600</text:p>
              </table:table-cell>
              <table:table-cell office:value-type="float" office:value="275704">
                <text:p>2757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600">
                <text:p>390600</text:p>
              </table:table-cell>
              <table:table-cell office:value-type="float" office:value="275704">
                <text:p>275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72cm" svg:height="24.756cm" xlink:href=".." xlink:type="simple" chart:class="chart:line" chart:style-name="ch1">
        <chart:legend chart:legend-position="end" svg:x="28.197cm" svg:y="11.83cm" style:legend-expansion="high" chart:style-name="ch2"/>
        <chart:plot-area chart:style-name="ch3" table:cell-range-address="original.AB3:original.AC159" chart:data-source-has-labels="row" svg:x="0.629cm" svg:y="0.495cm" svg:width="26.939cm" svg:height="23.766cm">
          <chartooo:coordinate-region svg:x="1.991cm" svg:y="0.616cm" svg:width="25.577cm" svg:height="22.6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riginal.AB5:original.AB159" chart:label-cell-address="original.AB3:original.AB4" chart:class="chart:line">
            <chart:data-point chart:repeated="155"/>
          </chart:series>
          <chart:series chart:style-name="ch7" chart:values-cell-range-address="original.AC5:original.AC159" chart:label-cell-address="original.AC3:original.AC4" chart:class="chart:line">
            <chart:data-point chart:repeated="1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a-comm</text:p>
                <text:list>
                  <text:list-item>
                    <text:p>meta-comm</text:p>
                  </text:list-item>
                  <text:list-item>
                    <text:p/>
                  </text:list-item>
                </text:list>
                <draw:g>
                  <svg:desc>original.AB3:original.AB4</svg:desc>
                </draw:g>
              </table:table-cell>
              <table:table-cell office:value-type="string">
                <text:p>meta-used</text:p>
                <text:list>
                  <text:list-item>
                    <text:p>meta-used</text:p>
                  </text:list-item>
                  <text:list-item>
                    <text:p/>
                  </text:list-item>
                </text:list>
                <draw:g>
                  <svg:desc>original.AC3:original.A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80">
                <text:p>4480</text:p>
                <draw:g>
                  <svg:desc>original.AB5:original.AB159</svg:desc>
                </draw:g>
              </table:table-cell>
              <table:table-cell office:value-type="float" office:value="3053">
                <text:p>3053</text:p>
                <draw:g>
                  <svg:desc>original.AC5:original.A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00">
                <text:p>19200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0">
                <text:p>19200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0">
                <text:p>19200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00">
                <text:p>19200</text:p>
              </table:table-cell>
              <table:table-cell office:value-type="float" office:value="18549">
                <text:p>18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780">
                <text:p>72780</text:p>
              </table:table-cell>
              <table:table-cell office:value-type="float" office:value="66688">
                <text:p>66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148">
                <text:p>190148</text:p>
              </table:table-cell>
              <table:table-cell office:value-type="float" office:value="172163">
                <text:p>172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260">
                <text:p>312260</text:p>
              </table:table-cell>
              <table:table-cell office:value-type="float" office:value="281840">
                <text:p>281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1684">
                <text:p>431684</text:p>
              </table:table-cell>
              <table:table-cell office:value-type="float" office:value="389104">
                <text:p>389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268">
                <text:p>550268</text:p>
              </table:table-cell>
              <table:table-cell office:value-type="float" office:value="495399">
                <text:p>495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940">
                <text:p>578940</text:p>
              </table:table-cell>
              <table:table-cell office:value-type="float" office:value="521369">
                <text:p>521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940">
                <text:p>578940</text:p>
              </table:table-cell>
              <table:table-cell office:value-type="float" office:value="420806">
                <text:p>420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940">
                <text:p>578940</text:p>
              </table:table-cell>
              <table:table-cell office:value-type="float" office:value="420806">
                <text:p>420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940">
                <text:p>578940</text:p>
              </table:table-cell>
              <table:table-cell office:value-type="float" office:value="420806">
                <text:p>420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940">
                <text:p>578940</text:p>
              </table:table-cell>
              <table:table-cell office:value-type="float" office:value="420806">
                <text:p>420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940">
                <text:p>578940</text:p>
              </table:table-cell>
              <table:table-cell office:value-type="float" office:value="420807">
                <text:p>420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940">
                <text:p>578940</text:p>
              </table:table-cell>
              <table:table-cell office:value-type="float" office:value="420807">
                <text:p>420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940">
                <text:p>578940</text:p>
              </table:table-cell>
              <table:table-cell office:value-type="float" office:value="420807">
                <text:p>4208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940">
                <text:p>578940</text:p>
              </table:table-cell>
              <table:table-cell office:value-type="float" office:value="420807">
                <text:p>4208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940">
                <text:p>578940</text:p>
              </table:table-cell>
              <table:table-cell office:value-type="float" office:value="320244">
                <text:p>320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940">
                <text:p>578940</text:p>
              </table:table-cell>
              <table:table-cell office:value-type="float" office:value="320244">
                <text:p>32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940">
                <text:p>578940</text:p>
              </table:table-cell>
              <table:table-cell office:value-type="float" office:value="320244">
                <text:p>320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940">
                <text:p>578940</text:p>
              </table:table-cell>
              <table:table-cell office:value-type="float" office:value="320244">
                <text:p>320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940">
                <text:p>578940</text:p>
              </table:table-cell>
              <table:table-cell office:value-type="float" office:value="320246">
                <text:p>320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8940">
                <text:p>578940</text:p>
              </table:table-cell>
              <table:table-cell office:value-type="float" office:value="320246">
                <text:p>320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940">
                <text:p>578940</text:p>
              </table:table-cell>
              <table:table-cell office:value-type="float" office:value="320246">
                <text:p>320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940">
                <text:p>578940</text:p>
              </table:table-cell>
              <table:table-cell office:value-type="float" office:value="320246">
                <text:p>3202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940">
                <text:p>578940</text:p>
              </table:table-cell>
              <table:table-cell office:value-type="float" office:value="219683">
                <text:p>2196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940">
                <text:p>578940</text:p>
              </table:table-cell>
              <table:table-cell office:value-type="float" office:value="219683">
                <text:p>219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940">
                <text:p>578940</text:p>
              </table:table-cell>
              <table:table-cell office:value-type="float" office:value="219683">
                <text:p>2196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940">
                <text:p>578940</text:p>
              </table:table-cell>
              <table:table-cell office:value-type="float" office:value="219683">
                <text:p>2196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8940">
                <text:p>578940</text:p>
              </table:table-cell>
              <table:table-cell office:value-type="float" office:value="219684">
                <text:p>219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8940">
                <text:p>578940</text:p>
              </table:table-cell>
              <table:table-cell office:value-type="float" office:value="219684">
                <text:p>219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940">
                <text:p>578940</text:p>
              </table:table-cell>
              <table:table-cell office:value-type="float" office:value="219684">
                <text:p>219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940">
                <text:p>578940</text:p>
              </table:table-cell>
              <table:table-cell office:value-type="float" office:value="219684">
                <text:p>219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9196">
                <text:p>579196</text:p>
              </table:table-cell>
              <table:table-cell office:value-type="float" office:value="119122">
                <text:p>119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9196">
                <text:p>579196</text:p>
              </table:table-cell>
              <table:table-cell office:value-type="float" office:value="135336">
                <text:p>135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9196">
                <text:p>579196</text:p>
              </table:table-cell>
              <table:table-cell office:value-type="float" office:value="253874">
                <text:p>2538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9196">
                <text:p>579196</text:p>
              </table:table-cell>
              <table:table-cell office:value-type="float" office:value="367183">
                <text:p>367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9196">
                <text:p>579196</text:p>
              </table:table-cell>
              <table:table-cell office:value-type="float" office:value="477475">
                <text:p>4774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5100">
                <text:p>655100</text:p>
              </table:table-cell>
              <table:table-cell office:value-type="float" office:value="589541">
                <text:p>5895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1196">
                <text:p>691196</text:p>
              </table:table-cell>
              <table:table-cell office:value-type="float" office:value="621935">
                <text:p>6219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1196">
                <text:p>691196</text:p>
              </table:table-cell>
              <table:table-cell office:value-type="float" office:value="521374">
                <text:p>5213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1196">
                <text:p>691196</text:p>
              </table:table-cell>
              <table:table-cell office:value-type="float" office:value="420812">
                <text:p>4208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1196">
                <text:p>691196</text:p>
              </table:table-cell>
              <table:table-cell office:value-type="float" office:value="320249">
                <text:p>3202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1196">
                <text:p>691196</text:p>
              </table:table-cell>
              <table:table-cell office:value-type="float" office:value="219687">
                <text:p>2196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9808">
                <text:p>119808</text:p>
              </table:table-cell>
              <table:table-cell office:value-type="float" office:value="18562">
                <text:p>185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808">
                <text:p>119808</text:p>
              </table:table-cell>
              <table:table-cell office:value-type="float" office:value="18562">
                <text:p>185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808">
                <text:p>119808</text:p>
              </table:table-cell>
              <table:table-cell office:value-type="float" office:value="18562">
                <text:p>185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9808">
                <text:p>119808</text:p>
              </table:table-cell>
              <table:table-cell office:value-type="float" office:value="18562">
                <text:p>18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863cm" svg:height="24.863cm" xlink:href=".." xlink:type="simple" chart:class="chart:line" chart:style-name="ch1">
        <chart:legend chart:legend-position="end" svg:x="28.598cm" svg:y="11.883cm" style:legend-expansion="high" chart:style-name="ch2"/>
        <chart:plot-area chart:style-name="ch3" table:cell-range-address="Sheet3.G2:Sheet3.H161" chart:data-source-has-labels="row" svg:x="0.697cm" svg:y="0.497cm" svg:width="27.204cm" svg:height="23.869cm">
          <chartooo:coordinate-region svg:x="2.059cm" svg:y="0.618cm" svg:width="25.842cm" svg:height="22.7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61" chart:label-cell-address="Sheet3.G2:Sheet3.G3" chart:class="chart:line">
            <chart:data-point chart:repeated="158"/>
          </chart:series>
          <chart:series chart:style-name="ch7" chart:values-cell-range-address="Sheet3.H4:Sheet3.H161" chart:label-cell-address="Sheet3.H2:Sheet3.H3" chart:class="chart:line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essive meta-comm</text:p>
                <text:list>
                  <text:list-item>
                    <text:p>patched-aggressive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essive meta-used</text:p>
                <text:list>
                  <text:list-item>
                    <text:p>patched-aggressive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61</svg:desc>
                </draw:g>
              </table:table-cell>
              <table:table-cell office:value-type="float" office:value="0">
                <text:p>0</text:p>
                <draw:g>
                  <svg:desc>Sheet3.H4:Sheet3.H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8">
                <text:p>3088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64">
                <text:p>18864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864">
                <text:p>18864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864">
                <text:p>18864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864">
                <text:p>18864</text:p>
              </table:table-cell>
              <table:table-cell office:value-type="float" office:value="19221">
                <text:p>19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576">
                <text:p>72576</text:p>
              </table:table-cell>
              <table:table-cell office:value-type="float" office:value="64483">
                <text:p>64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5248">
                <text:p>185248</text:p>
              </table:table-cell>
              <table:table-cell office:value-type="float" office:value="159294">
                <text:p>1592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976">
                <text:p>302976</text:p>
              </table:table-cell>
              <table:table-cell office:value-type="float" office:value="258366">
                <text:p>258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8880">
                <text:p>418880</text:p>
              </table:table-cell>
              <table:table-cell office:value-type="float" office:value="355900">
                <text:p>355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048">
                <text:p>532048</text:p>
              </table:table-cell>
              <table:table-cell office:value-type="float" office:value="451143">
                <text:p>451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864">
                <text:p>578864</text:p>
              </table:table-cell>
              <table:table-cell office:value-type="float" office:value="490530">
                <text:p>4905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848">
                <text:p>578848</text:p>
              </table:table-cell>
              <table:table-cell office:value-type="float" office:value="396280">
                <text:p>396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4848">
                <text:p>514848</text:p>
              </table:table-cell>
              <table:table-cell office:value-type="float" office:value="302030">
                <text:p>3020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4848">
                <text:p>514848</text:p>
              </table:table-cell>
              <table:table-cell office:value-type="float" office:value="302030">
                <text:p>3020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14848">
                <text:p>514848</text:p>
              </table:table-cell>
              <table:table-cell office:value-type="float" office:value="302030">
                <text:p>3020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4848">
                <text:p>514848</text:p>
              </table:table-cell>
              <table:table-cell office:value-type="float" office:value="302030">
                <text:p>3020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4848">
                <text:p>514848</text:p>
              </table:table-cell>
              <table:table-cell office:value-type="float" office:value="302031">
                <text:p>3020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4848">
                <text:p>514848</text:p>
              </table:table-cell>
              <table:table-cell office:value-type="float" office:value="302031">
                <text:p>3020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14848">
                <text:p>514848</text:p>
              </table:table-cell>
              <table:table-cell office:value-type="float" office:value="302031">
                <text:p>302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4848">
                <text:p>514848</text:p>
              </table:table-cell>
              <table:table-cell office:value-type="float" office:value="302031">
                <text:p>302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848">
                <text:p>418848</text:p>
              </table:table-cell>
              <table:table-cell office:value-type="float" office:value="207781">
                <text:p>2077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848">
                <text:p>418848</text:p>
              </table:table-cell>
              <table:table-cell office:value-type="float" office:value="207781">
                <text:p>207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848">
                <text:p>418848</text:p>
              </table:table-cell>
              <table:table-cell office:value-type="float" office:value="207781">
                <text:p>207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8848">
                <text:p>418848</text:p>
              </table:table-cell>
              <table:table-cell office:value-type="float" office:value="207781">
                <text:p>2077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8848">
                <text:p>418848</text:p>
              </table:table-cell>
              <table:table-cell office:value-type="float" office:value="207782">
                <text:p>2077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8848">
                <text:p>418848</text:p>
              </table:table-cell>
              <table:table-cell office:value-type="float" office:value="207782">
                <text:p>207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8848">
                <text:p>418848</text:p>
              </table:table-cell>
              <table:table-cell office:value-type="float" office:value="207782">
                <text:p>2077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8848">
                <text:p>418848</text:p>
              </table:table-cell>
              <table:table-cell office:value-type="float" office:value="207782">
                <text:p>207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2848">
                <text:p>322848</text:p>
              </table:table-cell>
              <table:table-cell office:value-type="float" office:value="113532">
                <text:p>1135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2848">
                <text:p>322848</text:p>
              </table:table-cell>
              <table:table-cell office:value-type="float" office:value="120053">
                <text:p>1200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2848">
                <text:p>322848</text:p>
              </table:table-cell>
              <table:table-cell office:value-type="float" office:value="234721">
                <text:p>2347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11248">
                <text:p>411248</text:p>
              </table:table-cell>
              <table:table-cell office:value-type="float" office:value="329513">
                <text:p>3295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9536">
                <text:p>509536</text:p>
              </table:table-cell>
              <table:table-cell office:value-type="float" office:value="426001">
                <text:p>4260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3568">
                <text:p>613568</text:p>
              </table:table-cell>
              <table:table-cell office:value-type="float" office:value="523277">
                <text:p>5232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0864">
                <text:p>690864</text:p>
              </table:table-cell>
              <table:table-cell office:value-type="float" office:value="588314">
                <text:p>5883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0848">
                <text:p>690848</text:p>
              </table:table-cell>
              <table:table-cell office:value-type="float" office:value="493359">
                <text:p>4933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43904">
                <text:p>643904</text:p>
              </table:table-cell>
              <table:table-cell office:value-type="float" office:value="398403">
                <text:p>3984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3504">
                <text:p>573504</text:p>
              </table:table-cell>
              <table:table-cell office:value-type="float" office:value="303447">
                <text:p>3034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3104">
                <text:p>503104</text:p>
              </table:table-cell>
              <table:table-cell office:value-type="float" office:value="208491">
                <text:p>208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864">
                <text:p>18864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864">
                <text:p>18864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864">
                <text:p>18864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864">
                <text:p>18864</text:p>
              </table:table-cell>
              <table:table-cell office:value-type="float" office:value="19285">
                <text:p>192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7.337cm" svg:height="24.756cm" xlink:href=".." xlink:type="simple" chart:class="chart:line" chart:style-name="ch1">
        <chart:legend chart:legend-position="end" svg:x="31.072cm" svg:y="11.83cm" style:legend-expansion="high" chart:style-name="ch2"/>
        <chart:plot-area chart:style-name="ch3" table:cell-range-address="Sheet3.A2:Sheet3.A161 Sheet3.G2:Sheet3.G161" chart:data-source-has-labels="row" svg:x="0.746cm" svg:y="0.495cm" svg:width="29.58cm" svg:height="23.766cm">
          <chartooo:coordinate-region svg:x="2.108cm" svg:y="0.616cm" svg:width="28.218cm" svg:height="22.6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61" chart:label-cell-address="Sheet3.A2:Sheet3.A3" chart:class="chart:line">
            <chart:data-point chart:repeated="158"/>
          </chart:series>
          <chart:series chart:style-name="ch7" chart:values-cell-range-address="Sheet3.G4:Sheet3.G161" chart:label-cell-address="Sheet3.G2:Sheet3.G3" chart:class="chart:line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-aggressive meta-comm</text:p>
                <text:list>
                  <text:list-item>
                    <text:p>patched-aggressive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61</svg:desc>
                </draw:g>
              </table:table-cell>
              <table:table-cell office:value-type="float" office:value="0">
                <text:p>0</text:p>
                <draw:g>
                  <svg:desc>Sheet3.G4:Sheet3.G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3088">
                <text:p>3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00">
                <text:p>19200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00">
                <text:p>19200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00">
                <text:p>19200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00">
                <text:p>19200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80">
                <text:p>72780</text:p>
              </table:table-cell>
              <table:table-cell office:value-type="float" office:value="72576">
                <text:p>72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148">
                <text:p>190148</text:p>
              </table:table-cell>
              <table:table-cell office:value-type="float" office:value="185248">
                <text:p>185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2260">
                <text:p>312260</text:p>
              </table:table-cell>
              <table:table-cell office:value-type="float" office:value="302976">
                <text:p>302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1684">
                <text:p>431684</text:p>
              </table:table-cell>
              <table:table-cell office:value-type="float" office:value="418880">
                <text:p>418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268">
                <text:p>550268</text:p>
              </table:table-cell>
              <table:table-cell office:value-type="float" office:value="532048">
                <text:p>532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8940">
                <text:p>578940</text:p>
              </table:table-cell>
              <table:table-cell office:value-type="float" office:value="578864">
                <text:p>578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8940">
                <text:p>578940</text:p>
              </table:table-cell>
              <table:table-cell office:value-type="float" office:value="578848">
                <text:p>578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8940">
                <text:p>578940</text:p>
              </table:table-cell>
              <table:table-cell office:value-type="float" office:value="514848">
                <text:p>514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8940">
                <text:p>578940</text:p>
              </table:table-cell>
              <table:table-cell office:value-type="float" office:value="418848">
                <text:p>4188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9196">
                <text:p>579196</text:p>
              </table:table-cell>
              <table:table-cell office:value-type="float" office:value="322848">
                <text:p>3228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9196">
                <text:p>579196</text:p>
              </table:table-cell>
              <table:table-cell office:value-type="float" office:value="411248">
                <text:p>4112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9196">
                <text:p>579196</text:p>
              </table:table-cell>
              <table:table-cell office:value-type="float" office:value="509536">
                <text:p>5095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100">
                <text:p>655100</text:p>
              </table:table-cell>
              <table:table-cell office:value-type="float" office:value="613568">
                <text:p>6135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1196">
                <text:p>691196</text:p>
              </table:table-cell>
              <table:table-cell office:value-type="float" office:value="690864">
                <text:p>6908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91196">
                <text:p>691196</text:p>
              </table:table-cell>
              <table:table-cell office:value-type="float" office:value="690848">
                <text:p>6908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1196">
                <text:p>691196</text:p>
              </table:table-cell>
              <table:table-cell office:value-type="float" office:value="643904">
                <text:p>6439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1196">
                <text:p>691196</text:p>
              </table:table-cell>
              <table:table-cell office:value-type="float" office:value="573504">
                <text:p>5735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91196">
                <text:p>691196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9808">
                <text:p>119808</text:p>
              </table:table-cell>
              <table:table-cell office:value-type="float" office:value="503104">
                <text:p>5031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808">
                <text:p>119808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9808">
                <text:p>119808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9808">
                <text:p>119808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9808">
                <text:p>119808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